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1.01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61.4mm"/>
    </style:style>
    <style:style style:name="co6" style:family="table-column">
      <style:table-column-properties fo:break-before="auto" style:column-width="106.63mm"/>
    </style:style>
    <style:style style:name="co7" style:family="table-column">
      <style:table-column-properties fo:break-before="auto" style:column-width="14.02mm"/>
    </style:style>
    <style:style style:name="co8" style:family="table-column">
      <style:table-column-properties fo:break-before="auto" style:column-width="127.9mm"/>
    </style:style>
    <style:style style:name="co9" style:family="table-column">
      <style:table-column-properties fo:break-before="auto" style:column-width="16.55mm"/>
    </style:style>
    <style:style style:name="co10" style:family="table-column">
      <style:table-column-properties fo:break-before="auto" style:column-width="136.56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37.92mm"/>
    </style:style>
    <style:style style:name="co13" style:family="table-column">
      <style:table-column-properties fo:break-before="auto" style:column-width="181.54mm"/>
    </style:style>
    <style:style style:name="co14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100">
      <style:table-cell-properties fo:border-bottom="0.06pt solid #000000" fo:background-color="#bfbfbf" style:cell-protect="protected" style:print-content="true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" style:family="table-cell" style:parent-style-name="Excel_20_Built-in_20_Normal" style:data-style-name="N10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4" style:family="table-cell" style:parent-style-name="Default" style:data-style-name="N0"/>
    <style:style style:name="ce5" style:family="table-cell" style:parent-style-name="Excel_20_Built-in_20_Normal" style:data-style-name="N100">
      <style:table-cell-properties fo:background-color="#bfbfbf" style:cell-protect="protected" style:print-content="true" style:text-align-source="fix" style:repeat-content="false" fo:border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6" style:family="table-cell" style:parent-style-name="Excel_20_Built-in_20_Normal" style:data-style-name="N100">
      <style:table-cell-properties fo:border-bottom="0.06pt solid #000000" style:cell-protect="protected" style:print-content="true" fo:background-color="transparent" fo:border-left="2.01pt solid #000000" fo:border-right="2.01pt solid #000000" fo:border-top="2.01pt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100">
      <style:table-cell-properties fo:border-bottom="0.06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100">
      <style:table-cell-properties fo:border-bottom="none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9" style:family="table-cell" style:parent-style-name="Excel_20_Built-in_20_Normal" style:data-style-name="N100">
      <style:table-cell-properties fo:border-bottom="none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fo:font-weight="normal" style:font-name-asian="Calibri1" style:font-weight-asian="normal" style:font-name-complex="Calibri1" style:font-weight-complex="normal"/>
    </style:style>
    <style:style style:name="ce10" style:family="table-cell" style:parent-style-name="Excel_20_Built-in_20_Normal" style:data-style-name="N100">
      <style:table-cell-properties fo:border-bottom="2.01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10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1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5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fo:font-weight="normal" style:font-name-asian="Calibri1" style:font-weight-asian="normal" style:font-name-complex="Calibri1" style:font-weight-complex="normal"/>
    </style:style>
    <style:style style:name="ce13" style:family="table-cell" style:parent-style-name="Excel_20_Built-in_20_Normal" style:data-style-name="N0">
      <style:table-cell-properties fo:border-bottom="2.01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10000">
      <style:table-cell-properties fo:background-color="#bfbfbf" style:cell-protect="protected" style:print-content="true" style:text-align-source="fix" style:repeat-content="false" fo:border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2.01pt solid #000000" fo:border-right="2.01pt solid #000000" fo:border-top="2.01pt solid #000000" style:vertical-align="automatic"/>
      <style:text-properties style:font-name="Calibri" style:font-name-asian="Calibri1" style:font-name-complex="Calibri1"/>
    </style:style>
    <style:style style:name="ce1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23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start" fo:margin-left="0mm"/>
      <style:text-properties style:font-name="Calibri" style:font-name-asian="Calibri1" style:font-name-complex="Calibri1"/>
    </style:style>
    <style:style style:name="ce2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fo:font-weight="normal" style:font-name-asian="Calibri1" style:font-weight-asian="normal" style:font-name-complex="Calibri1" style:font-weight-complex="normal"/>
    </style:style>
    <style:style style:name="ce25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26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fo:font-weight="normal" style:font-name-asian="Calibri1" style:font-weight-asian="normal" style:font-name-complex="Calibri1" style:font-weight-complex="normal"/>
    </style:style>
    <style:style style:name="ce18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style:font-name-asian="Calibri1" style:font-name-complex="Calibri1"/>
    </style:style>
    <style:style style:name="ce27" style:family="table-cell" style:parent-style-name="Excel_20_Built-in_20_Normal" style:data-style-name="N10000">
      <style:table-cell-properties fo:border-bottom="2.01pt solid #000000" style:cell-protect="protected" style:print-content="true" fo:background-color="transparent" fo:border-left="2.01pt solid #000000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14" style:family="table-cell" style:parent-style-name="Excel_20_Built-in_20_Normal" style:data-style-name="N10000">
      <style:table-cell-properties fo:border-bottom="2.01pt solid #000000" fo:background-color="#bfbfb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none" fo:border-top="2.01pt solid #000000" style:vertical-align="automatic"/>
      <style:text-properties style:font-name="Calibri" style:font-name-asian="Calibri1" style:font-name-complex="Calibri1"/>
    </style:style>
    <style:style style:name="ce1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Calibri" style:font-name-asian="Calibri1" style:font-name-complex="Calibri1"/>
    </style:style>
    <style:style style:name="ce19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fo:font-weight="normal" style:font-name-asian="Calibri1" style:font-weight-asian="normal" style:font-name-complex="Calibri1" style:font-weight-complex="normal"/>
    </style:style>
    <style:style style:name="ce20" style:family="table-cell" style:parent-style-name="Excel_20_Built-in_20_Normal" style:data-style-name="N10000">
      <style:table-cell-properties fo:border-bottom="2.01pt solid #000000" style:cell-protect="protected" style:print-content="true" fo:background-color="transparent" fo:border-left="none" fo:border-right="none" fo:border-top="0.06pt solid #000000" style:vertical-align="automatic"/>
      <style:text-properties style:font-name="Calibri" style:font-name-asian="Calibri1" style:font-name-complex="Calibri1"/>
    </style:style>
    <style:style style:name="ce28" style:family="table-cell" style:parent-style-name="Excel_20_Built-in_20_Normal" style:data-style-name="N10036">
      <style:table-cell-properties fo:background-color="#bfbfbf" style:cell-protect="protected" style:print-content="true" style:text-align-source="fix" style:repeat-content="false" fo:border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36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0" style:family="table-cell" style:parent-style-name="Excel_20_Built-in_20_Normal" style:data-style-name="N10036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fo:font-weight="normal" style:font-name-asian="Calibri1" style:font-weight-asian="normal" style:font-name-complex="Calibri1" style:font-weight-complex="normal"/>
    </style:style>
    <style:style style:name="ce31" style:family="table-cell" style:parent-style-name="Excel_20_Built-in_20_Normal" style:data-style-name="N10036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2" style:family="table-cell" style:parent-style-name="Excel_20_Built-in_20_Normal" style:data-style-name="N10036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fo:font-weight="normal" style:font-name-asian="Calibri1" style:font-weight-asian="normal" style:font-name-complex="Calibri1" style:font-weight-complex="normal"/>
    </style:style>
    <style:style style:name="ce33" style:family="table-cell" style:parent-style-name="Excel_20_Built-in_20_Normal" style:data-style-name="N10036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2.01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4" style:family="table-cell" style:parent-style-name="Excel_20_Built-in_20_Normal" style:data-style-name="N10036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35" style:family="table-cell" style:parent-style-name="Excel_20_Built-in_20_Normal" style:data-style-name="N10000">
      <style:table-cell-properties fo:border-bottom="2.01pt solid #000000" fo:background-color="#bfbfbf" style:cell-protect="protected" style:print-content="true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2.01pt solid #000000" fo:border-top="2.01pt solid #000000" style:vertical-align="automatic"/>
      <style:text-properties style:font-name="Calibri" style:font-name-asian="Calibri1" style:font-name-complex="Calibri1"/>
    </style:style>
    <style:style style:name="ce3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38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none" fo:border-right="2.01pt solid #000000" fo:border-top="0.06pt solid #000000" style:vertical-align="automatic"/>
      <style:text-properties style:font-name="Calibri" style:font-name-asian="Calibri1" style:font-name-complex="Calibri1"/>
    </style:style>
    <style:style style:name="ce39" style:family="table-cell" style:parent-style-name="Excel_20_Built-in_20_Normal" style:data-style-name="N10000">
      <style:table-cell-properties fo:border-bottom="2.01pt solid #000000" style:cell-protect="protected" style:print-content="true" fo:background-color="transparent" fo:border-left="none" fo:border-right="2.01pt solid #000000" fo:border-top="0.06pt solid #000000" style:vertical-align="automatic"/>
      <style:text-properties style:font-name="Calibri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ra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37" table:default-cell-style-name="ce4"/>
        <table:table-column table:style-name="co15" table:number-columns-repeated="766" table:default-cell-style-name="ce4"/>
        <table:table-column table:style-name="co15" table:number-columns-repeated="8" table:default-cell-style-name="Default"/>
        <table:table-row table:style-name="ro1">
          <table:table-cell table:style-name="ce1" office:value-type="string" calcext:value-type="string">
            <text:p>SEQ</text:p>
          </table:table-cell>
          <table:table-cell table:style-name="ce5" office:value-type="string" calcext:value-type="string">
            <text:p>PROTOCOLO ATI</text:p>
          </table:table-cell>
          <table:table-cell table:style-name="ce1" office:value-type="string" calcext:value-type="string">
            <text:p>CNPJ SOLICITANTE</text:p>
          </table:table-cell>
          <table:table-cell table:style-name="ce1" office:value-type="string" calcext:value-type="string">
            <text:p>CPF SOLICITANTE</text:p>
          </table:table-cell>
          <table:table-cell table:style-name="ce21" office:value-type="string" calcext:value-type="string">
            <text:p>URL SERVIDOR</text:p>
          </table:table-cell>
          <table:table-cell table:style-name="ce21" office:value-type="string" calcext:value-type="string">
            <text:p>SOLICITANTE</text:p>
          </table:table-cell>
          <table:table-cell table:style-name="ce21" office:value-type="string" calcext:value-type="string">
            <text:p>INFRA</text:p>
          </table:table-cell>
          <table:table-cell table:style-name="ce14" office:value-type="string" calcext:value-type="string">
            <text:p>RAZAO SOCIAL</text:p>
          </table:table-cell>
          <table:table-cell table:style-name="ce21" office:value-type="string" calcext:value-type="string">
            <text:p>COD.ORG</text:p>
          </table:table-cell>
          <table:table-cell table:style-name="ce14" office:value-type="string" calcext:value-type="string">
            <text:p>ORGAO</text:p>
          </table:table-cell>
          <table:table-cell table:style-name="ce28" office:value-type="string" calcext:value-type="string">
            <text:p>APROVACAO</text:p>
          </table:table-cell>
          <table:table-cell table:style-name="ce35" office:value-type="string" calcext:value-type="string">
            <text:p>SITUACAO</text:p>
          </table:table-cell>
          <table:table-cell table:style-name="ce21" office:value-type="string" calcext:value-type="string">
            <text:p>OBS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I.GAB.DGE.N.061/2011</text:p>
          </table:table-cell>
          <table:table-cell table:style-name="ce12" table:number-columns-repeated="2"/>
          <table:table-cell table:style-name="ce22"/>
          <table:table-cell table:style-name="ce22" office:value-type="string" calcext:value-type="string">
            <text:p>AGENCIA DE TECNOLOGIA DA INFORMACAO DO ESTADO DO PIAUI</text:p>
          </table:table-cell>
          <table:table-cell table:style-name="ce22" office:value-type="string" calcext:value-type="string">
            <text:p>PJ-A3</text:p>
          </table:table-cell>
          <table:table-cell table:style-name="ce15" office:value-type="string" calcext:value-type="string">
            <text:p>AGENCIA DE TECNOLOGIA DA INFORMACAO DO ESTADO DO PIAUI</text:p>
          </table:table-cell>
          <table:table-cell table:style-name="ce22" office:value-type="float" office:value="17" calcext:value-type="float">
            <text:p>17</text:p>
          </table:table-cell>
          <table:table-cell table:style-name="ce15" office:value-type="string" calcext:value-type="string">
            <text:p>ATI – AGENCIA DE TECNOLOGIA DA INFORMACAO DO ESTADO DO PIAUI</text:p>
          </table:table-cell>
          <table:table-cell table:style-name="ce29" office:value-type="date" office:date-value="2011-12-02" calcext:value-type="date">
            <text:p>02/12/2011</text:p>
          </table:table-cell>
          <table:table-cell table:style-name="ce36" office:value-type="string" calcext:value-type="string">
            <text:p>ARQUIVADO EM PDF</text:p>
          </table:table-cell>
          <table:table-cell table:style-name="ce22" office:value-type="string" calcext:value-type="string">
            <text:p>DEFERIDO – 01/01 (DIRETOR GERAL DECLINOU DO E-CPF A3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AA.117.1.001222/11-0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DSON MENESES DE CARVA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74" calcext:value-type="float">
            <text:p>74</text:p>
          </table:table-cell>
          <table:table-cell table:style-name="ce16" office:value-type="string" calcext:value-type="string">
            <text:p>GAMIL – GABINETE MILITAR</text:p>
          </table:table-cell>
          <table:table-cell table:style-name="ce29" office:value-type="date" office:date-value="2011-12-05" calcext:value-type="date">
            <text:p>05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EMITIDO E-CPF A3 E NAO E-CNPJ A3 POIS A AC RFB NAO EMITE E-CNPJ PARA FILIAL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I-DUAF/CGP N003/201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IA DO ROSARIO DA SILVA CHAV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29" office:value-type="date" office:date-value="2011-12-05" calcext:value-type="date">
            <text:p>05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AA.117.1.000732/12-0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OVERN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GOVERNO DO ESTADO DO PIAUI</text:p>
          </table:table-cell>
          <table:table-cell table:style-name="ce17" office:value-type="float" office:value="99" calcext:value-type="float">
            <text:p>99</text:p>
          </table:table-cell>
          <table:table-cell table:style-name="ce16" office:value-type="string" calcext:value-type="string">
            <text:p>KARNAK – PALACIO DE KARNAK</text:p>
          </table:table-cell>
          <table:table-cell table:style-name="ce29" office:value-type="date" office:date-value="2011-12-09" calcext:value-type="date">
            <text:p>09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A.117.1.001263/11-1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E SAUDE</text:p>
          </table:table-cell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 DO PIAUI</text:p>
          </table:table-cell>
          <table:table-cell table:style-name="ce29" office:value-type="date" office:date-value="2011-12-15" calcext:value-type="date">
            <text:p>15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4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AA.117.1.001263/11-1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O DE SAUDE DO ESTADO DO PIAUI</text:p>
          </table:table-cell>
          <table:table-cell table:style-name="ce17" office:value-type="float" office:value="73" calcext:value-type="float">
            <text:p>73</text:p>
          </table:table-cell>
          <table:table-cell table:style-name="ce16" office:value-type="string" calcext:value-type="string">
            <text:p>FUNSAUDE - FUNDO DE SAUDE DO ESTADO DO PIAUI</text:p>
          </table:table-cell>
          <table:table-cell table:style-name="ce29" office:value-type="date" office:date-value="2011-12-15" calcext:value-type="date">
            <text:p>15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4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AA.117.1.001263/11-13</text:p>
          </table:table-cell>
          <table:table-cell table:style-name="ce12" table:number-columns-repeated="2"/>
          <table:table-cell table:style-name="ce23"/>
          <table:table-cell table:style-name="ce23" office:value-type="string" calcext:value-type="string">
            <text:p>MARIA SOLANDES BRITO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 DO PIAUI</text:p>
          </table:table-cell>
          <table:table-cell table:style-name="ce29" office:value-type="date" office:date-value="2011-12-16" calcext:value-type="date">
            <text:p>16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4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AA.117.1.001263/11-1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KATIANE LEAL ALENCA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 DO PIAUI</text:p>
          </table:table-cell>
          <table:table-cell table:style-name="ce29" office:value-type="date" office:date-value="2011-12-20" calcext:value-type="date">
            <text:p>20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4/04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AA.117.1.001198/11-7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CELO CHAVES DE MIRAND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93" calcext:value-type="float">
            <text:p>93</text:p>
          </table:table-cell>
          <table:table-cell table:style-name="ce16" office:value-type="string" calcext:value-type="string">
            <text:p>IDTNP – INSTITUTO DE DOENCAS TROPICAIS NATAN PORTELA</text:p>
          </table:table-cell>
          <table:table-cell table:style-name="ce29" office:value-type="date" office:date-value="2011-12-20" calcext:value-type="date">
            <text:p>20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EMITIDO E-CPF A3 E NAO E-CNPJ A3 POIS A AC RFB NAO EMITE E-CNPJ PARA FILIAL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AA.117.1.001203/11-1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OORDENADORIA DA JUVENT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COORDENADORIA DA JUVENTUDE DO ESTADO DO PIAUI</text:p>
          </table:table-cell>
          <table:table-cell table:style-name="ce17" office:value-type="float" office:value="43" calcext:value-type="float">
            <text:p>43</text:p>
          </table:table-cell>
          <table:table-cell table:style-name="ce16" office:value-type="string" calcext:value-type="string">
            <text:p>COJUV – COORDENADORIA DA JUVENTUDE DO ESTADO DO PIAUI</text:p>
          </table:table-cell>
          <table:table-cell table:style-name="ce29" office:value-type="date" office:date-value="2011-12-21" calcext:value-type="date">
            <text:p>21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AA.117.1.001163/11-2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ANA PEREIRA M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8" calcext:value-type="float">
            <text:p>68</text:p>
          </table:table-cell>
          <table:table-cell table:style-name="ce16" office:value-type="string" calcext:value-type="string">
            <text:p>FUNDESPI – FUNDAÇÃO DO DESENVOLVIMENTO DO ESPORTE DO ESTADO DO PIAUI</text:p>
          </table:table-cell>
          <table:table-cell table:style-name="ce29" office:value-type="date" office:date-value="2011-12-21" calcext:value-type="date">
            <text:p>21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A.117.1.001185/11-4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LISA DEUSIRENE MESSIAS DA COST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9" calcext:value-type="float">
            <text:p>109</text:p>
          </table:table-cell>
          <table:table-cell table:style-name="ce16" office:value-type="string" calcext:value-type="string">
            <text:p>SEAD – SECRETARIA DE ESTADO DA ADMINISTRACAO DO PIAUI</text:p>
          </table:table-cell>
          <table:table-cell table:style-name="ce29" office:value-type="date" office:date-value="2011-12-26" calcext:value-type="date">
            <text:p>26/12/2011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 PARCIALMENTE – 01/03 (03/03 – A AC RFB NAO EMITE E-CNPJ PARA FILIAL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AA.117.1.001308/11-5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ROSANA MARIA PEREIRA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9" calcext:value-type="float">
            <text:p>19</text:p>
          </table:table-cell>
          <table:table-cell table:style-name="ce16" office:value-type="string" calcext:value-type="string">
            <text:p>CCOM – COORDENADORIA DE COMUNICAÇÃO SOCIAL</text:p>
          </table:table-cell>
          <table:table-cell table:style-name="ce29" office:value-type="date" office:date-value="2011-12-26" calcext:value-type="date">
            <text:p>26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AA.117.1.001307/11-4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NILDA FERNANDES DE 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" calcext:value-type="float">
            <text:p>13</text:p>
          </table:table-cell>
          <table:table-cell table:style-name="ce16" office:value-type="string" calcext:value-type="string">
            <text:p>ADAPI – AGENCIA DE DEFESA AGROPECUARIA DO PIAUI</text:p>
          </table:table-cell>
          <table:table-cell table:style-name="ce29" office:value-type="date" office:date-value="2011-12-27" calcext:value-type="date">
            <text:p>27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A.117.1.001307/11-4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TERESA DALVA MONTEIRO BEZERRA ULISS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" calcext:value-type="float">
            <text:p>13</text:p>
          </table:table-cell>
          <table:table-cell table:style-name="ce16" office:value-type="string" calcext:value-type="string">
            <text:p>ADAPI – AGENCIA DE DEFESA AGROPECUARIA DO PIAUI</text:p>
          </table:table-cell>
          <table:table-cell table:style-name="ce29" office:value-type="date" office:date-value="2011-12-28" calcext:value-type="date">
            <text:p>28/12/2011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AA.117.1.001120/11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RAIMUNDO NONATO DA SILVA ROCHA JUNIO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6" calcext:value-type="float">
            <text:p>136</text:p>
          </table:table-cell>
          <table:table-cell table:style-name="ce16" office:value-type="string" calcext:value-type="string">
            <text:p>UESPI – UNIVERSIDADE ESTADUAL DO PIAUI</text:p>
          </table:table-cell>
          <table:table-cell table:style-name="ce29" office:value-type="date" office:date-value="2012-01-05" calcext:value-type="date">
            <text:p>05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AA.117.1.001177/11-6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A LUCIA LUCAS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6" calcext:value-type="float">
            <text:p>56</text:p>
          </table:table-cell>
          <table:table-cell table:style-name="ce16" office:value-type="string" calcext:value-type="string">
            <text:p>DER – DEPARTAMENTO DE ESTRADAS DE RODAGEM DO PIAUI</text:p>
          </table:table-cell>
          <table:table-cell table:style-name="ce29" office:value-type="date" office:date-value="2012-01-11" calcext:value-type="date">
            <text:p>11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AA.117.1.001316/11-3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A PAULA DE SOUSA M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1" calcext:value-type="float">
            <text:p>171</text:p>
          </table:table-cell>
          <table:table-cell table:style-name="ce16" office:value-type="string" calcext:value-type="string">
            <text:p>VG – VICE-GOVERNADORIA DO ESTADO DO PIAUI</text:p>
          </table:table-cell>
          <table:table-cell table:style-name="ce29" office:value-type="date" office:date-value="2012-01-10" calcext:value-type="date">
            <text:p>10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PARCIALMENTE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AA.117.1.001140/11-0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EMELSON FEITOSA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4" calcext:value-type="float">
            <text:p>124</text:p>
          </table:table-cell>
          <table:table-cell table:style-name="ce16" office:value-type="string" calcext:value-type="string">
            <text:p>SETRE – SECRETARIA DO TRABALHO E EMPREENDEDORISMO</text:p>
          </table:table-cell>
          <table:table-cell table:style-name="ce29" office:value-type="date" office:date-value="2012-01-10" calcext:value-type="date">
            <text:p>10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AA.117.1.001128/11-7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CAO UNIVERSIDADE ESTADUAL DO PIAUI FUESP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ACAO UNIVERSIDADE ESTADUAL DO PIAUI FUESPI</text:p>
          </table:table-cell>
          <table:table-cell table:style-name="ce17" office:value-type="float" office:value="136" calcext:value-type="float">
            <text:p>136</text:p>
          </table:table-cell>
          <table:table-cell table:style-name="ce16" office:value-type="string" calcext:value-type="string">
            <text:p>UESPI – UNIVERSIDADE ESTADUAL DO PIAUI</text:p>
          </table:table-cell>
          <table:table-cell table:style-name="ce29" office:value-type="date" office:date-value="2012-01-05" calcext:value-type="date">
            <text:p>05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AA.117.1.001228/11-6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CAO CENTRO DE PESQUISAS ECONOMICAS E SOCIAIS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ACAO CENTRO DE PESQUISAS ECONOMICAS E SOCIAIS DO PIAUI</text:p>
          </table:table-cell>
          <table:table-cell table:style-name="ce17" office:value-type="float" office:value="28" calcext:value-type="float">
            <text:p>28</text:p>
          </table:table-cell>
          <table:table-cell table:style-name="ce16" office:value-type="string" calcext:value-type="string">
            <text:p>CEPRO – FUNDACAO CENTRO DE PESQUISAS ECONOMICAS E SOCIAIS DO ESTADO DO PIAUI</text:p>
          </table:table-cell>
          <table:table-cell table:style-name="ce29" office:value-type="date" office:date-value="2012-01-12" calcext:value-type="date">
            <text:p>12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AA.117.1.001305/11-2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TRABALHO E EMPREENDEDORISMO SETRE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TRABALHO E EMPREENDEDORISMO SETRE</text:p>
          </table:table-cell>
          <table:table-cell table:style-name="ce17" office:value-type="float" office:value="124" calcext:value-type="float">
            <text:p>124</text:p>
          </table:table-cell>
          <table:table-cell table:style-name="ce16" office:value-type="string" calcext:value-type="string">
            <text:p>SETRE – SECRETARIA DO TRABALHO E EMPREENDEDORISMO</text:p>
          </table:table-cell>
          <table:table-cell table:style-name="ce29" office:value-type="date" office:date-value="2012-01-16" calcext:value-type="date">
            <text:p>16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AA.117.1.001177/11-6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EPARTAMENTO DE ESTRADAS DE RODAGEM DO PAI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DEPARTAMENTO DE ESTRADAS DE RODAGEM DO PAIUI</text:p>
          </table:table-cell>
          <table:table-cell table:style-name="ce17" office:value-type="float" office:value="56" calcext:value-type="float">
            <text:p>56</text:p>
          </table:table-cell>
          <table:table-cell table:style-name="ce16" office:value-type="string" calcext:value-type="string">
            <text:p>DER – DEPARTAMENTO DE ESTRADAS DE RODAGEM DO PIAUI</text:p>
          </table:table-cell>
          <table:table-cell table:style-name="ce29" office:value-type="date" office:date-value="2012-01-17" calcext:value-type="date">
            <text:p>17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AA.117.1.001359/11-66</text:p>
          </table:table-cell>
          <table:table-cell table:style-name="ce12" table:number-columns-repeated="2"/>
          <table:table-cell table:style-name="ce24"/>
          <table:table-cell table:style-name="ce24" office:value-type="string" calcext:value-type="string">
            <text:p>XXXXXXXXXXXXXXXXXXXXXXXXXXXXXXXXXXXXXXXXXXXXXXXXXX</text:p>
          </table:table-cell>
          <table:table-cell table:style-name="ce24" office:value-type="string" calcext:value-type="string">
            <text:p>XXXXXX</text:p>
          </table:table-cell>
          <table:table-cell table:style-name="ce16"/>
          <table:table-cell table:style-name="ce24" office:value-type="float" office:value="19" calcext:value-type="float">
            <text:p>19</text:p>
          </table:table-cell>
          <table:table-cell table:style-name="ce16" office:value-type="string" calcext:value-type="string">
            <text:p>CCOM – COORDENADORIA DE COMUNICACAO SOCIAL</text:p>
          </table:table-cell>
          <table:table-cell table:style-name="ce30" office:value-type="string" calcext:value-type="string">
            <text:p>XXXXXXXXX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ARQUIVADO PELA DIRETORIA EM 20/12/201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AA.117.1.000034/12-9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IZ ANTONIO BAPTISTA DA COSTA LEITE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2-01-17" calcext:value-type="date">
            <text:p>17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AA.117.1.001307/11-4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GENCIA DE DEFESA AGROPECUARIA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AGENCIA DE DEFESA AGROPECUARIA DO ESTADO DO PIAUI</text:p>
          </table:table-cell>
          <table:table-cell table:style-name="ce17" office:value-type="float" office:value="13" calcext:value-type="float">
            <text:p>13</text:p>
          </table:table-cell>
          <table:table-cell table:style-name="ce16" office:value-type="string" calcext:value-type="string">
            <text:p>ADAPI – AGENCIA DE DEFESA AGROPECUARIA DO PIAUI</text:p>
          </table:table-cell>
          <table:table-cell table:style-name="ce29" office:value-type="date" office:date-value="2012-01-18" calcext:value-type="date">
            <text:p>18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AA.117.1.001309/11-6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ALVES DA COST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3" calcext:value-type="float">
            <text:p>123</text:p>
          </table:table-cell>
          <table:table-cell table:style-name="ce16" office:value-type="string" calcext:value-type="string">
            <text:p>SETRANS – SECRETARIA DE ESTADO DOS TRANSPORTES</text:p>
          </table:table-cell>
          <table:table-cell table:style-name="ce29" office:value-type="date" office:date-value="2012-01-23" calcext:value-type="date">
            <text:p>23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AA.117.1.000046/12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ARLOS HELDER MENESES MONTEIR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5" calcext:value-type="float">
            <text:p>125</text:p>
          </table:table-cell>
          <table:table-cell table:style-name="ce16" office:value-type="string" calcext:value-type="string">
            <text:p>SETUR – SECRETARIA DO TURISMO DO ESTADO DO PIAUI</text:p>
          </table:table-cell>
          <table:table-cell table:style-name="ce29" office:value-type="date" office:date-value="2012-01-24" calcext:value-type="date">
            <text:p>24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AA.117.1.000128/12-1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CAO RADIO E TELEVISAO EDUCATIVA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ACAO RADIO E TELEVISAO EDUCATIVA DO PIAUI</text:p>
          </table:table-cell>
          <table:table-cell table:style-name="ce17" office:value-type="float" office:value="67" calcext:value-type="float">
            <text:p>67</text:p>
          </table:table-cell>
          <table:table-cell table:style-name="ce16" office:value-type="string" calcext:value-type="string">
            <text:p>FUNDACAO ANTARES – FUNDAÇÃO RADIO E TELEVISÃO EDUCATIVA DO PIAUI</text:p>
          </table:table-cell>
          <table:table-cell table:style-name="ce29" office:value-type="date" office:date-value="2012-01-31" calcext:value-type="date">
            <text:p>31/01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– APENAS A PESSOA JURÍDICA COMPARECEU, OFÍCIO DEVOLVIDO.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AA.117.1.001220/11-9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MARIA ALVES DOS REIS</text:p>
          </table:table-cell>
          <table:table-cell table:style-name="ce17" office:value-type="string" calcext:value-type="string">
            <text:p>PJ-A3</text:p>
          </table:table-cell>
          <table:table-cell table:style-name="ce16"/>
          <table:table-cell table:style-name="ce17" office:value-type="float" office:value="113" calcext:value-type="float">
            <text:p>113</text:p>
          </table:table-cell>
          <table:table-cell table:style-name="ce16" office:value-type="string" calcext:value-type="string">
            <text:p>SEDUC – SECRETARIA DE ESTADO DA EDUCAÇÃO</text:p>
          </table:table-cell>
          <table:table-cell table:style-name="ce29" office:value-type="date" office:date-value="2012-02-06" calcext:value-type="date">
            <text:p>06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AA.117.1.000155/12-9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EUDES DE OLIVEIRA PER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7" calcext:value-type="float">
            <text:p>67</text:p>
          </table:table-cell>
          <table:table-cell table:style-name="ce16" office:value-type="string" calcext:value-type="string">
            <text:p>FUNDACAO ANTARES – FUNDACAO RADIO E TELEVISAO EDUCATIVA DO PIAUI</text:p>
          </table:table-cell>
          <table:table-cell table:style-name="ce29" office:value-type="date" office:date-value="2012-02-07" calcext:value-type="date">
            <text:p>0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CI-DUAF/CGP Nº001/201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A MARIA RIBEIRO DA ROCH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29" office:value-type="date" office:date-value="2012-02-08" calcext:value-type="date">
            <text:p>08/02/2012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AA.117.1.000202/12-5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A ASSISTENCIA SOCIAL E CIDADANIA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A ASSISTENCIA SOCIAL E CIDADANIA</text:p>
          </table:table-cell>
          <table:table-cell table:style-name="ce17" office:value-type="float" office:value="107" calcext:value-type="float">
            <text:p>107</text:p>
          </table:table-cell>
          <table:table-cell table:style-name="ce16" office:value-type="string" calcext:value-type="string">
            <text:p>SASC – SECRETARIA DE ASSISTENCIA SOCIAL E CIDADANIA</text:p>
          </table:table-cell>
          <table:table-cell table:style-name="ce29" office:value-type="date" office:date-value="2012-02-24" calcext:value-type="date">
            <text:p>2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AA.117.1.001379/11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O ESTADUAL DE ASSISTENCIA SOCIAL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O ESTADUAL DE ASSISTENCIA SOCIAL</text:p>
          </table:table-cell>
          <table:table-cell table:style-name="ce17" office:value-type="float" office:value="107" calcext:value-type="float">
            <text:p>107</text:p>
          </table:table-cell>
          <table:table-cell table:style-name="ce16" office:value-type="string" calcext:value-type="string">
            <text:p>SASC – SECRETARIA DE ASSISTENCIA SOCIAL E CIDADANIA</text:p>
          </table:table-cell>
          <table:table-cell table:style-name="ce29" office:value-type="date" office:date-value="2012-02-24" calcext:value-type="date">
            <text:p>2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AA.117.1.001309/11-6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ESTADUAL DE TRANSPORTE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ESTADUAL DE TRANSPORTES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string" calcext:value-type="string">
            <text:p>SETRANS – SECRETARIA DE ESTADO DOS TRANSPORTES</text:p>
          </table:table-cell>
          <table:table-cell table:style-name="ce29" office:value-type="date" office:date-value="2012-02-14" calcext:value-type="date">
            <text:p>1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AA.117.1.001145/11-4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UNTA COMERCIAL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JUNTA COMERCIAL DO ESTADO DO PIAUI</text:p>
          </table:table-cell>
          <table:table-cell table:style-name="ce17" office:value-type="float" office:value="98" calcext:value-type="float">
            <text:p>98</text:p>
          </table:table-cell>
          <table:table-cell table:style-name="ce16" office:value-type="string" calcext:value-type="string">
            <text:p>JUCEPI – JUNTA COMERCIAL DO ESTADO</text:p>
          </table:table-cell>
          <table:table-cell table:style-name="ce29" office:value-type="date" office:date-value="2012-02-14" calcext:value-type="date">
            <text:p>1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AA.117.1.000046/12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TURISM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TURISMO DO ESTADO DO PIAUI</text:p>
          </table:table-cell>
          <table:table-cell table:style-name="ce17" office:value-type="float" office:value="125" calcext:value-type="float">
            <text:p>125</text:p>
          </table:table-cell>
          <table:table-cell table:style-name="ce16" office:value-type="string" calcext:value-type="string">
            <text:p>SETUR – SECRETARIA DO TURISMO DO ESTADO DO PIAUI</text:p>
          </table:table-cell>
          <table:table-cell table:style-name="ce29" office:value-type="date" office:date-value="2012-02-15" calcext:value-type="date">
            <text:p>15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AA.117.1.001374/11-1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DE ARAUJO VERA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8" calcext:value-type="float">
            <text:p>108</text:p>
          </table:table-cell>
          <table:table-cell table:style-name="ce16" office:value-type="string" calcext:value-type="string">
            <text:p>SDR – SECRETARIA DO DESENVOLVIMENTO RURAL</text:p>
          </table:table-cell>
          <table:table-cell table:style-name="ce29" office:value-type="date" office:date-value="2012-02-15" calcext:value-type="date">
            <text:p>15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AA.117.1.000068/12-2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ELESTINO DA FONSECA MIRAND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</text:p>
          </table:table-cell>
          <table:table-cell table:style-name="ce29" office:value-type="date" office:date-value="2012-02-14" calcext:value-type="date">
            <text:p>14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IRIDO PARCIALMENTE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AA.117.1.001374/11-1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AO BATISTA DA SILVA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8" calcext:value-type="float">
            <text:p>108</text:p>
          </table:table-cell>
          <table:table-cell table:style-name="ce16" office:value-type="string" calcext:value-type="string">
            <text:p>SDR – SECRETARIA DO DESENVOLVIMENTO RURAL</text:p>
          </table:table-cell>
          <table:table-cell table:style-name="ce29" office:value-type="date" office:date-value="2012-02-15" calcext:value-type="date">
            <text:p>15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CI-CGP Nº004/21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A MARIA RIBEIRO DA ROCH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29" office:value-type="date" office:date-value="2012-02-15" calcext:value-type="date">
            <text:p>15/02/2012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AA.117.1.001374/11-1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DESENVOLVIMENTO RURAL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DESENVOLVIMENTO RURAL</text:p>
          </table:table-cell>
          <table:table-cell table:style-name="ce17" office:value-type="float" office:value="108" calcext:value-type="float">
            <text:p>108</text:p>
          </table:table-cell>
          <table:table-cell table:style-name="ce16" office:value-type="string" calcext:value-type="string">
            <text:p>SDR – SECRETARIA DO DESENVOLVIMENTO RURAL</text:p>
          </table:table-cell>
          <table:table-cell table:style-name="ce29" office:value-type="date" office:date-value="2012-02-16" calcext:value-type="date">
            <text:p>16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SOLICITADA REVOGACAO VIA OFÍCIO Nº15.101-810/2014-GS DA SDR DE 29/05/2014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AA.117.1.000138/12-12</text:p>
          </table:table-cell>
          <table:table-cell table:style-name="ce12" table:number-columns-repeated="2"/>
          <table:table-cell table:style-name="ce17" table:number-columns-repeated="2"/>
          <table:table-cell table:style-name="ce17" office:value-type="string" calcext:value-type="string">
            <text:p>PF-A3</text:p>
          </table:table-cell>
          <table:table-cell table:style-name="ce16" office:value-type="string" calcext:value-type="string">
            <text:p>HEMOPI – CENTRO DE HEMATOLOGIA E HEMOTERAPIA DO PIAUI</text:p>
          </table:table-cell>
          <table:table-cell table:style-name="ce17" office:value-type="float" office:value="83" calcext:value-type="float">
            <text:p>83</text:p>
          </table:table-cell>
          <table:table-cell table:style-name="ce16" office:value-type="string" calcext:value-type="string">
            <text:p>HEMOPI – CENTRO DE HEMATOLOGIA E HEMOTERAPIA DO PIAUI</text:p>
          </table:table-cell>
          <table:table-cell table:style-name="ce29" office:value-type="date" office:date-value="2012-02-16" calcext:value-type="date">
            <text:p>16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AA.117.1.001319/11-6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ESTADUAL DE DEFESA CIVIL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ESTADUAL DE DEFESA CIVIL</text:p>
          </table:table-cell>
          <table:table-cell table:style-name="ce17" office:value-type="float" office:value="111" calcext:value-type="float">
            <text:p>111</text:p>
          </table:table-cell>
          <table:table-cell table:style-name="ce16" office:value-type="string" calcext:value-type="string">
            <text:p>DEFESA CIVIL – SECRETARIA DE ESTADO DA DEFESA CIVIL</text:p>
          </table:table-cell>
          <table:table-cell table:style-name="ce29" office:value-type="date" office:date-value="2012-02-16" calcext:value-type="date">
            <text:p>16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PESSOA FISICA NAO COMPARECEU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AA.117.1.001356/11-3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ALVARENGA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4" calcext:value-type="float">
            <text:p>14</text:p>
          </table:table-cell>
          <table:table-cell table:style-name="ce16" office:value-type="string" calcext:value-type="string">
            <text:p>ADH – AGENCIA DE DESENVOLVIMENTO HABITACIONAL DO PIAUI</text:p>
          </table:table-cell>
          <table:table-cell table:style-name="ce29" office:value-type="date" office:date-value="2012-02-17" calcext:value-type="date">
            <text:p>1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AA.117.1.000138/12-1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DREA FERNANDA ARAUJO TORRES BARRO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83" calcext:value-type="float">
            <text:p>83</text:p>
          </table:table-cell>
          <table:table-cell table:style-name="ce16" office:value-type="string" calcext:value-type="string">
            <text:p>HEMOPI – CENTRO DE HEMATOLOGIA E HEMOTERAPIA DO PAIUI</text:p>
          </table:table-cell>
          <table:table-cell table:style-name="ce29" office:value-type="date" office:date-value="2012-02-17" calcext:value-type="date">
            <text:p>1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AA.117.1.000260/12-3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VALTER FERREIRA FORT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8" calcext:value-type="float">
            <text:p>58</text:p>
          </table:table-cell>
          <table:table-cell table:style-name="ce16" office:value-type="string" calcext:value-type="string">
            <text:p>DIRETORIA REGIONAL DE SAÚDE DE PARNAÍBA</text:p>
          </table:table-cell>
          <table:table-cell table:style-name="ce29" office:value-type="date" office:date-value="2012-02-25" calcext:value-type="date">
            <text:p>25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AA.117.1.000247/12-0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ALVES DA SILVA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0" calcext:value-type="float">
            <text:p>100</text:p>
          </table:table-cell>
          <table:table-cell table:style-name="ce16" office:value-type="string" calcext:value-type="string">
            <text:p>LACEN – LABORATORIO CENTRAL DE SAUDE PUBLICA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 (EMITIDO E-CPF A3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AA.117.1.000179/12-2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CAO CULTURAL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ACAO CULTURAL DO PIAUI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string" calcext:value-type="string">
            <text:p>FUNDAC – FUNDACAO CULTURAL DO PIAUI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4 (A SRA. MALENILDES LIMA DA SILVA NAO COMPARECEU P\ EMISSAO DO E-CPF A3 – 04/04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AA.117.1.001241/11-0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DESENVOLVIMENTO ECONOMICO E TECNOLOGIC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DESENVOLVIMENTO ECONOMICO E TECNOLOGICO</text:p>
          </table:table-cell>
          <table:table-cell table:style-name="ce17" office:value-type="float" office:value="112" calcext:value-type="float">
            <text:p>112</text:p>
          </table:table-cell>
          <table:table-cell table:style-name="ce16" office:value-type="string" calcext:value-type="string">
            <text:p>SEDET – SECRETARIA DO DESENVOLVIMENTO ECONOMICO E TECNOLOGICO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AA.117.1.000179/12-2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HYARELLA MAARA LEMOS TORR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6" calcext:value-type="float">
            <text:p>66</text:p>
          </table:table-cell>
          <table:table-cell table:style-name="ce16" office:value-type="string" calcext:value-type="string">
            <text:p>FUNDAC – FUNDACAO CULTURAL DO PIAUI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4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AA.117.1.000179/12-2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DSANDRO DE SOUSA CAMP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6" calcext:value-type="float">
            <text:p>66</text:p>
          </table:table-cell>
          <table:table-cell table:style-name="ce16" office:value-type="string" calcext:value-type="string">
            <text:p>FUNDAC – FUNDACAO CULTURAL DO PIAUI</text:p>
          </table:table-cell>
          <table:table-cell table:style-name="ce29" office:value-type="date" office:date-value="2012-02-27" calcext:value-type="date">
            <text:p>27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4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AA.117.1.001185/11-4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VAN DA SILVA BARBOSA</text:p>
          </table:table-cell>
          <table:table-cell table:style-name="ce17" office:value-type="string" calcext:value-type="string">
            <text:p>PF-A3</text:p>
          </table:table-cell>
          <table:table-cell table:style-name="ce17"/>
          <table:table-cell table:style-name="ce17" office:value-type="float" office:value="109" calcext:value-type="float">
            <text:p>109</text:p>
          </table:table-cell>
          <table:table-cell table:style-name="ce16" office:value-type="string" calcext:value-type="string">
            <text:p>SEAD - <text:s/>SECRETARIA DE ESTADO DA ADMINISTRACAO DO PIAUI</text:p>
          </table:table-cell>
          <table:table-cell table:style-name="ce29" office:value-type="date" office:date-value="2012-02-29" calcext:value-type="date">
            <text:p>29/02/2012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 PARCIALMENTE – 02/03 (03/03 – A AC RFB NAO EMITE E-CNPJ PARA FILIAL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AA.117.1.000277/12-0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VERA LUCIA DA SILVA SOU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1" calcext:value-type="float">
            <text:p>101</text:p>
          </table:table-cell>
          <table:table-cell table:style-name="ce16" office:value-type="string" calcext:value-type="string">
            <text:p>MDER – MATERNIDADE DONA EVANGELINA ROSA</text:p>
          </table:table-cell>
          <table:table-cell table:style-name="ce29" office:value-type="date" office:date-value="2012-02-29" calcext:value-type="date">
            <text:p>29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AA.117.1.000282/12-5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O DE SAUDE DO ESTADO DO PIAUI</text:p>
          </table:table-cell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</text:p>
          </table:table-cell>
          <table:table-cell table:style-name="ce29" office:value-type="date" office:date-value="2012-02-29" calcext:value-type="date">
            <text:p>29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AA.117.1.000282/12-5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E SAUDE</text:p>
          </table:table-cell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</text:p>
          </table:table-cell>
          <table:table-cell table:style-name="ce29" office:value-type="date" office:date-value="2012-02-29" calcext:value-type="date">
            <text:p>29/0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AA.117.1.001336/11-3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DAS CHAGAS NASCIMEN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1" calcext:value-type="float">
            <text:p>61</text:p>
          </table:table-cell>
          <table:table-cell table:style-name="ce16" office:value-type="string" calcext:value-type="string">
            <text:p>EMATER – INSTITUTO DE ASSISTENCIA TECNICA E EXTENSAO RURAL DO ESTADO DO PIAUI</text:p>
          </table:table-cell>
          <table:table-cell table:style-name="ce29" office:value-type="date" office:date-value="2012-03-01" calcext:value-type="date">
            <text:p>01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4 (ALEM DESTE E DO E-CNPJ A3 OS DEMAIS CONTEMPLADOS NO OFÍCIO NAO COMPARECERAM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AA.117.1.000226/12-9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NOEL VICENTE OLIVEIRA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6" calcext:value-type="float">
            <text:p>136</text:p>
          </table:table-cell>
          <table:table-cell table:style-name="ce16" office:value-type="string" calcext:value-type="string">
            <text:p>UESPI – UNIVERSIDADE ESTADUAL DO PIAUI</text:p>
          </table:table-cell>
          <table:table-cell table:style-name="ce29" office:value-type="date" office:date-value="2012-03-01" calcext:value-type="date">
            <text:p>01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AA.117.1.001336/11-3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NSTITUTO DE ASSISTENCIA TECNICA E EXTENSAO RURAL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INSTITUTO DE ASSISTENCIA TECNICA E EXTENSAO RURAL</text:p>
          </table:table-cell>
          <table:table-cell table:style-name="ce17" office:value-type="float" office:value="61" calcext:value-type="float">
            <text:p>61</text:p>
          </table:table-cell>
          <table:table-cell table:style-name="ce16" office:value-type="string" calcext:value-type="string">
            <text:p>EMATER – INSTITUTO DE ASSISTENCIA TECNICA E EXTENSAO RURAL DO ESTADO DO PIAUI</text:p>
          </table:table-cell>
          <table:table-cell table:style-name="ce29" office:value-type="date" office:date-value="2012-03-01" calcext:value-type="date">
            <text:p>01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4 (EMITIDO E-CNPJ A3 AO INVES DE E-CPF A3 PARA O GESTOR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AA.117.1.001163/11-2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CAO DOS ESPORTES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ACAO DOS ESPORTES DO PIAUI</text:p>
          </table:table-cell>
          <table:table-cell table:style-name="ce17" office:value-type="float" office:value="68" calcext:value-type="float">
            <text:p>68</text:p>
          </table:table-cell>
          <table:table-cell table:style-name="ce16" office:value-type="string" calcext:value-type="string">
            <text:p>FUNDESPI – FUNDAÇÃO DO DESENVOLVIMENTO DO ESPORTE DO ESTADO DO PIAUI</text:p>
          </table:table-cell>
          <table:table-cell table:style-name="ce29" office:value-type="date" office:date-value="2012-03-02" calcext:value-type="date">
            <text:p>02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AA.117.1.000270/12-3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A INFRAESTRUTURA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A INFRAESTRUTURA</text:p>
          </table:table-cell>
          <table:table-cell table:style-name="ce17" office:value-type="float" office:value="117" calcext:value-type="float">
            <text:p>117</text:p>
          </table:table-cell>
          <table:table-cell table:style-name="ce16" office:value-type="string" calcext:value-type="string">
            <text:p>SEINFRA – SECRETARIA DA INFRAESTRUTURA</text:p>
          </table:table-cell>
          <table:table-cell table:style-name="ce29" office:value-type="date" office:date-value="2012-03-09" calcext:value-type="date">
            <text:p>09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AA.117.1.001358/11-5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VEGNA REGINA CABRAL MORA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77" calcext:value-type="float">
            <text:p>77</text:p>
          </table:table-cell>
          <table:table-cell table:style-name="ce16" office:value-type="string" calcext:value-type="string">
            <text:p>HAA – HOSPITAL AREOLINO DE ABREU</text:p>
          </table:table-cell>
          <table:table-cell table:style-name="ce29" office:value-type="date" office:date-value="2012-03-16" calcext:value-type="date">
            <text:p>16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NAO FOI EMITIDO E-CNPJ A3 POIS A AC RFB NAO EMITE E-CNPJ PARA FILIAL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A.117.1.001365/11-2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IA DAS MERCES LEAL DA COSTA PÁDU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Í</text:p>
          </table:table-cell>
          <table:table-cell table:style-name="ce29" office:value-type="date" office:date-value="2012-03-23" calcext:value-type="date">
            <text:p>23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1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AA.117.1.001365/11-2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IZ CARLOS SOUZA SIPAUB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Í</text:p>
          </table:table-cell>
          <table:table-cell table:style-name="ce29" office:value-type="date" office:date-value="2012-03-30" calcext:value-type="date">
            <text:p>30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1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AA.117.1.001356/11-3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GENCIA DE DESENVOLVIMENTO HABITACIONAL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AGENCIA DE DESENVOLVIMENTO HABITACIONAL DO PIAUI</text:p>
          </table:table-cell>
          <table:table-cell table:style-name="ce17" office:value-type="float" office:value="14" calcext:value-type="float">
            <text:p>14</text:p>
          </table:table-cell>
          <table:table-cell table:style-name="ce16" office:value-type="string" calcext:value-type="string">
            <text:p>ADH – AGENCIA DE DESENVOLVIMENTO HABITACIONAL DO PIAUI</text:p>
          </table:table-cell>
          <table:table-cell table:style-name="ce29" office:value-type="date" office:date-value="2012-04-02" calcext:value-type="date">
            <text:p>02/04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AA.117.1.000391/12-3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NILDA FERNANDES DE 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" calcext:value-type="float">
            <text:p>13</text:p>
          </table:table-cell>
          <table:table-cell table:style-name="ce16" office:value-type="string" calcext:value-type="string">
            <text:p>ADAPI – AGENCIA DE DEFESA AGROPECUARIA DO PIAUI</text:p>
          </table:table-cell>
          <table:table-cell table:style-name="ce29" office:value-type="date" office:date-value="2012-04-02" calcext:value-type="date">
            <text:p>02/04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EMITIDO APENAS O E-CPF A3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AA.117.1.001365/11-2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IZ DOMINGOS PEREIRA NE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Í</text:p>
          </table:table-cell>
          <table:table-cell table:style-name="ce29" office:value-type="date" office:date-value="2012-04-04" calcext:value-type="date">
            <text:p>04/04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1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string" calcext:value-type="string">
            <text:p>AA.117.1.000232/12-5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GUEDES DE SOUSA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36" calcext:value-type="float">
            <text:p>36</text:p>
          </table:table-cell>
          <table:table-cell table:style-name="ce16" office:value-type="string" calcext:value-type="string">
            <text:p>CGE – CONTROLADORIA-GERAL DO ESTADO</text:p>
          </table:table-cell>
          <table:table-cell table:style-name="ce29" office:value-type="date" office:date-value="2012-03-21" calcext:value-type="date">
            <text:p>21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AA.117.1.000516/12-6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EPARTAMENTO ESTADUAL DE TRÂNSIT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DEPARTAMENTO ESTADUAL DE TRÂNSITO</text:p>
          </table:table-cell>
          <table:table-cell table:style-name="ce17" office:value-type="float" office:value="57" calcext:value-type="float">
            <text:p>57</text:p>
          </table:table-cell>
          <table:table-cell table:style-name="ce16" office:value-type="string" calcext:value-type="string">
            <text:p>DETRAN – DEPARTAMENTO ESTADUAL DE TRANSITO DO PIAUI</text:p>
          </table:table-cell>
          <table:table-cell table:style-name="ce29" office:value-type="date" office:date-value="2012-04-23" calcext:value-type="date">
            <text:p>23/04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AA.117.1.000610/12-0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EPARTAMENTO ESTADUAL DE TRÂNSIT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DEPARTAMENTO ESTADUAL DE TRÂNSITO</text:p>
          </table:table-cell>
          <table:table-cell table:style-name="ce17" office:value-type="float" office:value="57" calcext:value-type="float">
            <text:p>57</text:p>
          </table:table-cell>
          <table:table-cell table:style-name="ce16" office:value-type="string" calcext:value-type="string">
            <text:p>DETRAN – DEPARTAMENTO ESTADUAL DE TRANSITO DO PIAUI</text:p>
          </table:table-cell>
          <table:table-cell table:style-name="ce29" office:value-type="date" office:date-value="2012-05-11" calcext:value-type="date">
            <text:p>11/05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AA.117.1.000229/12-1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CIA PERCILIA MOURA PARENTE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6" calcext:value-type="float">
            <text:p>136</text:p>
          </table:table-cell>
          <table:table-cell table:style-name="ce16" office:value-type="string" calcext:value-type="string">
            <text:p>UESPI – UNIVERSIDADE ESTADUAL DO PIAUI</text:p>
          </table:table-cell>
          <table:table-cell table:style-name="ce29" office:value-type="date" office:date-value="2012-03-20" calcext:value-type="date">
            <text:p>20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AA.117.1.000685/12-4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NSTITUTO DE TERRAS DO PIAUI INTERP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INSTITUTO DE TERRAS DO PIAUI INTERPI</text:p>
          </table:table-cell>
          <table:table-cell table:style-name="ce17" office:value-type="float" office:value="96" calcext:value-type="float">
            <text:p>96</text:p>
          </table:table-cell>
          <table:table-cell table:style-name="ce16" office:value-type="string" calcext:value-type="string">
            <text:p>INTERPI - INSTITUTO DE TERRAS DO PIAUI</text:p>
          </table:table-cell>
          <table:table-cell table:style-name="ce29" office:value-type="date" office:date-value="2012-05-28" calcext:value-type="date">
            <text:p>28/05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O E-CPF A3 NAO FOI EMITIDO DEVIDO AO NAO COMPARECIMENTO DA PESSOA CITADA 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AA.117.1.000703/12-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ILBERTO DA SILVA DOURAD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9" calcext:value-type="float">
            <text:p>119</text:p>
          </table:table-cell>
          <table:table-cell table:style-name="ce16" office:value-type="string" calcext:value-type="string">
            <text:p>SEMAR – SECRETARIA DO MEIO AMBIENTE</text:p>
          </table:table-cell>
          <table:table-cell table:style-name="ce29" office:value-type="date" office:date-value="2012-06-06" calcext:value-type="date">
            <text:p>06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AA.117.1.000607/12-6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OLICIA MILITAR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OLICIA MILITAR DO PIAUI</text:p>
          </table:table-cell>
          <table:table-cell table:style-name="ce17" office:value-type="float" office:value="105" calcext:value-type="float">
            <text:p>105</text:p>
          </table:table-cell>
          <table:table-cell table:style-name="ce16" office:value-type="string" calcext:value-type="string">
            <text:p>PMPI – POLICIA MILITAR DO PIAUI</text:p>
          </table:table-cell>
          <table:table-cell table:style-name="ce29" office:value-type="date" office:date-value="2012-06-05" calcext:value-type="date">
            <text:p>05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AA.117.1.000802/12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MIGUEL SOARES DE ARAUJO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8" calcext:value-type="float">
            <text:p>118</text:p>
          </table:table-cell>
          <table:table-cell table:style-name="ce16" office:value-type="string" calcext:value-type="string">
            <text:p>SEJUS – SECRETARIA DA JUSTICA</text:p>
          </table:table-cell>
          <table:table-cell table:style-name="ce29" office:value-type="date" office:date-value="2012-06-21" calcext:value-type="date">
            <text:p>21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AA.117.1.000707/12-5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VERARDO PEREIRA PASSO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82" calcext:value-type="float">
            <text:p>82</text:p>
          </table:table-cell>
          <table:table-cell table:style-name="ce16" office:value-type="string" calcext:value-type="string">
            <text:p>HEGCB – HOSPITAL ESTADUAL GERSON CASTELO BRANCO</text:p>
          </table:table-cell>
          <table:table-cell table:style-name="ce29" office:value-type="date" office:date-value="2012-06-21" calcext:value-type="date">
            <text:p>21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AA.117.1.000802/12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AIRTON BATIST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8" calcext:value-type="float">
            <text:p>118</text:p>
          </table:table-cell>
          <table:table-cell table:style-name="ce16" office:value-type="string" calcext:value-type="string">
            <text:p>SEJUS – SECRETARIA DA JUSTICA</text:p>
          </table:table-cell>
          <table:table-cell table:style-name="ce29" office:value-type="date" office:date-value="2012-06-21" calcext:value-type="date">
            <text:p>21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7" office:value-type="string" calcext:value-type="string">
            <text:p>AA.117.1.000853/12-0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DAO DE SOU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84" calcext:value-type="float">
            <text:p>84</text:p>
          </table:table-cell>
          <table:table-cell table:style-name="ce16" office:value-type="string" calcext:value-type="string">
            <text:p>HETNB – HOSPITAL ESTADUAL TERESINHA NUNES DE BARROS</text:p>
          </table:table-cell>
          <table:table-cell table:style-name="ce29" office:value-type="date" office:date-value="2012-06-22" calcext:value-type="date">
            <text:p>22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7" office:value-type="string" calcext:value-type="string">
            <text:p>AA.117.1.001361/11-9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ORPO DE BOMBEIROS MILITAR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CORPO DE BOMBEIROS MILITAR DO ESTADO DO PIAUI</text:p>
          </table:table-cell>
          <table:table-cell table:style-name="ce17" office:value-type="float" office:value="18" calcext:value-type="float">
            <text:p>18</text:p>
          </table:table-cell>
          <table:table-cell table:style-name="ce16" office:value-type="string" calcext:value-type="string">
            <text:p>CBMEPI – CORPO DE BOMBEIROS MILITAR DO ESTADO DO PIAUI</text:p>
          </table:table-cell>
          <table:table-cell table:style-name="ce29" office:value-type="date" office:date-value="2012-06-25" calcext:value-type="date">
            <text:p>25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O E-CPF A3 NAO FOI EMITIDO DEVIDO AO NAO COMPARECIMENTO DA PESSOA CITADA 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AA.117.1.000826/12-3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ODIMIRTES ARAUJO COSTA REIS NEV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2-06-26" calcext:value-type="date">
            <text:p>26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7" office:value-type="string" calcext:value-type="string">
            <text:p>AA.117.1.000861/12-9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NAS GUIMARAES JUNIO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78" calcext:value-type="float">
            <text:p>78</text:p>
          </table:table-cell>
          <table:table-cell table:style-name="ce16" office:value-type="string" calcext:value-type="string">
            <text:p>HCC – HOSPITAL COLONIA DO CARPINA</text:p>
          </table:table-cell>
          <table:table-cell table:style-name="ce29" office:value-type="date" office:date-value="2012-06-27" calcext:value-type="date">
            <text:p>27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7" office:value-type="string" calcext:value-type="string">
            <text:p>AA.117.1.000871/12-9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E MINERACAO PETROLEO E ENERGIAS RENOVAVEI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E MINERACAO PETROLEO E ENERGIAS RENOVAVEIS</text:p>
          </table:table-cell>
          <table:table-cell table:style-name="ce17" office:value-type="float" office:value="120" calcext:value-type="float">
            <text:p>120</text:p>
          </table:table-cell>
          <table:table-cell table:style-name="ce16" office:value-type="string" calcext:value-type="string">
            <text:p>SEMINPER – SECRETARIA DE MINERACAO PETROLE E ENERGIAS RENOVAVEIS</text:p>
          </table:table-cell>
          <table:table-cell table:style-name="ce29" office:value-type="date" office:date-value="2012-06-27" calcext:value-type="date">
            <text:p>27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7" office:value-type="string" calcext:value-type="string">
            <text:p>AA.117.1.000871/12-9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ILANE RODRIGUES DA ROCH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0" calcext:value-type="float">
            <text:p>120</text:p>
          </table:table-cell>
          <table:table-cell table:style-name="ce16" office:value-type="string" calcext:value-type="string">
            <text:p>SEMINPER – SECRETARIA DE MINERACAO PETROLE E ENERGIAS RENOVAVEIS</text:p>
          </table:table-cell>
          <table:table-cell table:style-name="ce29" office:value-type="date" office:date-value="2012-06-27" calcext:value-type="date">
            <text:p>27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7" office:value-type="string" calcext:value-type="string">
            <text:p>AA.117.1.000805/12-2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O PLANEJAMENTO SEPLAN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O PLANEJAMENTO SEPLAN</text:p>
          </table:table-cell>
          <table:table-cell table:style-name="ce17" office:value-type="float" office:value="121" calcext:value-type="float">
            <text:p>121</text:p>
          </table:table-cell>
          <table:table-cell table:style-name="ce16" office:value-type="string" calcext:value-type="string">
            <text:p>SEPLAN – SECRETARIA DO PLANEJAMENTO</text:p>
          </table:table-cell>
          <table:table-cell table:style-name="ce29" office:value-type="date" office:date-value="2012-06-27" calcext:value-type="date">
            <text:p>27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AA.117.1.000873/12-0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ORLANDO BARBOSA PAZ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2-06-28" calcext:value-type="date">
            <text:p>28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N.OF’s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AA.117.1.000862/12-0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ILVANA SARAIVA DAS NEV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2" calcext:value-type="float">
            <text:p>62</text:p>
          </table:table-cell>
          <table:table-cell table:style-name="ce16" office:value-type="string" calcext:value-type="string">
            <text:p>EMGERPI – EMPRESA DE GESTAO DE RECURSOS DO ESTADO DO PIAUI</text:p>
          </table:table-cell>
          <table:table-cell table:style-name="ce29" office:value-type="date" office:date-value="2012-06-28" calcext:value-type="date">
            <text:p>28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AA.117.1.001177/11-6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TAISY RIVANY SALMITO MARTINS NUN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6" calcext:value-type="float">
            <text:p>56</text:p>
          </table:table-cell>
          <table:table-cell table:style-name="ce16" office:value-type="string" calcext:value-type="string">
            <text:p>DER – DEPARTAMENTO DE ESTRADAS DE RODAGEM DO PIAUI</text:p>
          </table:table-cell>
          <table:table-cell table:style-name="ce29" office:value-type="date" office:date-value="2012-06-28" calcext:value-type="date">
            <text:p>28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AA.117.1.000061/12-5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AO RODRIGUES DE CARVALHO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2-06-29" calcext:value-type="date">
            <text:p>29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8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AA.117.1.000873/12-0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RUDA TUPINAMBA RODRIGUES CALAND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2-06-29" calcext:value-type="date">
            <text:p>29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N.OF’s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AA.117.1.001380/11-8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LENE RODRIGUES DOS SANTOS SOU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86" calcext:value-type="float">
            <text:p>86</text:p>
          </table:table-cell>
          <table:table-cell table:style-name="ce16" office:value-type="string" calcext:value-type="string">
            <text:p>HILP – HOSPITAL INFANTIL LUCIDIO PORTELA</text:p>
          </table:table-cell>
          <table:table-cell table:style-name="ce29" office:value-type="date" office:date-value="2012-06-29" calcext:value-type="date">
            <text:p>29/06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; INDEFERIDO – PJ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AA.117.1.000873/12-0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EDSON MARQU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2-07-02" calcext:value-type="date">
            <text:p>02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N.OF’s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AA.117.1.000887/12-4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ORPO DE BOMBEIROS MILITAR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CORPO DE BOMBEIROS MILITAR DO ESTADO DO PIAUI</text:p>
          </table:table-cell>
          <table:table-cell table:style-name="ce17" office:value-type="float" office:value="18" calcext:value-type="float">
            <text:p>18</text:p>
          </table:table-cell>
          <table:table-cell table:style-name="ce16" office:value-type="string" calcext:value-type="string">
            <text:p>CBMEPI – CORPO DE BOMBEIROS MILITAR DO ESTADO DO PIAUI</text:p>
          </table:table-cell>
          <table:table-cell table:style-name="ce29" office:value-type="date" office:date-value="2012-07-04" calcext:value-type="date">
            <text:p>04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AA.117.1.000862/12-0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IA HELENA FORTES DE OLIVEIRA PASSO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2" calcext:value-type="float">
            <text:p>62</text:p>
          </table:table-cell>
          <table:table-cell table:style-name="ce16" office:value-type="string" calcext:value-type="string">
            <text:p>EMGERPI – EMPRESA DE GESTAO DE RECURSOS DO ESTADO DO PIAUI</text:p>
          </table:table-cell>
          <table:table-cell table:style-name="ce29" office:value-type="date" office:date-value="2012-07-05" calcext:value-type="date">
            <text:p>05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AA.117.1.000797/12-5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CELIA MARIA LAGES PEDROSA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07-06" calcext:value-type="date">
            <text:p>06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O E-CPF A3 NÃO FOI EMITIDO DEVIDO AO NÃO COMPARECIMENTO DA PESSOA CITADA 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AA.117.1.000619/12-8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OORDENADORIA DE ENFRENTAMENTO AS DROGA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COORDENADORIA DE ENFRENTAMENTO AS DROGAS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CODOGRAS – COORDENADORIA DE ENFRETAMENTO AS DROGAS</text:p>
          </table:table-cell>
          <table:table-cell table:style-name="ce29" office:value-type="date" office:date-value="2012-07-06" calcext:value-type="date">
            <text:p>06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REVOGADO: )(O E-CPF A3 NÃO FOI EMITIDO DEVIDO AO NÃO COMPARECIMENTO DA PESSOA CITADA 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AA.117.1.000873/12-0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ILBERTO DE HOLANDA BARBO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ESTADO DO PIAUI</text:p>
          </table:table-cell>
          <table:table-cell table:style-name="ce29" office:value-type="date" office:date-value="2012-07-09" calcext:value-type="date">
            <text:p>09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4/N.OF’s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AA.117.1.000816/12-3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ENTRAL DE ABASTECIMENT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CENTRAL DE ABASTECIMENTO DO PIAUI</text:p>
          </table:table-cell>
          <table:table-cell table:style-name="ce17" office:value-type="float" office:value="22" calcext:value-type="float">
            <text:p>22</text:p>
          </table:table-cell>
          <table:table-cell table:style-name="ce16" office:value-type="string" calcext:value-type="string">
            <text:p>CEAPI – CENTRAL DE ABASTECIMENTO DO PIAUI</text:p>
          </table:table-cell>
          <table:table-cell table:style-name="ce29" office:value-type="date" office:date-value="2012-07-10" calcext:value-type="date">
            <text:p>10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AA.117.1.000635/12-4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IANE MARIA DOS SANTOS SOU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5" calcext:value-type="float">
            <text:p>65</text:p>
          </table:table-cell>
          <table:table-cell table:style-name="ce16" office:value-type="string" calcext:value-type="string">
            <text:p>FAPEPI - FUNDAÇAO DE AMPARO A PESQUISA DO ESTADO DO PIAUI</text:p>
          </table:table-cell>
          <table:table-cell table:style-name="ce29" office:value-type="date" office:date-value="2012-07-12" calcext:value-type="date">
            <text:p>12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7" office:value-type="string" calcext:value-type="string">
            <text:p>AA.117.1.000812/12-0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E SAUDE</text:p>
          </table:table-cell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 DO PIAUI</text:p>
          </table:table-cell>
          <table:table-cell table:style-name="ce29" office:value-type="date" office:date-value="2012-07-13" calcext:value-type="date">
            <text:p>13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AA.117.1.000812/12-0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O DE SAUDE DO ESTADO DO PIAUI</text:p>
          </table:table-cell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</text:p>
          </table:table-cell>
          <table:table-cell table:style-name="ce29" office:value-type="date" office:date-value="2012-07-13" calcext:value-type="date">
            <text:p>13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AA.117.1.000934/12-0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ESTADUAL PARA INCLUSAO DA PESSOA COM DEFICIENCIA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ESTADUAL PARA INCLUSAO DA PESSOA COM DEFICIENCIA</text:p>
          </table:table-cell>
          <table:table-cell table:style-name="ce17" office:value-type="float" office:value="116" calcext:value-type="float">
            <text:p>116</text:p>
          </table:table-cell>
          <table:table-cell table:style-name="ce16" office:value-type="string" calcext:value-type="string">
            <text:p>SEID – SECRETARIA ESTADUAL PARA INCLUSAO DA PESSOA COM DEFICIENCIA</text:p>
          </table:table-cell>
          <table:table-cell table:style-name="ce29" office:value-type="date" office:date-value="2012-07-16" calcext:value-type="date">
            <text:p>16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AA.117.1.000322/12-4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CAO DOS ESPORTES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ACAO DOS ESPORTES DO PIAUI</text:p>
          </table:table-cell>
          <table:table-cell table:style-name="ce17" office:value-type="float" office:value="68" calcext:value-type="float">
            <text:p>68</text:p>
          </table:table-cell>
          <table:table-cell table:style-name="ce16" office:value-type="string" calcext:value-type="string">
            <text:p>FUNDESPI – FUNDAÇÃO DO DESENVOLVIMENTO DO ESPORTE DO ESTADO DO PIAUI</text:p>
          </table:table-cell>
          <table:table-cell table:style-name="ce29" office:value-type="date" office:date-value="2012-03-14" calcext:value-type="date">
            <text:p>14/03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AA.117.1.000962/12-9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ESTADO DO PIAUI</text:p>
          </table:table-cell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SECRETARIA DE GOVERNO</text:p>
          </table:table-cell>
          <table:table-cell table:style-name="ce29" office:value-type="date" office:date-value="2012-07-19" calcext:value-type="date">
            <text:p>19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7" office:value-type="string" calcext:value-type="string">
            <text:p>AA.117.1.000580/12-0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GUEDES DE SOUSA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36" calcext:value-type="float">
            <text:p>36</text:p>
          </table:table-cell>
          <table:table-cell table:style-name="ce16" office:value-type="string" calcext:value-type="string">
            <text:p>CGE – CONTROLADORIA-GERAL DO ESTADO</text:p>
          </table:table-cell>
          <table:table-cell table:style-name="ce29" office:value-type="date" office:date-value="2012-05-07" calcext:value-type="date">
            <text:p>07/05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AA.117.1.000923/12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IA DO SOCORRO VIEIRA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SECRETARIA DE GOVERNO</text:p>
          </table:table-cell>
          <table:table-cell table:style-name="ce29" office:value-type="date" office:date-value="2012-08-01" calcext:value-type="date">
            <text:p>01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AA.117.1.000863/12-0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NSTITUTO <text:s/>DE ASSIST E PREVID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INSTITUTO <text:s/>DE ASSIST E PREVID DO ESTADO DO PIAUI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IAPEP – INSTITUTO DE ASSISTENCIA E PREVIDENCIA DO ESTADO DO PIAUI</text:p>
          </table:table-cell>
          <table:table-cell table:style-name="ce29" office:value-type="date" office:date-value="2012-07-31" calcext:value-type="date">
            <text:p>31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7" office:value-type="string" calcext:value-type="string">
            <text:p>AA.117.1.000944/12-0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OORDENADORIA DE ENFRENTAMENTO AS DROGA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COORDENADORIA DE ENFRENTAMENTO AS DROGAS</text:p>
          </table:table-cell>
          <table:table-cell table:style-name="ce17" office:value-type="float" office:value="41" calcext:value-type="float">
            <text:p>41</text:p>
          </table:table-cell>
          <table:table-cell table:style-name="ce16" office:value-type="string" calcext:value-type="string">
            <text:p>CODROGAS – COORDENADORIA DE ENFRENTAMENTO AS DROGAS</text:p>
          </table:table-cell>
          <table:table-cell table:style-name="ce29" office:value-type="date" office:date-value="2012-07-20" calcext:value-type="date">
            <text:p>20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DEFERIDO – 02/02 : REVOGADO AA.117.1.000619/12-84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7" office:value-type="string" calcext:value-type="string">
            <text:p>AA.117.1.001308/11-5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OORDENADORIA DE COMUNICACAO SOCIAL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COORDENADORIA DE COMUNICACAO SOCIAL</text:p>
          </table:table-cell>
          <table:table-cell table:style-name="ce17" office:value-type="float" office:value="19" calcext:value-type="float">
            <text:p>19</text:p>
          </table:table-cell>
          <table:table-cell table:style-name="ce16" office:value-type="string" calcext:value-type="string">
            <text:p>CCOM – COORDENADORIA DE COMUNICACAO SOCIAL</text:p>
          </table:table-cell>
          <table:table-cell table:style-name="ce29" office:value-type="date" office:date-value="2012-07-19" calcext:value-type="date">
            <text:p>19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7" office:value-type="string" calcext:value-type="string">
            <text:p>AA.117.1.000703/12-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MEIO AMBIENTE E RECURSOS HIDIRICO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MEIO AMBIENTE E RECURSOS HIDIRICOS</text:p>
          </table:table-cell>
          <table:table-cell table:style-name="ce17" office:value-type="float" office:value="119" calcext:value-type="float">
            <text:p>119</text:p>
          </table:table-cell>
          <table:table-cell table:style-name="ce16" office:value-type="string" calcext:value-type="string">
            <text:p>SEMAR – SECRETARIA DO MEIO AMBIENTE E RECURSOS HIDRICOS</text:p>
          </table:table-cell>
          <table:table-cell table:style-name="ce29" office:value-type="date" office:date-value="2012-07-23" calcext:value-type="date">
            <text:p>23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AA.117.1.000895/12-2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EFENSORIA PUBLICA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DEFENSORIA PUBLICA DO ESTADO DO PIAUI</text:p>
          </table:table-cell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2-07-30" calcext:value-type="date">
            <text:p>30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EMITIDO APENAS O E-CNPJ, AS DEMAIS NÃO COMPARECERAM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AA.117.1.000923/12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E GOVERN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E GOVERNO</text:p>
          </table:table-cell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PIAUI SECRETARIA DE GOVERNO</text:p>
          </table:table-cell>
          <table:table-cell table:style-name="ce29" office:value-type="date" office:date-value="2012-07-27" calcext:value-type="date">
            <text:p>27/07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7" office:value-type="string" calcext:value-type="string">
            <text:p>AA.117.1.001018/12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NSTITUTO DE TERRA DO PIAUI – INTERP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INSTITUTO DE TERRA DO PIAUI – INTERPI</text:p>
          </table:table-cell>
          <table:table-cell table:style-name="ce17" office:value-type="float" office:value="96" calcext:value-type="float">
            <text:p>96</text:p>
          </table:table-cell>
          <table:table-cell table:style-name="ce16" office:value-type="string" calcext:value-type="string">
            <text:p>INTERPI - INSTITUTO DE TERRAS DO PIAUI</text:p>
          </table:table-cell>
          <table:table-cell table:style-name="ce29" office:value-type="date" office:date-value="2012-08-01" calcext:value-type="date">
            <text:p>01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7" office:value-type="string" calcext:value-type="string">
            <text:p>CI-CD N 013/1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URINO CALLAND DE SOUSA LEITE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-AGENCIA DE TECNOLOGIA DA INFORMAÇAO</text:p>
          </table:table-cell>
          <table:table-cell table:style-name="ce29" office:value-type="date" office:date-value="2012-08-17" calcext:value-type="date">
            <text:p>17/08/2012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7" office:value-type="string" calcext:value-type="string">
            <text:p>AA.117.1.001091/12-4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A MARIA SOARES BARROS DE CASTR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2-08-22" calcext:value-type="date">
            <text:p>22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7" office:value-type="string" calcext:value-type="string">
            <text:p>AA.117.1.001010/12-3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TURISM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TURISMO DO ESTADO DO PIAUI</text:p>
          </table:table-cell>
          <table:table-cell table:style-name="ce17" office:value-type="float" office:value="125" calcext:value-type="float">
            <text:p>125</text:p>
          </table:table-cell>
          <table:table-cell table:style-name="ce16" office:value-type="string" calcext:value-type="string">
            <text:p>SETUR – SECRETARIA DO TURISMO DO ESTADO DO PIAUI</text:p>
          </table:table-cell>
          <table:table-cell table:style-name="ce29" office:value-type="date" office:date-value="2012-08-28" calcext:value-type="date">
            <text:p>28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7" office:value-type="string" calcext:value-type="string">
            <text:p>AA.117.1.000873/12-0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ABIO RODOLFO DA LUZ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2-08-31" calcext:value-type="date">
            <text:p>31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5/N.OF’s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LUCAS COSTA VELOS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09-17" calcext:value-type="date">
            <text:p>17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AA.117.1.001041/12-4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CIANO MACHADO DE OLIV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6" calcext:value-type="float">
            <text:p>126</text:p>
          </table:table-cell>
          <table:table-cell table:style-name="ce16" office:value-type="string" calcext:value-type="string">
            <text:p>SSP – SECRETARIA DE SEGURANCA PUBLICA</text:p>
          </table:table-cell>
          <table:table-cell table:style-name="ce29" office:value-type="date" office:date-value="2012-09-13" calcext:value-type="date">
            <text:p>13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8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IS SOARES DE AMORIM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09-18" calcext:value-type="date">
            <text:p>18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7" office:value-type="string" calcext:value-type="string">
            <text:p>AA.117.1.001121/12-3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A MARIA BEZERRA DO NASCIMEN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6" calcext:value-type="float">
            <text:p>136</text:p>
          </table:table-cell>
          <table:table-cell table:style-name="ce16" office:value-type="string" calcext:value-type="string">
            <text:p>UESPI – UNIVERSIDADE ESTADUAL DO PIAUI</text:p>
          </table:table-cell>
          <table:table-cell table:style-name="ce29" office:value-type="date" office:date-value="2012-09-18" calcext:value-type="date">
            <text:p>18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TONIO LINCOLN ANDRADE NOGU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09-19" calcext:value-type="date">
            <text:p>19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7" office:value-type="string" calcext:value-type="string">
            <text:p>AA.117.1.001220/11-9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E EDUCACA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E EDUCACAO</text:p>
          </table:table-cell>
          <table:table-cell table:style-name="ce17" office:value-type="float" office:value="113" calcext:value-type="float">
            <text:p>113</text:p>
          </table:table-cell>
          <table:table-cell table:style-name="ce16" office:value-type="string" calcext:value-type="string">
            <text:p>SEDUC – SECRETARIA DE EDUCAÇÃO DO PIAUI</text:p>
          </table:table-cell>
          <table:table-cell table:style-name="ce29" office:value-type="date" office:date-value="2012-09-19" calcext:value-type="date">
            <text:p>19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ORENA PORTELA TEIX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09-19" calcext:value-type="date">
            <text:p>19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4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IRNA GRACE CASTELO BRANCO DE LIM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09-19" calcext:value-type="date">
            <text:p>19/09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5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7" office:value-type="string" calcext:value-type="string">
            <text:p>AA.117.1.001170/12-2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SOARES SANTOS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6" calcext:value-type="float">
            <text:p>136</text:p>
          </table:table-cell>
          <table:table-cell table:style-name="ce16" office:value-type="string" calcext:value-type="string">
            <text:p>UESPI – UNIVERSIDADE ESTADUAL DO PIAUI</text:p>
          </table:table-cell>
          <table:table-cell table:style-name="ce29" office:value-type="date" office:date-value="2012-12-28" calcext:value-type="date">
            <text:p>28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7" office:value-type="string" calcext:value-type="string">
            <text:p>AA.117.1.001041/12-4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DAS CHAGAS RIBEIRO MAGALHAES JUNIO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6" calcext:value-type="float">
            <text:p>126</text:p>
          </table:table-cell>
          <table:table-cell table:style-name="ce16" office:value-type="string" calcext:value-type="string">
            <text:p>SSP – SECRETARIA DE SEGURANCA PUBLICA</text:p>
          </table:table-cell>
          <table:table-cell table:style-name="ce29" office:value-type="date" office:date-value="2012-08-15" calcext:value-type="date">
            <text:p>15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8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7" office:value-type="string" calcext:value-type="string">
            <text:p>AA.117.1.001026/12-9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AO BATISTA DA SILVA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8" calcext:value-type="float">
            <text:p>108</text:p>
          </table:table-cell>
          <table:table-cell table:style-name="ce16" office:value-type="string" calcext:value-type="string">
            <text:p>SDR – SECRETARIA DE DESENVOLVIMENTO RURAL</text:p>
          </table:table-cell>
          <table:table-cell table:style-name="ce29" office:value-type="date" office:date-value="2012-08-15" calcext:value-type="date">
            <text:p>15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AULO CESAR MORAES PINHEIR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08-29" calcext:value-type="date">
            <text:p>29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6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IZ GONZAGA SOARES VIANA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12-29" calcext:value-type="date">
            <text:p>29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7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DIEGO MOREIRA BATIST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12-29" calcext:value-type="date">
            <text:p>29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8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TARSO RODRIGUES PROENC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08-30" calcext:value-type="date">
            <text:p>30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9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7" office:value-type="string" calcext:value-type="string">
            <text:p>AA.117.1.000294/12-7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LIDENOR MARTINS BORG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7" calcext:value-type="float">
            <text:p>117</text:p>
          </table:table-cell>
          <table:table-cell table:style-name="ce16" office:value-type="string" calcext:value-type="string">
            <text:p>SEINFRA – SECRETARIA DE INFRA-INSTRUTURA DO ESTADO DO PIAUI</text:p>
          </table:table-cell>
          <table:table-cell table:style-name="ce29" office:value-type="date" office:date-value="2012-08-30" calcext:value-type="date">
            <text:p>30/08/2012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CIMEIRE SOUSA DOS ANJO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12-30" calcext:value-type="date">
            <text:p>30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10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YURI RUFINO QUEIROZ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12-30" calcext:value-type="date">
            <text:p>30/12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11/23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7" office:value-type="string" calcext:value-type="string">
            <text:p>AA.117.1.001299/12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ERIMAR DE BRITO VI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2-10-16" calcext:value-type="date">
            <text:p>16/10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 (DEMAIS INTERESSADOS NÃO COMPARECERAM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7" office:value-type="string" calcext:value-type="string">
            <text:p>AA.117.1.001124/12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A LINA BRITO CAVALCANTE E MENES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2-08-21" calcext:value-type="date">
            <text:p>21/08/2012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12/23</text:p>
          </table:table-cell>
          <table:table-cell table:style-name="ce3" table:number-columns-repeated="1003"/>
          <table:table-cell table:number-columns-repeated="8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7" office:value-type="string" calcext:value-type="string">
            <text:p>AA.117.1.000923/12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SECRETARIA DE GOVERNO</text:p>
          </table:table-cell>
          <table:table-cell table:style-name="ce29" office:value-type="date" office:date-value="2013-12-17" calcext:value-type="date">
            <text:p>17/12/2013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 – REVOGADO PELO USUARIO FINAL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7" office:value-type="string" calcext:value-type="string">
            <text:p>AA.117.1.000923/12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SECRETARIA DE GOVERNO</text:p>
          </table:table-cell>
          <table:table-cell table:style-name="ce29" office:value-type="date" office:date-value="2014-01-10" calcext:value-type="date">
            <text:p>10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 – REVOGADO PELO USUARIO FINAL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7" office:value-type="string" calcext:value-type="string">
            <text:p>AA.117.1.000923/12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SECRETARIA DE GOVERNO</text:p>
          </table:table-cell>
          <table:table-cell table:style-name="ce29" office:value-type="date" office:date-value="2014-01-10" calcext:value-type="date">
            <text:p>10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AA.117.1.000923/12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SECRETARIA DE GOVERNO</text:p>
          </table:table-cell>
          <table:table-cell table:style-name="ce29" office:value-type="date" office:date-value="2014-01-14" calcext:value-type="date">
            <text:p>14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7" office:value-type="string" calcext:value-type="string">
            <text:p>AA.117.1.000923/12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SECRETARIA DE GOVERNO</text:p>
          </table:table-cell>
          <table:table-cell table:style-name="ce29" office:value-type="date" office:date-value="2014-01-21" calcext:value-type="date">
            <text:p>21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 (ERRO NA BAIXA – REVOGADO PELO USUARIO FINAL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7" office:value-type="string" calcext:value-type="string">
            <text:p>AA.117.1.000923/12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ANDRA DE ALMEIDA M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SECRETARIA DE GOVERNO</text:p>
          </table:table-cell>
          <table:table-cell table:style-name="ce29" office:value-type="date" office:date-value="2014-01-21" calcext:value-type="date">
            <text:p>21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3</text:p>
          </table:table-cell>
          <table:table-cell table:style-name="ce3" table:number-columns-repeated="1003"/>
          <table:table-cell table:number-columns-repeated="8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7" office:value-type="string" calcext:value-type="string">
            <text:p>CI-CSI COORDENAÇÃO DE SISTEMAS DE INFORMAÇÃO Nº004/20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AMES CLEYTON RIBEIRO DO NASCIMEN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29" office:value-type="date" office:date-value="2014-01-27" calcext:value-type="date">
            <text:p>27/01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 – FALHA NA BAIXA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CI-CSI COORDENAÇÃO DE SISTEMAS DE INFORMAÇÃO Nº004/20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AMES CLEYTON RIBEIRO DO NASCIMEN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29" office:value-type="date" office:date-value="2014-01-30" calcext:value-type="date">
            <text:p>30/01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7" office:value-type="string" calcext:value-type="string">
            <text:p>CI-CSI COORDENAÇÃO DE SISTEMAS DE INFORMAÇÃO Nº004/20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AMES CLEYTON RIBEIRO DO NASCIMEN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 DO PIAUI</text:p>
          </table:table-cell>
          <table:table-cell table:style-name="ce29" office:value-type="date" office:date-value="2014-01-29" calcext:value-type="date">
            <text:p>29/01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 – 01/01 – FALHA NA BAIXA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7" office:value-type="string" calcext:value-type="string">
            <text:p>AA.117.1.000069/14-9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CAO CULTURAL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ACAO CULTURAL DO PIAUI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string" calcext:value-type="string">
            <text:p>FUNDAC – FUNDACAO CULTURAL DO PIAUI</text:p>
          </table:table-cell>
          <table:table-cell table:style-name="ce29" office:value-type="date" office:date-value="2014-01-30" calcext:value-type="date">
            <text:p>30/0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7" office:value-type="string" calcext:value-type="string">
            <text:p>AA.117.1.000604/13-6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LAUDIA ELITA NOGUEIRA MARQUES ALV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04" calcext:value-type="float">
            <text:p>104</text:p>
          </table:table-cell>
          <table:table-cell table:style-name="ce16" office:value-type="string" calcext:value-type="string">
            <text:p>PGE – PROCURADORIA GERAL DO ESTADO DO PIAUI</text:p>
          </table:table-cell>
          <table:table-cell table:style-name="ce29" office:value-type="date" office:date-value="2014-02-05" calcext:value-type="date">
            <text:p>05/0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7" office:value-type="string" calcext:value-type="string">
            <text:p>AA.117.1.000133/14-2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CAO CULTURAL DO PIAUI</text:p>
          </table:table-cell>
          <table:table-cell table:style-name="ce17" office:value-type="string" calcext:value-type="string">
            <text:p>PJ-A1</text:p>
          </table:table-cell>
          <table:table-cell table:style-name="ce17" office:value-type="string" calcext:value-type="string">
            <text:p>FUNDACAO CULTURAL DO PIAUI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string" calcext:value-type="string">
            <text:p>FUNDAC – FUNDACAO CULTURAL DO PIAUI</text:p>
          </table:table-cell>
          <table:table-cell table:style-name="ce29" office:value-type="date" office:date-value="2014-02-18" calcext:value-type="date">
            <text:p>18/0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7" office:value-type="string" calcext:value-type="string">
            <text:p>AA.117.1.000150/14-0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ACQUELINE DE OLIVEIRA REZENDE MACIEL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98" calcext:value-type="float">
            <text:p>98</text:p>
          </table:table-cell>
          <table:table-cell table:style-name="ce16" office:value-type="string" calcext:value-type="string">
            <text:p>JUCEPI – JUNTA COMERCIAL DO ESTADO</text:p>
          </table:table-cell>
          <table:table-cell table:style-name="ce29" office:value-type="date" office:date-value="2014-02-21" calcext:value-type="date">
            <text:p>21/0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7" office:value-type="string" calcext:value-type="string">
            <text:p>AA.117.1.000150/14-0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IOMEDES JOSE GONDIM GALVA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98" calcext:value-type="float">
            <text:p>98</text:p>
          </table:table-cell>
          <table:table-cell table:style-name="ce16" office:value-type="string" calcext:value-type="string">
            <text:p>JUCEPI – JUNTA COMERCIAL DO ESTADO</text:p>
          </table:table-cell>
          <table:table-cell table:style-name="ce29" office:value-type="date" office:date-value="2014-02-24" calcext:value-type="date">
            <text:p>24/0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7" office:value-type="string" calcext:value-type="string">
            <text:p>AA.117.1.000034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A PATRICIA PAES LANDIM SALH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03-07" calcext:value-type="date">
            <text:p>07/03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7" office:value-type="string" calcext:value-type="string">
            <text:p>AA.117.1.000207/14-5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RAIMUNDO DUTRA DE ARAUJ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6" calcext:value-type="float">
            <text:p>136</text:p>
          </table:table-cell>
          <table:table-cell table:style-name="ce16" office:value-type="string" calcext:value-type="string">
            <text:p>UESPI – UNIVERSIDADE ESTADUAL DO PIAUI</text:p>
          </table:table-cell>
          <table:table-cell table:style-name="ce29" office:value-type="date" office:date-value="2014-03-11" calcext:value-type="date">
            <text:p>11/03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1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7" office:value-type="string" calcext:value-type="string">
            <text:p>AA.117.1.001041/12-4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IS CARLOS MARTINS ALV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6" calcext:value-type="float">
            <text:p>126</text:p>
          </table:table-cell>
          <table:table-cell table:style-name="ce16" office:value-type="string" calcext:value-type="string">
            <text:p>SSP – SECRETARIA DE SEGURANCA PUBLICA</text:p>
          </table:table-cell>
          <table:table-cell table:style-name="ce29" office:value-type="date" office:date-value="2014-03-18" calcext:value-type="date">
            <text:p>18/03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3/08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7" office:value-type="string" calcext:value-type="string">
            <text:p>AA.117.1.001041/12-4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AULO JOSE SOARES VARA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6" calcext:value-type="float">
            <text:p>126</text:p>
          </table:table-cell>
          <table:table-cell table:style-name="ce16" office:value-type="string" calcext:value-type="string">
            <text:p>SSP – SECRETARIA DE SEGURANCA PUBLICA</text:p>
          </table:table-cell>
          <table:table-cell table:style-name="ce29" office:value-type="date" office:date-value="2014-03-18" calcext:value-type="date">
            <text:p>18/03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4/08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7" office:value-type="string" calcext:value-type="string">
            <text:p>AA.117.1.000377/14-4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NSTITUTO DE ASSIST E PREVID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INSTITUTO DE ASSIST E PREVID DO ESTADO DO PIAUI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IAPEP – INSTITUTO DE ASSISTENCIA E PREVIDENCIA DO ESTADO DO PIAUI</text:p>
          </table:table-cell>
          <table:table-cell table:style-name="ce29" office:value-type="date" office:date-value="2014-04-30" calcext:value-type="date">
            <text:p>30/04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7" office:value-type="string" calcext:value-type="string">
            <text:p>AA.117.1.000401/14-8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O PLANEJAMENTO SEPLAN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O PLANEJAMENTO SEPLAN</text:p>
          </table:table-cell>
          <table:table-cell table:style-name="ce17" office:value-type="float" office:value="121" calcext:value-type="float">
            <text:p>121</text:p>
          </table:table-cell>
          <table:table-cell table:style-name="ce16" office:value-type="string" calcext:value-type="string">
            <text:p>SEPLAN – SECRETARIA DO PLANEJAMENTO</text:p>
          </table:table-cell>
          <table:table-cell table:style-name="ce29" office:value-type="date" office:date-value="2014-05-05" calcext:value-type="date">
            <text:p>05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7" office:value-type="string" calcext:value-type="string">
            <text:p>AA.117.1.000346/14-3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E SAUDE</text:p>
          </table:table-cell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</text:p>
          </table:table-cell>
          <table:table-cell table:style-name="ce29" office:value-type="date" office:date-value="2014-05-09" calcext:value-type="date">
            <text:p>09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7" office:value-type="string" calcext:value-type="string">
            <text:p>AA.117.1.000346/14-3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O DE SAUDE DO ESTADO DO PIAUI</text:p>
          </table:table-cell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</text:p>
          </table:table-cell>
          <table:table-cell table:style-name="ce29" office:value-type="date" office:date-value="2014-05-09" calcext:value-type="date">
            <text:p>09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7" office:value-type="string" calcext:value-type="string">
            <text:p>AA.117.1.000353/14-0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E GOVERN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E GOVERNO</text:p>
          </table:table-cell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PIAUI SECRETARIA DE GOVERNO</text:p>
          </table:table-cell>
          <table:table-cell table:style-name="ce29" office:value-type="date" office:date-value="2014-05-16" calcext:value-type="date">
            <text:p>16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7" office:value-type="string" calcext:value-type="string">
            <text:p>AA.117.1.000506/14-1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ESTADUAL DE DEFESA CIVIL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ESTADUAL DE DEFESA CIVIL</text:p>
          </table:table-cell>
          <table:table-cell table:style-name="ce17" office:value-type="float" office:value="111" calcext:value-type="float">
            <text:p>111</text:p>
          </table:table-cell>
          <table:table-cell table:style-name="ce16" office:value-type="string" calcext:value-type="string">
            <text:p>DEFESA CIVIL – SECRETARIA DE ESTADO DA DEFESA CIVIL</text:p>
          </table:table-cell>
          <table:table-cell table:style-name="ce29" office:value-type="date" office:date-value="2014-05-22" calcext:value-type="date">
            <text:p>22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7" office:value-type="string" calcext:value-type="string">
            <text:p>AA.117.1.000441/14-8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CHEIWANN SCHELEIDEN LOPES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74" calcext:value-type="float">
            <text:p>74</text:p>
          </table:table-cell>
          <table:table-cell table:style-name="ce16" office:value-type="string" calcext:value-type="string">
            <text:p>GAMIL – GABINETE MILITAR</text:p>
          </table:table-cell>
          <table:table-cell table:style-name="ce29" office:value-type="date" office:date-value="2014-05-22" calcext:value-type="date">
            <text:p>22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7" office:value-type="string" calcext:value-type="string">
            <text:p>AA.117.1.000408/14-4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EPARTAMENTO ESTADUAL DE TRANSIT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DEPARTAMENTO ESTADUAL DE TRANSITO</text:p>
          </table:table-cell>
          <table:table-cell table:style-name="ce17" office:value-type="float" office:value="57" calcext:value-type="float">
            <text:p>57</text:p>
          </table:table-cell>
          <table:table-cell table:style-name="ce16" office:value-type="string" calcext:value-type="string">
            <text:p>DETRAN – DEPARTAMENTO ESTADUAL DE TRANSITO DO PIAUI</text:p>
          </table:table-cell>
          <table:table-cell table:style-name="ce29" office:value-type="date" office:date-value="2014-05-21" calcext:value-type="date">
            <text:p>21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7" office:value-type="string" calcext:value-type="string">
            <text:p>AA.117.1.000357/14-4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E MINERACAO PETROLEO E ENERGIAS RENOVAVEI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E MINERACAO PETROLEO E ENERGIAS RENOVAVEIS</text:p>
          </table:table-cell>
          <table:table-cell table:style-name="ce17" office:value-type="float" office:value="120" calcext:value-type="float">
            <text:p>120</text:p>
          </table:table-cell>
          <table:table-cell table:style-name="ce16" office:value-type="string" calcext:value-type="string">
            <text:p>SEMINPER – SECRETARIA DE MINERACAO PETROLE E ENERGIAS RENOVAVEIS</text:p>
          </table:table-cell>
          <table:table-cell table:style-name="ce29" office:value-type="date" office:date-value="2014-05-22" calcext:value-type="date">
            <text:p>22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7" office:value-type="string" calcext:value-type="string">
            <text:p>AA.117.1.000352/14-0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ILMA DO NASCIMENTO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6" calcext:value-type="float">
            <text:p>136</text:p>
          </table:table-cell>
          <table:table-cell table:style-name="ce16" office:value-type="string" calcext:value-type="string">
            <text:p>UESPI – UNIVERSIDADE ESTADUAL DO PIAUI</text:p>
          </table:table-cell>
          <table:table-cell table:style-name="ce29" office:value-type="date" office:date-value="2014-05-22" calcext:value-type="date">
            <text:p>22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7" office:value-type="string" calcext:value-type="string">
            <text:p>AA.117.1.000453/14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AS CIDADE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AS CIDADES</text:p>
          </table:table-cell>
          <table:table-cell table:style-name="ce17" office:value-type="float" office:value="38" calcext:value-type="float">
            <text:p>38</text:p>
          </table:table-cell>
          <table:table-cell table:style-name="ce16" office:value-type="string" calcext:value-type="string">
            <text:p>SECCID – SECRETARIA DAS CIDADES</text:p>
          </table:table-cell>
          <table:table-cell table:style-name="ce29" office:value-type="date" office:date-value="2014-05-23" calcext:value-type="date">
            <text:p>23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7" office:value-type="string" calcext:value-type="string">
            <text:p>AA.117.1.000444/14-0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SECRETARIA DE EDUCACA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SECRETARIA DE EDUCACAO</text:p>
          </table:table-cell>
          <table:table-cell table:style-name="ce17" office:value-type="float" office:value="113" calcext:value-type="float">
            <text:p>113</text:p>
          </table:table-cell>
          <table:table-cell table:style-name="ce16" office:value-type="string" calcext:value-type="string">
            <text:p>SEDUC – SECRETARIA DE EDUCAÇÃO DO PIAUI</text:p>
          </table:table-cell>
          <table:table-cell table:style-name="ce29" office:value-type="date" office:date-value="2014-05-27" calcext:value-type="date">
            <text:p>27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7" office:value-type="string" calcext:value-type="string">
            <text:p>AA.117.1.000421/14-8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ÇÃO DOS ESPORTES DO PIAUÍ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AÇÃO DOS ESPORTES DO PIAUÍ</text:p>
          </table:table-cell>
          <table:table-cell table:style-name="ce17" office:value-type="float" office:value="68" calcext:value-type="float">
            <text:p>68</text:p>
          </table:table-cell>
          <table:table-cell table:style-name="ce16" office:value-type="string" calcext:value-type="string">
            <text:p>FUNDESPI – FUNDAÇÃO DO DESENVOLVIMENTO DO ESPORTE DO ESTADO DO PIAUI</text:p>
          </table:table-cell>
          <table:table-cell table:style-name="ce29" office:value-type="date" office:date-value="2014-05-27" calcext:value-type="date">
            <text:p>27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AA.117.1.000456/14-2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NICACIA IZABEL CARVALHO NUN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ESTADO DO PIAUI</text:p>
          </table:table-cell>
          <table:table-cell table:style-name="ce29" office:value-type="date" office:date-value="2014-05-27" calcext:value-type="date">
            <text:p>27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AA.117.1.000488/14-4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É ALVES FERREIRA JUNIO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ESTADO DO PIAUI</text:p>
          </table:table-cell>
          <table:table-cell table:style-name="ce29" office:value-type="date" office:date-value="2014-05-28" calcext:value-type="date">
            <text:p>28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7" office:value-type="string" calcext:value-type="string">
            <text:p>AA.117.1.000458/14-4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NSTITUTO DE DESENVOLVIMENTO DO PIAUÍ IDEP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INSTITUTO DE DESENVOLVIMENTO DO PIAUÍ IDEPI</text:p>
          </table:table-cell>
          <table:table-cell table:style-name="ce17" office:value-type="float" office:value="92" calcext:value-type="float">
            <text:p>92</text:p>
          </table:table-cell>
          <table:table-cell table:style-name="ce16" office:value-type="string" calcext:value-type="string">
            <text:p>IDEPI – INSTITUTO DE DESENVOLVIMENTO DO PIAUÍ IDEPI</text:p>
          </table:table-cell>
          <table:table-cell table:style-name="ce29" office:value-type="date" office:date-value="2014-06-05" calcext:value-type="date">
            <text:p>05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7" office:value-type="string" calcext:value-type="string">
            <text:p>AA.117.1.000687/14-1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ESTADO DO PIAUI</text:p>
          </table:table-cell>
          <table:table-cell table:style-name="ce17" office:value-type="float" office:value="64" calcext:value-type="float">
            <text:p>64</text:p>
          </table:table-cell>
          <table:table-cell table:style-name="ce16" office:value-type="string" calcext:value-type="string">
            <text:p>ESTADO DO PIAUI</text:p>
          </table:table-cell>
          <table:table-cell table:style-name="ce29" office:value-type="date" office:date-value="2014-05-29" calcext:value-type="date">
            <text:p>29/05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AA.117.1.000507/14-2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NSTITUTO DE ASSISTENCIA TÉCNICA E EXTENSÃO RURAL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1" calcext:value-type="float">
            <text:p>61</text:p>
          </table:table-cell>
          <table:table-cell table:style-name="ce16" office:value-type="string" calcext:value-type="string">
            <text:p>EMATER – INSTITUTO DE ASSISTENCIA TÉCNICA E EXTENSÃO RURAL</text:p>
          </table:table-cell>
          <table:table-cell table:style-name="ce29" office:value-type="date" office:date-value="2014-06-06" calcext:value-type="date">
            <text:p>06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AA.117.1.000621/14-6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TURISMO DO ESTADO DO PAIUÍ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TURISMO DO ESTADO DO PAIUÍ</text:p>
          </table:table-cell>
          <table:table-cell table:style-name="ce17" office:value-type="float" office:value="125" calcext:value-type="float">
            <text:p>125</text:p>
          </table:table-cell>
          <table:table-cell table:style-name="ce16" office:value-type="string" calcext:value-type="string">
            <text:p>SETUR – SECRETARIA DO TURISMO DO ESTADO DO PIAUI</text:p>
          </table:table-cell>
          <table:table-cell table:style-name="ce29" office:value-type="date" office:date-value="2014-06-17" calcext:value-type="date">
            <text:p>17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7" office:value-type="string" calcext:value-type="string">
            <text:p>AA.117.1.000578/14-3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AQUELINE RODRIGUES DE OLIV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FAZENDA DO ESTADO DO PIAUI</text:p>
          </table:table-cell>
          <table:table-cell table:style-name="ce29" office:value-type="date" office:date-value="2014-06-18" calcext:value-type="date">
            <text:p>18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7" office:value-type="string" calcext:value-type="string">
            <text:p>AA.117.1.000456/14-2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GELA MARIA MOURA BUENOS AIRES COE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FAZENDA DO ESTADO DO PIAUI</text:p>
          </table:table-cell>
          <table:table-cell table:style-name="ce29" office:value-type="date" office:date-value="2014-06-18" calcext:value-type="date">
            <text:p>18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AA.117.1.000578/14-3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ISIO SOARES BARBOSA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FAZENDA DO ESTADO DO PIAUI</text:p>
          </table:table-cell>
          <table:table-cell table:style-name="ce29" office:value-type="date" office:date-value="2014-06-18" calcext:value-type="date">
            <text:p>18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7" office:value-type="string" calcext:value-type="string">
            <text:p>AA.117.1.000687/14-1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TONIO JOSE DE MORAES SOUZ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GOVERNO DO ESTADO</text:p>
          </table:table-cell>
          <table:table-cell table:style-name="ce29" office:value-type="date" office:date-value="2014-06-19" calcext:value-type="date">
            <text:p>19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7" office:value-type="string" calcext:value-type="string">
            <text:p>AA.117.1.000595/14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NEUSA MARIA DUARTE PINHEIR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FAZENDA DO ESTADO DO PIAUI</text:p>
          </table:table-cell>
          <table:table-cell table:style-name="ce29" office:value-type="date" office:date-value="2014-06-23" calcext:value-type="date">
            <text:p>23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7" office:value-type="string" calcext:value-type="string">
            <text:p>AA.117.1.000638/14-2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IA DO SOCORRO ADAD DE ALENCAR OLIV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FAZENDA DO ESTADO DO PIAUI</text:p>
          </table:table-cell>
          <table:table-cell table:style-name="ce29" office:value-type="date" office:date-value="2014-06-25" calcext:value-type="date">
            <text:p>25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7" office:value-type="string" calcext:value-type="string">
            <text:p>AA.117.1.000586/14-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DESENVOLVIMENTO RURAL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DESENVOLVIMENTO RURAL</text:p>
          </table:table-cell>
          <table:table-cell table:style-name="ce17" office:value-type="float" office:value="108" calcext:value-type="float">
            <text:p>108</text:p>
          </table:table-cell>
          <table:table-cell table:style-name="ce16" office:value-type="string" calcext:value-type="string">
            <text:p>SDR – SECRETARIA DE DESENVOLVIMENTO RURAL</text:p>
          </table:table-cell>
          <table:table-cell table:style-name="ce29" office:value-type="date" office:date-value="2014-06-26" calcext:value-type="date">
            <text:p>26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7" office:value-type="string" calcext:value-type="string">
            <text:p>AA.117.1.000646/14-0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TRABALHO E EMPREENDEDORISM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TRABALHO E EMPREENDEDORISMO</text:p>
          </table:table-cell>
          <table:table-cell table:style-name="ce17" office:value-type="float" office:value="124" calcext:value-type="float">
            <text:p>124</text:p>
          </table:table-cell>
          <table:table-cell table:style-name="ce16" office:value-type="string" calcext:value-type="string">
            <text:p>SETRE – SECRETARIA DO TRABALHO E EMPREENDEDORISMO</text:p>
          </table:table-cell>
          <table:table-cell table:style-name="ce29" office:value-type="date" office:date-value="2014-06-25" calcext:value-type="date">
            <text:p>25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7" office:value-type="string" calcext:value-type="string">
            <text:p>AA.117.1.000594/14-0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MEIO AMBIENTE E RECURSOS HIDIRICO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MEIO AMBIENTE E RECURSOS HIDIRICOS</text:p>
          </table:table-cell>
          <table:table-cell table:style-name="ce17" office:value-type="float" office:value="119" calcext:value-type="float">
            <text:p>119</text:p>
          </table:table-cell>
          <table:table-cell table:style-name="ce16" office:value-type="string" calcext:value-type="string">
            <text:p>SEMAR – SECRETARIA DO MEIO AMBIENTE E RECURSOS HIDRICOS</text:p>
          </table:table-cell>
          <table:table-cell table:style-name="ce29" office:value-type="date" office:date-value="2014-06-27" calcext:value-type="date">
            <text:p>27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7" office:value-type="string" calcext:value-type="string">
            <text:p>AA.117.1.000704/14-8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CIDIO BESERRA PRIM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FAZENDA DO ESTADO DO PIAUI</text:p>
          </table:table-cell>
          <table:table-cell table:style-name="ce29" office:value-type="date" office:date-value="2014-06-30" calcext:value-type="date">
            <text:p>30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AA.117.1.000651/13-39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TONIO MARCOS ALVES PESSO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6" calcext:value-type="float">
            <text:p>126</text:p>
          </table:table-cell>
          <table:table-cell table:style-name="ce16" office:value-type="string" calcext:value-type="string">
            <text:p>SECSEG – SECRETARIA DE SEGURANÇA PUBLICA</text:p>
          </table:table-cell>
          <table:table-cell table:style-name="ce29" office:value-type="date" office:date-value="2014-06-30" calcext:value-type="date">
            <text:p>30/06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7" office:value-type="string" calcext:value-type="string">
            <text:p>AA.117.1.000454/14-0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ANA GILMARA MEIRELES DE CARVA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FAZENDA DO ESTADO DO PIAUI</text:p>
          </table:table-cell>
          <table:table-cell table:style-name="ce29" office:value-type="date" office:date-value="2014-07-01" calcext:value-type="date">
            <text:p>01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AA.117.1.000601/14-6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OORD ESTADUAL DE POLITICAS PUBLICAS PARA AS MULHERE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COORD ESTADUAL DE POLITICAS PUBLICAS PARA AS MULHERES</text:p>
          </table:table-cell>
          <table:table-cell table:style-name="ce17" office:value-type="float" office:value="46" calcext:value-type="float">
            <text:p>46</text:p>
          </table:table-cell>
          <table:table-cell table:style-name="ce16" office:value-type="string" calcext:value-type="string">
            <text:p>CEPMPI – COORDENACAO ESTADUAL DE POLÍTICAS PÚBLICAS PARA AS MULHERES</text:p>
          </table:table-cell>
          <table:table-cell table:style-name="ce29" office:value-type="date" office:date-value="2014-07-04" calcext:value-type="date">
            <text:p>04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AA.117.1.000595/14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E FAZENDA DO ESTADO</text:p>
          </table:table-cell>
          <table:table-cell table:style-name="ce17" office:value-type="string" calcext:value-type="string">
            <text:p>PJ-A1</text:p>
          </table:table-cell>
          <table:table-cell table:style-name="ce17" office:value-type="string" calcext:value-type="string">
            <text:p>SECRETARIA DE FAZENDA DO ESTADO</text:p>
          </table:table-cell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FAZENDA DO ESTADO DO PIAUI</text:p>
          </table:table-cell>
          <table:table-cell table:style-name="ce29" office:value-type="date" office:date-value="2014-07-09" calcext:value-type="date">
            <text:p>09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7" office:value-type="string" calcext:value-type="string">
            <text:p>AA.117.1.000653/14-8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KARLA MARIA MAGALHAES NASCIMEN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FAZENDA DO ESTADO DO PIAUI</text:p>
          </table:table-cell>
          <table:table-cell table:style-name="ce29" office:value-type="date" office:date-value="2014-07-10" calcext:value-type="date">
            <text:p>10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7" office:value-type="string" calcext:value-type="string">
            <text:p>CI.GAB.DG.ATI Nº005/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GENCIA DE TECNOLOGIA DA INFORMACA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AGENCIA DE TECNOLOGIA DA INFORMACAO DO ESTADO DO PIAUI</text:p>
          </table:table-cell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</text:p>
          </table:table-cell>
          <table:table-cell table:style-name="ce29" office:value-type="date" office:date-value="2014-07-11" calcext:value-type="date">
            <text:p>11/07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AA.117.1.000686/14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 DE AMPARO A PESQ DO ESTADO DO PIAUI PROF AF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 DE AMPARO A PESQ DO ESTADO DO PIAUI PROF AFO</text:p>
          </table:table-cell>
          <table:table-cell table:style-name="ce17" office:value-type="float" office:value="65" calcext:value-type="float">
            <text:p>65</text:p>
          </table:table-cell>
          <table:table-cell table:style-name="ce16" office:value-type="string" calcext:value-type="string">
            <text:p>FAPEPI – FUND DE AMPARO <text:s/>A PESQ DO ESTADO DO PIAUI PROF AFO</text:p>
          </table:table-cell>
          <table:table-cell table:style-name="ce29" office:value-type="date" office:date-value="2014-07-11" calcext:value-type="date">
            <text:p>11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7" office:value-type="string" calcext:value-type="string">
            <text:p>AA.117.1.000714/14-8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ACAO RADIO E TELEVISAO EDUCATIVA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ACAO RADIO E TELEVISAO EDUCATIVA DO PIAUI</text:p>
          </table:table-cell>
          <table:table-cell table:style-name="ce17" office:value-type="float" office:value="67" calcext:value-type="float">
            <text:p>67</text:p>
          </table:table-cell>
          <table:table-cell table:style-name="ce16" office:value-type="string" calcext:value-type="string">
            <text:p>FUNDACAO ANTARES – FUNDACAO RADIO E TELEVISAO EDUCATIVA DO PIAUI</text:p>
          </table:table-cell>
          <table:table-cell table:style-name="ce29" office:value-type="date" office:date-value="2014-07-16" calcext:value-type="date">
            <text:p>16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1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AA.117.1.000714/14-8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GOR CARVALHO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67" calcext:value-type="float">
            <text:p>67</text:p>
          </table:table-cell>
          <table:table-cell table:style-name="ce16" office:value-type="string" calcext:value-type="string">
            <text:p>FUNDACAO ANTARES – FUNDACAO RADIO E TELEVISAO EDUCATIVA DO PIAUI</text:p>
          </table:table-cell>
          <table:table-cell table:style-name="ce29" office:value-type="date" office:date-value="2014-07-16" calcext:value-type="date">
            <text:p>16/07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– 02/02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7" office:value-type="string" calcext:value-type="string">
            <text:p>AA.117.1.000948/14-0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E PLANEJAMENT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E PLANEJAMENTO</text:p>
          </table:table-cell>
          <table:table-cell table:style-name="ce17" office:value-type="float" office:value="121" calcext:value-type="float">
            <text:p>121</text:p>
          </table:table-cell>
          <table:table-cell table:style-name="ce16" office:value-type="string" calcext:value-type="string">
            <text:p>SEPLAN – SECRETARIA DO PLANEJAMENTO</text:p>
          </table:table-cell>
          <table:table-cell table:style-name="ce29" office:value-type="date" office:date-value="2014-08-25" calcext:value-type="date">
            <text:p>25/08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7" office:value-type="string" calcext:value-type="string">
            <text:p>AA.117.1.000881/14-4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RAIMUNDO AUGUSTO LIMA NE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ESTADO DO PIAUI</text:p>
          </table:table-cell>
          <table:table-cell table:style-name="ce29" office:value-type="date" office:date-value="2014-08-25" calcext:value-type="date">
            <text:p>25/08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AA.117.1.000574/14-0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ESTADUAL PARA INCLUSAO DA PESSOA COM DEFICIENCIA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ESTADUAL PARA INCLUSAO DA PESSOA COM DEFICIENCIA</text:p>
          </table:table-cell>
          <table:table-cell table:style-name="ce17" office:value-type="float" office:value="116" calcext:value-type="float">
            <text:p>116</text:p>
          </table:table-cell>
          <table:table-cell table:style-name="ce16" office:value-type="string" calcext:value-type="string">
            <text:p>SEID – SECRETARIA ESTADUAL PARA INCLUSAO DA PESSOA COM DEFICENCIA</text:p>
          </table:table-cell>
          <table:table-cell table:style-name="ce29" office:value-type="date" office:date-value="2014-09-04" calcext:value-type="date">
            <text:p>04/09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7" office:value-type="string" calcext:value-type="string">
            <text:p>AA.117.1.000417/14-3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UNTA COMERCIAL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JUNTA COMERCIAL DO ESTADO DO PIAUI</text:p>
          </table:table-cell>
          <table:table-cell table:style-name="ce17" office:value-type="float" office:value="98" calcext:value-type="float">
            <text:p>98</text:p>
          </table:table-cell>
          <table:table-cell table:style-name="ce16" office:value-type="string" calcext:value-type="string">
            <text:p>JUCEPI – JUNTA COMERCIAL DO ESTADO DO PIAUI</text:p>
          </table:table-cell>
          <table:table-cell table:style-name="ce29" office:value-type="date" office:date-value="2014-08-08" calcext:value-type="date">
            <text:p>08/08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7" office:value-type="string" calcext:value-type="string">
            <text:p>AA.117.1.001065/14-3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IROCLES CAMPOS VERAS NE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SAUDE DO ESTADO DO PIAUI</text:p>
          </table:table-cell>
          <table:table-cell table:style-name="ce29" office:value-type="date" office:date-value="2014-09-09" calcext:value-type="date">
            <text:p>09/09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AA.117.1.001147/14-4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HARLES PORTO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4-10-17" calcext:value-type="date">
            <text:p>17/10/2014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7" office:value-type="string" calcext:value-type="string">
            <text:p>AA.117.1.001147/14-4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OURDES STELA DE ALENCAR MOT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4-10-28" calcext:value-type="date">
            <text:p>28/10/2014</text:p>
          </table:table-cell>
          <table:table-cell table:style-name="ce37" office:value-type="string" calcext:value-type="string">
            <text:p>EM ANDAMENTO: DTIC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AA.117.1.001210/14-7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RANILSON DA CUNHA CONRAD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94" calcext:value-type="float">
            <text:p>94</text:p>
          </table:table-cell>
          <table:table-cell table:style-name="ce16" office:value-type="string" calcext:value-type="string">
            <text:p>IMEPI – INSTITUTO DE METROLOGIA DO ESTADO DO PIAUI</text:p>
          </table:table-cell>
          <table:table-cell table:style-name="ce29" office:value-type="date" office:date-value="2014-10-31" calcext:value-type="date">
            <text:p>31/10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AA.117.1.001205/14-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 CENTRO DE PESQUISAS ECONOMICAS E SOCIAIS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 CENTRO DE PESQUISAS ECONOMICAS E SOCIAIS DO PIAUI</text:p>
          </table:table-cell>
          <table:table-cell table:style-name="ce17" office:value-type="float" office:value="28" calcext:value-type="float">
            <text:p>28</text:p>
          </table:table-cell>
          <table:table-cell table:style-name="ce16" office:value-type="string" calcext:value-type="string">
            <text:p>FUNDACAO CEPRO – FUND CENTRO DE PESQUISAS ECONOMICAS E SOCIAIS DO PIAUI</text:p>
          </table:table-cell>
          <table:table-cell table:style-name="ce29" office:value-type="date" office:date-value="2014-10-30" calcext:value-type="date">
            <text:p>30/10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AA.117.1.001210/14-7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SPEDITO RODRIGUES DE OLIV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94" calcext:value-type="float">
            <text:p>94</text:p>
          </table:table-cell>
          <table:table-cell table:style-name="ce16" office:value-type="string" calcext:value-type="string">
            <text:p>IMEPI – INSTITUTO DE METROLOGIA DO ESTADO DO PIAUI</text:p>
          </table:table-cell>
          <table:table-cell table:style-name="ce29" office:value-type="date" office:date-value="2014-10-31" calcext:value-type="date">
            <text:p>31/10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AA.117.1.001036/14-4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string" calcext:value-type="string">
            <text:p>PJ-A1</text:p>
          </table:table-cell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4-11-03" calcext:value-type="date">
            <text:p>03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AA.117.1.001210/14-7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NSTITUTO DE METROLOGIA DO ESTADO DO PIAUI</text:p>
          </table:table-cell>
          <table:table-cell table:style-name="ce17" office:value-type="string" calcext:value-type="string">
            <text:p>PJ-A1</text:p>
          </table:table-cell>
          <table:table-cell table:style-name="ce17" office:value-type="string" calcext:value-type="string">
            <text:p>INSTITUTO DE METROLOGIA DO ESTADO DO PIAUI</text:p>
          </table:table-cell>
          <table:table-cell table:style-name="ce17" office:value-type="float" office:value="94" calcext:value-type="float">
            <text:p>94</text:p>
          </table:table-cell>
          <table:table-cell table:style-name="ce16" office:value-type="string" calcext:value-type="string">
            <text:p>IMEPI – INSTITUTO DE METROLOGIA DO ESTADO DO PIAUI</text:p>
          </table:table-cell>
          <table:table-cell table:style-name="ce29" office:value-type="date" office:date-value="2014-11-04" calcext:value-type="date">
            <text:p>04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CI-CRSI – 21/20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GENCIA DE TECNOLOGIA DA INFORMACAO DO ESTADO DO PIAUI</text:p>
          </table:table-cell>
          <table:table-cell table:style-name="ce17" office:value-type="string" calcext:value-type="string">
            <text:p>EQP-A1</text:p>
          </table:table-cell>
          <table:table-cell table:style-name="ce17" office:value-type="string" calcext:value-type="string">
            <text:p>AGENCIA DE TECNOLOGIA DA INFORMACAO DO ESTADO DO PIAUI</text:p>
          </table:table-cell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</text:p>
          </table:table-cell>
          <table:table-cell table:style-name="ce29" office:value-type="date" office:date-value="2014-11-03" calcext:value-type="date">
            <text:p>03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AA.117.1.001092/14-0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IAUI – SECRETARIA DE JUSTIÇA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PIAUI – SECRETARIA DE JUSTIÇA</text:p>
          </table:table-cell>
          <table:table-cell table:style-name="ce17" office:value-type="float" office:value="118" calcext:value-type="float">
            <text:p>118</text:p>
          </table:table-cell>
          <table:table-cell table:style-name="ce16" office:value-type="string" calcext:value-type="string">
            <text:p>SEJUS – SECRETARIA DA JUSTICA</text:p>
          </table:table-cell>
          <table:table-cell table:style-name="ce29" office:value-type="date" office:date-value="2014-11-05" calcext:value-type="date">
            <text:p>05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CI.009/2014-Certificação Digital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RGIO VENITIUS CAMPOS RAMO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</text:p>
          </table:table-cell>
          <table:table-cell table:style-name="ce29" office:value-type="date" office:date-value="2014-11-18" calcext:value-type="date">
            <text:p>18/11/2014</text:p>
          </table:table-cell>
          <table:table-cell table:style-name="ce37" office:value-type="string" calcext:value-type="string">
            <text:p>ARQUIVADO EM PDF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ACY VANDRO MIRANDA E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1" calcext:value-type="date">
            <text:p>21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RILSON PEREIRA MALAQUIA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6" calcext:value-type="date">
            <text:p>26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EONARDO FONSECA BARBO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RMANO CARVALHO BARBO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VALTEMBERG DE BRITO FIRMEZ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NOEL MESQUITA DE ARAUJO NE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EIKO LEAL MELO HOHMANN BRI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ROBERT RIOS MAGALHAES JUNIO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DREA DE JESUS CARVA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ULIO CESAR DUAILIBE SALEM FI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ILMARA GUIMARAES BEZERRA PESSO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DVALDA REGINA XAVIER ALMEID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ARLA SAMARA MARTINS FERNAND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EANDRO FERRAZ DAMASCENO RIBEIR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CEL JOFFILY DE SOUZ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ERSON HENRIQUE SILVA SOU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WENDEL DAMASCENO SOU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LEEN CARLA GOMES BRANDA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AYANA SAMPAIO MEND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FONSO LIMA DA CRUZ JUNIO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A CAROLINA DE FREITAS TAPETY JUNIO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DREA MELO DE CARVALH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A HILDETH LEAL EVANGELISTA NUN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AULA BATISTA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ANIELA NEVES BON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NGELA MARTINS SOARES BARRO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RISVALDO MARQUES DOS REI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2" calcext:value-type="date">
            <text:p>02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LICIA RODRIGUES BATISTA MARTIN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2" calcext:value-type="date">
            <text:p>02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AYSE DOS SANTOS MARQU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4" calcext:value-type="date">
            <text:p>04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IS ALVINO MARQUES PER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5" calcext:value-type="date">
            <text:p>0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KARLA CIBELE TELES DE MESQUITA ANDRADE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0" calcext:value-type="date">
            <text:p>10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ARAH VIEIRA MIRAND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WENIA DA SILVA MOU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KLESIA PAIVA MELO DE MORA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CELO MOITA PIEROT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ROSA MENDES VIANA FORMIG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WELIGTON DE ANDRADE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GO CASTELO BRANCO DE SAMPAI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8" calcext:value-type="date">
            <text:p>18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ULIETA SAMPAIO NEVES AIR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ARA MARIA ARAUJO MEL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OSITA MARIA MACHADO RIBEIRO COST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2" calcext:value-type="date">
            <text:p>12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CARLOS SOARES DE OLIV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6" calcext:value-type="date">
            <text:p>16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LYNNE PATRICIO DE ALMEIDA SANTO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8" calcext:value-type="date">
            <text:p>18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AA.117.1.001437/14-1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FORT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 DO PIAUÍ</text:p>
          </table:table-cell>
          <table:table-cell table:style-name="ce29" office:value-type="date" office:date-value="2014-12-23" calcext:value-type="date">
            <text:p>23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AA.117.1.001294/14-0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EPARTAMENTO ESTADUAL DE TRANSIT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DEPARTAMENTO ESTADUAL DE TRANSITO</text:p>
          </table:table-cell>
          <table:table-cell table:style-name="ce17" office:value-type="float" office:value="57" calcext:value-type="float">
            <text:p>57</text:p>
          </table:table-cell>
          <table:table-cell table:style-name="ce16" office:value-type="string" calcext:value-type="string">
            <text:p>DETRAN – DEPARTAMENTO ESTADUAL DE TRANSITO DO PIAUI</text:p>
          </table:table-cell>
          <table:table-cell table:style-name="ce29" office:value-type="date" office:date-value="2014-11-26" calcext:value-type="date">
            <text:p>26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ERVASIO PIMENTEL FERNAND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VERONICA ACIOLY DE VASCONCELO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IA MEDEIROS DE CARMO IV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7" calcext:value-type="date">
            <text:p>27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ARLA YASCAR BENTO FEITOSA BELCHIO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ISELA MENDES LOP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ULIANO DE OLIVEIRA LEONEL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1-29" calcext:value-type="date">
            <text:p>29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RISCILA GIMENES DO NASCIMEN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PRISCILA POEGERE RODRIGUES DA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1" calcext:value-type="date">
            <text:p>0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GERMANA MELO BEZERRA DIOGENES PESSO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5" calcext:value-type="date">
            <text:p>0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IVIA DE OLIVEIRA REVORED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05" calcext:value-type="date">
            <text:p>0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AA.117.1.001146/14-3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string" calcext:value-type="string">
            <text:p>PJ-A1</text:p>
          </table:table-cell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4-11-21" calcext:value-type="date">
            <text:p>21/11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(APROVADO APENAS A URL TEDDIST.SEFAZ.PI.GOV.BR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HARADJA MICHELLINY DE FIGUEIREDO FREITAS FREITAG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LESSANDRO ANDRADE SPINDOL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1" calcext:value-type="date">
            <text:p>11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ABRICIO MARCIO DE CASTRO ARAUJ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2" calcext:value-type="date">
            <text:p>12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DE JESUS BARBOS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YRTES MARIA DE FREITAS E SILV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LZIRA MOTTA E BONA SOAR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5" calcext:value-type="date">
            <text:p>15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VIVIANE PINHEIRO PIRES SETUBAL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IRANI ALBUQUERQUE BRI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ILENE BRANDAO LIM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7" calcext:value-type="date">
            <text:p>17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CIANA MOREIRA RAMOS DE ARAUJ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8" calcext:value-type="date">
            <text:p>18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LIZABETH MARIA MEMORIA AGUIA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8" calcext:value-type="date">
            <text:p>18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DMILLA MARIA REIS PAES LANDIM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9" calcext:value-type="date">
            <text:p>19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RANCISCO CARDOSO JAL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4-12-19" calcext:value-type="date">
            <text:p>19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AA.117.1000023/15-6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A INFRAESTRUTURA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A INFRAESTRUTURA</text:p>
          </table:table-cell>
          <table:table-cell table:style-name="ce17" office:value-type="float" office:value="117" calcext:value-type="float">
            <text:p>117</text:p>
          </table:table-cell>
          <table:table-cell table:style-name="ce16" office:value-type="string" calcext:value-type="string">
            <text:p>SEINFRA – SECRETARIA DA INFRAESTRUTURA</text:p>
          </table:table-cell>
          <table:table-cell table:style-name="ce29" office:value-type="date" office:date-value="2014-12-29" calcext:value-type="date">
            <text:p>29/12/2014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AA.117.1.000007/15-00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UIZ ANTONIO BAPTISTA DA COSTA LEITE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5-01-07" calcext:value-type="date">
            <text:p>07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AA.117.1.001416/14-0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CELO CHAVES DE MIRAND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93" calcext:value-type="float">
            <text:p>93</text:p>
          </table:table-cell>
          <table:table-cell table:style-name="ce16" office:value-type="string" calcext:value-type="string">
            <text:p>IDTNP – INSTITUTO DE DOENCAS TROPICAIS NATAN PORTELA</text:p>
          </table:table-cell>
          <table:table-cell table:style-name="ce29" office:value-type="date" office:date-value="2015-01-21" calcext:value-type="date">
            <text:p>21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AA.117.1.000093/15-68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ESTADO DO PIAUI</text:p>
          </table:table-cell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SECRETARIA DE GOVERNO</text:p>
          </table:table-cell>
          <table:table-cell table:style-name="ce29" office:value-type="date" office:date-value="2015-01-22" calcext:value-type="date">
            <text:p>22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 (E-CNPJ C\ RESP. LEGAL ANTONIO JOSÉ DE MORAES SOUZA FILHO NO SISTEMA ANTIGO – SEM ACESSO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AA.117.1.000129/15-0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JOSE WELLINGTON BARROSO DE ARAUJO DIA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74" calcext:value-type="float">
            <text:p>74</text:p>
          </table:table-cell>
          <table:table-cell table:style-name="ce16" office:value-type="string" calcext:value-type="string">
            <text:p>GAMIL – GABINETE MILITAR</text:p>
          </table:table-cell>
          <table:table-cell table:style-name="ce29" office:value-type="date" office:date-value="2015-01-22" calcext:value-type="date">
            <text:p>22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AA.117.1.000096/15-9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LAUDIO DE SOUZA BRITO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74" calcext:value-type="float">
            <text:p>74</text:p>
          </table:table-cell>
          <table:table-cell table:style-name="ce16" office:value-type="string" calcext:value-type="string">
            <text:p>GAMIL – GABINETE MILITAR</text:p>
          </table:table-cell>
          <table:table-cell table:style-name="ce29" office:value-type="date" office:date-value="2015-01-22" calcext:value-type="date">
            <text:p>22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AA.117.1.000107/15-92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RAO MARTINS DO REGO LOBA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ARAO MARTINS DO REGO LOBAO</text:p>
          </table:table-cell>
          <table:table-cell table:style-name="ce17" office:value-type="float" office:value="57" calcext:value-type="float">
            <text:p>57</text:p>
          </table:table-cell>
          <table:table-cell table:style-name="ce16" office:value-type="string" calcext:value-type="string">
            <text:p>DETRAN – DEPARTAMENTO ESTADUAL DE TRANSITO DO PIAUI</text:p>
          </table:table-cell>
          <table:table-cell table:style-name="ce29" office:value-type="date" office:date-value="2015-01-23" calcext:value-type="date">
            <text:p>23/01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NÃO HOUVE COMPARECIMENTO PARA CONFERENCIA DE DOCUMENTOS E EMISSÃO DO TERMO DE TITULARIDADE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7" office:value-type="string" calcext:value-type="string">
            <text:p>AA.117.1.000086/15-9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EMILIO JOAQUIM DE OLIVEIRA JUNIOR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5-01-23" calcext:value-type="date">
            <text:p>23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AA.117.1.000086/15-97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CRISTIANO NATALICIO NEVES DE OLIVEI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5-01-23" calcext:value-type="date">
            <text:p>23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AA.117.1.000054/15-7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string" calcext:value-type="string">
            <text:p>PJ-A1</text:p>
          </table:table-cell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5-01-26" calcext:value-type="date">
            <text:p>26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AA.117.1.000040/15-3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A FAZENDA DO ESTADO DO PIAUI</text:p>
          </table:table-cell>
          <table:table-cell table:style-name="ce17" office:value-type="float" office:value="114" calcext:value-type="float">
            <text:p>114</text:p>
          </table:table-cell>
          <table:table-cell table:style-name="ce16" office:value-type="string" calcext:value-type="string">
            <text:p>SEFAZ – SECRETARIA DE ESTADO DA FAZENDA DO PIAUI</text:p>
          </table:table-cell>
          <table:table-cell table:style-name="ce29" office:value-type="date" office:date-value="2015-01-26" calcext:value-type="date">
            <text:p>26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AA.117.1.000064/15-7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O PLANEJAMENT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O PLANEJAMENTO</text:p>
          </table:table-cell>
          <table:table-cell table:style-name="ce17" office:value-type="float" office:value="121" calcext:value-type="float">
            <text:p>121</text:p>
          </table:table-cell>
          <table:table-cell table:style-name="ce16" office:value-type="string" calcext:value-type="string">
            <text:p>SEPLAN – SECRETARIA DO PLANEJAMENTO</text:p>
          </table:table-cell>
          <table:table-cell table:style-name="ce29" office:value-type="date" office:date-value="2015-01-27" calcext:value-type="date">
            <text:p>27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CI.GAB.DG.ATI Nº001/14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AGENCIA DE TECNOLOGIA DA INFORMACA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AGENCIA DE TECNOLOGIA DA INFORMACAO DO ESTADO DO PIAUI</text:p>
          </table:table-cell>
          <table:table-cell table:style-name="ce17" office:value-type="float" office:value="17" calcext:value-type="float">
            <text:p>17</text:p>
          </table:table-cell>
          <table:table-cell table:style-name="ce16" office:value-type="string" calcext:value-type="string">
            <text:p>ATI – AGENCIA DE TECNOLOGIA DA INFORMACAO DO ESTADO</text:p>
          </table:table-cell>
          <table:table-cell table:style-name="ce29" office:value-type="date" office:date-value="2015-01-29" calcext:value-type="date">
            <text:p>29/01/2015</text:p>
          </table:table-cell>
          <table:table-cell table:style-name="ce37"/>
          <table:table-cell table:style-name="ce17" office:value-type="string" calcext:value-type="string">
            <text:p>A CI VEIO COM A DATA ERRADA, DE 2014 QUANDO DEVERIA SER 2015.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AA.117.1.000139/15-05</text:p>
          </table:table-cell>
          <table:table-cell table:style-name="ce12"/>
          <table:table-cell table:style-name="ce12" office:value-type="float" office:value="28788338304" calcext:value-type="float">
            <text:p>28788338304</text:p>
          </table:table-cell>
          <table:table-cell table:style-name="ce17"/>
          <table:table-cell table:style-name="ce17" office:value-type="string" calcext:value-type="string">
            <text:p>SECRETARIA DE MINERACAO PETROLEO E ENERGIAS RENOVAVEIS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E MINERACAO PETROLEO E ENERGIAS RENOVAVEIS</text:p>
          </table:table-cell>
          <table:table-cell table:style-name="ce17" office:value-type="float" office:value="120" calcext:value-type="float">
            <text:p>120</text:p>
          </table:table-cell>
          <table:table-cell table:style-name="ce16" office:value-type="string" calcext:value-type="string">
            <text:p>SEMINPER – SECRETARIA DE MINERACAO PETROLE E ENERGIAS RENOVAVEIS</text:p>
          </table:table-cell>
          <table:table-cell table:style-name="ce29" office:value-type="date" office:date-value="2015-01-28" calcext:value-type="date">
            <text:p>28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AA.117.1.000187/15-95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E GOVERNO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E GOVERNO</text:p>
          </table:table-cell>
          <table:table-cell table:style-name="ce17" office:value-type="float" office:value="115" calcext:value-type="float">
            <text:p>115</text:p>
          </table:table-cell>
          <table:table-cell table:style-name="ce16" office:value-type="string" calcext:value-type="string">
            <text:p>SEGOV – PIAUI SECRETARIA DE GOVERNO</text:p>
          </table:table-cell>
          <table:table-cell table:style-name="ce29" office:value-type="date" office:date-value="2015-01-29" calcext:value-type="date">
            <text:p>29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7" office:value-type="string" calcext:value-type="string">
            <text:p>AA.117.1.000100/15-2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TEUS FARIAS MOURA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" calcext:value-type="float">
            <text:p>13</text:p>
          </table:table-cell>
          <table:table-cell table:style-name="ce16" office:value-type="string" calcext:value-type="string">
            <text:p>ADAPI – AGENCIA DE DEFESA AGROPECUARIA DO PIAUI</text:p>
          </table:table-cell>
          <table:table-cell table:style-name="ce29" office:value-type="date" office:date-value="2015-01-30" calcext:value-type="date">
            <text:p>30/01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AA.117.1.000097/15-0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FUNDO DE SAUDE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FUNDO DE SAUDE DO ESTADO DO PIAUI</text:p>
          </table:table-cell>
          <table:table-cell table:style-name="ce17" office:value-type="float" office:value="73" calcext:value-type="float">
            <text:p>73</text:p>
          </table:table-cell>
          <table:table-cell table:style-name="ce16" office:value-type="string" calcext:value-type="string">
            <text:p>FUNSAUDE - FUNDO DE SAUDE DO ESTADO DO PIAUI</text:p>
          </table:table-cell>
          <table:table-cell table:style-name="ce29" office:value-type="date" office:date-value="2015-02-02" calcext:value-type="date">
            <text:p>02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AA.117.1.000100/15-2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LENA MARIA ROCHA PATRICIO RODRIGUE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3" calcext:value-type="float">
            <text:p>13</text:p>
          </table:table-cell>
          <table:table-cell table:style-name="ce16" office:value-type="string" calcext:value-type="string">
            <text:p>ADAPI – AGENCIA DE DEFESA AGROPECUARIA DO PIAUI</text:p>
          </table:table-cell>
          <table:table-cell table:style-name="ce29" office:value-type="date" office:date-value="2015-02-02" calcext:value-type="date">
            <text:p>02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AA.117.1.000097/15-0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E SAUDE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E SAUDE</text:p>
          </table:table-cell>
          <table:table-cell table:style-name="ce17" office:value-type="float" office:value="122" calcext:value-type="float">
            <text:p>122</text:p>
          </table:table-cell>
          <table:table-cell table:style-name="ce16" office:value-type="string" calcext:value-type="string">
            <text:p>SESAPI – SECRETARIA DE ESTADO DA SAUDE</text:p>
          </table:table-cell>
          <table:table-cell table:style-name="ce29" office:value-type="date" office:date-value="2015-02-02" calcext:value-type="date">
            <text:p>02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AA.117.1.000077/15-03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E TURISMO DO ESTADO DO PIAUI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E TURISMO DO ESTADO DO PIAUI</text:p>
          </table:table-cell>
          <table:table-cell table:style-name="ce17" office:value-type="float" office:value="125" calcext:value-type="float">
            <text:p>125</text:p>
          </table:table-cell>
          <table:table-cell table:style-name="ce16" office:value-type="string" calcext:value-type="string">
            <text:p>SETUR – SECRETARIA DO TURISMO DO ESTADO DO PIAUI</text:p>
          </table:table-cell>
          <table:table-cell table:style-name="ce29" office:value-type="date" office:date-value="2015-02-03" calcext:value-type="date">
            <text:p>03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AA.117.1.000177/15-9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MARIA DE LOURDES DESIDERIO FREITA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171" calcext:value-type="float">
            <text:p>171</text:p>
          </table:table-cell>
          <table:table-cell table:style-name="ce16" office:value-type="string" calcext:value-type="string">
            <text:p>VG – VICE-GOVERNADORIA DO ESTADO DO PIAUI</text:p>
          </table:table-cell>
          <table:table-cell table:style-name="ce29" office:value-type="date" office:date-value="2015-02-03" calcext:value-type="date">
            <text:p>03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AA.117.1.001197/14-46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DANIEL GAZE FABRIS</text:p>
          </table:table-cell>
          <table:table-cell table:style-name="ce17" office:value-type="string" calcext:value-type="string">
            <text:p>PF-A3</text:p>
          </table:table-cell>
          <table:table-cell table:style-name="ce16"/>
          <table:table-cell table:style-name="ce17" office:value-type="float" office:value="59" calcext:value-type="float">
            <text:p>59</text:p>
          </table:table-cell>
          <table:table-cell table:style-name="ce16" office:value-type="string" calcext:value-type="string">
            <text:p>DPG – DEFENSORIA PUBLICA DO ESTADO DO PIAUI</text:p>
          </table:table-cell>
          <table:table-cell table:style-name="ce29" office:value-type="date" office:date-value="2015-02-06" calcext:value-type="date">
            <text:p>06/02/2015</text:p>
          </table:table-cell>
          <table:table-cell table:style-name="ce37" office:value-type="string" calcext:value-type="string">
            <text:p>ARQUIVADO</text:p>
          </table:table-cell>
          <table:table-cell table:style-name="ce17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AA.117.1.000053/15-61</text:p>
          </table:table-cell>
          <table:table-cell table:style-name="ce12" table:number-columns-repeated="2"/>
          <table:table-cell table:style-name="ce17"/>
          <table:table-cell table:style-name="ce17" office:value-type="string" calcext:value-type="string">
            <text:p>SECRETARIA DE SEGURANÇA</text:p>
          </table:table-cell>
          <table:table-cell table:style-name="ce17" office:value-type="string" calcext:value-type="string">
            <text:p>PJ-A3</text:p>
          </table:table-cell>
          <table:table-cell table:style-name="ce17" office:value-type="string" calcext:value-type="string">
            <text:p>SECRETARIA DE SEGURANÇA</text:p>
          </table:table-cell>
          <table:table-cell table:style-name="ce17" office:value-type="float" office:value="126" calcext:value-type="float">
            <text:p>126</text:p>
          </table:table-cell>
          <table:table-cell table:style-name="ce16" office:value-type="string" calcext:value-type="string">
            <text:p>SECSEG <text:s/>– SECRETARIA DE SEGURANÇA PUBLICA</text:p>
          </table:table-cell>
          <table:table-cell table:style-name="ce29" office:value-type="date" office:date-value="2015-02-13" calcext:value-type="date">
            <text:p>13/02/2015</text:p>
          </table:table-cell>
          <table:table-cell table:style-name="ce37"/>
          <table:table-cell table:style-name="ce17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8" office:value-type="string" calcext:value-type="string">
            <text:p>AA.117.1.000178/15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17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8" office:value-type="string" calcext:value-type="string">
            <text:p>AA.117.1.000178/15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17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PIAUI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8" office:value-type="string" calcext:value-type="string">
            <text:p>AA.117.1.000178/15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17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PIAUI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8" office:value-type="string" calcext:value-type="string">
            <text:p>AA.117.1.000178/15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17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PIAUI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8" office:value-type="string" calcext:value-type="string">
            <text:p>AA.117.1.000178/15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FAZ – SECRETARIA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17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PIAUI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8" office:value-type="string" calcext:value-type="string">
            <text:p>AA.117.1.000102/15-4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STEINER RODRIGUES MESQUIT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<text:s/>DE ASSIST E PREVID DO ESTADO DO PIAUI</text:p>
          </table:table-cell>
          <table:table-cell table:style-name="ce25" office:value-type="float" office:value="90" calcext:value-type="float">
            <text:p>90</text:p>
          </table:table-cell>
          <table:table-cell table:style-name="ce18" office:value-type="string" calcext:value-type="string">
            <text:p>IAPEP – INSTITUTO DE ASSIST E PREVID DO ESTADO DO PIAUI</text:p>
          </table:table-cell>
          <table:table-cell table:style-name="ce31" office:value-type="date" office:date-value="2015-02-19" calcext:value-type="date">
            <text:p>19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8" office:value-type="string" calcext:value-type="string">
            <text:p>AA.117.1.000343/15-3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NSTITUTO DE DESENVOLVIMENTO DO PIAUÍ IDEP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INSTITUTO DE DESENVOLVIMENTO DO PIAUÍ IDEPI</text:p>
          </table:table-cell>
          <table:table-cell table:style-name="ce25" office:value-type="float" office:value="92" calcext:value-type="float">
            <text:p>92</text:p>
          </table:table-cell>
          <table:table-cell table:style-name="ce18" office:value-type="string" calcext:value-type="string">
            <text:p>IDP – INSTITUTO DE DESENVOLVIMENTO DO PIAUI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8" office:value-type="string" calcext:value-type="string">
            <text:p>AA.117.1.000079/15-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 CENTRO DE PESQUISAS ECONOMICAS E SOCIAIS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 CENTRO DE PESQUISAS ECONOMICAS E SOCIAIS DO PIAUI</text:p>
          </table:table-cell>
          <table:table-cell table:style-name="ce25" office:value-type="float" office:value="28" calcext:value-type="float">
            <text:p>28</text:p>
          </table:table-cell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31" office:value-type="date" office:date-value="2015-02-12" calcext:value-type="date">
            <text:p>12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8" office:value-type="string" calcext:value-type="string">
            <text:p>AA.117.1.000297/15-8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NSTITUTO DE ASSISTENCIA TÉCNICA E EXTENSÃO RURAL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INSTITUTO DE ASSISTENCIA TÉCNICA E EXTENSÃO RURAL</text:p>
          </table:table-cell>
          <table:table-cell table:style-name="ce25" office:value-type="float" office:value="61" calcext:value-type="float">
            <text:p>61</text:p>
          </table:table-cell>
          <table:table-cell table:style-name="ce18" office:value-type="string" calcext:value-type="string">
            <text:p>EMATER – INSTITUTO DE ASSISTENCIA TECNICA E EXTENÇAO RURAL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8" office:value-type="string" calcext:value-type="string">
            <text:p>AA.117.1.001197/14-4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ONCEICAO DE MARIA SILVA NEGREI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02-25" calcext:value-type="date">
            <text:p>25/02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8" office:value-type="string" calcext:value-type="string">
            <text:p>AA.117.1.000235/15-6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ACAO CULTURAL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CULTURAL DO PIAUI</text:p>
          </table:table-cell>
          <table:table-cell table:style-name="ce25" office:value-type="float" office:value="66" calcext:value-type="float">
            <text:p>66</text:p>
          </table:table-cell>
          <table:table-cell table:style-name="ce18" office:value-type="string" calcext:value-type="string">
            <text:p>FUNDAC – FUNDACAO CULTURAL DO PIAUI</text:p>
          </table:table-cell>
          <table:table-cell table:style-name="ce31" office:value-type="date" office:date-value="2015-02-26" calcext:value-type="date">
            <text:p>26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8" office:value-type="string" calcext:value-type="string">
            <text:p>AA.117.1.000383/15-3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ALVARENG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4" calcext:value-type="float">
            <text:p>14</text:p>
          </table:table-cell>
          <table:table-cell table:style-name="ce18" office:value-type="string" calcext:value-type="string">
            <text:p>ADH – AGENCIA DE DESENVOLVIMENTO HABITACIONAL </text:p>
          </table:table-cell>
          <table:table-cell table:style-name="ce31" office:value-type="date" office:date-value="2015-02-26" calcext:value-type="date">
            <text:p>26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8" office:value-type="string" calcext:value-type="string">
            <text:p>AA.117.1.000192/15-4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ACAO DOS ESPORTES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DOS ESPORTES DO PIAUI</text:p>
          </table:table-cell>
          <table:table-cell table:style-name="ce25" office:value-type="float" office:value="68" calcext:value-type="float">
            <text:p>68</text:p>
          </table:table-cell>
          <table:table-cell table:style-name="ce18" office:value-type="string" calcext:value-type="string">
            <text:p>FUNDESP – FUNDACAO DO ESPORTES DO PIAUI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8" office:value-type="string" calcext:value-type="string">
            <text:p>AA.117.1.000372/15-2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ACAO RADIO E TELEVISAO EDUCATIVA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RADIO E TELEVISAO EDUCATIVA DO PIAUI</text:p>
          </table:table-cell>
          <table:table-cell table:style-name="ce25" office:value-type="float" office:value="67" calcext:value-type="float">
            <text:p>67</text:p>
          </table:table-cell>
          <table:table-cell table:style-name="ce18" office:value-type="string" calcext:value-type="string">
            <text:p>FUNDACAO ANTARES – FUNDACAO RADIO E TELEVISAO EDUCATIVA DO PIAUI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8" office:value-type="string" calcext:value-type="string">
            <text:p>AA.117.1.001197/14-4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ATALIA E SILVA DE ALMENDRA FREIT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02-26" calcext:value-type="date">
            <text:p>26/02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8" office:value-type="string" calcext:value-type="string">
            <text:p>AA.117.1.000160/15-2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AS MERCES LEAL DA COSTA PADU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PIAUI</text:p>
          </table:table-cell>
          <table:table-cell table:style-name="ce31" office:value-type="date" office:date-value="2015-03-02" calcext:value-type="date">
            <text:p>02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8" office:value-type="string" calcext:value-type="string">
            <text:p>AA.117.1.000317/15-7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UNTA COMERCIAL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JUNTA COMERCIAL DO ESTADO DO PIAUI</text:p>
          </table:table-cell>
          <table:table-cell table:style-name="ce25" office:value-type="float" office:value="98" calcext:value-type="float">
            <text:p>98</text:p>
          </table:table-cell>
          <table:table-cell table:style-name="ce18" office:value-type="string" calcext:value-type="string">
            <text:p>JUCEPI – JUNTA COMERCIAL DO ESTADO DO PIAUI</text:p>
          </table:table-cell>
          <table:table-cell table:style-name="ce31" office:value-type="date" office:date-value="2015-02-27" calcext:value-type="date">
            <text:p>27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8" office:value-type="string" calcext:value-type="string">
            <text:p>AA.117.1.000362/15-2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ACAO UNIVERDIDADE ESTADUAL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UNIVERDIDADE ESTADUAL DO PIAUI</text:p>
          </table:table-cell>
          <table:table-cell table:style-name="ce25" office:value-type="float" office:value="136" calcext:value-type="float">
            <text:p>136</text:p>
          </table:table-cell>
          <table:table-cell table:style-name="ce18" office:value-type="string" calcext:value-type="string">
            <text:p>UESPI – FUNDACAO UNIVERSIDADE ESTADUAL DO PIAUI</text:p>
          </table:table-cell>
          <table:table-cell table:style-name="ce31" office:value-type="date" office:date-value="2015-03-05" calcext:value-type="date">
            <text:p>05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8" office:value-type="string" calcext:value-type="string">
            <text:p>AA.117.1.000363/15-3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EONARDO BATISTA ASSUNC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36" calcext:value-type="float">
            <text:p>136</text:p>
          </table:table-cell>
          <table:table-cell table:style-name="ce18" office:value-type="string" calcext:value-type="string">
            <text:p>UESPI – UNIVERSIDADE ESTADUAL DO PIAUI</text:p>
          </table:table-cell>
          <table:table-cell table:style-name="ce31" office:value-type="date" office:date-value="2015-03-03" calcext:value-type="date">
            <text:p>03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8" office:value-type="string" calcext:value-type="string">
            <text:p>AA.117.1.000363/15-3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NOEL VICENTE OLIV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36" calcext:value-type="float">
            <text:p>136</text:p>
          </table:table-cell>
          <table:table-cell table:style-name="ce18" office:value-type="string" calcext:value-type="string">
            <text:p>UESPI – UNIVERSIDADE ESTADUAL DO PIAUI</text:p>
          </table:table-cell>
          <table:table-cell table:style-name="ce31" office:value-type="date" office:date-value="2015-03-03" calcext:value-type="date">
            <text:p>03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8" office:value-type="string" calcext:value-type="string">
            <text:p>AA.117.1.000458/15-7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GENCIA DE DESENVOLVIMENTO HABITACIONAL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AGENCIA DE DESENVOLVIMENTO HABITACIONAL DO PIAUI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string" calcext:value-type="string">
            <text:p>ADH – AGENCIA DE DESENVOLVIMENTO HABITACIONAL </text:p>
          </table:table-cell>
          <table:table-cell table:style-name="ce31" office:value-type="date" office:date-value="2015-03-10" calcext:value-type="date">
            <text:p>10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8" office:value-type="string" calcext:value-type="string">
            <text:p>AA.117.1.000127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CJARDESON ROCHA DI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3-10" calcext:value-type="date">
            <text:p>10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8" office:value-type="string" calcext:value-type="string">
            <text:p>AA.117.1.000558/15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LINIO CLERTON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5-03-10" calcext:value-type="date">
            <text:p>10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8" office:value-type="string" calcext:value-type="string">
            <text:p>AA.117.1.000465/15-4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OORDENADORIA DE ENFRENTAMENTO AS DROGAS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COORDENADORIA DE ENFRENTAMENTO AS DROGAS</text:p>
          </table:table-cell>
          <table:table-cell table:style-name="ce25" office:value-type="float" office:value="41" calcext:value-type="float">
            <text:p>41</text:p>
          </table:table-cell>
          <table:table-cell table:style-name="ce18" office:value-type="string" calcext:value-type="string">
            <text:p>CODROGAS – COORDENADORIA DE ENFRENTAMENTO AS DROGAS</text:p>
          </table:table-cell>
          <table:table-cell table:style-name="ce31" office:value-type="date" office:date-value="2015-03-10" calcext:value-type="date">
            <text:p>10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8" office:value-type="string" calcext:value-type="string">
            <text:p>AA.117.1.000457/15-6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ANTONIO CELESTINO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11" calcext:value-type="date">
            <text:p>11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8" office:value-type="string" calcext:value-type="string">
            <text:p>AA.117.1.000457/15-6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LIMA COUTIN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11" calcext:value-type="date">
            <text:p>11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8" office:value-type="string" calcext:value-type="string">
            <text:p>AA.117.1.000490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OORDENADORIA DA JUVENTUDE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COORDENADORIA DA JUVENTUDE DO ESTADO DO PIAUI</text:p>
          </table:table-cell>
          <table:table-cell table:style-name="ce25" office:value-type="float" office:value="43" calcext:value-type="float">
            <text:p>43</text:p>
          </table:table-cell>
          <table:table-cell table:style-name="ce18" office:value-type="string" calcext:value-type="string">
            <text:p>COJUV – COORDENADORIA DA JUVENTUDE DO ESTADO DO PIAUI</text:p>
          </table:table-cell>
          <table:table-cell table:style-name="ce31" office:value-type="date" office:date-value="2015-03-11" calcext:value-type="date">
            <text:p>11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8" office:value-type="string" calcext:value-type="string">
            <text:p>AA.117.1.000538/15-6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ALTER CID MENDES DANT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12" calcext:value-type="date">
            <text:p>12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8" office:value-type="string" calcext:value-type="string">
            <text:p>AA.117.1.000504/15-2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ARLOS HENRIQUE MENDES DA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5-03-12" calcext:value-type="date">
            <text:p>12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8" office:value-type="string" calcext:value-type="string">
            <text:p>AA.117.1.000559/15-7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ERNANDO EULALIO NUN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5-03-12" calcext:value-type="date">
            <text:p>12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8" office:value-type="string" calcext:value-type="string">
            <text:p>AA.117.1.000099/15-1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GENCIA DE DEFESA AGROPECUARIA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AGENCIA DE DEFESA AGROPECUARIA DO ESTADO DO PIAUI</text:p>
          </table:table-cell>
          <table:table-cell table:style-name="ce25" office:value-type="float" office:value="13" calcext:value-type="float">
            <text:p>13</text:p>
          </table:table-cell>
          <table:table-cell table:style-name="ce18" office:value-type="string" calcext:value-type="string">
            <text:p>ADAPI – AGENCIA DE DEFESA AGROPECUARIO DO PIAUI</text:p>
          </table:table-cell>
          <table:table-cell table:style-name="ce31" office:value-type="date" office:date-value="2015-03-13" calcext:value-type="date">
            <text:p>13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8" office:value-type="string" calcext:value-type="string">
            <text:p>AA.117.1.000324/15-4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EPARTAMENTO DE ESTRADAS DE RODAGEM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DEPARTAMENTO DE ESTRADAS DE RODAGEM DO PIAUI</text:p>
          </table:table-cell>
          <table:table-cell table:style-name="ce25" office:value-type="float" office:value="56" calcext:value-type="float">
            <text:p>56</text:p>
          </table:table-cell>
          <table:table-cell table:style-name="ce18" office:value-type="string" calcext:value-type="string">
            <text:p>DER – DEPARTAMENTO DE ESTRADAS DE RODAGEM DO PIAUI</text:p>
          </table:table-cell>
          <table:table-cell table:style-name="ce31" office:value-type="date" office:date-value="2015-03-16" calcext:value-type="date">
            <text:p>16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8" office:value-type="string" calcext:value-type="string">
            <text:p>AA.117.1.000571/15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NSTITUTO DE TERRAS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INSTITUTO DE TERRAS DO PIAUI</text:p>
          </table:table-cell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– INSTITUTO DE TERRAS DO PIAUI</text:p>
          </table:table-cell>
          <table:table-cell table:style-name="ce31" office:value-type="date" office:date-value="2015-03-17" calcext:value-type="date">
            <text:p>17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8" office:value-type="string" calcext:value-type="string">
            <text:p>AA.117.1.000575/15-32</text:p>
          </table:table-cell>
          <table:table-cell table:style-name="ce12"/>
          <table:table-cell table:style-name="ce12" office:value-type="float" office:value="47899425387" calcext:value-type="float">
            <text:p>47899425387</text:p>
          </table:table-cell>
          <table:table-cell table:style-name="ce25"/>
          <table:table-cell table:style-name="ce25" office:value-type="string" calcext:value-type="string">
            <text:p>SECRETARIA ESTADUAL DE TRANSPORTES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ESTADUAL DE TRANSPORTES</text:p>
          </table:table-cell>
          <table:table-cell table:style-name="ce25" office:value-type="float" office:value="123" calcext:value-type="float">
            <text:p>123</text:p>
          </table:table-cell>
          <table:table-cell table:style-name="ce18" office:value-type="string" calcext:value-type="string">
            <text:p>SETRANS – SECRETARIA ESTADUAL DOS TRANSPORTES</text:p>
          </table:table-cell>
          <table:table-cell table:style-name="ce31" office:value-type="date" office:date-value="2015-03-18" calcext:value-type="date">
            <text:p>18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LOYSIO DE ABREU LIM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0" calcext:value-type="date">
            <text:p>20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TENOR ALVES PEREIRA DA ROCH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3" calcext:value-type="date">
            <text:p>23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ARLOS GOME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3" calcext:value-type="date">
            <text:p>23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8" office:value-type="string" calcext:value-type="string">
            <text:p>AA.117.1.000515/15-3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FONSO LIMA DA CRUZ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03-23" calcext:value-type="date">
            <text:p>23/03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DAS CHAGAS MEDEI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4" calcext:value-type="date">
            <text:p>24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ARMEM BELMIRA VERAS PONTE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4" calcext:value-type="date">
            <text:p>24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LDEMAR MENDES DE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4" calcext:value-type="date">
            <text:p>24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GUILHERME DO REGO MONTEIRO SOBRIN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4" calcext:value-type="date">
            <text:p>24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WILSON HILL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5" calcext:value-type="date">
            <text:p>25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AERCIO VINICIUS DO NASCIMEN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5" calcext:value-type="date">
            <text:p>25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DMILSON ALVES DO NASCIMEN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5" calcext:value-type="date">
            <text:p>25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TA DE CASSIA MIRANDA FONTEL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6" calcext:value-type="date">
            <text:p>26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IANA REBOUCAS DE CASTRO FORT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6" calcext:value-type="date">
            <text:p>26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IRGINIA FRANCIA VELOSO BORG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6" calcext:value-type="date">
            <text:p>26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RGIO ROBERTO GENUINO DE OLIVEIRA BREUE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7" calcext:value-type="date">
            <text:p>27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TRICIA MARIA DA CRUZ ALENCA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7" calcext:value-type="date">
            <text:p>27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RIOSVALDO RODRIGUES MONC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27" calcext:value-type="date">
            <text:p>27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OLANGE DE FATIMA VI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30" calcext:value-type="date">
            <text:p>30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ZORANILDES BARBOSA RIB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8" office:value-type="string" calcext:value-type="string">
            <text:p>AA.117.1.000616/15-36</text:p>
          </table:table-cell>
          <table:table-cell table:style-name="ce12"/>
          <table:table-cell table:style-name="ce12" office:value-type="float" office:value="25994077372" calcext:value-type="float">
            <text:p>25994077372</text:p>
          </table:table-cell>
          <table:table-cell table:style-name="ce25"/>
          <table:table-cell table:style-name="ce25" office:value-type="string" calcext:value-type="string">
            <text:p>SECRETARIA DO DESENVOLVIMENTO RURAL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O DESENVOLVIMENTO RURAL</text:p>
          </table:table-cell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O DESENVOLVIMENTO RURAL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SANA MARIA ARAUJO LEAL DE REZEN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ERA LUCIA MOREIRA CALAND BAS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URIPEDES DE AGUIA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4-08" calcext:value-type="date">
            <text:p>08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8" office:value-type="string" calcext:value-type="string">
            <text:p>AA.117.1.000366/15-65</text:p>
          </table:table-cell>
          <table:table-cell table:style-name="ce12" office:value-type="float" office:value="41522079000106" calcext:value-type="float">
            <text:p>41522079000106</text:p>
          </table:table-cell>
          <table:table-cell table:style-name="ce12" office:value-type="float" office:value="97238880334" calcext:value-type="float">
            <text:p>97238880334</text:p>
          </table:table-cell>
          <table:table-cell table:style-name="ce25"/>
          <table:table-cell table:style-name="ce25" office:value-type="string" calcext:value-type="string">
            <text:p>INSTITUTO DE METROLOGIA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INSTITUTO DE METROLOGIA DO ESTADO DO PIAUI</text:p>
          </table:table-cell>
          <table:table-cell table:style-name="ce25" office:value-type="float" office:value="94" calcext:value-type="float">
            <text:p>94</text:p>
          </table:table-cell>
          <table:table-cell table:style-name="ce18" office:value-type="string" calcext:value-type="string">
            <text:p>IMEPI – INSTITUTO DE METROLOGIA DO ESTADO DO PIAUI</text:p>
          </table:table-cell>
          <table:table-cell table:style-name="ce31" office:value-type="date" office:date-value="2015-04-08" calcext:value-type="date">
            <text:p>08/04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MULO MEIRA LIMA FER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FAZENDA DO ESTADO DO PIAUI</text:p>
          </table:table-cell>
          <table:table-cell table:style-name="ce31" office:value-type="date" office:date-value="2015-03-31" calcext:value-type="date">
            <text:p>31/03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8" office:value-type="string" calcext:value-type="string">
            <text:p>AA.117.1.001197/14-4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A KEYLA FERREIRA DA SILVA PAILLARD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4-11-28" calcext:value-type="date">
            <text:p>28/11/2014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DO EGITO TAVAR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08" calcext:value-type="date">
            <text:p>08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O SOCORRO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08" calcext:value-type="date">
            <text:p>08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ERMILIO FRANCISCO DA SILV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09" calcext:value-type="date">
            <text:p>09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URICELIA LIMA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09" calcext:value-type="date">
            <text:p>09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DMILSON BRASIL LUSTOS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8" office:value-type="string" calcext:value-type="string">
            <text:p>AA.117.1.010777/16-3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CO MOREIRA DE SOUSA REI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OTAVIO AUGUSTO LEARTH CUN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8" office:value-type="string" calcext:value-type="string">
            <text:p>AA.117.1.000654/15-1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GUEDES DE SOUS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6" calcext:value-type="float">
            <text:p>36</text:p>
          </table:table-cell>
          <table:table-cell table:style-name="ce18" office:value-type="string" calcext:value-type="string">
            <text:p>CGE – CONTROLADORIA GERAL DO ESTADO DO PIAUI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ALVACELI CAVALCANTI MENDES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URICIO ACCIOLY DALBUQUERQU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3" calcext:value-type="date">
            <text:p>13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O SOCORRO SENA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3" calcext:value-type="date">
            <text:p>13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RIBEIRO DE CARVALH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SE CHRISTINE YUI BAR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ALDENIR MARIANO PAZ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LAUDIO DE SOUSA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O ROSARIO LEAL DA COSTA ARCOVER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4" calcext:value-type="date">
            <text:p>14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HRISTIANE CARVALHO FONTENELL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4" calcext:value-type="date">
            <text:p>14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8" office:value-type="string" calcext:value-type="string">
            <text:p>AA.117.1.000557/15-5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ODISLEY SOARES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5" calcext:value-type="date">
            <text:p>15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AINT CLAIR DE HOLANDA CAVALCANTE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6" calcext:value-type="date">
            <text:p>16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Z FERRAZ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6" calcext:value-type="date">
            <text:p>16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NOEL RAIMUNDO DA COSTA VAL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20" calcext:value-type="date">
            <text:p>2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TONIO GILSON CORREIA LIMA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27" calcext:value-type="date">
            <text:p>27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ARA DA SILVA XAVIE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27" calcext:value-type="date">
            <text:p>27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VERO MARIA EULALI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28" calcext:value-type="date">
            <text:p>28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LIAS CURY LUSTOSA DE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4-10" calcext:value-type="date">
            <text:p>1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8" office:value-type="string" calcext:value-type="string">
            <text:p>AA.117.1.001197/14-4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TRCIA FERREIRA MONTE FEIT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04-30" calcext:value-type="date">
            <text:p>30/04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8" office:value-type="string" calcext:value-type="string">
            <text:p>AA.117.1.001197/14-4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BERTO GONCALVES DE FREITAS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05-14" calcext:value-type="date">
            <text:p>14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8" office:value-type="string" calcext:value-type="string">
            <text:p>AA.117.1.000721/15-8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OORD ESTADUAL DE POLITICAS PUBLICAS PARA AS MULHERES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COORD ESTADUAL DE POLITICAS PUBLICAS PARA AS MULHERES</text:p>
          </table:table-cell>
          <table:table-cell table:style-name="ce25" office:value-type="float" office:value="46" calcext:value-type="float">
            <text:p>46</text:p>
          </table:table-cell>
          <table:table-cell table:style-name="ce18" office:value-type="string" calcext:value-type="string">
            <text:p>CEPM - COORDENADORIA ESTADUAL DE POLITICAS PUBLICAS PARA AS MULHERES</text:p>
          </table:table-cell>
          <table:table-cell table:style-name="ce31" office:value-type="date" office:date-value="2015-05-15" calcext:value-type="date">
            <text:p>15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8" office:value-type="string" calcext:value-type="string">
            <text:p>AA.117.1.000654/15-4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GUEDES DE SOUS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6" calcext:value-type="float">
            <text:p>36</text:p>
          </table:table-cell>
          <table:table-cell table:style-name="ce18" office:value-type="string" calcext:value-type="string">
            <text:p>CGE – CONTROLADORIA GERAL DO ESTADO DO PIAUI</text:p>
          </table:table-cell>
          <table:table-cell table:style-name="ce31" office:value-type="date" office:date-value="2015-05-19" calcext:value-type="date">
            <text:p>19/05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9" office:value-type="string" calcext:value-type="string">
            <text:p>AA.117.1.000862/15-81</text:p>
          </table:table-cell>
          <table:table-cell table:style-name="ce12" table:number-columns-repeated="2"/>
          <table:table-cell table:style-name="ce26"/>
          <table:table-cell table:style-name="ce26" office:value-type="string" calcext:value-type="string">
            <text:p>RITA DE CASSIA MIRANDA FONTELES</text:p>
          </table:table-cell>
          <table:table-cell table:style-name="ce26" office:value-type="string" calcext:value-type="string">
            <text:p>PF-A3</text:p>
          </table:table-cell>
          <table:table-cell table:style-name="ce19"/>
          <table:table-cell table:style-name="ce26" office:value-type="float" office:value="114" calcext:value-type="float">
            <text:p>114</text:p>
          </table:table-cell>
          <table:table-cell table:style-name="ce19" office:value-type="string" calcext:value-type="string">
            <text:p>SEFAZ – SECRETARIA DE ESTADO DA FAZENDA DO ESTADO DO PIAUI</text:p>
          </table:table-cell>
          <table:table-cell table:style-name="ce32" office:value-type="date" office:date-value="2015-05-19" calcext:value-type="date">
            <text:p>19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8" office:value-type="string" calcext:value-type="string">
            <text:p>AA.117.1.000789/15-5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O MEIO AMBIENTE E RECURSOS HIDIRICOS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O MEIO AMBIENTE E RECURSOS HIDIRICOS</text:p>
          </table:table-cell>
          <table:table-cell table:style-name="ce25" office:value-type="float" office:value="119" calcext:value-type="float">
            <text:p>119</text:p>
          </table:table-cell>
          <table:table-cell table:style-name="ce18" office:value-type="string" calcext:value-type="string">
            <text:p>SEMAR – SECRETARIA DO MEIO AMBIENTE E RECURSOS HIDRICOS</text:p>
          </table:table-cell>
          <table:table-cell table:style-name="ce31" office:value-type="date" office:date-value="2015-05-21" calcext:value-type="date">
            <text:p>21/05/2015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8" office:value-type="string" calcext:value-type="string">
            <text:p>AA.117.1.000938/15-2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UNTA COMERCIAL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25" office:value-type="string" calcext:value-type="string">
            <text:p>JUNTA COMERCIAL DO ESTADO DO PIAUI</text:p>
          </table:table-cell>
          <table:table-cell table:style-name="ce25" office:value-type="float" office:value="98" calcext:value-type="float">
            <text:p>98</text:p>
          </table:table-cell>
          <table:table-cell table:style-name="ce18" office:value-type="string" calcext:value-type="string">
            <text:p>JUCEPI – JUNTA COMERCIAL DO ESTADO</text:p>
          </table:table-cell>
          <table:table-cell table:style-name="ce31" office:value-type="date" office:date-value="2015-05-29" calcext:value-type="date">
            <text:p>29/05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8" office:value-type="string" calcext:value-type="string">
            <text:p>AA.117.1.000862/15-8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ORLANDO BARBOSA PAZ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5-28" calcext:value-type="date">
            <text:p>28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8" office:value-type="string" calcext:value-type="string">
            <text:p>AA.117.1.000976/15-0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ARCY SIQUEIRA ALBUQUERQUE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6" calcext:value-type="float">
            <text:p>36</text:p>
          </table:table-cell>
          <table:table-cell table:style-name="ce18" office:value-type="string" calcext:value-type="string">
            <text:p>CGE – CONTROLADORIA GERAL DO ESTADO DO PIAUI</text:p>
          </table:table-cell>
          <table:table-cell table:style-name="ce31" office:value-type="date" office:date-value="2015-06-03" calcext:value-type="date">
            <text:p>03/06/2015</text:p>
          </table:table-cell>
          <table:table-cell table:style-name="ce37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8" office:value-type="string" calcext:value-type="string">
            <text:p>AA.117.1.000975/15-8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6-03" calcext:value-type="date">
            <text:p>03/06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8" office:value-type="string" calcext:value-type="string">
            <text:p>AA.117.1.000416/15-5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AS CIDADES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AS CIDADES</text:p>
          </table:table-cell>
          <table:table-cell table:style-name="ce25" office:value-type="float" office:value="38" calcext:value-type="float">
            <text:p>38</text:p>
          </table:table-cell>
          <table:table-cell table:style-name="ce18" office:value-type="string" calcext:value-type="string">
            <text:p>CIDADES – SECRETARIA DAS CIDADES</text:p>
          </table:table-cell>
          <table:table-cell table:style-name="ce31" office:value-type="date" office:date-value="2015-06-22" calcext:value-type="date">
            <text:p>22/06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8" office:value-type="string" calcext:value-type="string">
            <text:p>CI-CRSI 30/201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GENCIA DE TECNOLOGIA DA INFORMACAO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25" office:value-type="string" calcext:value-type="string">
            <text:p>AGENCIA DE TECNOLOGIA DA INFORMACAO DO ESTADO DO PIAUI</text:p>
          </table:table-cell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5-06-11" calcext:value-type="date">
            <text:p>11/06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8" office:value-type="string" calcext:value-type="string">
            <text:p>CI-CRSI 30/201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GENCIA DE TECNOLOGIA DA INFORMACAO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25" office:value-type="string" calcext:value-type="string">
            <text:p>AGENCIA DE TECNOLOGIA DA INFORMACAO DO ESTADO DO PIAUI</text:p>
          </table:table-cell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5-06-11" calcext:value-type="date">
            <text:p>11/06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8" office:value-type="string" calcext:value-type="string">
            <text:p>AA.117.1.000645/15-20</text:p>
          </table:table-cell>
          <table:table-cell table:style-name="ce12"/>
          <table:table-cell table:style-name="ce12" office:value-type="float" office:value="42105560334" calcext:value-type="float">
            <text:p>42105560334</text:p>
          </table:table-cell>
          <table:table-cell table:style-name="ce25"/>
          <table:table-cell table:style-name="ce25" office:value-type="string" calcext:value-type="string">
            <text:p>SECRETARIA DE EDUCACAO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E EDUCACAO DO ESTADO DO PIAUI</text:p>
          </table:table-cell>
          <table:table-cell table:style-name="ce25" office:value-type="float" office:value="113" calcext:value-type="float">
            <text:p>113</text:p>
          </table:table-cell>
          <table:table-cell table:style-name="ce18" office:value-type="string" calcext:value-type="string">
            <text:p>SEDUC – SECRETARIA DE EDUCAÇÃO DO PIAUI</text:p>
          </table:table-cell>
          <table:table-cell table:style-name="ce31" office:value-type="date" office:date-value="2015-06-24" calcext:value-type="date">
            <text:p>24/06/2015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LEMENTE COUTO PARENTES FORT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5-26" calcext:value-type="date">
            <text:p>26/05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ESUS DO REGO MONTEIRO SOBR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7-02" calcext:value-type="date">
            <text:p>02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8" office:value-type="string" calcext:value-type="string">
            <text:p>AA.117.1.000851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A INFRAESTRUTURA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A INFRAESTRUTURA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office:value-type="string" calcext:value-type="string">
            <text:p>SEINFRA – SECRETARIA DA INFRAESTRUTURA</text:p>
          </table:table-cell>
          <table:table-cell table:style-name="ce31" office:value-type="date" office:date-value="2015-07-07" calcext:value-type="date">
            <text:p>07/07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8" office:value-type="string" calcext:value-type="string">
            <text:p>AA.117.1.001179/15-9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THEMISTOCLES DE SAMPAIO PEREIR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6" calcext:value-type="float">
            <text:p>16</text:p>
          </table:table-cell>
          <table:table-cell table:style-name="ce18" office:value-type="string" calcext:value-type="string">
            <text:p>ALEPI – ASSEMBLEIA LEGISLATIVA DO PIAUI</text:p>
          </table:table-cell>
          <table:table-cell table:style-name="ce31" office:value-type="date" office:date-value="2015-07-07" calcext:value-type="date">
            <text:p>07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8" office:value-type="string" calcext:value-type="string">
            <text:p>AA.117.1.000819/15-4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A HILDETH LEAL EVANGELISTA NUNES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RANCISCA HILDETH LEAL EVANGELISTA NUNES</text:p>
          </table:table-cell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07-07" calcext:value-type="date">
            <text:p>07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8" office:value-type="string" calcext:value-type="string">
            <text:p>AA.117.1.001225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ILCELENNY CARVALHO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2" calcext:value-type="float">
            <text:p>62</text:p>
          </table:table-cell>
          <table:table-cell table:style-name="ce18" office:value-type="string" calcext:value-type="string">
            <text:p>EMGERPI – EMPRESA DE GESTAO DE RECURSOS DO ESTADO DO PIAUI</text:p>
          </table:table-cell>
          <table:table-cell table:style-name="ce31" office:value-type="date" office:date-value="2015-07-15" calcext:value-type="date">
            <text:p>15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8" office:value-type="string" calcext:value-type="string">
            <text:p>AA.117.1.001225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HELENA FORTES DE OLIVEIRA PASS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2" calcext:value-type="float">
            <text:p>62</text:p>
          </table:table-cell>
          <table:table-cell table:style-name="ce18" office:value-type="string" calcext:value-type="string">
            <text:p>EMGERPI – EMPRESA DE GESTAO DE RECURSOS DO ESTADO DO PIAUI</text:p>
          </table:table-cell>
          <table:table-cell table:style-name="ce31" office:value-type="date" office:date-value="2015-07-15" calcext:value-type="date">
            <text:p>15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8" office:value-type="string" calcext:value-type="string">
            <text:p>AA.117.1.001270/15-0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A CULTURA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A CULTURA</text:p>
          </table:table-cell>
          <table:table-cell table:style-name="ce25" office:value-type="float" office:value="110" calcext:value-type="float">
            <text:p>110</text:p>
          </table:table-cell>
          <table:table-cell table:style-name="ce18" office:value-type="string" calcext:value-type="string">
            <text:p>SECULT – SECRETARIA DA CULTURA</text:p>
          </table:table-cell>
          <table:table-cell table:style-name="ce31" office:value-type="date" office:date-value="2015-07-23" calcext:value-type="date">
            <text:p>23/07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8" office:value-type="string" calcext:value-type="string">
            <text:p>AA.117.1.000667/15-4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ESTADUAL PARA INCLUSAO DA PESSSOA COM DEFICIENCIA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ESTADUAL PARA INCLUSAO DA PESSSOA COM DEFICIENCIA</text:p>
          </table:table-cell>
          <table:table-cell table:style-name="ce25" office:value-type="float" office:value="116" calcext:value-type="float">
            <text:p>116</text:p>
          </table:table-cell>
          <table:table-cell table:style-name="ce18" office:value-type="string" calcext:value-type="string">
            <text:p>SEID – SECRETARIA ESTADUAL PARA INCLUSAO DA PESSOA COM DEFICIENCIA</text:p>
          </table:table-cell>
          <table:table-cell table:style-name="ce31" office:value-type="date" office:date-value="2015-07-30" calcext:value-type="date">
            <text:p>30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8" office:value-type="string" calcext:value-type="string">
            <text:p>AA.117.1.000711/15-8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OORDENADORIA DE COMUNICAÇÃO SOCIAL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COORDENADORIA DE COMUNICAÇÃO SOCIAL</text:p>
          </table:table-cell>
          <table:table-cell table:style-name="ce25" office:value-type="float" office:value="19" calcext:value-type="float">
            <text:p>19</text:p>
          </table:table-cell>
          <table:table-cell table:style-name="ce18" office:value-type="string" calcext:value-type="string">
            <text:p>CCOM – COORDENADORIA DE COMUNICACAO SOCIAL</text:p>
          </table:table-cell>
          <table:table-cell table:style-name="ce31" office:value-type="date" office:date-value="2015-07-31" calcext:value-type="date">
            <text:p>31/07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8" office:value-type="string" calcext:value-type="string">
            <text:p>AA.117.1.001234/15-3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Z GONZAGA SOARES VIAN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5-08-05" calcext:value-type="date">
            <text:p>05/08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8" office:value-type="string" calcext:value-type="string">
            <text:p>AA.117.1.001222/15-1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PJ-A1</text:p>
          </table:table-cell>
          <table:table-cell table:style-name="ce25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8-13" calcext:value-type="date">
            <text:p>13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8" office:value-type="string" calcext:value-type="string">
            <text:p>AA.117.1.001348/15-6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25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8-13" calcext:value-type="date">
            <text:p>13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8" office:value-type="string" calcext:value-type="string">
            <text:p>AA.117.1.000583/15-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ESTADUAL DE DEFESA CIVIL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ESTADUAL DE DEFESA CIVIL</text:p>
          </table:table-cell>
          <table:table-cell table:style-name="ce25" office:value-type="float" office:value="111" calcext:value-type="float">
            <text:p>111</text:p>
          </table:table-cell>
          <table:table-cell table:style-name="ce18" office:value-type="string" calcext:value-type="string">
            <text:p>DEFESA CIVIL – SECRETARIA DE ESTADO DA DEFESA CIVIL</text:p>
          </table:table-cell>
          <table:table-cell table:style-name="ce31" office:value-type="date" office:date-value="2015-08-19" calcext:value-type="date">
            <text:p>19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8" office:value-type="string" calcext:value-type="string">
            <text:p>CI GIS Nº 001/1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WESLLEY OLIVEIRA MACHADO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5-08-24" calcext:value-type="date">
            <text:p>24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8" office:value-type="string" calcext:value-type="string">
            <text:p>AA.117.1.001342/15-0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LAVIO COELHO DE ALBUQUERQU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5-08-26" calcext:value-type="date">
            <text:p>26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8" office:value-type="string" calcext:value-type="string">
            <text:p>AA.117.1.001342/15-0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KILDERE RONNE DE CARVALHO SOU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5-08-26" calcext:value-type="date">
            <text:p>26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8" office:value-type="string" calcext:value-type="string">
            <text:p>AA.117.1.001315/15-39</text:p>
          </table:table-cell>
          <table:table-cell table:style-name="ce12" office:value-type="float" office:value="6857213000110" calcext:value-type="float">
            <text:p>6857213000110</text:p>
          </table:table-cell>
          <table:table-cell table:style-name="ce12" office:value-type="float" office:value="88040755387" calcext:value-type="float">
            <text:p>88040755387</text:p>
          </table:table-cell>
          <table:table-cell table:style-name="ce25"/>
          <table:table-cell table:style-name="ce25" office:value-type="string" calcext:value-type="string">
            <text:p>DANIELE AMORIM AIT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ASSIST E PREVID DO ESTADO DO PIAUI</text:p>
          </table:table-cell>
          <table:table-cell table:style-name="ce25" office:value-type="float" office:value="91" calcext:value-type="float">
            <text:p>91</text:p>
          </table:table-cell>
          <table:table-cell table:style-name="ce18" office:value-type="string" calcext:value-type="string">
            <text:p>IASPI – INSTITUTO DE ASSIST E PREVID DO ESTADO DO PIAUI</text:p>
          </table:table-cell>
          <table:table-cell table:style-name="ce31" office:value-type="date" office:date-value="2015-08-27" calcext:value-type="date">
            <text:p>27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8" office:value-type="string" calcext:value-type="string">
            <text:p>CI-DTID-086/1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AVID AMARAL AVELI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5-08-27" calcext:value-type="date">
            <text:p>27/08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8" office:value-type="string" calcext:value-type="string">
            <text:p>AA.117.1.001417/15-4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ORMA BRANDAO DE LAVENERE MACHADO DANT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09-01" calcext:value-type="date">
            <text:p>01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8" office:value-type="string" calcext:value-type="string">
            <text:p>AA.117.1.001312/15-00</text:p>
          </table:table-cell>
          <table:table-cell table:style-name="ce12" office:value-type="float" office:value="8775435000110" calcext:value-type="float">
            <text:p>8775435000110</text:p>
          </table:table-cell>
          <table:table-cell table:style-name="ce12"/>
          <table:table-cell table:style-name="ce25"/>
          <table:table-cell table:style-name="ce25" office:value-type="string" calcext:value-type="string">
            <text:p>GESSIVALDO ISAIAS DE CARVALHO SILV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O TRABALHO E EMPREENDEDORISMO</text:p>
          </table:table-cell>
          <table:table-cell table:style-name="ce25" office:value-type="float" office:value="124" calcext:value-type="float">
            <text:p>124</text:p>
          </table:table-cell>
          <table:table-cell table:style-name="ce18" office:value-type="string" calcext:value-type="string">
            <text:p>SETRE – SECRETARIA DO TRABALHO E EMPREENDEDORISMO</text:p>
          </table:table-cell>
          <table:table-cell table:style-name="ce31" office:value-type="date" office:date-value="2015-09-02" calcext:value-type="date">
            <text:p>02/09/2015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8" office:value-type="string" calcext:value-type="string">
            <text:p>CI-CRSI 61/201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ARLOS AUGUSTO RIBEIRO DA SILVA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5-09-02" calcext:value-type="date">
            <text:p>02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8" office:value-type="string" calcext:value-type="string">
            <text:p>CI-CRSI 61/201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DRE HENRY IBIAPINA E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5-09-02" calcext:value-type="date">
            <text:p>02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8" office:value-type="string" calcext:value-type="string">
            <text:p>AA.117.1.001430/15-8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ALTEMBERG DE BRITO FIRME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09-02" calcext:value-type="date">
            <text:p>02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8" office:value-type="string" calcext:value-type="string">
            <text:p>AA.117.1.001413/15-0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O SOCORRO VI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5" calcext:value-type="float">
            <text:p>115</text:p>
          </table:table-cell>
          <table:table-cell table:style-name="ce18" office:value-type="string" calcext:value-type="string">
            <text:p>SEGOV – PIAUI SECRETARIA DE GOVERNO</text:p>
          </table:table-cell>
          <table:table-cell table:style-name="ce31" office:value-type="date" office:date-value="2015-09-03" calcext:value-type="date">
            <text:p>03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8" office:value-type="string" calcext:value-type="string">
            <text:p>AA.117.1.00137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OSMAR ALVE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TERRAS DO PIAUI – INTERPI</text:p>
          </table:table-cell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- INSTITUTO DE TERRAS DO PIAUI</text:p>
          </table:table-cell>
          <table:table-cell table:style-name="ce31" office:value-type="date" office:date-value="2015-09-25" calcext:value-type="date">
            <text:p>25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8" office:value-type="string" calcext:value-type="string">
            <text:p>AA.117.1.001496/15-3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UDA TUPINAMBA RODRIGUES CALAND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9-24" calcext:value-type="date">
            <text:p>24/09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 (APENAS O SR. RUDÁ COMPARECEU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8" office:value-type="string" calcext:value-type="string">
            <text:p>AA.117.1.001503/15-0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IMONE PEREIRA DE FARIAS ARAUJ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DENADORIAA DE DESELVOLVIMENTO SOCIAL E LAZER</text:p>
          </table:table-cell>
          <table:table-cell table:style-name="ce25" office:value-type="float" office:value="42" calcext:value-type="float">
            <text:p>42</text:p>
          </table:table-cell>
          <table:table-cell table:style-name="ce18" office:value-type="string" calcext:value-type="string">
            <text:p>CDSOL – COODENADORIAA DE DESELVOLVIMENTO SOCIAL E LAZER</text:p>
          </table:table-cell>
          <table:table-cell table:style-name="ce31" office:value-type="date" office:date-value="2015-09-21" calcext:value-type="date">
            <text:p>21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8" office:value-type="string" calcext:value-type="string">
            <text:p>AA.117.1.001628/15-3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MARTIN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09-30" calcext:value-type="date">
            <text:p>30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8" office:value-type="string" calcext:value-type="string">
            <text:p>AA.117.1.001524/15-06</text:p>
          </table:table-cell>
          <table:table-cell table:style-name="ce12" office:value-type="float" office:value="22911207000150" calcext:value-type="float">
            <text:p>22911207000150</text:p>
          </table:table-cell>
          <table:table-cell table:style-name="ce12" office:value-type="float" office:value="24496588749" calcext:value-type="float">
            <text:p>24496588749</text:p>
          </table:table-cell>
          <table:table-cell table:style-name="ce25"/>
          <table:table-cell table:style-name="ce25" office:value-type="string" calcext:value-type="string">
            <text:p>BENEDITO DE CARVALHO S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E FOMENTO A IRRIGACAO</text:p>
          </table:table-cell>
          <table:table-cell table:style-name="ce25" office:value-type="float" office:value="47" calcext:value-type="float">
            <text:p>47</text:p>
          </table:table-cell>
          <table:table-cell table:style-name="ce18" office:value-type="string" calcext:value-type="string">
            <text:p>COORDENADORIA DE FOMENTO A IRRIGACAO</text:p>
          </table:table-cell>
          <table:table-cell table:style-name="ce31" office:value-type="date" office:date-value="2015-09-29" calcext:value-type="date">
            <text:p>29/09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8" office:value-type="string" calcext:value-type="string">
            <text:p>AA.117.1.000079/15-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 CENTRO DE PESQUISAS ECONOMICAS E SOCIAIS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 CENTRO DE PESQUISAS ECONOMICAS E SOCIAIS DO PIAUI</text:p>
          </table:table-cell>
          <table:table-cell table:style-name="ce25" office:value-type="float" office:value="28" calcext:value-type="float">
            <text:p>28</text:p>
          </table:table-cell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31" office:value-type="date" office:date-value="2015-02-24" calcext:value-type="date">
            <text:p>24/0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8" office:value-type="string" calcext:value-type="string">
            <text:p>AA.117.1.001122/15-2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ARLOS HENRIQUE MENDES DA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5-09-26" calcext:value-type="date">
            <text:p>26/09/2015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8"/>
          <table:table-cell table:style-name="ce12" table:number-columns-repeated="2"/>
          <table:table-cell table:style-name="ce25"/>
          <table:table-cell table:style-name="ce25" office:value-type="string" calcext:value-type="string">
            <text:p>CLAUDIA ELITA NOGUEIRA MARQUES ALV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5-10-09" calcext:value-type="date">
            <text:p>09/10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8" office:value-type="string" calcext:value-type="string">
            <text:p>AA.117.1.001658/15-3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THEMISTOCLES DE SAMPAIO PEREIR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6" calcext:value-type="float">
            <text:p>16</text:p>
          </table:table-cell>
          <table:table-cell table:style-name="ce18" office:value-type="string" calcext:value-type="string">
            <text:p>ALEPI – ASSEMBLEIA LEGISLATIVA DO ESTADO DO PIAUI</text:p>
          </table:table-cell>
          <table:table-cell table:style-name="ce31" office:value-type="date" office:date-value="2015-10-05" calcext:value-type="date">
            <text:p>05/10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8" office:value-type="string" calcext:value-type="string">
            <text:p>AA.117.1.001629/15-45</text:p>
          </table:table-cell>
          <table:table-cell table:style-name="ce12" office:value-type="float" office:value="22057819000128" calcext:value-type="float">
            <text:p>22057819000128</text:p>
          </table:table-cell>
          <table:table-cell table:style-name="ce12" office:value-type="float" office:value="30671981315" calcext:value-type="float">
            <text:p>30671981315</text:p>
          </table:table-cell>
          <table:table-cell table:style-name="ce25"/>
          <table:table-cell table:style-name="ce25" office:value-type="string" calcext:value-type="string">
            <text:p>INSTITUTO DE AGUAS E ESGOTOS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INSTITUTO DE AGUAS E ESGOTOS DO PIAUI</text:p>
          </table:table-cell>
          <table:table-cell table:style-name="ce25" office:value-type="float" office:value="95" calcext:value-type="float">
            <text:p>95</text:p>
          </table:table-cell>
          <table:table-cell table:style-name="ce18" office:value-type="string" calcext:value-type="string">
            <text:p>INSTITUTO DE AGUA E ESGOTOS DO ESTADO DO PIAUI</text:p>
          </table:table-cell>
          <table:table-cell table:style-name="ce31" office:value-type="date" office:date-value="2015-10-27" calcext:value-type="date">
            <text:p>27/10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8" office:value-type="string" calcext:value-type="string">
            <text:p>AA.117.1.001635/15-03</text:p>
          </table:table-cell>
          <table:table-cell table:style-name="ce12"/>
          <table:table-cell table:style-name="ce12" office:value-type="float" office:value="77577981591" calcext:value-type="float">
            <text:p>77577981591</text:p>
          </table:table-cell>
          <table:table-cell table:style-name="ce25"/>
          <table:table-cell table:style-name="ce25" office:value-type="string" calcext:value-type="string">
            <text:p>SHEILA DE ANDRADE FER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5-10-23" calcext:value-type="date">
            <text:p>23/10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8" office:value-type="string" calcext:value-type="string">
            <text:p>AA.117.1.001348/15-6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E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25" office:value-type="string" calcext:value-type="string">
            <text:p>SECRETARIA DE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11-05" calcext:value-type="date">
            <text:p>05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8" office:value-type="string" calcext:value-type="string">
            <text:p>AA.117.1.001817/15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UELY FREITAS REZEN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11-12" calcext:value-type="date">
            <text:p>12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8" office:value-type="string" calcext:value-type="string">
            <text:p>AA.117.1.001827/15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OMANTO DELBA MOREIRA ROSA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11-18" calcext:value-type="date">
            <text:p>18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8"/>
          <table:table-cell table:style-name="ce12" table:number-columns-repeated="2"/>
          <table:table-cell table:style-name="ce25"/>
          <table:table-cell table:style-name="ce25" office:value-type="string" calcext:value-type="string">
            <text:p>JAMES CLEYTON RIBEIRO DO NASCIMENTO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AGENCIA DE TECNOLOGIA DA INFORMACAO DO ESTADO DO PIAUI</text:p>
          </table:table-cell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5-11-20" calcext:value-type="date">
            <text:p>20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8" office:value-type="string" calcext:value-type="string">
            <text:p>AA.117.1.001457/15-46</text:p>
          </table:table-cell>
          <table:table-cell table:style-name="ce12" office:value-type="float" office:value="22790454000146" calcext:value-type="float">
            <text:p>22790454000146</text:p>
          </table:table-cell>
          <table:table-cell table:style-name="ce12" office:value-type="float" office:value="33842272472" calcext:value-type="float">
            <text:p>33842272472</text:p>
          </table:table-cell>
          <table:table-cell table:style-name="ce25"/>
          <table:table-cell table:style-name="ce25" office:value-type="string" calcext:value-type="string">
            <text:p>GILBERTO GOMES DE MEDEIRO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E FOMENTO AO SANEAMENTO RURAL</text:p>
          </table:table-cell>
          <table:table-cell table:style-name="ce25" office:value-type="float" office:value="48" calcext:value-type="float">
            <text:p>48</text:p>
          </table:table-cell>
          <table:table-cell table:style-name="ce18" office:value-type="string" calcext:value-type="string">
            <text:p>COORDENADORIA DE FOMENTO AO SANEAMENTO RURAL</text:p>
          </table:table-cell>
          <table:table-cell table:style-name="ce31" office:value-type="date" office:date-value="2015-11-26" calcext:value-type="date">
            <text:p>26/11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8" office:value-type="string" calcext:value-type="string">
            <text:p>AA.117.1.001857/15-0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ICEMAR LAVOR NERI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E DESENVOLVIMENTO ECONOMICO E TECNOLOGICO</text:p>
          </table:table-cell>
          <table:table-cell table:style-name="ce25" office:value-type="float" office:value="112" calcext:value-type="float">
            <text:p>112</text:p>
          </table:table-cell>
          <table:table-cell table:style-name="ce18" office:value-type="string" calcext:value-type="string">
            <text:p>SEDET – SECRETARIA DE DESENVOLVIMENTO ECONOMICO E TECNOLOGICO</text:p>
          </table:table-cell>
          <table:table-cell table:style-name="ce31" office:value-type="date" office:date-value="2015-12-01" calcext:value-type="date">
            <text:p>01/1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8" office:value-type="string" calcext:value-type="string">
            <text:p>AA.117.1.001942/15-5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LAVIO RODRIGUES NOGUEIRA JUNIOR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O TURISMO DO ESTADO DO PAIUÍ</text:p>
          </table:table-cell>
          <table:table-cell table:style-name="ce25" office:value-type="float" office:value="125" calcext:value-type="float">
            <text:p>125</text:p>
          </table:table-cell>
          <table:table-cell table:style-name="ce18" office:value-type="string" calcext:value-type="string">
            <text:p>SETUR – SECRETARIA DO TURISMO DO ESTADO DO PIAUI</text:p>
          </table:table-cell>
          <table:table-cell table:style-name="ce31" office:value-type="date" office:date-value="2015-12-15" calcext:value-type="date">
            <text:p>15/12/2015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8" office:value-type="string" calcext:value-type="string">
            <text:p>AA.117.1.001948/15-0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A MARCIA DA COSTA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1-11" calcext:value-type="date">
            <text:p>11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8" office:value-type="string" calcext:value-type="string">
            <text:p>AA.117.1.000001/17-7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HARLES DEGAULLE RIBEIRO BATI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1-05" calcext:value-type="date">
            <text:p>05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8" office:value-type="string" calcext:value-type="string">
            <text:p>OF N 0087.20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VALDO DE OLIVEIRA ME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36" calcext:value-type="float">
            <text:p>136</text:p>
          </table:table-cell>
          <table:table-cell table:style-name="ce18" office:value-type="string" calcext:value-type="string">
            <text:p>UESPI – FUNDACAO UNIVERSIDADE ESTADUAL DO PIAUI</text:p>
          </table:table-cell>
          <table:table-cell table:style-name="ce31" office:value-type="date" office:date-value="2016-01-27" calcext:value-type="date">
            <text:p>27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8" office:value-type="string" calcext:value-type="string">
            <text:p>AA.117.1.000150/16-5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PJ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1-28" calcext:value-type="date">
            <text:p>28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8" office:value-type="string" calcext:value-type="string">
            <text:p>AL-P-0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UILHERME CAVALCANTE DE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6" calcext:value-type="float">
            <text:p>16</text:p>
          </table:table-cell>
          <table:table-cell table:style-name="ce18" office:value-type="string" calcext:value-type="string">
            <text:p>ALEPI – ASSEMBLEIA LEGISLATIVA DO ESTADO DO PIAUI</text:p>
          </table:table-cell>
          <table:table-cell table:style-name="ce31" office:value-type="date" office:date-value="2016-01-29" calcext:value-type="date">
            <text:p>29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8" office:value-type="string" calcext:value-type="string">
            <text:p>AA.117.1.000203/16-7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ABIO ABREU COST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E SEGURANCA PUBLICA</text:p>
          </table:table-cell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ECSEG <text:s/>– SECRETARIA DE SEGURANÇA PUBLICA</text:p>
          </table:table-cell>
          <table:table-cell table:style-name="ce31" office:value-type="date" office:date-value="2016-02-18" calcext:value-type="date">
            <text:p>18/0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8" office:value-type="string" calcext:value-type="string">
            <text:p>AA.117.1.000305/16-8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Z COELHO DA LUZ FILH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E MINERACAO PETROLE E ENERGIAS RENOVAVEIS</text:p>
          </table:table-cell>
          <table:table-cell table:style-name="ce25" office:value-type="float" office:value="120" calcext:value-type="float">
            <text:p>120</text:p>
          </table:table-cell>
          <table:table-cell table:style-name="ce18" office:value-type="string" calcext:value-type="string">
            <text:p>SEMINPER – SECRETARIA DE MINERACAO PETROLE E ENERGIAS RENOVAVEIS</text:p>
          </table:table-cell>
          <table:table-cell table:style-name="ce31" office:value-type="date" office:date-value="2016-02-24" calcext:value-type="date">
            <text:p>24/0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8" office:value-type="string" calcext:value-type="string">
            <text:p>AA.117.1.000161/16-8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THEMISTOCLES DE SAMPAIO PEREIR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6" calcext:value-type="float">
            <text:p>16</text:p>
          </table:table-cell>
          <table:table-cell table:style-name="ce18" office:value-type="string" calcext:value-type="string">
            <text:p>ALEPI – ASSEMBLEIA LEGISLATIVA DO ESTADO DO PIAUI</text:p>
          </table:table-cell>
          <table:table-cell table:style-name="ce31" office:value-type="date" office:date-value="2016-01-18" calcext:value-type="date">
            <text:p>18/0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8" office:value-type="string" calcext:value-type="string">
            <text:p>AA.117.1.000101/16-6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UNO KAUE DOS SANTOS BERNARDES BEZERR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TROLADORIA GERAL DO ESTADO DO PIAUI</text:p>
          </table:table-cell>
          <table:table-cell table:style-name="ce25" office:value-type="float" office:value="36" calcext:value-type="float">
            <text:p>36</text:p>
          </table:table-cell>
          <table:table-cell table:style-name="ce18" office:value-type="string" calcext:value-type="string">
            <text:p>CGE – CONTROLADORIA GERAL DO ESTADO DO PIAUI</text:p>
          </table:table-cell>
          <table:table-cell table:style-name="ce31" office:value-type="date" office:date-value="2016-03-04" calcext:value-type="date">
            <text:p>04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8" office:value-type="string" calcext:value-type="string">
            <text:p>AA.117.1.000117/16-1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AUZENIR PORTO DA COSTA</text:p>
          </table:table-cell>
          <table:table-cell table:style-name="ce25" office:value-type="string" calcext:value-type="string">
            <text:p>PJ-A1</text:p>
          </table:table-cell>
          <table:table-cell table:style-name="ce18" office:value-type="string" calcext:value-type="string">
            <text:p>JUNTA COMERCIAL DO ESTADO</text:p>
          </table:table-cell>
          <table:table-cell table:style-name="ce25" office:value-type="float" office:value="98" calcext:value-type="float">
            <text:p>98</text:p>
          </table:table-cell>
          <table:table-cell table:style-name="ce18" office:value-type="string" calcext:value-type="string">
            <text:p>JUCEPI – JUNTA COMERCIAL DO ESTADO</text:p>
          </table:table-cell>
          <table:table-cell table:style-name="ce31" office:value-type="date" office:date-value="2016-03-11" calcext:value-type="date">
            <text:p>11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BRUNO CARVALHO DE PAUL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4" calcext:value-type="date">
            <text:p>14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TONIO LUIZ DE OLIVEIRA JUNIOR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E ESTADO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4" calcext:value-type="date">
            <text:p>14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BRUNO HENRIQUE COMASET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4" calcext:value-type="date">
            <text:p>14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USTAVO TAVARES MONTEIRO DE ALVARENG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5" calcext:value-type="date">
            <text:p>15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FELIPHE DA LUZ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5" calcext:value-type="date">
            <text:p>15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DOLFO RODRIGUES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8" office:value-type="string" calcext:value-type="string">
            <text:p>AA.17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AURO MARCELLO TRIANI GONZAG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8" office:value-type="string" calcext:value-type="string">
            <text:p>AA.117.1.000373/16-6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GO XIMENES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8" office:value-type="string" calcext:value-type="string">
            <text:p>AA.117.1.000373/16-6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WAGNER DA SILVA BORG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DBERTO EUCLIDES ARAUJ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8" office:value-type="string" calcext:value-type="string">
            <text:p>AA.117.1.000373/16-6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UMBERTO PEREIRA DA SILVA GUE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ILIAN BAYER DO AMAR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Z EDUARDO RIEGEL GOME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7" calcext:value-type="date">
            <text:p>17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ELO JANNOTTI BUE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7" calcext:value-type="date">
            <text:p>17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Z GONZAFA QUEIROZ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7" calcext:value-type="date">
            <text:p>17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8" office:value-type="string" calcext:value-type="string">
            <text:p>AA.117.1.000345/16-8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8" office:value-type="string" calcext:value-type="string">
            <text:p>AA.117.1.000345/16-8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8" office:value-type="string" calcext:value-type="string">
            <text:p>AA.117.1.000345/16-8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8" office:value-type="string" calcext:value-type="string">
            <text:p>AA.117.1.000345/16-8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8" office:value-type="string" calcext:value-type="string">
            <text:p>AA.117.1.000417/16-98</text:p>
          </table:table-cell>
          <table:table-cell table:style-name="ce12" office:value-type="float" office:value="6553556000191" calcext:value-type="float">
            <text:p>6553556000191</text:p>
          </table:table-cell>
          <table:table-cell table:style-name="ce12" office:value-type="float" office:value="99236842372" calcext:value-type="float">
            <text:p>99236842372</text:p>
          </table:table-cell>
          <table:table-cell table:style-name="ce25" office:value-type="string" calcext:value-type="string">
            <text:p><text:a xlink:href="http://www.loteriapiauiense.pi.gov.br/" xlink:type="simple">www.loteriapiauiense.pi.gov.br</text:a></text:p>
          </table:table-cell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6" calcext:value-type="date">
            <text:p>16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8" office:value-type="string" calcext:value-type="string">
            <text:p>AA.117.1.000361/16-4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A HILDETH LEAL EVANGELISTA NUNE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FUNDO DE MODERNIZACAO E APARELHAMENTO DA DEFENSORIA</text:p>
          </table:table-cell>
          <table:table-cell table:style-name="ce25" office:value-type="float" office:value="69" calcext:value-type="float">
            <text:p>69</text:p>
          </table:table-cell>
          <table:table-cell table:style-name="ce18" office:value-type="string" calcext:value-type="string">
            <text:p>FUNDO DE MODERNIZACAO E APARELHAMENTO DA DEFENSORIA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ORIVAL PEREIR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7" calcext:value-type="date">
            <text:p>17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8" office:value-type="string" calcext:value-type="string">
            <text:p>AA.117.1.000350/16-3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BERT RIOS MAGALHAE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THEUS CORTES CARDOSO DE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CARDO DANTAS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WESLEI SANTANA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21" calcext:value-type="date">
            <text:p>21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ATAIDE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01" calcext:value-type="date">
            <text:p>01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8" office:value-type="string" calcext:value-type="string">
            <text:p>AA.117.1.000476/16-8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TADEU XAVIER DE ALMEI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4-07" calcext:value-type="date">
            <text:p>07/04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8" office:value-type="string" calcext:value-type="string">
            <text:p>AA.117.1.000476/16-8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CAETANO MELLO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4-12" calcext:value-type="date">
            <text:p>12/04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8" office:value-type="string" calcext:value-type="string">
            <text:p>AA.117.1.000476/16-8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CARDO ALBERTO CAMPOS DE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4-15" calcext:value-type="date">
            <text:p>15/04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8" office:value-type="string" calcext:value-type="string">
            <text:p>CI – CRSI 31/20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VELYNO MEDEIROS DA SILVA FILHO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AGENCIA DE TECNOLOGIA DA INFORMACAO DO ESTADO DO PIAUI</text:p>
          </table:table-cell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6-05-03" calcext:value-type="date">
            <text:p>03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8" office:value-type="string" calcext:value-type="string">
            <text:p>CI – CRSI 30/20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VELYNO MEDEIROS DA SILVA FILHO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AGENCIA DE TECNOLOGIA DA INFORMACAO DO ESTADO DO PIAUI</text:p>
          </table:table-cell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6-05-04" calcext:value-type="date">
            <text:p>04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8" office:value-type="string" calcext:value-type="string">
            <text:p>AA.117.1.000668/16-8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IMUNDO NETO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5-05" calcext:value-type="date">
            <text:p>05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8" office:value-type="string" calcext:value-type="string">
            <text:p>AA.117.1.000374/16-7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TASSIO HERBERT BITU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3-18" calcext:value-type="date">
            <text:p>18/03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8" office:value-type="string" calcext:value-type="string">
            <text:p>AA.117.1.000570/19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DREA DE JESUS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5-10" calcext:value-type="date">
            <text:p>10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8" office:value-type="string" calcext:value-type="string">
            <text:p>AA.117.1.000668/16-8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ABRICIO DE OLIVEIR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5-10" calcext:value-type="date">
            <text:p>10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8" office:value-type="string" calcext:value-type="string">
            <text:p>AA.117.1.001537/15-3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LCI MARIA DA ROCHA MARTIN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5-12" calcext:value-type="date">
            <text:p>12/05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8" office:value-type="string" calcext:value-type="string">
            <text:p>AA.117.1.001537/15-3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HAROLD DE AREA MA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5-16" calcext:value-type="date">
            <text:p>16/05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8" office:value-type="string" calcext:value-type="string">
            <text:p>AA.117.1.000114/16-9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JOSE ALV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9" calcext:value-type="float">
            <text:p>109</text:p>
          </table:table-cell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8" office:value-type="string" calcext:value-type="string">
            <text:p>AA.117.1.000678/16-8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JOSE ALV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9" calcext:value-type="float">
            <text:p>109</text:p>
          </table:table-cell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8" office:value-type="string" calcext:value-type="string">
            <text:p>AA.117.1.000678/16-8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JOSE ALV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9" calcext:value-type="float">
            <text:p>109</text:p>
          </table:table-cell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8" office:value-type="string" calcext:value-type="string">
            <text:p>AA.117.1.000373/16-6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TANLEY ALVES DE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8" office:value-type="string" calcext:value-type="string">
            <text:p>AA.117.1.000779/16-8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ALZENIR PORTO DA COSTA</text:p>
          </table:table-cell>
          <table:table-cell table:style-name="ce25" office:value-type="string" calcext:value-type="string">
            <text:p>PJ-A1</text:p>
          </table:table-cell>
          <table:table-cell table:style-name="ce18" office:value-type="string" calcext:value-type="string">
            <text:p>JUNTA COMERCIAL DO ESTADO</text:p>
          </table:table-cell>
          <table:table-cell table:style-name="ce25" office:value-type="float" office:value="98" calcext:value-type="float">
            <text:p>98</text:p>
          </table:table-cell>
          <table:table-cell table:style-name="ce18" office:value-type="string" calcext:value-type="string">
            <text:p>JUCEPI – JUNTA COMERCIAL DO ESTADO</text:p>
          </table:table-cell>
          <table:table-cell table:style-name="ce31" office:value-type="date" office:date-value="2016-05-17" calcext:value-type="date">
            <text:p>17/05/2016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8" office:value-type="string" calcext:value-type="string">
            <text:p>AA.117.1.000778/16-7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ALZENIR PORTO DA COSTA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JUNTA COMERCIAL DO ESTADO</text:p>
          </table:table-cell>
          <table:table-cell table:style-name="ce25" office:value-type="float" office:value="98" calcext:value-type="float">
            <text:p>98</text:p>
          </table:table-cell>
          <table:table-cell table:style-name="ce18" office:value-type="string" calcext:value-type="string">
            <text:p>JUCEPI – JUNTA COMERCIAL DO ESTADO</text:p>
          </table:table-cell>
          <table:table-cell table:style-name="ce31" office:value-type="date" office:date-value="2016-05-11" calcext:value-type="date">
            <text:p>11/05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8" office:value-type="string" calcext:value-type="string">
            <text:p>AA.117.1.001537/15-3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SA MARIA DA COSTA E SILVA MIRAN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5-18" calcext:value-type="date">
            <text:p>18/05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8" office:value-type="string" calcext:value-type="string">
            <text:p>AA.117.1.000788/16-70</text:p>
          </table:table-cell>
          <table:table-cell table:style-name="ce12"/>
          <table:table-cell table:style-name="ce12" office:value-type="float" office:value="19993030325" calcext:value-type="float">
            <text:p>19993030325</text:p>
          </table:table-cell>
          <table:table-cell table:style-name="ce25"/>
          <table:table-cell table:style-name="ce25" office:value-type="string" calcext:value-type="string">
            <text:p>PHILIPPE SAL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5-24" calcext:value-type="date">
            <text:p>24/05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8" office:value-type="string" calcext:value-type="string">
            <text:p>AA.117.1.000882/16-7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OTAVIA ROCHA RAM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6-08" calcext:value-type="date">
            <text:p>08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8" office:value-type="string" calcext:value-type="string">
            <text:p>AA.117.1.000882/16-7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DRE SOBRAL FRAN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6-08" calcext:value-type="date">
            <text:p>08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8" office:value-type="string" calcext:value-type="string">
            <text:p>AA.117.1.000806/16-7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CARDO REZENDE DE DEUS BARB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9-09" calcext:value-type="date">
            <text:p>09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8" office:value-type="string" calcext:value-type="string">
            <text:p>CI – CRSI 35/20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VELYNO MEDEIROS DA SILVA FILHO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AGENCIA DE TECNOLOGIA DA INFORMACAO DO ESTADO DO PIAUI</text:p>
          </table:table-cell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6-06-13" calcext:value-type="date">
            <text:p>13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8" office:value-type="string" calcext:value-type="string">
            <text:p>CI – CRSI 35/20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VELYNO MEDEIROS DA SILVA FILHO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AGENCIA DE TECNOLOGIA DA INFORMACAO DO ESTADO DO PIAUI</text:p>
          </table:table-cell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6-06-13" calcext:value-type="date">
            <text:p>13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8" office:value-type="string" calcext:value-type="string">
            <text:p>DAVID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STEINER RODRIGUES MESQUIT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FUNDO INTEGRADO DE BENS DIREITOS E ATIVOS FI BDA</text:p>
          </table:table-cell>
          <table:table-cell table:style-name="ce25" office:value-type="float" office:value="71" calcext:value-type="float">
            <text:p>71</text:p>
          </table:table-cell>
          <table:table-cell table:style-name="ce18" office:value-type="string" calcext:value-type="string">
            <text:p>FUNDO INTEGRADO DE BENS DIREITOS E ATIVOS FI BDA</text:p>
          </table:table-cell>
          <table:table-cell table:style-name="ce31" office:value-type="date" office:date-value="2016-06-20" calcext:value-type="date">
            <text:p>20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8" office:value-type="string" calcext:value-type="string">
            <text:p>DAVID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STEINER RODRIGUES MESQUIT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FUNDO DE PREVIDENCIA SOCIAL DO ESTADO DO PIAUI</text:p>
          </table:table-cell>
          <table:table-cell table:style-name="ce25" office:value-type="float" office:value="70" calcext:value-type="float">
            <text:p>70</text:p>
          </table:table-cell>
          <table:table-cell table:style-name="ce18" office:value-type="string" calcext:value-type="string">
            <text:p>FUNDO DE PREVIDENCIA SOCIAL DO ESTADO DO PIAUI</text:p>
          </table:table-cell>
          <table:table-cell table:style-name="ce31" office:value-type="date" office:date-value="2016-06-20" calcext:value-type="date">
            <text:p>20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8" office:value-type="string" calcext:value-type="string">
            <text:p>AA.117.1.000986/16-3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ARADJA MICHELLINY DE FIGUEIREDO FREITAS FREITAG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6-21" calcext:value-type="date">
            <text:p>21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8" office:value-type="string" calcext:value-type="string">
            <text:p>AA.117.1.010001/16-4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IMONE PEREIRA DE FARIAS ARAUJ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E DESELVOLVIMENTO SOCIAL E LAZER</text:p>
          </table:table-cell>
          <table:table-cell table:style-name="ce25" office:value-type="float" office:value="42" calcext:value-type="float">
            <text:p>42</text:p>
          </table:table-cell>
          <table:table-cell table:style-name="ce18" office:value-type="string" calcext:value-type="string">
            <text:p>CDSOL – COORDENADORIA DE DESELVOLVIMENTO SOCIAL E LAZER</text:p>
          </table:table-cell>
          <table:table-cell table:style-name="ce31" office:value-type="date" office:date-value="2016-07-06" calcext:value-type="date">
            <text:p>06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8" office:value-type="string" calcext:value-type="string">
            <text:p>AA.117.1.010064/16-7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RIC LEONARDO PIRES DE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6-17" calcext:value-type="date">
            <text:p>17/06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VICTOR VIEIRA PINH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07-14" calcext:value-type="date">
            <text:p>14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8" office:value-type="string" calcext:value-type="string">
            <text:p>AA.117.1.000952/16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DERSON REGIS VIANA DA CUN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2" calcext:value-type="float">
            <text:p>62</text:p>
          </table:table-cell>
          <table:table-cell table:style-name="ce18" office:value-type="string" calcext:value-type="string">
            <text:p>EMGERPI – EMPRESA DE GESTAO DE RECURSOS DO ESTADO DO PIAUI</text:p>
          </table:table-cell>
          <table:table-cell table:style-name="ce31" office:value-type="date" office:date-value="2016-07-15" calcext:value-type="date">
            <text:p>15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8" office:value-type="string" calcext:value-type="string">
            <text:p>AA.117.1.010064/16-7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EBORA CUNHA VIEIRA CARDOS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7-15" calcext:value-type="date">
            <text:p>15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8" office:value-type="string" calcext:value-type="string">
            <text:p>AA.117.1.010064/16-7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CASTELO BRANCO DE VASCONCELO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9-14" calcext:value-type="date">
            <text:p>14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8" office:value-type="string" calcext:value-type="string">
            <text:p>AA.117.1.010067/16-0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LORISA DAYSEE DE ASSUNCAO LACER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07-20" calcext:value-type="date">
            <text:p>20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8" office:value-type="string" calcext:value-type="string">
            <text:p>AA.117.1.010132/16-4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IA MEDEIROS DO CARMO IV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7-26" calcext:value-type="date">
            <text:p>26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8" office:value-type="string" calcext:value-type="string">
            <text:p>AA.117.1.010181/16-3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BATISTA DO LAG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8-05" calcext:value-type="date">
            <text:p>05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8" office:value-type="string" calcext:value-type="string">
            <text:p>AA.117.1.010116/16-8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FAEL TAJRA FONTELES</text:p>
          </table:table-cell>
          <table:table-cell table:style-name="ce25" office:value-type="string" calcext:value-type="string">
            <text:p>PJ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8-08" calcext:value-type="date">
            <text:p>08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8" office:value-type="string" calcext:value-type="string">
            <text:p>AA.117.1.010200/16-1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RISANTO PIMENTEL ALVES PE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8-09" calcext:value-type="date">
            <text:p>09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8" office:value-type="string" calcext:value-type="string">
            <text:p>AA.117.1.010010/16-3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DRIANA GIRIO MA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8-10" calcext:value-type="date">
            <text:p>10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8" office:value-type="string" calcext:value-type="string">
            <text:p>FALTA OFICIO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GINA LOURDES CARVALHO DE ARAUJO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- INSTITUTO DE TERRAS DO PIAUI</text:p>
          </table:table-cell>
          <table:table-cell table:style-name="ce31" office:value-type="date" office:date-value="2016-07-17" calcext:value-type="date">
            <text:p>17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8" office:value-type="string" calcext:value-type="string">
            <text:p>AA.117.1.010199/16-0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VANOVICK FEITOSA DIAS PINH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7-20" calcext:value-type="date">
            <text:p>20/07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8" office:value-type="string" calcext:value-type="string">
            <text:p>AA.117.1.010238/16-9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LINNE PATRICIO DE ALMEIDA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8-19" calcext:value-type="date">
            <text:p>19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8" office:value-type="string" calcext:value-type="string">
            <text:p>AA.117.1.010311/16-1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FORTUNATO ZANOVEL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9-09" calcext:value-type="date">
            <text:p>09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8" office:value-type="string" calcext:value-type="string">
            <text:p>AA.117.1.010255/16-6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CARDO REZENDE DE DEUS BARBOSA</text:p>
          </table:table-cell>
          <table:table-cell table:style-name="ce25" office:value-type="string" calcext:value-type="string">
            <text:p>PF-A1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8-30" calcext:value-type="date">
            <text:p>30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8" office:value-type="string" calcext:value-type="string">
            <text:p>AA.117.1.010280/16-1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HARLES DEGAULLE RIBEIRO BATI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8-30" calcext:value-type="date">
            <text:p>30/08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8" office:value-type="string" calcext:value-type="string">
            <text:p>AA.117.1.010292/16-3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CIANO NUNES SANTOS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TRIBUNAL DE CONTAS DO ESTADO DO PIAUI</text:p>
          </table:table-cell>
          <table:table-cell table:style-name="ce25" office:value-type="float" office:value="129" calcext:value-type="float">
            <text:p>129</text:p>
          </table:table-cell>
          <table:table-cell table:style-name="ce18" office:value-type="string" calcext:value-type="string">
            <text:p>TCE – TRIBUNAL DE CONTAS DO ESTADO DO PIAUI</text:p>
          </table:table-cell>
          <table:table-cell table:style-name="ce31" office:value-type="date" office:date-value="2016-09-13" calcext:value-type="date">
            <text:p>13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AUGUSTO BATISTA LUSTOS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9-06" calcext:value-type="date">
            <text:p>06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8" office:value-type="string" calcext:value-type="string">
            <text:p>AA.117.1.010374/16-47</text:p>
          </table:table-cell>
          <table:table-cell table:style-name="ce12"/>
          <table:table-cell table:style-name="ce12" office:value-type="float" office:value="13863142349" calcext:value-type="float">
            <text:p>13863142349</text:p>
          </table:table-cell>
          <table:table-cell table:style-name="ce25"/>
          <table:table-cell table:style-name="ce25" office:value-type="string" calcext:value-type="string">
            <text:p>ROGERIO NEWTON DE CARVALHO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09-22" calcext:value-type="date">
            <text:p>22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8" office:value-type="string" calcext:value-type="string">
            <text:p>AA.117.1.010363/16-3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TONIO GILSON CORREIA LIMA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9-23" calcext:value-type="date">
            <text:p>23/09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8" office:value-type="string" calcext:value-type="string">
            <text:p>AA.117.1.010321/16-1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IVALDO ARAGAO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9-26" calcext:value-type="date">
            <text:p>26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8" office:value-type="string" calcext:value-type="string">
            <text:p>AA.117.1.010321/16-1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A KARINA DO REGO LOPES SOA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9-26" calcext:value-type="date">
            <text:p>26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8" office:value-type="string" calcext:value-type="string">
            <text:p>AA.117.1.010321/16-1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MANDA BRITO FONSECA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09-26" calcext:value-type="date">
            <text:p>26/09/2016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8" office:value-type="string" calcext:value-type="string">
            <text:p>AA.117.1.010326/16-6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O SOCORRO ADAD DE ALENCAR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0-05" calcext:value-type="date">
            <text:p>05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30649536304" calcext:value-type="float">
            <text:p>30649536304</text:p>
          </table:table-cell>
          <table:table-cell table:style-name="ce25"/>
          <table:table-cell table:style-name="ce25" office:value-type="string" calcext:value-type="string">
            <text:p>REJANE CAVALCANTE BOT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0-06" calcext:value-type="date">
            <text:p>06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28725719300" calcext:value-type="float">
            <text:p>28725719300</text:p>
          </table:table-cell>
          <table:table-cell table:style-name="ce25"/>
          <table:table-cell table:style-name="ce25" office:value-type="string" calcext:value-type="string">
            <text:p>IRA DE SOUSA PIMENTE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0-06" calcext:value-type="date">
            <text:p>06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8" office:value-type="string" calcext:value-type="string">
            <text:p>AA.117.1.010311/16-1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ANUARIO DA PONTE LOP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0-07" calcext:value-type="date">
            <text:p>07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8" office:value-type="string" calcext:value-type="string">
            <text:p>AA.117.1.000893/16-1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CIMEIRE SOUSA DOS ANJ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0-10" calcext:value-type="date">
            <text:p>10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24864943320" calcext:value-type="float">
            <text:p>24864943320</text:p>
          </table:table-cell>
          <table:table-cell table:style-name="ce25"/>
          <table:table-cell table:style-name="ce25" office:value-type="string" calcext:value-type="string">
            <text:p>PAULO ROBERTO DE HOLANDA MONT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0-26" calcext:value-type="date">
            <text:p>26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8" office:value-type="string" calcext:value-type="string">
            <text:p>AA.117.1.010396/16-1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ULISSES BRASIL LUST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0-25" calcext:value-type="date">
            <text:p>25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8" office:value-type="string" calcext:value-type="string">
            <text:p>AA.117.1.010471/16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CARDO MOURA MARIN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10-21" calcext:value-type="date">
            <text:p>21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8" office:value-type="string" calcext:value-type="string">
            <text:p>AA.117.1.010304/16-4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AS GRACAS MORAES MOREIRA RAMOS</text:p>
          </table:table-cell>
          <table:table-cell table:style-name="ce25" office:value-type="string" calcext:value-type="string">
            <text:p>PF-A1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0-17" calcext:value-type="date">
            <text:p>17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8" office:value-type="string" calcext:value-type="string">
            <text:p>AA.117.1.010454/16-3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ILVANA RIBEIRO DE HOLANDA BARB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0-11" calcext:value-type="date">
            <text:p>11/10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8" office:value-type="string" calcext:value-type="string">
            <text:p>AA.117.1.010530/16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DENILSON DO REGO MARQ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74" calcext:value-type="float">
            <text:p>74</text:p>
          </table:table-cell>
          <table:table-cell table:style-name="ce18" office:value-type="string" calcext:value-type="string">
            <text:p>GABINETE MILITAR DA GOVERNADORIA</text:p>
          </table:table-cell>
          <table:table-cell table:style-name="ce31" office:value-type="date" office:date-value="2016-11-04" calcext:value-type="date">
            <text:p>04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2" office:value-type="float" office:value="34002758320" calcext:value-type="float">
            <text:p>34002758320</text:p>
          </table:table-cell>
          <table:table-cell table:style-name="ce25"/>
          <table:table-cell table:style-name="ce25" office:value-type="string" calcext:value-type="string">
            <text:p>PAULO SERGIO PATRICIO DE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07" calcext:value-type="date">
            <text:p>0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8" office:value-type="string" calcext:value-type="string">
            <text:p>CI.023/2016-ARATI-PI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RGIO VINITIUS CAMPOS RAM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6-11-08" calcext:value-type="date">
            <text:p>0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8" office:value-type="string" calcext:value-type="string">
            <text:p>CI-023/2016-ARATI-PI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ILTON MARTINS SAL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6-11-08" calcext:value-type="date">
            <text:p>0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8" office:value-type="string" calcext:value-type="string">
            <text:p>CI-023/2016-ARATI-PI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VALDO MARTINS FERREIR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6-11-08" calcext:value-type="date">
            <text:p>0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8" office:value-type="string" calcext:value-type="string">
            <text:p>AA.117.1.010573/16-1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VICTOR VIEIRA PINH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1-09" calcext:value-type="date">
            <text:p>09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2" office:value-type="float" office:value="61435112334" calcext:value-type="float">
            <text:p>61435112334</text:p>
          </table:table-cell>
          <table:table-cell table:style-name="ce25"/>
          <table:table-cell table:style-name="ce25" office:value-type="string" calcext:value-type="string">
            <text:p>EDUARDA CASTELO BRANCO TOR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2" office:value-type="float" office:value="28974999315" calcext:value-type="float">
            <text:p>28974999315</text:p>
          </table:table-cell>
          <table:table-cell table:style-name="ce25"/>
          <table:table-cell table:style-name="ce25" office:value-type="string" calcext:value-type="string">
            <text:p>ANGELA MARIA MOURA BUENOS AIRES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2" office:value-type="float" office:value="44671091372" calcext:value-type="float">
            <text:p>44671091372</text:p>
          </table:table-cell>
          <table:table-cell table:style-name="ce25"/>
          <table:table-cell table:style-name="ce25" office:value-type="string" calcext:value-type="string">
            <text:p>VIRGINIA DE SOUSA MACHADO CRONEMBERGE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2" office:value-type="float" office:value="30672805391" calcext:value-type="float">
            <text:p>30672805391</text:p>
          </table:table-cell>
          <table:table-cell table:style-name="ce25"/>
          <table:table-cell table:style-name="ce25" office:value-type="string" calcext:value-type="string">
            <text:p>VALDENI RODRIGUES MACEDO VILANO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2" office:value-type="float" office:value="18251285372" calcext:value-type="float">
            <text:p>18251285372</text:p>
          </table:table-cell>
          <table:table-cell table:style-name="ce25"/>
          <table:table-cell table:style-name="ce25" office:value-type="string" calcext:value-type="string">
            <text:p>VERA LUCIA LIMA CRUZI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0" calcext:value-type="date">
            <text:p>1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27399591334" calcext:value-type="float">
            <text:p>27399591334</text:p>
          </table:table-cell>
          <table:table-cell table:style-name="ce25"/>
          <table:table-cell table:style-name="ce25" office:value-type="string" calcext:value-type="string">
            <text:p>OSVALDO LOPES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1" calcext:value-type="date">
            <text:p>1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39538150325" calcext:value-type="float">
            <text:p>39538150325</text:p>
          </table:table-cell>
          <table:table-cell table:style-name="ce25"/>
          <table:table-cell table:style-name="ce25" office:value-type="string" calcext:value-type="string">
            <text:p>ANTONIO FRANCISCO FERR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1" calcext:value-type="date">
            <text:p>1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18374107391" calcext:value-type="float">
            <text:p>18374107391</text:p>
          </table:table-cell>
          <table:table-cell table:style-name="ce25"/>
          <table:table-cell table:style-name="ce25" office:value-type="string" calcext:value-type="string">
            <text:p>ALDENORA DE SOUSA MARTINS LEIT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1" calcext:value-type="date">
            <text:p>1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18163670363" calcext:value-type="float">
            <text:p>18163670363</text:p>
          </table:table-cell>
          <table:table-cell table:style-name="ce25"/>
          <table:table-cell table:style-name="ce25" office:value-type="string" calcext:value-type="string">
            <text:p>CLEUDE RIBEIRO BATI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1" calcext:value-type="date">
            <text:p>1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5201829368" calcext:value-type="float">
            <text:p>5201829368</text:p>
          </table:table-cell>
          <table:table-cell table:style-name="ce25"/>
          <table:table-cell table:style-name="ce25" office:value-type="string" calcext:value-type="string">
            <text:p>SOCRATES DE ARAUJO BAS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7" calcext:value-type="date">
            <text:p>1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38657716372" calcext:value-type="float">
            <text:p>38657716372</text:p>
          </table:table-cell>
          <table:table-cell table:style-name="ce25"/>
          <table:table-cell table:style-name="ce25" office:value-type="string" calcext:value-type="string">
            <text:p>WALBERT PER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7" calcext:value-type="date">
            <text:p>1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64225607372" calcext:value-type="float">
            <text:p>64225607372</text:p>
          </table:table-cell>
          <table:table-cell table:style-name="ce25"/>
          <table:table-cell table:style-name="ce25" office:value-type="string" calcext:value-type="string">
            <text:p>REBECA NOBRE MORAIS DE VASCONCEL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21" calcext:value-type="date">
            <text:p>21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39780112391" calcext:value-type="float">
            <text:p>39780112391</text:p>
          </table:table-cell>
          <table:table-cell table:style-name="ce25"/>
          <table:table-cell table:style-name="ce25" office:value-type="string" calcext:value-type="string">
            <text:p>FABIANA DA CAMARA FONT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7" calcext:value-type="date">
            <text:p>1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20082967334" calcext:value-type="float">
            <text:p>20082967334</text:p>
          </table:table-cell>
          <table:table-cell table:style-name="ce25"/>
          <table:table-cell table:style-name="ce25" office:value-type="string" calcext:value-type="string">
            <text:p>ANA CRISTINA CAMELO FALC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17" calcext:value-type="date">
            <text:p>17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8" office:value-type="string" calcext:value-type="string">
            <text:p>AA.117.1.010573/16-1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BATISTA DE FREITA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1-23" calcext:value-type="date">
            <text:p>23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8" office:value-type="string" calcext:value-type="string">
            <text:p>?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JANE NAPOLEAO LIMA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23" calcext:value-type="date">
            <text:p>23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8" office:value-type="string" calcext:value-type="string">
            <text:p>AA.117.1.000893/16-1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ORENA PORTELA TEIXEIRA HOLAN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1-23" calcext:value-type="date">
            <text:p>23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6638716387" calcext:value-type="float">
            <text:p>6638716387</text:p>
          </table:table-cell>
          <table:table-cell table:style-name="ce25"/>
          <table:table-cell table:style-name="ce25" office:value-type="string" calcext:value-type="string">
            <text:p>MARIA JOSE VELOSO MELO MIRAN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24" calcext:value-type="date">
            <text:p>24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20904819353" calcext:value-type="float">
            <text:p>20904819353</text:p>
          </table:table-cell>
          <table:table-cell table:style-name="ce25"/>
          <table:table-cell table:style-name="ce25" office:value-type="string" calcext:value-type="string">
            <text:p>ANA SILVA SALES CARNEIRO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25" calcext:value-type="date">
            <text:p>25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8" office:value-type="string" calcext:value-type="string">
            <text:p>AA.117.1.010672/16-00</text:p>
          </table:table-cell>
          <table:table-cell table:style-name="ce12"/>
          <table:table-cell table:style-name="ce12" office:value-type="float" office:value="55339875334" calcext:value-type="float">
            <text:p>55339875334</text:p>
          </table:table-cell>
          <table:table-cell table:style-name="ce25"/>
          <table:table-cell table:style-name="ce25" office:value-type="string" calcext:value-type="string">
            <text:p>ROOSEVELT FURTADO DE VASCONCELOS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11-28" calcext:value-type="date">
            <text:p>2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8" office:value-type="string" calcext:value-type="string">
            <text:p>AA.117.1.010352/16-2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ARCIO RUFINO DE HOLAN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11-28" calcext:value-type="date">
            <text:p>2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8" office:value-type="string" calcext:value-type="string">
            <text:p>AA.117.1.010667/16-42</text:p>
          </table:table-cell>
          <table:table-cell table:style-name="ce12"/>
          <table:table-cell table:style-name="ce12" office:value-type="float" office:value="62373609304" calcext:value-type="float">
            <text:p>62373609304</text:p>
          </table:table-cell>
          <table:table-cell table:style-name="ce25"/>
          <table:table-cell table:style-name="ce25" office:value-type="string" calcext:value-type="string">
            <text:p>ANDREA DE JESUS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11-28" calcext:value-type="date">
            <text:p>28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8" office:value-type="string" calcext:value-type="string">
            <text:p>AA.117.1.010406/16-5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ERIMAR DE BRITO VI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11-30" calcext:value-type="date">
            <text:p>3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8" office:value-type="string" calcext:value-type="string">
            <text:p>AA.117.1.010595/19-3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ERNANDO JUFAT CAVALCANTE DA FONSEC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1-30" calcext:value-type="date">
            <text:p>30/11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8" office:value-type="string" calcext:value-type="string">
            <text:p>AA.117.1.010643/16-0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ACIARA DE JESUS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74" calcext:value-type="float">
            <text:p>74</text:p>
          </table:table-cell>
          <table:table-cell table:style-name="ce18" office:value-type="string" calcext:value-type="string">
            <text:p>GABINETE MILITAR DA GOVERNADORIA</text:p>
          </table:table-cell>
          <table:table-cell table:style-name="ce31" office:value-type="date" office:date-value="2016-12-01" calcext:value-type="date">
            <text:p>01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8" office:value-type="string" calcext:value-type="string">
            <text:p>AA.117.1.010566/16-4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GINALDO CORREIA MO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6-12-02" calcext:value-type="date">
            <text:p>02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36172979353" calcext:value-type="float">
            <text:p>36172979353</text:p>
          </table:table-cell>
          <table:table-cell table:style-name="ce25"/>
          <table:table-cell table:style-name="ce25" office:value-type="string" calcext:value-type="string">
            <text:p>CLAUDIA NOGUEIRA SEAB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CRETARIA DE ESTADO DA FAZENDA DO ESTADO DO PIAUI</text:p>
          </table:table-cell>
          <table:table-cell table:style-name="ce31" office:value-type="date" office:date-value="2016-12-06" calcext:value-type="date">
            <text:p>06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8" office:value-type="string" calcext:value-type="string">
            <text:p>AA.117.1.010681/16-9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OUGA CARDOSO BATI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36" calcext:value-type="float">
            <text:p>136</text:p>
          </table:table-cell>
          <table:table-cell table:style-name="ce18" office:value-type="string" calcext:value-type="string">
            <text:p>UESPI – FUNDACAO UNIVERSIDADE ESTADUAL DO PIAUI</text:p>
          </table:table-cell>
          <table:table-cell table:style-name="ce31" office:value-type="date" office:date-value="2016-12-07" calcext:value-type="date">
            <text:p>07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9625321349" calcext:value-type="float">
            <text:p>9625321349</text:p>
          </table:table-cell>
          <table:table-cell table:style-name="ce25"/>
          <table:table-cell table:style-name="ce25" office:value-type="string" calcext:value-type="string">
            <text:p>GILBERTO DE HOLANDA BARB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2-09" calcext:value-type="date">
            <text:p>09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8" office:value-type="string" calcext:value-type="string">
            <text:p>AA.117.1.010623/16-05</text:p>
          </table:table-cell>
          <table:table-cell table:style-name="ce12"/>
          <table:table-cell table:style-name="ce12" office:value-type="float" office:value="35068256315" calcext:value-type="float">
            <text:p>35068256315</text:p>
          </table:table-cell>
          <table:table-cell table:style-name="ce25"/>
          <table:table-cell table:style-name="ce25" office:value-type="string" calcext:value-type="string">
            <text:p>LUCIMARY MACEDO VELOSO BRAND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2-12" calcext:value-type="date">
            <text:p>12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57928282372" calcext:value-type="float">
            <text:p>57928282372</text:p>
          </table:table-cell>
          <table:table-cell table:style-name="ce25"/>
          <table:table-cell table:style-name="ce25" office:value-type="string" calcext:value-type="string">
            <text:p>CARMEM BELMIRA VERAS PONTE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2-12" calcext:value-type="date">
            <text:p>12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8" office:value-type="string" calcext:value-type="string">
            <text:p>AA.117.1.010722/16-9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ID CARLOS GONCALVES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2-13" calcext:value-type="date">
            <text:p>13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8" office:value-type="string" calcext:value-type="string">
            <text:p>AA.117.1.010722/16-9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KATIA MARIA DE MOURA VASCONCEL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2-13" calcext:value-type="date">
            <text:p>13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8" office:value-type="string" calcext:value-type="string">
            <text:p>AA.117.1.010722/16-9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ABIO DE HOLANDA MONT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2-14" calcext:value-type="date">
            <text:p>14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8" office:value-type="string" calcext:value-type="string">
            <text:p>AA.117.1.010714/16-04</text:p>
          </table:table-cell>
          <table:table-cell table:style-name="ce12" office:value-type="float" office:value="5776789000190" calcext:value-type="float">
            <text:p>5776789000190</text:p>
          </table:table-cell>
          <table:table-cell table:style-name="ce12" office:value-type="float" office:value="73117560300" calcext:value-type="float">
            <text:p>73117560300</text:p>
          </table:table-cell>
          <table:table-cell table:style-name="ce25" office:value-type="string" calcext:value-type="string">
            <text:p>cge.pi.gov.br</text:p>
          </table:table-cell>
          <table:table-cell table:style-name="ce25" office:value-type="string" calcext:value-type="string">
            <text:p>MARCIO BARROS SANTOS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CONTROLADORIA GERAL DO ESTADO DO PIAUI</text:p>
          </table:table-cell>
          <table:table-cell table:style-name="ce25" office:value-type="float" office:value="36" calcext:value-type="float">
            <text:p>36</text:p>
          </table:table-cell>
          <table:table-cell table:style-name="ce18" office:value-type="string" calcext:value-type="string">
            <text:p>CGE – CONTROLADORIA GERAL DO ESTADO DO PIAUI</text:p>
          </table:table-cell>
          <table:table-cell table:style-name="ce31" office:value-type="date" office:date-value="2016-12-14" calcext:value-type="date">
            <text:p>14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8" office:value-type="string" calcext:value-type="string">
            <text:p>AA.117.1.010681/16-9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ANETH SILV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36" calcext:value-type="float">
            <text:p>136</text:p>
          </table:table-cell>
          <table:table-cell table:style-name="ce18" office:value-type="string" calcext:value-type="string">
            <text:p>UESPI – FUNDACAO UNIVERSIDADE ESTADUAL DO PIAUI</text:p>
          </table:table-cell>
          <table:table-cell table:style-name="ce31" office:value-type="date" office:date-value="2016-12-13" calcext:value-type="date">
            <text:p>13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8" office:value-type="string" calcext:value-type="string">
            <text:p>AA.117.1.010716/16-2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UNO KAUE DOS SANTOS BERNARDES BEZER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6" calcext:value-type="float">
            <text:p>36</text:p>
          </table:table-cell>
          <table:table-cell table:style-name="ce18" office:value-type="string" calcext:value-type="string">
            <text:p>CGE – CONTROLADORIA GERAL DO ESTADO DO PIAUI</text:p>
          </table:table-cell>
          <table:table-cell table:style-name="ce31" office:value-type="date" office:date-value="2016-12-14" calcext:value-type="date">
            <text:p>14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8" office:value-type="string" calcext:value-type="string">
            <text:p>AA.117.1.010641/16-9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GINA LOURDES CARVALHO DE ARAUJO COST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TERRAS DO PIAUI</text:p>
          </table:table-cell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- INSTITUTO DE TERRAS DO PIAUI</text:p>
          </table:table-cell>
          <table:table-cell table:style-name="ce31" office:value-type="date" office:date-value="2016-12-14" calcext:value-type="date">
            <text:p>14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8" office:value-type="string" calcext:value-type="string">
            <text:p>AA.117.1.010752/15-9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GINA LOURDES CARVALHO DE ARAUJO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- INSTITUTO DE TERRAS DO PIAUI</text:p>
          </table:table-cell>
          <table:table-cell table:style-name="ce31" office:value-type="date" office:date-value="2016-12-15" calcext:value-type="date">
            <text:p>15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S FERNANDO RAMOS RIBEIRO GONCALV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2-16" calcext:value-type="date">
            <text:p>16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8" office:value-type="string" calcext:value-type="string">
            <text:p>AA.117.1.000893/16-1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CARLOS BASTOS SILV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2-19" calcext:value-type="date">
            <text:p>19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8" office:value-type="string" calcext:value-type="string">
            <text:p>AA.117.1.000893/16-1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ANTONIO ALVES DE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6-12-19" calcext:value-type="date">
            <text:p>19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8" office:value-type="string" calcext:value-type="string">
            <text:p>AA.117.1.010711/16-8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FONSO CESAR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1" calcext:value-type="float">
            <text:p>41</text:p>
          </table:table-cell>
          <table:table-cell table:style-name="ce18" office:value-type="string" calcext:value-type="string">
            <text:p>CEDROGAS-COORDENADORIA DE INFRENTAMENTO AS DROGAS</text:p>
          </table:table-cell>
          <table:table-cell table:style-name="ce31" office:value-type="date" office:date-value="2016-12-20" calcext:value-type="date">
            <text:p>20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8" office:value-type="string" calcext:value-type="string">
            <text:p>AA.117.1.010736/16-2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ORBELINO DE CARVALHO E SILV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2-20" calcext:value-type="date">
            <text:p>20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8" office:value-type="string" calcext:value-type="string">
            <text:p>CI.DAF:Nº 71/20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VELINO MEDEIROS DA SILV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6-12-21" calcext:value-type="date">
            <text:p>21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8" office:value-type="string" calcext:value-type="string">
            <text:p>CI.DAF:Nº 71/20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AIRA MARIA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" calcext:value-type="float">
            <text:p>17</text:p>
          </table:table-cell>
          <table:table-cell table:style-name="ce18" office:value-type="string" calcext:value-type="string">
            <text:p>ATI – AGENCIA DE TECNOLOGIA DA INFORMACAO DO ESTADO</text:p>
          </table:table-cell>
          <table:table-cell table:style-name="ce31" office:value-type="date" office:date-value="2016-12-21" calcext:value-type="date">
            <text:p>21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8" office:value-type="string" calcext:value-type="string">
            <text:p>AA.117.1.010711/16-8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AMIO FALCAO ME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1" calcext:value-type="float">
            <text:p>41</text:p>
          </table:table-cell>
          <table:table-cell table:style-name="ce18" office:value-type="string" calcext:value-type="string">
            <text:p>CEDROGAS-COORDENADORIA DE INFRENTAMENTO AS DROGAS</text:p>
          </table:table-cell>
          <table:table-cell table:style-name="ce31" office:value-type="date" office:date-value="2016-12-20" calcext:value-type="date">
            <text:p>20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8" office:value-type="string" calcext:value-type="string">
            <text:p>AA.117.1.010704/16-05</text:p>
          </table:table-cell>
          <table:table-cell table:style-name="ce12"/>
          <table:table-cell table:style-name="ce12" office:value-type="float" office:value="18165516353" calcext:value-type="float">
            <text:p>18165516353</text:p>
          </table:table-cell>
          <table:table-cell table:style-name="ce25"/>
          <table:table-cell table:style-name="ce25" office:value-type="string" calcext:value-type="string">
            <text:p>FRANCISCO DE PAULA VASCONCEL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1" calcext:value-type="float">
            <text:p>91</text:p>
          </table:table-cell>
          <table:table-cell table:style-name="ce18" office:value-type="string" calcext:value-type="string">
            <text:p>IASPI – INSTITUTO DE ASSIST E PREVID DO ESTADO DO PIAUI</text:p>
          </table:table-cell>
          <table:table-cell table:style-name="ce31" office:value-type="date" office:date-value="2016-12-21" calcext:value-type="date">
            <text:p>21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8" office:value-type="string" calcext:value-type="string">
            <text:p>AA.117.1.010769/16-53</text:p>
          </table:table-cell>
          <table:table-cell table:style-name="ce12"/>
          <table:table-cell table:style-name="ce12" office:value-type="float" office:value="66405440320" calcext:value-type="float">
            <text:p>66405440320</text:p>
          </table:table-cell>
          <table:table-cell table:style-name="ce25"/>
          <table:table-cell table:style-name="ce25" office:value-type="string" calcext:value-type="string">
            <text:p>ANDRE SOBRAL FRAN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2-22" calcext:value-type="date">
            <text:p>22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8" office:value-type="string" calcext:value-type="string">
            <text:p>AA.117.1.010749/16-5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ERA LUCIA DA SILVA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1" calcext:value-type="float">
            <text:p>101</text:p>
          </table:table-cell>
          <table:table-cell table:style-name="ce18" office:value-type="string" calcext:value-type="string">
            <text:p>MDER – MATERNIDADE DONA EVANGELINA ROSA</text:p>
          </table:table-cell>
          <table:table-cell table:style-name="ce31" office:value-type="date" office:date-value="2016-12-27" calcext:value-type="date">
            <text:p>27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37254502349" calcext:value-type="float">
            <text:p>37254502349</text:p>
          </table:table-cell>
          <table:table-cell table:style-name="ce25"/>
          <table:table-cell table:style-name="ce25" office:value-type="string" calcext:value-type="string">
            <text:p>FRANCISCO EDSON MARQ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6-12-27" calcext:value-type="date">
            <text:p>27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8" office:value-type="string" calcext:value-type="string">
            <text:p>AA.117.1.010647/16-4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ONIA MARIA AMARAL ALMEI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- INSTITUTO DE TERRAS DO PIAUI</text:p>
          </table:table-cell>
          <table:table-cell table:style-name="ce31" office:value-type="date" office:date-value="2016-12-28" calcext:value-type="date">
            <text:p>28/12/2016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8" office:value-type="string" calcext:value-type="string">
            <text:p>AA.117.1.010753/16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GUILHERME DO REGO MONTEIRO SOBRIN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1-04" calcext:value-type="date">
            <text:p>04/01/2017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8" office:value-type="string" calcext:value-type="string">
            <text:p>AA.117.1.010777/16-3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MOREIRA DE SOUSA REI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1-04" calcext:value-type="date">
            <text:p>04/01/2017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VICTOR ALVES MANE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7-01-06" calcext:value-type="date">
            <text:p>06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8" office:value-type="string" calcext:value-type="string">
            <text:p>AA.117.1.010769/16-53</text:p>
          </table:table-cell>
          <table:table-cell table:style-name="ce12"/>
          <table:table-cell table:style-name="ce12" office:value-type="float" office:value="1668051141" calcext:value-type="float">
            <text:p>1668051141</text:p>
          </table:table-cell>
          <table:table-cell table:style-name="ce25"/>
          <table:table-cell table:style-name="ce25" office:value-type="string" calcext:value-type="string">
            <text:p>LUIZ GONZAGA QUEIROZ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1-06" calcext:value-type="date">
            <text:p>06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8" office:value-type="string" calcext:value-type="string">
            <text:p>AA.117.1.010769/16-53</text:p>
          </table:table-cell>
          <table:table-cell table:style-name="ce12"/>
          <table:table-cell table:style-name="ce12" office:value-type="float" office:value="11905295723" calcext:value-type="float">
            <text:p>11905295723</text:p>
          </table:table-cell>
          <table:table-cell table:style-name="ce25"/>
          <table:table-cell table:style-name="ce25" office:value-type="string" calcext:value-type="string">
            <text:p>NORIVAL PEREIR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1-06" calcext:value-type="date">
            <text:p>06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8" office:value-type="string" calcext:value-type="string">
            <text:p>AA.117.1.010713/16-04</text:p>
          </table:table-cell>
          <table:table-cell table:style-name="ce12"/>
          <table:table-cell table:style-name="ce12" office:value-type="float" office:value="64318923304" calcext:value-type="float">
            <text:p>64318923304</text:p>
          </table:table-cell>
          <table:table-cell table:style-name="ce25"/>
          <table:table-cell table:style-name="ce25" office:value-type="string" calcext:value-type="string">
            <text:p>ADSANDRO DE SOUSA CAMP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0" calcext:value-type="float">
            <text:p>110</text:p>
          </table:table-cell>
          <table:table-cell table:style-name="ce18" office:value-type="string" calcext:value-type="string">
            <text:p>SECULT – SECRETARIA DA CULTURA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8" office:value-type="string" calcext:value-type="string">
            <text:p>AA.117.1.010655/16-28</text:p>
          </table:table-cell>
          <table:table-cell table:style-name="ce12"/>
          <table:table-cell table:style-name="ce12" office:value-type="float" office:value="28783204334" calcext:value-type="float">
            <text:p>28783204334</text:p>
          </table:table-cell>
          <table:table-cell table:style-name="ce25"/>
          <table:table-cell table:style-name="ce25" office:value-type="string" calcext:value-type="string">
            <text:p>SANDRA DE ALMEIDA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5" calcext:value-type="float">
            <text:p>115</text:p>
          </table:table-cell>
          <table:table-cell table:style-name="ce18" office:value-type="string" calcext:value-type="string">
            <text:p>SECGOV – SECRETARIA DE GOVERNO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8" office:value-type="string" calcext:value-type="string">
            <text:p>AA.117.1.010749/16-5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DE ARAUJO BRI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1" calcext:value-type="float">
            <text:p>101</text:p>
          </table:table-cell>
          <table:table-cell table:style-name="ce18" office:value-type="string" calcext:value-type="string">
            <text:p>MDER – MATERNIDADE DONA EVANGELINA ROSA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8" office:value-type="string" calcext:value-type="string">
            <text:p>AA.117.1.000035/17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BERVALDO ROCHA DA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5" calcext:value-type="float">
            <text:p>105</text:p>
          </table:table-cell>
          <table:table-cell table:style-name="ce18" office:value-type="string" calcext:value-type="string">
            <text:p>PMPI – POLICIA MILITAR DO PIAUI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8" office:value-type="string" calcext:value-type="string">
            <text:p>AA.117.1.000035/17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ELSON ONEDIO FEIT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5" calcext:value-type="float">
            <text:p>105</text:p>
          </table:table-cell>
          <table:table-cell table:style-name="ce18" office:value-type="string" calcext:value-type="string">
            <text:p>PMPI – POLICIA MILITAR DO PIAUI</text:p>
          </table:table-cell>
          <table:table-cell table:style-name="ce31" office:value-type="date" office:date-value="2017-01-09" calcext:value-type="date">
            <text:p>09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8" office:value-type="string" calcext:value-type="string">
            <text:p>AA.117.1.010655/16-28</text:p>
          </table:table-cell>
          <table:table-cell table:style-name="ce12"/>
          <table:table-cell table:style-name="ce12" office:value-type="float" office:value="13891820372" calcext:value-type="float">
            <text:p>13891820372</text:p>
          </table:table-cell>
          <table:table-cell table:style-name="ce25"/>
          <table:table-cell table:style-name="ce25" office:value-type="string" calcext:value-type="string">
            <text:p>MERLONG SOLANO NOGU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5" calcext:value-type="float">
            <text:p>115</text:p>
          </table:table-cell>
          <table:table-cell table:style-name="ce18" office:value-type="string" calcext:value-type="string">
            <text:p>SEGOV – PIAUI SECRETARIA DE GOVERNO</text:p>
          </table:table-cell>
          <table:table-cell table:style-name="ce31" office:value-type="date" office:date-value="2017-01-11" calcext:value-type="date">
            <text:p>11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8" office:value-type="string" calcext:value-type="string">
            <text:p>AA.117.1.000003/17-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ILVANA MARA SILVA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1-10" calcext:value-type="date">
            <text:p>10/01/2017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8" office:value-type="string" calcext:value-type="string">
            <text:p>AA.117.1.010718/16-45</text:p>
          </table:table-cell>
          <table:table-cell table:style-name="ce12"/>
          <table:table-cell table:style-name="ce12" office:value-type="float" office:value="74030361315" calcext:value-type="float">
            <text:p>74030361315</text:p>
          </table:table-cell>
          <table:table-cell table:style-name="ce25"/>
          <table:table-cell table:style-name="ce25" office:value-type="string" calcext:value-type="string">
            <text:p>CRISTIANA ARAGAO MARQUES CORREIA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7" calcext:value-type="float">
            <text:p>57</text:p>
          </table:table-cell>
          <table:table-cell table:style-name="ce18" office:value-type="string" calcext:value-type="string">
            <text:p>DETRAN – DEPARTAMENTO ESTADUAL DE TRANSITO DO PIAUI</text:p>
          </table:table-cell>
          <table:table-cell table:style-name="ce31" office:value-type="date" office:date-value="2017-01-10" calcext:value-type="date">
            <text:p>10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21741697387" calcext:value-type="float">
            <text:p>21741697387</text:p>
          </table:table-cell>
          <table:table-cell table:style-name="ce25"/>
          <table:table-cell table:style-name="ce25" office:value-type="string" calcext:value-type="string">
            <text:p>SILVANA MARA BORGE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1-10" calcext:value-type="date">
            <text:p>10/01/2017</text:p>
          </table:table-cell>
          <table:table-cell table:style-name="ce37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8" office:value-type="string" calcext:value-type="string">
            <text:p>AA.117.1.001378/11-5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1ª COORDENAÇÃO REGIONAL DE SAÚDE DE PARNAÍBA</text:p>
          </table:table-cell>
          <table:table-cell table:style-name="ce26" office:value-type="string" calcext:value-type="string">
            <text:p>XXXXXX</text:p>
          </table:table-cell>
          <table:table-cell table:style-name="ce18"/>
          <table:table-cell table:style-name="ce26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2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INDEFERIDO POIS A AC RFB NÃO EMITE E-CNPJ PARA FILIAL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8" office:value-type="string" calcext:value-type="string">
            <text:p>AA.117.1.001518/12-6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LAVIANO DE SANTANA RIBEIRO</text:p>
          </table:table-cell>
          <table:table-cell table:style-name="ce26" office:value-type="string" calcext:value-type="string">
            <text:p>XXXXXX</text:p>
          </table:table-cell>
          <table:table-cell table:style-name="ce18"/>
          <table:table-cell table:style-name="ce26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2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8" office:value-type="string" calcext:value-type="string">
            <text:p>AA.117.1.001518/12-6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ANUARIO DA PONTE LOPES</text:p>
          </table:table-cell>
          <table:table-cell table:style-name="ce26" office:value-type="string" calcext:value-type="string">
            <text:p>XXXXXX</text:p>
          </table:table-cell>
          <table:table-cell table:style-name="ce18"/>
          <table:table-cell table:style-name="ce26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2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8" office:value-type="string" calcext:value-type="string">
            <text:p>AA.117.1.001459/12-8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BARBARA OLIMPIA RAMOS DE MELO</text:p>
          </table:table-cell>
          <table:table-cell table:style-name="ce26" office:value-type="string" calcext:value-type="string">
            <text:p>XXXXXX</text:p>
          </table:table-cell>
          <table:table-cell table:style-name="ce18"/>
          <table:table-cell table:style-name="ce26" office:value-type="float" office:value="65" calcext:value-type="float">
            <text:p>65</text:p>
          </table:table-cell>
          <table:table-cell table:style-name="ce18" office:value-type="string" calcext:value-type="string">
            <text:p>FAPEPI - FUNDAÇAO DE AMPARO A PESQUISA DO ESTADO DO PIAUI</text:p>
          </table:table-cell>
          <table:table-cell table:style-name="ce32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8" office:value-type="string" calcext:value-type="string">
            <text:p>AA.117.1.001436/12-5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LAUDIO EMANUEL DA SILVA COELHO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8" office:value-type="string" calcext:value-type="string">
            <text:p>AA.117.1.001436/12-5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JOSE DA COSTA MACHADO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8" office:value-type="string" calcext:value-type="string">
            <text:p>AA.117.1.001422/12-1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AS GRACAS MACHADO SILVA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09" calcext:value-type="float">
            <text:p>109</text:p>
          </table:table-cell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8" office:value-type="string" calcext:value-type="string">
            <text:p>AA.117.1.001224/12-5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OMPANHIA DE GAS DO PIAUI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75" calcext:value-type="float">
            <text:p>75</text:p>
          </table:table-cell>
          <table:table-cell table:style-name="ce18" office:value-type="string" calcext:value-type="string">
            <text:p>GASPISA – COMPANHIA DE GAS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8" office:value-type="string" calcext:value-type="string">
            <text:p>AA.117.1.001188/12-0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VAN DA SILVA BARBOSA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09" calcext:value-type="float">
            <text:p>109</text:p>
          </table:table-cell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8" office:value-type="string" calcext:value-type="string">
            <text:p>AA.117.1.001158/12-0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XXXXXXXXXXXXXXXXXXXXXXXXXXXXXXXXXXXXXXXXXXXXXXXXXX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29" calcext:value-type="float">
            <text:p>129</text:p>
          </table:table-cell>
          <table:table-cell table:style-name="ce18" office:value-type="string" calcext:value-type="string">
            <text:p>TCE – TRIBUNAL DE CONTAS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COORD.CONTRATOS E CONVENIOS</text:p>
          </table:table-cell>
          <table:table-cell table:style-name="ce25" office:value-type="string" calcext:value-type="string">
            <text:p>RECEBIDO PARA INFORMAÇÃO, FOI DIRIGIDO AO DAF/ATI E COORD. CONVENIOS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8" office:value-type="string" calcext:value-type="string">
            <text:p>AA.117.1.001082/12-5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ABORATORIO CENTRAL DE SAUDE PUBLICA DR. COSTA ALVARENGA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00" calcext:value-type="float">
            <text:p>100</text:p>
          </table:table-cell>
          <table:table-cell table:style-name="ce18" office:value-type="string" calcext:value-type="string">
            <text:p>LACEN – LABORATORIO CENTRAL DE SAUDE PUBLICA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INDEFERIDO POIS A AC RFB NÃO EMITE E-CNPJ PARA FILIAL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8" office:value-type="string" calcext:value-type="string">
            <text:p>AA.117.1.001086/12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URACI FILHO LEITE SANTANA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22" calcext:value-type="float">
            <text:p>22</text:p>
          </table:table-cell>
          <table:table-cell table:style-name="ce18" office:value-type="string" calcext:value-type="string">
            <text:p>CEAPI – CENTRAL DE ABASTECIMENT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8" office:value-type="string" calcext:value-type="string">
            <text:p>AA.117.1.001086/12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RICA QUIRINO BORGES MONTEIRO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22" calcext:value-type="float">
            <text:p>22</text:p>
          </table:table-cell>
          <table:table-cell table:style-name="ce18" office:value-type="string" calcext:value-type="string">
            <text:p>CEAPI – CENTRAL DE ABASTECIMENT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8" office:value-type="string" calcext:value-type="string">
            <text:p>AA.117.1.000888/12-5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LIDENOR MARTINS BORGES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17" calcext:value-type="float">
            <text:p>117</text:p>
          </table:table-cell>
          <table:table-cell table:style-name="ce18" office:value-type="string" calcext:value-type="string">
            <text:p>SEINFRA – SECRETARIA DA INFRAESTRUTURA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A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8" office:value-type="string" calcext:value-type="string">
            <text:p>AA.117.1.001376/11-3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ESTADUAL DE DEFESA CIVIL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11" calcext:value-type="float">
            <text:p>111</text:p>
          </table:table-cell>
          <table:table-cell table:style-name="ce18" office:value-type="string" calcext:value-type="string">
            <text:p>DEFESA CIVIL – SECRETARIA DE ESTADO DA DEFESA CIVIL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 – 01/01 (ATENDIDO ATRAVÉS DO PROTOCOLO AA.117.1.001319/11-60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8" office:value-type="string" calcext:value-type="string">
            <text:p>AA.117.1.001368/11-5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TAVARES SILVA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40" calcext:value-type="float">
            <text:p>40</text:p>
          </table:table-cell>
          <table:table-cell table:style-name="ce18" office:value-type="string" calcext:value-type="string">
            <text:p>CMTP – COMPANHIA METROPOLITANA DE TRANSPORTES PUBLICOS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 – 01/02 (NÃO HOUVE O COMPARECIMENTO DOS INTERESSADOS)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8" office:value-type="string" calcext:value-type="string">
            <text:p>AA.117.1.000233/17-0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MANOEL SAT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3" calcext:value-type="float">
            <text:p>103</text:p>
          </table:table-cell>
          <table:table-cell table:style-name="ce18" office:value-type="string" calcext:value-type="string">
            <text:p>OITAVA COORDENACAO REGIONAL DE SAUDE</text:p>
          </table:table-cell>
          <table:table-cell table:style-name="ce31" office:value-type="date" office:date-value="2017-03-20" calcext:value-type="date">
            <text:p>20/03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8" office:value-type="string" calcext:value-type="string">
            <text:p>AA.117.1.000233/17-0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KLEBER VI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3" calcext:value-type="float">
            <text:p>103</text:p>
          </table:table-cell>
          <table:table-cell table:style-name="ce18" office:value-type="string" calcext:value-type="string">
            <text:p>OITAVA COORDENACAO REGIONAL DE SAUDE</text:p>
          </table:table-cell>
          <table:table-cell table:style-name="ce31" office:value-type="date" office:date-value="2017-03-20" calcext:value-type="date">
            <text:p>20/03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8" office:value-type="string" calcext:value-type="string">
            <text:p>AA.117.1.000494/17-9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LAN DINIZ DOS REI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3-23" calcext:value-type="date">
            <text:p>23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8" office:value-type="string" calcext:value-type="string">
            <text:p>AA.117.1.000494/17-9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LEXANDRE AUGUSTO BARRETO MEDRA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3-21" calcext:value-type="date">
            <text:p>21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8" office:value-type="string" calcext:value-type="string">
            <text:p>AA.117.1.000494/17-9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A MARIA DE MELO AVELA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3-21" calcext:value-type="date">
            <text:p>21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8" office:value-type="string" calcext:value-type="string">
            <text:p>AA.117.1.000494/17-9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ABRIELLA ALVARES CHAV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3-20" calcext:value-type="date">
            <text:p>20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8" office:value-type="string" calcext:value-type="string">
            <text:p>AA.117.1.000494/17-9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CAS REZENDE DA SILVA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3-23" calcext:value-type="date">
            <text:p>23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8" office:value-type="string" calcext:value-type="string">
            <text:p>AA.117.1.000494/17-9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ANDRO SINISCALCHI MARTIN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3-21" calcext:value-type="date">
            <text:p>21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8" office:value-type="string" calcext:value-type="string">
            <text:p>AA.117.1.000494/17-9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CARDO CARDOSO PI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3-23" calcext:value-type="date">
            <text:p>23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8" office:value-type="string" calcext:value-type="string">
            <text:p>AA.117.1.000494/17-9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BERTO SANTUCH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3-23" calcext:value-type="date">
            <text:p>23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8" office:value-type="string" calcext:value-type="string">
            <text:p>AA.117.1.000415/12-6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NSTITUTO DE ASSISTENCIA E PREVIDENCIA DO ESTADO DO PIAUI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90" calcext:value-type="float">
            <text:p>90</text:p>
          </table:table-cell>
          <table:table-cell table:style-name="ce18" office:value-type="string" calcext:value-type="string">
            <text:p>IAPEP – INSTITUTO DE ASSIST E PREVID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INDEFERIDO – A AR ATI-PI NÃO EMITE CERTIFICADO DIGITAL PARA FILIAL.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8" office:value-type="string" calcext:value-type="string">
            <text:p>AA.117.1.000415/12-6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LBERTO ELIAS HIDD NETO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90" calcext:value-type="float">
            <text:p>90</text:p>
          </table:table-cell>
          <table:table-cell table:style-name="ce18" office:value-type="string" calcext:value-type="string">
            <text:p>IAPEP – INSTITUTO DE ASSIST E PREVID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8" office:value-type="string" calcext:value-type="string">
            <text:p>AA.117.1.000415/12-6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THAYS OLIVEIRA PAIVA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90" calcext:value-type="float">
            <text:p>90</text:p>
          </table:table-cell>
          <table:table-cell table:style-name="ce18" office:value-type="string" calcext:value-type="string">
            <text:p>IAPEP – INSTITUTO DE ASSIST E PREVID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8" office:value-type="string" calcext:value-type="string">
            <text:p>AA.117.1.001017/12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TAVARES SILVA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40" calcext:value-type="float">
            <text:p>40</text:p>
          </table:table-cell>
          <table:table-cell table:style-name="ce18" office:value-type="string" calcext:value-type="string">
            <text:p>CMTP – COMPANHIA METROPOLITANA DE TRANSPORTES PUBLICOS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8" office:value-type="string" calcext:value-type="string">
            <text:p>AA.117.1.001017/12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MARIA GOMES BEZERRA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40" calcext:value-type="float">
            <text:p>40</text:p>
          </table:table-cell>
          <table:table-cell table:style-name="ce18" office:value-type="string" calcext:value-type="string">
            <text:p>CMTP – COMPANHIA METROPOLITANA DE TRANSPORTES PUBLICOS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8" office:value-type="string" calcext:value-type="string">
            <text:p>AA.117.1.001084/11-4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XXXXXXXXXXXXXXXXXXXXXXXXXXXXXXXXXXXXXXXXXXXXXXXXXX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15" calcext:value-type="float">
            <text:p>115</text:p>
          </table:table-cell>
          <table:table-cell table:style-name="ce18" office:value-type="string" calcext:value-type="string">
            <text:p>SEGOV – PIAUI SECRETARIA DE GOVERNO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INFORMATIVO, NÃO FOI SOLICITADO NENHUM CERTIFICADO ESPECIFICAMENTE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8" office:value-type="string" calcext:value-type="string">
            <text:p>AA.117.1.000551/17-5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ILBERTO DE HOLANDA BARB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8" calcext:value-type="float">
            <text:p>48</text:p>
          </table:table-cell>
          <table:table-cell table:style-name="ce18" office:value-type="string" calcext:value-type="string">
            <text:p>SANEAMENTO RURAL – COORDENADORIA DE FOMENTO AO SANEA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8" office:value-type="string" calcext:value-type="string">
            <text:p>AA.117.1.000551/17-53</text:p>
          </table:table-cell>
          <table:table-cell table:style-name="ce12"/>
          <table:table-cell table:style-name="ce12" office:value-type="float" office:value="9657991315" calcext:value-type="float">
            <text:p>9657991315</text:p>
          </table:table-cell>
          <table:table-cell table:style-name="ce25"/>
          <table:table-cell table:style-name="ce25" office:value-type="string" calcext:value-type="string">
            <text:p>FRANCISCO DAS CHAGAS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8" calcext:value-type="float">
            <text:p>48</text:p>
          </table:table-cell>
          <table:table-cell table:style-name="ce18" office:value-type="string" calcext:value-type="string">
            <text:p>SANEAMENTO RURAL – COORDENADORIA DE FOMENTO AO SANEA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8" office:value-type="string" calcext:value-type="string">
            <text:p>AA.117.1.000131/17-9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URICIO GOMES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7-03-31" calcext:value-type="date">
            <text:p>31/03/2017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8" office:value-type="string" calcext:value-type="string">
            <text:p>AA.117.1.010356/16-6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EIKO LEAL MELO HOHMANN BRIT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7-03-31" calcext:value-type="date">
            <text:p>31/03/2017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8" office:value-type="string" calcext:value-type="string">
            <text:p>AA.117.1.001343/15-1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GARETE DE CASTRO COELHO</text:p>
          </table:table-cell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171" calcext:value-type="float">
            <text:p>171</text:p>
          </table:table-cell>
          <table:table-cell table:style-name="ce18" office:value-type="string" calcext:value-type="string">
            <text:p>VG – VICE-GOVERNADORI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8" office:value-type="string" calcext:value-type="string">
            <text:p>AA.117.1.001312/15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-2014062413361669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O TRABALHO E EMPREENDEDORISMO</text:p>
          </table:table-cell>
          <table:table-cell table:style-name="ce25" office:value-type="float" office:value="124" calcext:value-type="float">
            <text:p>124</text:p>
          </table:table-cell>
          <table:table-cell table:style-name="ce18" office:value-type="string" calcext:value-type="string">
            <text:p>SETRE – SECRETARIA DO TRABALHO E EMPREENDEDORISMO</text:p>
          </table:table-cell>
          <table:table-cell table:style-name="ce31" office:value-type="string" calcext:value-type="string">
            <text:p>XXXXXXXXX</text:p>
          </table:table-cell>
          <table:table-cell table:style-name="ce37" office:value-type="string" calcext:value-type="string">
            <text:p>EM ANDAMENTO: AR ATI-PI</text:p>
          </table:table-cell>
          <table:table-cell table:style-name="ce25" office:value-type="string" calcext:value-type="string">
            <text:p>NÃO REVOGADO POR ESTARMOS SEM ACESSO AO SISTEMA ANTIG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8" office:value-type="string" calcext:value-type="string">
            <text:p>AA.117.1.000172/17-0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GARETE DE CASTRO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1" calcext:value-type="float">
            <text:p>171</text:p>
          </table:table-cell>
          <table:table-cell table:style-name="ce18" office:value-type="string" calcext:value-type="string">
            <text:p>VG – VICE-GOVERNADORIA DO ESTADO DO PIAUI</text:p>
          </table:table-cell>
          <table:table-cell table:style-name="ce31" office:value-type="date" office:date-value="2017-02-01" calcext:value-type="date">
            <text:p>01/02/2017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8" office:value-type="string" calcext:value-type="string">
            <text:p>AA.117.1.001306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OVERNO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GOVERNO DO ESTADO DO PIAUI</text:p>
          </table:table-cell>
          <table:table-cell table:style-name="ce25" office:value-type="float" office:value="99" calcext:value-type="float">
            <text:p>99</text:p>
          </table:table-cell>
          <table:table-cell table:style-name="ce18" office:value-type="string" calcext:value-type="string">
            <text:p>KARNAK – PALACIO DE KARNAK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O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2" office:value-type="float" office:value="5199620363" calcext:value-type="float">
            <text:p>5199620363</text:p>
          </table:table-cell>
          <table:table-cell table:style-name="ce25"/>
          <table:table-cell table:style-name="ce25" office:value-type="string" calcext:value-type="string">
            <text:p>ANTONIO RODRIGUES DE SOUS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 office:value-type="date" office:date-value="2017-04-25" calcext:value-type="date">
            <text:p>2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2" office:value-type="float" office:value="30653410425" calcext:value-type="float">
            <text:p>30653410425</text:p>
          </table:table-cell>
          <table:table-cell table:style-name="ce25"/>
          <table:table-cell table:style-name="ce25" office:value-type="string" calcext:value-type="string">
            <text:p>REJANE TAVAR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2" office:value-type="float" office:value="94068720800" calcext:value-type="float">
            <text:p>94068720800</text:p>
          </table:table-cell>
          <table:table-cell table:style-name="ce25"/>
          <table:table-cell table:style-name="ce25" office:value-type="string" calcext:value-type="string">
            <text:p>ANAIDE LOPES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 office:value-type="date" office:date-value="2017-04-05" calcext:value-type="date">
            <text:p>0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2" office:value-type="float" office:value="9628274368" calcext:value-type="float">
            <text:p>9628274368</text:p>
          </table:table-cell>
          <table:table-cell table:style-name="ce25"/>
          <table:table-cell table:style-name="ce25" office:value-type="string" calcext:value-type="string">
            <text:p>DOMINGAS MENDES VIEIRA LE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 office:value-type="date" office:date-value="2017-04-05" calcext:value-type="date">
            <text:p>0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8" office:value-type="string" calcext:value-type="string">
            <text:p>AA.117.1.000077/17-50</text:p>
          </table:table-cell>
          <table:table-cell table:style-name="ce12"/>
          <table:table-cell table:style-name="ce12" office:value-type="float" office:value="80900488387" calcext:value-type="float">
            <text:p>80900488387</text:p>
          </table:table-cell>
          <table:table-cell table:style-name="ce25"/>
          <table:table-cell table:style-name="ce25" office:value-type="string" calcext:value-type="string">
            <text:p>FRANCIMAR LIMA DA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8" office:value-type="string" calcext:value-type="string">
            <text:p>AA.117.1.000851/15-7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A INFRAESTRUTURA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A INFRAESTRUTURA</text:p>
          </table:table-cell>
          <table:table-cell table:style-name="ce25" office:value-type="float" office:value="117" calcext:value-type="float">
            <text:p>117</text:p>
          </table:table-cell>
          <table:table-cell table:style-name="ce18" office:value-type="string" calcext:value-type="string">
            <text:p>SEINFRA – SECRETARIA DA INFRAESTRUTURA</text:p>
          </table:table-cell>
          <table:table-cell table:style-name="ce31" office:value-type="date" office:date-value="2015-07-07" calcext:value-type="date">
            <text:p>07/07/2015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8" office:value-type="string" calcext:value-type="string">
            <text:p>AA.117.1.000775/15-1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FORTUNATO ZANOVEL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5-06" calcext:value-type="date">
            <text:p>06/05/2015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8" office:value-type="string" calcext:value-type="string">
            <text:p>AA.117.1.000775/15-1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SERGIO PACHECO CASTELO BRAN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5-06" calcext:value-type="date">
            <text:p>06/05/2015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8" office:value-type="string" calcext:value-type="string">
            <text:p>AA.117.1.000775/15-1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ATAIDE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5-05-05" calcext:value-type="date">
            <text:p>05/05/2015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8" office:value-type="string" calcext:value-type="string">
            <text:p>AA.117.1.010777/16-3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TA DE CASSIA MIRANDA FONTEL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8" office:value-type="string" calcext:value-type="string">
            <text:p>AA.117.1.010753/16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WELLINGTON DO REGO MONTEIRO SOBR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1-12" calcext:value-type="date">
            <text:p>12/01/2017</text:p>
          </table:table-cell>
          <table:table-cell table:style-name="ce37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RISTIDES PEREIRA DOS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ARLOS WAGNER PEREIRA DANT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LOVIS DE ABREU XIMEN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MOREIRA DE SOUSA REI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ILBERTO DE OLIVEIR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ELIO RODRIGUES DA CRUZ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CAETANO MELLO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TADEU XAVIER DE ALMEI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KARLA MARIA MAGALHAES NASCIMEN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E FATIMA ALENCA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O SOCORRO MARTINS DA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ATERCIA MACEDO BAS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AIMUNDO AUGUSTO LIM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CARDO ALBERTO CAMPOS DE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ILVANA MARA SILVA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ERONICA ALMEIDA DE DEU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8" office:value-type="string" calcext:value-type="string">
            <text:p>AA.117.1.000652/15-0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WELLINGTON DO REGO MONTEIRO SOBR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LOYSIO DE ABREU LIM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ECILIO BATISTA DOS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ORBELINO DE CARVALHO E SILV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8" office:value-type="string" calcext:value-type="string">
            <text:p>AA.117.1.000560/15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THELMA DO NASCIMENTO LIMA FURTA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8" office:value-type="string" calcext:value-type="string">
            <text:p>AA.117.1.000648/17-09</text:p>
          </table:table-cell>
          <table:table-cell table:style-name="ce12" office:value-type="float" office:value="27391611000164" calcext:value-type="float">
            <text:p>27391611000164</text:p>
          </table:table-cell>
          <table:table-cell table:style-name="ce12" office:value-type="float" office:value="21209530359" calcext:value-type="float">
            <text:p>21209530359</text:p>
          </table:table-cell>
          <table:table-cell table:style-name="ce25"/>
          <table:table-cell table:style-name="ce25" office:value-type="string" calcext:value-type="string">
            <text:p>AVELAR DE CASTRO FERREIRA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COORDENADORIA DO PROGRAMA DE TECNOLOGIA E INOVACAO</text:p>
          </table:table-cell>
          <table:table-cell table:style-name="ce25" office:value-type="float" office:value="52" calcext:value-type="float">
            <text:p>52</text:p>
          </table:table-cell>
          <table:table-cell table:style-name="ce18" office:value-type="string" calcext:value-type="string">
            <text:p>COORDENADORIA DO PROGRAMA DE TECNOLOGIA E INOVACAO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FALTA DOMÍNIO PARA CRIAÇÃO DE E-MAIL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8" office:value-type="string" calcext:value-type="string">
            <text:p>AA.117.1.000648/17-09</text:p>
          </table:table-cell>
          <table:table-cell table:style-name="ce12"/>
          <table:table-cell table:style-name="ce12" office:value-type="float" office:value="21209530359" calcext:value-type="float">
            <text:p>21209530359</text:p>
          </table:table-cell>
          <table:table-cell table:style-name="ce25"/>
          <table:table-cell table:style-name="ce25" office:value-type="string" calcext:value-type="string">
            <text:p>AVELAR DE CASTRO FER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2" calcext:value-type="float">
            <text:p>52</text:p>
          </table:table-cell>
          <table:table-cell table:style-name="ce18" office:value-type="string" calcext:value-type="string">
            <text:p>COORDENADORIA DO PROGRAMA DE TECNOLOGIA E INOVACAO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FALTA DOMÍNIO PARA CRIAÇÃO DE E-MAIL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8" office:value-type="string" calcext:value-type="string">
            <text:p>AA.117.1.000685/15-2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E ADMINISTRAÇÃO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E ADMINISTRAÇÃO DO ESTADO DO PIAUI</text:p>
          </table:table-cell>
          <table:table-cell table:style-name="ce25" office:value-type="float" office:value="109" calcext:value-type="float">
            <text:p>109</text:p>
          </table:table-cell>
          <table:table-cell table:style-name="ce18" office:value-type="string" calcext:value-type="string">
            <text:p>SEAD - <text:s/>SECRETARIA DE ESTADO DA ADMINISTRACA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INDEFERIDO – NAO FOI EMITIDO E-CNPJ A3 POIS A AC RFB NAO EMITE E-CNPJ PARA FILIAL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8" office:value-type="string" calcext:value-type="string">
            <text:p>AA.117.1.000607/15-4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RIBAMAR COELHO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7" calcext:value-type="float">
            <text:p>57</text:p>
          </table:table-cell>
          <table:table-cell table:style-name="ce18" office:value-type="string" calcext:value-type="string">
            <text:p>DETRAN – DEPARTAMENTO ESTADUAL DE TRANSIT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8" office:value-type="string" calcext:value-type="string">
            <text:p>AA.117.1.000607/15-4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RISTIANA ARAGAO MARQ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7" calcext:value-type="float">
            <text:p>57</text:p>
          </table:table-cell>
          <table:table-cell table:style-name="ce18" office:value-type="string" calcext:value-type="string">
            <text:p>DETRAN – DEPARTAMENTO ESTADUAL DE TRANSIT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8" office:value-type="string" calcext:value-type="string">
            <text:p>AA.117.1.000711/15-8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SANA MARIA PER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9" calcext:value-type="float">
            <text:p>19</text:p>
          </table:table-cell>
          <table:table-cell table:style-name="ce18" office:value-type="string" calcext:value-type="string">
            <text:p>CCOM – COORDENADORIA DE COMUNICACAO SOCIAL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8" office:value-type="string" calcext:value-type="string">
            <text:p>AA.117.1.000616/15-3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-201406241259130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E DESENVOLVIMENTO RURAL</text:p>
          </table:table-cell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NÃO REVOGADO POR ESTARMOS SEM ACESSO AO SISTEMA ANTIG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8" office:value-type="string" calcext:value-type="string">
            <text:p>AA.117.1.000667/15-4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O ESTADUAL DE DEFESA DOS DIREITOS DA PESSOA COM DEFICIENCIA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O ESTADUAL DE DEFESA DOS DIREITOS DA PESSOA COM DEFICIENCIA</text:p>
          </table:table-cell>
          <table:table-cell table:style-name="ce25" office:value-type="float" office:value="116" calcext:value-type="float">
            <text:p>116</text:p>
          </table:table-cell>
          <table:table-cell table:style-name="ce18" office:value-type="string" calcext:value-type="string">
            <text:p>SEID – SECRETARIA ESTADUAL PARA INCLUSAO DA PESSOA COM DEFICENCIA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8" office:value-type="string" calcext:value-type="string">
            <text:p>AA.117.1.000645/15-20</text:p>
          </table:table-cell>
          <table:table-cell table:style-name="ce12"/>
          <table:table-cell table:style-name="ce12" office:value-type="float" office:value="90785010300" calcext:value-type="float">
            <text:p>90785010300</text:p>
          </table:table-cell>
          <table:table-cell table:style-name="ce25"/>
          <table:table-cell table:style-name="ce25" office:value-type="string" calcext:value-type="string">
            <text:p>REVOGAR-2014052612560417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E EDUCACAO DO ESTADO DO PIAUI</text:p>
          </table:table-cell>
          <table:table-cell table:style-name="ce25" office:value-type="float" office:value="113" calcext:value-type="float">
            <text:p>113</text:p>
          </table:table-cell>
          <table:table-cell table:style-name="ce18" office:value-type="string" calcext:value-type="string">
            <text:p>SEDUC – SECRETARIA DE EDUCAÇÃ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NÃO REVOGADO POR ESTARMOS SEM ACESSO AO SISTEMA ANTIG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8" office:value-type="string" calcext:value-type="string">
            <text:p>AA.117.1.000005/17-3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YCON DANYLO ARAUJO MONTEIR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METROLOGIA DO ESTADO DO PIAUI</text:p>
          </table:table-cell>
          <table:table-cell table:style-name="ce25" office:value-type="float" office:value="94" calcext:value-type="float">
            <text:p>94</text:p>
          </table:table-cell>
          <table:table-cell table:style-name="ce18" office:value-type="string" calcext:value-type="string">
            <text:p>IMEPI – INSTITUTO DE METROLOGIA DO ESTADO DO PIAUI</text:p>
          </table:table-cell>
          <table:table-cell table:style-name="ce31" office:value-type="date" office:date-value="2017-01-30" calcext:value-type="date">
            <text:p>30/01/2017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8" office:value-type="string" calcext:value-type="string">
            <text:p>AA.117.1.010321/16-1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MERSON MENESES BAR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8" office:value-type="string" calcext:value-type="string">
            <text:p>AA.117.1.010321/16-1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GEU ROCHA BARROS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ARQUIVADO</text:p>
          </table:table-cell>
          <table:table-cell table:style-name="ce25" office:value-type="string" calcext:value-type="string">
            <text:p>NÃO HOUVE COMPARECI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8" office:value-type="string" calcext:value-type="string">
            <text:p>AA.117.1.000691/17-4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Z GONZAGA ROSAD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8" calcext:value-type="float">
            <text:p>98</text:p>
          </table:table-cell>
          <table:table-cell table:style-name="ce18" office:value-type="string" calcext:value-type="string">
            <text:p>JUCEPI – JUNTA COMERCIAL DO ESTADO</text:p>
          </table:table-cell>
          <table:table-cell table:style-name="ce31" office:value-type="date" office:date-value="2017-04-06" calcext:value-type="date">
            <text:p>06/04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8" office:value-type="string" calcext:value-type="string">
            <text:p>AA.117.1.000002/17-0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ONTROLADORIA GERAL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CONTROLADORIA GERAL DO ESTADO DO PIAUI</text:p>
          </table:table-cell>
          <table:table-cell table:style-name="ce25" office:value-type="float" office:value="36" calcext:value-type="float">
            <text:p>36</text:p>
          </table:table-cell>
          <table:table-cell table:style-name="ce18" office:value-type="string" calcext:value-type="string">
            <text:p>CGE – CONTROLADORIA GERAL DO ESTADO DO PIAUI</text:p>
          </table:table-cell>
          <table:table-cell table:style-name="ce31" office:value-type="date" office:date-value="2017-03-10" calcext:value-type="date">
            <text:p>10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8" office:value-type="string" calcext:value-type="string">
            <text:p>AA.117.1.000734/17-64</text:p>
          </table:table-cell>
          <table:table-cell table:style-name="ce12"/>
          <table:table-cell table:style-name="ce12" office:value-type="float" office:value="18376711334" calcext:value-type="float">
            <text:p>18376711334</text:p>
          </table:table-cell>
          <table:table-cell table:style-name="ce25"/>
          <table:table-cell table:style-name="ce25" office:value-type="string" calcext:value-type="string">
            <text:p>MARIO ANGELO DE MENESES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1" calcext:value-type="float">
            <text:p>51</text:p>
          </table:table-cell>
          <table:table-cell table:style-name="ce18" office:value-type="string" calcext:value-type="string">
            <text:p>COORDENADORIA DO PROGRAMA DE EDUCACAO POR MEIO DE MEDIACOES TECNOLOG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8" office:value-type="string" calcext:value-type="string">
            <text:p>AA.117.1.000735/17-77</text:p>
          </table:table-cell>
          <table:table-cell table:style-name="ce12" office:value-type="float" office:value="27446978000138" calcext:value-type="float">
            <text:p>27446978000138</text:p>
          </table:table-cell>
          <table:table-cell table:style-name="ce12" office:value-type="float" office:value="18376711334" calcext:value-type="float">
            <text:p>18376711334</text:p>
          </table:table-cell>
          <table:table-cell table:style-name="ce25"/>
          <table:table-cell table:style-name="ce25" office:value-type="string" calcext:value-type="string">
            <text:p>MARIO ANGELO DE MENESES SOUSA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COORDENADORIA DO PROGRAMA DE EDUCACAO POR MEIO DE MEDIACOES TECNOLOGICA</text:p>
          </table:table-cell>
          <table:table-cell table:style-name="ce25" office:value-type="float" office:value="51" calcext:value-type="float">
            <text:p>51</text:p>
          </table:table-cell>
          <table:table-cell table:style-name="ce18" office:value-type="string" calcext:value-type="string">
            <text:p>COORDENADORIA DO PROGRAMA DE EDUCACAO POR MEIO DE MEDIACOES TECNOLOG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8" office:value-type="string" calcext:value-type="string">
            <text:p>AA.117.1.000146/17-3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OSPITAL INFANTIL LUCIDIO PORTEL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HOSPITAL INFANTIL LUCIDIO PORTELA</text:p>
          </table:table-cell>
          <table:table-cell table:style-name="ce25" office:value-type="float" office:value="86" calcext:value-type="float">
            <text:p>86</text:p>
          </table:table-cell>
          <table:table-cell table:style-name="ce18" office:value-type="string" calcext:value-type="string">
            <text:p>HILP – HOSPITAL INFANTIL LUCIDIO PORTELA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INDEFERIDO – A AR ATI-PI NÃO EMITE CERTIFICADO DIGITAL PARA FILIAL.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8" office:value-type="string" calcext:value-type="string">
            <text:p>AA.117.1.000177/17-46</text:p>
          </table:table-cell>
          <table:table-cell table:style-name="ce12"/>
          <table:table-cell table:style-name="ce12" office:value-type="float" office:value="83405844304" calcext:value-type="float">
            <text:p>83405844304</text:p>
          </table:table-cell>
          <table:table-cell table:style-name="ce25"/>
          <table:table-cell table:style-name="ce25" office:value-type="string" calcext:value-type="string">
            <text:p>VINICIUS PONTES DO NASCIMEN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6" calcext:value-type="float">
            <text:p>86</text:p>
          </table:table-cell>
          <table:table-cell table:style-name="ce18" office:value-type="string" calcext:value-type="string">
            <text:p>HILP – HOSPITAL INFANTIL LUCIDIO PORTELA</text:p>
          </table:table-cell>
          <table:table-cell table:style-name="ce31" office:value-type="date" office:date-value="2017-03-28" calcext:value-type="date">
            <text:p>28/03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8" office:value-type="string" calcext:value-type="string">
            <text:p>AA.117.1.000177/17-46</text:p>
          </table:table-cell>
          <table:table-cell table:style-name="ce12"/>
          <table:table-cell table:style-name="ce12" office:value-type="float" office:value="34033505334" calcext:value-type="float">
            <text:p>34033505334</text:p>
          </table:table-cell>
          <table:table-cell table:style-name="ce25"/>
          <table:table-cell table:style-name="ce25" office:value-type="string" calcext:value-type="string">
            <text:p>ATAELSON SOUSA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6" calcext:value-type="float">
            <text:p>86</text:p>
          </table:table-cell>
          <table:table-cell table:style-name="ce18" office:value-type="string" calcext:value-type="string">
            <text:p>HILP – HOSPITAL INFANTIL LUCIDIO PORTELA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AGUARDANDO RETORNO DE CONTATO TELEFONICO PARA AGENDAMENT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8" office:value-type="string" calcext:value-type="string">
            <text:p>AA.117.1.000224/17-0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SANTANA DE SOUSA ANDRADE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4" calcext:value-type="float">
            <text:p>84</text:p>
          </table:table-cell>
          <table:table-cell table:style-name="ce18" office:value-type="string" calcext:value-type="string">
            <text:p>HETNB – HOSPITAL ESTADUAL TERESINHA NUNES DE BARROS</text:p>
          </table:table-cell>
          <table:table-cell table:style-name="ce31" office:value-type="date" office:date-value="2017-03-22" calcext:value-type="date">
            <text:p>22/03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571939325" calcext:value-type="float">
            <text:p>571939325</text:p>
          </table:table-cell>
          <table:table-cell table:style-name="ce25"/>
          <table:table-cell table:style-name="ce25" office:value-type="string" calcext:value-type="string">
            <text:p>GISELA MENDES LOP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77577981591" calcext:value-type="float">
            <text:p>77577981591</text:p>
          </table:table-cell>
          <table:table-cell table:style-name="ce25"/>
          <table:table-cell table:style-name="ce25" office:value-type="string" calcext:value-type="string">
            <text:p>SHEILA DE ANDRADE FER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77763653353" calcext:value-type="float">
            <text:p>77763653353</text:p>
          </table:table-cell>
          <table:table-cell table:style-name="ce25"/>
          <table:table-cell table:style-name="ce25" office:value-type="string" calcext:value-type="string">
            <text:p>AFONSO LIMA CRUZ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49810081391" calcext:value-type="float">
            <text:p>49810081391</text:p>
          </table:table-cell>
          <table:table-cell table:style-name="ce25"/>
          <table:table-cell table:style-name="ce25" office:value-type="string" calcext:value-type="string">
            <text:p>ALEXANDRE CHRISTIAN DE JESUS NOL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27861427846" calcext:value-type="float">
            <text:p>27861427846</text:p>
          </table:table-cell>
          <table:table-cell table:style-name="ce25"/>
          <table:table-cell table:style-name="ce25" office:value-type="string" calcext:value-type="string">
            <text:p>ALVARO FRANCISCO CAVALCANTE MONT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7-04-17" calcext:value-type="date">
            <text:p>17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64225488349" calcext:value-type="float">
            <text:p>64225488349</text:p>
          </table:table-cell>
          <table:table-cell table:style-name="ce25"/>
          <table:table-cell table:style-name="ce25" office:value-type="string" calcext:value-type="string">
            <text:p>ALYNNE PATRICIO DE ALMEIDA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71715533100" calcext:value-type="float">
            <text:p>71715533100</text:p>
          </table:table-cell>
          <table:table-cell table:style-name="ce25"/>
          <table:table-cell table:style-name="ce25" office:value-type="string" calcext:value-type="string">
            <text:p>ANA CAROLINA DE FREITAS TAPETY MACHA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83124632320" calcext:value-type="float">
            <text:p>83124632320</text:p>
          </table:table-cell>
          <table:table-cell table:style-name="ce25"/>
          <table:table-cell table:style-name="ce25" office:value-type="string" calcext:value-type="string">
            <text:p>ANA CRISTINA CARREIRO DE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78508339372" calcext:value-type="float">
            <text:p>78508339372</text:p>
          </table:table-cell>
          <table:table-cell table:style-name="ce25"/>
          <table:table-cell table:style-name="ce25" office:value-type="string" calcext:value-type="string">
            <text:p>ANA KEYLA FERREIRA DA SILVA PAILLARD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28653220330" calcext:value-type="float">
            <text:p>28653220330</text:p>
          </table:table-cell>
          <table:table-cell table:style-name="ce25"/>
          <table:table-cell table:style-name="ce25" office:value-type="string" calcext:value-type="string">
            <text:p>ANA PATRICIA PAES LANDIM SAL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28261574180" calcext:value-type="float">
            <text:p>28261574180</text:p>
          </table:table-cell>
          <table:table-cell table:style-name="ce25"/>
          <table:table-cell table:style-name="ce25" office:value-type="string" calcext:value-type="string">
            <text:p>ANA PAULA PASSOS MATTOS MO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78966175368" calcext:value-type="float">
            <text:p>78966175368</text:p>
          </table:table-cell>
          <table:table-cell table:style-name="ce25"/>
          <table:table-cell table:style-name="ce25" office:value-type="string" calcext:value-type="string">
            <text:p>ANA TERESA RIBEIRO DA SIL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8" office:value-type="string" calcext:value-type="string">
            <text:p>AA.117.1.000493/17-80</text:p>
          </table:table-cell>
          <table:table-cell table:style-name="ce12"/>
          <table:table-cell table:style-name="ce12" office:value-type="float" office:value="62373609304" calcext:value-type="float">
            <text:p>62373609304</text:p>
          </table:table-cell>
          <table:table-cell table:style-name="ce25"/>
          <table:table-cell table:style-name="ce25" office:value-type="string" calcext:value-type="string">
            <text:p>ANDREA DE JESUS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8" office:value-type="string" calcext:value-type="string">
            <text:p>AA.117.1.000364/17-02</text:p>
          </table:table-cell>
          <table:table-cell table:style-name="ce12"/>
          <table:table-cell table:style-name="ce12" office:value-type="float" office:value="26130033320" calcext:value-type="float">
            <text:p>26130033320</text:p>
          </table:table-cell>
          <table:table-cell table:style-name="ce25"/>
          <table:table-cell table:style-name="ce25" office:value-type="string" calcext:value-type="string">
            <text:p>MARIA DAS DORES ROCHA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3" calcext:value-type="float">
            <text:p>93</text:p>
          </table:table-cell>
          <table:table-cell table:style-name="ce18" office:value-type="string" calcext:value-type="string">
            <text:p>IDTNP – INSTITUTO DE DOENCAS TROPICAIS NATAN PORTELA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AGUARDANDO AQUISIÇÃO DE TOKEN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8" office:value-type="string" calcext:value-type="string">
            <text:p>AA.117.1.000579/17-2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DE OLIVEIRA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 office:value-type="date" office:date-value="2017-04-18" calcext:value-type="date">
            <text:p>18/04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8" office:value-type="string" calcext:value-type="string">
            <text:p>AA.117.1.000579/17-2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ZILMA MARIA DE BRITO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 office:value-type="date" office:date-value="2017-04-19" calcext:value-type="date">
            <text:p>19/04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8" office:value-type="string" calcext:value-type="string">
            <text:p>AA.117.1.000598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ELENE <text:s/>MARIA MORAES FONTENEL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1" calcext:value-type="float">
            <text:p>81</text:p>
          </table:table-cell>
          <table:table-cell table:style-name="ce18" office:value-type="string" calcext:value-type="string">
            <text:p>HEDC – HOSPITAL ESTADUAL DOMINGOS CHAVES</text:p>
          </table:table-cell>
          <table:table-cell table:style-name="ce31" office:value-type="date" office:date-value="2017-04-18" calcext:value-type="date">
            <text:p>18/04/2017</text:p>
          </table:table-cell>
          <table:table-cell table:style-name="ce38" office:value-type="string" calcext:value-type="string">
            <text:p>EM ANDAM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8" office:value-type="string" calcext:value-type="string">
            <text:p>AA.117.1.000070/17-91</text:p>
          </table:table-cell>
          <table:table-cell table:style-name="ce12"/>
          <table:table-cell table:style-name="ce12" office:value-type="float" office:value="84254360363" calcext:value-type="float">
            <text:p>84254360363</text:p>
          </table:table-cell>
          <table:table-cell table:style-name="ce25"/>
          <table:table-cell table:style-name="ce25" office:value-type="string" calcext:value-type="string">
            <text:p>JOAO CASTELO BRANCO DE VASCONCELO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 office:value-type="string" calcext:value-type="string">
            <text:p>CERTIFICADO EMITIDO EM 2016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8" office:value-type="string" calcext:value-type="string">
            <text:p>AA.117.1.000070/17-91</text:p>
          </table:table-cell>
          <table:table-cell table:style-name="ce12"/>
          <table:table-cell table:style-name="ce12" office:value-type="float" office:value="71436456304" calcext:value-type="float">
            <text:p>71436456304</text:p>
          </table:table-cell>
          <table:table-cell table:style-name="ce25"/>
          <table:table-cell table:style-name="ce25" office:value-type="string" calcext:value-type="string">
            <text:p>ROSA MENDES VIANA FORMIG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8" office:value-type="string" calcext:value-type="string">
            <text:p>AA.117.1.000070/17-91</text:p>
          </table:table-cell>
          <table:table-cell table:style-name="ce12"/>
          <table:table-cell table:style-name="ce12" office:value-type="float" office:value="21728941334" calcext:value-type="float">
            <text:p>21728941334</text:p>
          </table:table-cell>
          <table:table-cell table:style-name="ce25"/>
          <table:table-cell table:style-name="ce25" office:value-type="string" calcext:value-type="string">
            <text:p>DILENE BRANDAO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AFIRMOU POSSUIR CERTIFICADO DIGITAL VAL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8" office:value-type="string" calcext:value-type="string">
            <text:p>AA.117.1.000070/17-91</text:p>
          </table:table-cell>
          <table:table-cell table:style-name="ce12"/>
          <table:table-cell table:style-name="ce12" office:value-type="float" office:value="80737722304" calcext:value-type="float">
            <text:p>80737722304</text:p>
          </table:table-cell>
          <table:table-cell table:style-name="ce25"/>
          <table:table-cell table:style-name="ce25" office:value-type="string" calcext:value-type="string">
            <text:p>DEBORA CUNHA VIEIRA CARDOS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 office:value-type="string" calcext:value-type="string">
            <text:p>CERTIFICADO EMITIDO EM 2016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8" office:value-type="string" calcext:value-type="string">
            <text:p>AA.117.1.000399/17-40</text:p>
          </table:table-cell>
          <table:table-cell table:style-name="ce12"/>
          <table:table-cell table:style-name="ce12" office:value-type="float" office:value="46184694391" calcext:value-type="float">
            <text:p>46184694391</text:p>
          </table:table-cell>
          <table:table-cell table:style-name="ce25"/>
          <table:table-cell table:style-name="ce25" office:value-type="string" calcext:value-type="string">
            <text:p>JULIETA SAMPAIO NEVES AI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8" office:value-type="string" calcext:value-type="string">
            <text:p>AA.117.1.000213/17-0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E MINERACAO PETROLE E ENERGIAS RENOVAVEIS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E MINERACAO PETROLE E ENERGIAS RENOVAVEIS</text:p>
          </table:table-cell>
          <table:table-cell table:style-name="ce25" office:value-type="float" office:value="120" calcext:value-type="float">
            <text:p>120</text:p>
          </table:table-cell>
          <table:table-cell table:style-name="ce18" office:value-type="string" calcext:value-type="string">
            <text:p>SEMINPER – SECRETARIA DE MINERACAO PETROLE E ENERGIAS RENOVAVEIS</text:p>
          </table:table-cell>
          <table:table-cell table:style-name="ce31" office:value-type="date" office:date-value="2017-02-07" calcext:value-type="date">
            <text:p>07/02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8" office:value-type="string" calcext:value-type="string">
            <text:p>AA.117.1.000284/17-02</text:p>
          </table:table-cell>
          <table:table-cell table:style-name="ce12" office:value-type="float" office:value="5787268000139" calcext:value-type="float">
            <text:p>5787268000139</text:p>
          </table:table-cell>
          <table:table-cell table:style-name="ce12" office:value-type="float" office:value="28786726315" calcext:value-type="float">
            <text:p>28786726315</text:p>
          </table:table-cell>
          <table:table-cell table:style-name="ce25"/>
          <table:table-cell table:style-name="ce25" office:value-type="string" calcext:value-type="string">
            <text:p>FUNDACAO RADIO E TELEVISAO EDUCATIVA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RADIO E TELEVISAO EDUCATIVA DO PIAUI</text:p>
          </table:table-cell>
          <table:table-cell table:style-name="ce25" office:value-type="float" office:value="67" calcext:value-type="float">
            <text:p>67</text:p>
          </table:table-cell>
          <table:table-cell table:style-name="ce18" office:value-type="string" calcext:value-type="string">
            <text:p>FUNDACAO ANTARES – FUNDACAO RADIO E TELEVISAO EDUCATIVA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8" office:value-type="string" calcext:value-type="string">
            <text:p>AA.117.1.000259/17-59</text:p>
          </table:table-cell>
          <table:table-cell table:style-name="ce12"/>
          <table:table-cell table:style-name="ce12" office:value-type="float" office:value="68651759304" calcext:value-type="float">
            <text:p>68651759304</text:p>
          </table:table-cell>
          <table:table-cell table:style-name="ce25"/>
          <table:table-cell table:style-name="ce25" office:value-type="string" calcext:value-type="string">
            <text:p>PATRICIA FERREIRA MONTE FEITOSA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8" office:value-type="string" calcext:value-type="string">
            <text:p>AA.117.1.000259/17-59</text:p>
          </table:table-cell>
          <table:table-cell table:style-name="ce12"/>
          <table:table-cell table:style-name="ce12" office:value-type="float" office:value="78654890304" calcext:value-type="float">
            <text:p>78654890304</text:p>
          </table:table-cell>
          <table:table-cell table:style-name="ce25"/>
          <table:table-cell table:style-name="ce25" office:value-type="string" calcext:value-type="string">
            <text:p>CARLA SAMARA MARTINS FERNA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8" office:value-type="string" calcext:value-type="string">
            <text:p>AA.117.1.000441/17-69</text:p>
          </table:table-cell>
          <table:table-cell table:style-name="ce12"/>
          <table:table-cell table:style-name="ce12" office:value-type="float" office:value="91733022520" calcext:value-type="float">
            <text:p>91733022520</text:p>
          </table:table-cell>
          <table:table-cell table:style-name="ce25"/>
          <table:table-cell table:style-name="ce25" office:value-type="string" calcext:value-type="string">
            <text:p>WENDEL DAMASCENO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8" office:value-type="string" calcext:value-type="string">
            <text:p>AA.117.1.000441/17-69</text:p>
          </table:table-cell>
          <table:table-cell table:style-name="ce12"/>
          <table:table-cell table:style-name="ce12" office:value-type="float" office:value="76384810387" calcext:value-type="float">
            <text:p>76384810387</text:p>
          </table:table-cell>
          <table:table-cell table:style-name="ce25"/>
          <table:table-cell table:style-name="ce25" office:value-type="string" calcext:value-type="string">
            <text:p>MARCELO MOITA PIEROT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8" office:value-type="string" calcext:value-type="string">
            <text:p>AA.117.1.000086/17-47</text:p>
          </table:table-cell>
          <table:table-cell table:style-name="ce12"/>
          <table:table-cell table:style-name="ce12" office:value-type="float" office:value="75631482304" calcext:value-type="float">
            <text:p>75631482304</text:p>
          </table:table-cell>
          <table:table-cell table:style-name="ce25"/>
          <table:table-cell table:style-name="ce25" office:value-type="string" calcext:value-type="string">
            <text:p>DARCIO RUFINO DE HOLAN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8" office:value-type="string" calcext:value-type="string">
            <text:p>AA.117.1.000086/17-47</text:p>
          </table:table-cell>
          <table:table-cell table:style-name="ce12"/>
          <table:table-cell table:style-name="ce12" office:value-type="float" office:value="75509741368" calcext:value-type="float">
            <text:p>75509741368</text:p>
          </table:table-cell>
          <table:table-cell table:style-name="ce25"/>
          <table:table-cell table:style-name="ce25" office:value-type="string" calcext:value-type="string">
            <text:p>FABRICIO MARCIO DE CASTRO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8" office:value-type="string" calcext:value-type="string">
            <text:p>AA.117.1.000376/17-1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HENRIQUE RIBEIRO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8" office:value-type="string" calcext:value-type="string">
            <text:p>AA.117.1.000104/17-14</text:p>
          </table:table-cell>
          <table:table-cell table:style-name="ce12"/>
          <table:table-cell table:style-name="ce12" office:value-type="float" office:value="76678323634" calcext:value-type="float">
            <text:p>76678323634</text:p>
          </table:table-cell>
          <table:table-cell table:style-name="ce25"/>
          <table:table-cell table:style-name="ce25" office:value-type="string" calcext:value-type="string">
            <text:p>KARLA CIBELE SILVA TELES M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8" office:value-type="string" calcext:value-type="string">
            <text:p>AA.117.1.000104/17-14</text:p>
          </table:table-cell>
          <table:table-cell table:style-name="ce12"/>
          <table:table-cell table:style-name="ce12" office:value-type="float" office:value="73765511315" calcext:value-type="float">
            <text:p>73765511315</text:p>
          </table:table-cell>
          <table:table-cell table:style-name="ce25"/>
          <table:table-cell table:style-name="ce25" office:value-type="string" calcext:value-type="string">
            <text:p>SARA VIEIRA MIRANDA LAGES CAVALCANTI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8" office:value-type="string" calcext:value-type="string">
            <text:p>AA.117.1.000124/17-12</text:p>
          </table:table-cell>
          <table:table-cell table:style-name="ce12"/>
          <table:table-cell table:style-name="ce12" office:value-type="float" office:value="49248456391" calcext:value-type="float">
            <text:p>49248456391</text:p>
          </table:table-cell>
          <table:table-cell table:style-name="ce25"/>
          <table:table-cell table:style-name="ce25" office:value-type="string" calcext:value-type="string">
            <text:p>CRISANTO PIMENTEL ALVES PEREIRA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8" office:value-type="string" calcext:value-type="string">
            <text:p>AA.117.1.000124/17-12</text:p>
          </table:table-cell>
          <table:table-cell table:style-name="ce12"/>
          <table:table-cell table:style-name="ce12" office:value-type="float" office:value="64637778115" calcext:value-type="float">
            <text:p>64637778115</text:p>
          </table:table-cell>
          <table:table-cell table:style-name="ce25"/>
          <table:table-cell table:style-name="ce25" office:value-type="string" calcext:value-type="string">
            <text:p>IVANOVICK FEITOSA DIAS PINH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8" office:value-type="string" calcext:value-type="string">
            <text:p>AA.117.1.000124/17-12</text:p>
          </table:table-cell>
          <table:table-cell table:style-name="ce12"/>
          <table:table-cell table:style-name="ce12" office:value-type="float" office:value="4212152754" calcext:value-type="float">
            <text:p>4212152754</text:p>
          </table:table-cell>
          <table:table-cell table:style-name="ce25"/>
          <table:table-cell table:style-name="ce25" office:value-type="string" calcext:value-type="string">
            <text:p>LUDMILLA MARIA REIS PAES LANDIM MOREIRA REG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8" office:value-type="string" calcext:value-type="string">
            <text:p>AA.117.1.000169/17-62</text:p>
          </table:table-cell>
          <table:table-cell table:style-name="ce12"/>
          <table:table-cell table:style-name="ce12" office:value-type="float" office:value="76384810387" calcext:value-type="float">
            <text:p>76384810387</text:p>
          </table:table-cell>
          <table:table-cell table:style-name="ce25"/>
          <table:table-cell table:style-name="ce25" office:value-type="string" calcext:value-type="string">
            <text:p>MARCELO MOITA PIEROT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8" office:value-type="string" calcext:value-type="string">
            <text:p>AA.117.1.000099/17-74</text:p>
          </table:table-cell>
          <table:table-cell table:style-name="ce12"/>
          <table:table-cell table:style-name="ce12" office:value-type="float" office:value="84254360363" calcext:value-type="float">
            <text:p>84254360363</text:p>
          </table:table-cell>
          <table:table-cell table:style-name="ce25"/>
          <table:table-cell table:style-name="ce25" office:value-type="string" calcext:value-type="string">
            <text:p>JOAO CASTELO BRANCO DE VASCONCELO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8" office:value-type="string" calcext:value-type="string">
            <text:p>AA.117.1.000099/17-74</text:p>
          </table:table-cell>
          <table:table-cell table:style-name="ce12"/>
          <table:table-cell table:style-name="ce12" office:value-type="float" office:value="71436456304" calcext:value-type="float">
            <text:p>71436456304</text:p>
          </table:table-cell>
          <table:table-cell table:style-name="ce25"/>
          <table:table-cell table:style-name="ce25" office:value-type="string" calcext:value-type="string">
            <text:p>ROSA MENDES VIANA FORMIG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8" office:value-type="string" calcext:value-type="string">
            <text:p>AA.117.1.000099/17-74</text:p>
          </table:table-cell>
          <table:table-cell table:style-name="ce12"/>
          <table:table-cell table:style-name="ce12" office:value-type="float" office:value="21728941334" calcext:value-type="float">
            <text:p>21728941334</text:p>
          </table:table-cell>
          <table:table-cell table:style-name="ce25"/>
          <table:table-cell table:style-name="ce25" office:value-type="string" calcext:value-type="string">
            <text:p>DILENE BRANDAO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8" office:value-type="string" calcext:value-type="string">
            <text:p>AA.117.1.000099/17-74</text:p>
          </table:table-cell>
          <table:table-cell table:style-name="ce12"/>
          <table:table-cell table:style-name="ce12" office:value-type="float" office:value="80737722304" calcext:value-type="float">
            <text:p>80737722304</text:p>
          </table:table-cell>
          <table:table-cell table:style-name="ce25"/>
          <table:table-cell table:style-name="ce25" office:value-type="string" calcext:value-type="string">
            <text:p>DEBORA CUNHA VIEIRA CARDOS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8" office:value-type="string" calcext:value-type="string">
            <text:p>AA.117.1.000400/17-50</text:p>
          </table:table-cell>
          <table:table-cell table:style-name="ce12"/>
          <table:table-cell table:style-name="ce12" office:value-type="float" office:value="81092784349" calcext:value-type="float">
            <text:p>81092784349</text:p>
          </table:table-cell>
          <table:table-cell table:style-name="ce25"/>
          <table:table-cell table:style-name="ce25" office:value-type="string" calcext:value-type="string">
            <text:p>KAROLYNE DUARTE CHAVES ELLERY BAR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8" office:value-type="string" calcext:value-type="string">
            <text:p>AA.117.1.000723/17-5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ARMEM VERONICA DA S.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 office:value-type="date" office:date-value="2017-04-25" calcext:value-type="date">
            <text:p>25/04/2017</text:p>
          </table:table-cell>
          <table:table-cell table:style-name="ce38" office:value-type="string" calcext:value-type="string">
            <text:p>EM ANDMAENTO: DG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8" office:value-type="string" calcext:value-type="string">
            <text:p>AA.117.1.000791/17-30</text:p>
          </table:table-cell>
          <table:table-cell table:style-name="ce12" office:value-type="float" office:value="27457230000130" calcext:value-type="float">
            <text:p>27457230000130</text:p>
          </table:table-cell>
          <table:table-cell table:style-name="ce12" office:value-type="float" office:value="89823362300" calcext:value-type="float">
            <text:p>89823362300</text:p>
          </table:table-cell>
          <table:table-cell table:style-name="ce25"/>
          <table:table-cell table:style-name="ce25" office:value-type="string" calcext:value-type="string">
            <text:p>MARCOS VINICIUS CUNHA DIAS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COORDENADORIA DO PROGRAMA DE MODERNIZAÇÃO E QUALIFICAÇAO DE EMPREENDIMENTOS PUBLICOS</text:p>
          </table:table-cell>
          <table:table-cell table:style-name="ce25" office:value-type="float" office:value="44" calcext:value-type="float">
            <text:p>44</text:p>
          </table:table-cell>
          <table:table-cell table:style-name="ce18" office:value-type="string" calcext:value-type="string">
            <text:p>COMEPI – COORDENADORIA DO PROGRAMA DE MODERNIZAÇÃO E QUALIFICAÇAO DE EMPREENDIMENTOS PUBLICOS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8" office:value-type="string" calcext:value-type="string">
            <text:p>AA.117.1.000791/17-30</text:p>
          </table:table-cell>
          <table:table-cell table:style-name="ce12"/>
          <table:table-cell table:style-name="ce12" office:value-type="float" office:value="89823362300" calcext:value-type="float">
            <text:p>89823362300</text:p>
          </table:table-cell>
          <table:table-cell table:style-name="ce25"/>
          <table:table-cell table:style-name="ce25" office:value-type="string" calcext:value-type="string">
            <text:p>MARCOS VINICIUS CUNHA DI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4" calcext:value-type="float">
            <text:p>44</text:p>
          </table:table-cell>
          <table:table-cell table:style-name="ce18" office:value-type="string" calcext:value-type="string">
            <text:p>COMEPI – COORDENADORIA DO PROGRAMA DE MODERNIZAÇÃO E QUALIFICAÇAO DE EMPREENDIMENTOS PUBLICOS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8" office:value-type="string" calcext:value-type="string">
            <text:p>AA.117.1.000791/17-30</text:p>
          </table:table-cell>
          <table:table-cell table:style-name="ce12"/>
          <table:table-cell table:style-name="ce12" office:value-type="float" office:value="88308880353" calcext:value-type="float">
            <text:p>88308880353</text:p>
          </table:table-cell>
          <table:table-cell table:style-name="ce25"/>
          <table:table-cell table:style-name="ce25" office:value-type="string" calcext:value-type="string">
            <text:p>FRANCISCO EDVAN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4" calcext:value-type="float">
            <text:p>44</text:p>
          </table:table-cell>
          <table:table-cell table:style-name="ce18" office:value-type="string" calcext:value-type="string">
            <text:p>COMEPI – COORDENADORIA DO PROGRAMA DE MODERNIZAÇÃO E QUALIFICAÇAO DE EMPREENDIMENTOS PUBLICOS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8" office:value-type="string" calcext:value-type="string">
            <text:p>AA.117.1.000022/17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ERNANDO DO NASCIMENTO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 office:value-type="date" office:date-value="2017-05-11" calcext:value-type="date">
            <text:p>11/05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8" office:value-type="string" calcext:value-type="string">
            <text:p>AA.117.1.000331/17-7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TERESA DE ALBUQUERQUE SOARES ANTUNES CORREI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 office:value-type="date" office:date-value="2017-05-10" calcext:value-type="date">
            <text:p>10/05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8" office:value-type="string" calcext:value-type="string">
            <text:p>AA.117.1.000203/17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IEDEL BATISTA DOS SANTOS REINAL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 office:value-type="date" office:date-value="2017-02-02" calcext:value-type="date">
            <text:p>02/02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8" office:value-type="string" calcext:value-type="string">
            <text:p>AA.117.1.000229/17-5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ANIELLE CRONEMBERGER FERRAZ VIDIGAL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7" calcext:value-type="float">
            <text:p>97</text:p>
          </table:table-cell>
          <table:table-cell table:style-name="ce18" office:value-type="string" calcext:value-type="string">
            <text:p>IV COORDENAÇÃO REGIONAL DE SAÚDE / SESAPI</text:p>
          </table:table-cell>
          <table:table-cell table:style-name="ce31"/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9988025300" calcext:value-type="float">
            <text:p>9988025300</text:p>
          </table:table-cell>
          <table:table-cell table:style-name="ce25"/>
          <table:table-cell table:style-name="ce25" office:value-type="string" calcext:value-type="string">
            <text:p>MARIA DO SOCORRO MARTINS DA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 office:value-type="date" office:date-value="2017-05-16" calcext:value-type="date">
            <text:p>16/05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8" office:value-type="string" calcext:value-type="string">
            <text:p>AA.117.1.000103/17-01</text:p>
          </table:table-cell>
          <table:table-cell table:style-name="ce12"/>
          <table:table-cell table:style-name="ce12" office:value-type="float" office:value="22742204334" calcext:value-type="float">
            <text:p>22742204334</text:p>
          </table:table-cell>
          <table:table-cell table:style-name="ce25"/>
          <table:table-cell table:style-name="ce25" office:value-type="string" calcext:value-type="string">
            <text:p>HELIO ISAIA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1" calcext:value-type="float">
            <text:p>111</text:p>
          </table:table-cell>
          <table:table-cell table:style-name="ce18" office:value-type="string" calcext:value-type="string">
            <text:p>SEDEC – SECRETARIA DE ESTADO DA DEFESA CIVI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8" office:value-type="string" calcext:value-type="string">
            <text:p>AA.117.1.000103/17-01</text:p>
          </table:table-cell>
          <table:table-cell table:style-name="ce12"/>
          <table:table-cell table:style-name="ce12" office:value-type="float" office:value="1180875761" calcext:value-type="float">
            <text:p>1180875761</text:p>
          </table:table-cell>
          <table:table-cell table:style-name="ce25"/>
          <table:table-cell table:style-name="ce25" office:value-type="string" calcext:value-type="string">
            <text:p>LIGIA RAQUEL DA FONSECA BATI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1" calcext:value-type="float">
            <text:p>111</text:p>
          </table:table-cell>
          <table:table-cell table:style-name="ce18" office:value-type="string" calcext:value-type="string">
            <text:p>SEDEC – SECRETARIA DE ESTADO DA DEFESA CIVI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8" office:value-type="string" calcext:value-type="string">
            <text:p>AA.117.1.000590/17-4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RODRIGUES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9" calcext:value-type="float">
            <text:p>19</text:p>
          </table:table-cell>
          <table:table-cell table:style-name="ce18" office:value-type="string" calcext:value-type="string">
            <text:p>CCOM – COORDENADORIA DE COMUNICACAO SOCIAL</text:p>
          </table:table-cell>
          <table:table-cell table:style-name="ce31" office:value-type="date" office:date-value="2017-04-05" calcext:value-type="date">
            <text:p>0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8" office:value-type="string" calcext:value-type="string">
            <text:p>AA.117.1.000590/17-4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CESAR MENESES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9" calcext:value-type="float">
            <text:p>19</text:p>
          </table:table-cell>
          <table:table-cell table:style-name="ce18" office:value-type="string" calcext:value-type="string">
            <text:p>CCOM – COORDENADORIA DE COMUNICACAO SOCIAL</text:p>
          </table:table-cell>
          <table:table-cell table:style-name="ce31" office:value-type="date" office:date-value="2017-04-05" calcext:value-type="date">
            <text:p>05/04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8" office:value-type="string" calcext:value-type="string">
            <text:p>AA.117.1.000175/17-2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URANDIR MARTINS DOS SANTOS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3" calcext:value-type="float">
            <text:p>83</text:p>
          </table:table-cell>
          <table:table-cell table:style-name="ce18" office:value-type="string" calcext:value-type="string">
            <text:p>HEMOPI – CENTRO DE HEMATOLOGIA E HEMOTERAPIA DO PAIUI</text:p>
          </table:table-cell>
          <table:table-cell table:style-name="ce31" office:value-type="date" office:date-value="2017-02-21" calcext:value-type="date">
            <text:p>21/02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8" office:value-type="string" calcext:value-type="string">
            <text:p>AA.117.1.000175/17-2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INO MARQ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3" calcext:value-type="float">
            <text:p>83</text:p>
          </table:table-cell>
          <table:table-cell table:style-name="ce18" office:value-type="string" calcext:value-type="string">
            <text:p>HEMOPI – CENTRO DE HEMATOLOGIA E HEMOTERAPIA DO PAIUI</text:p>
          </table:table-cell>
          <table:table-cell table:style-name="ce31" office:value-type="date" office:date-value="2017-02-20" calcext:value-type="date">
            <text:p>20/02/2017</text:p>
          </table:table-cell>
          <table:table-cell table:style-name="ce38" office:value-type="string" calcext:value-type="string">
            <text:p>EM ANDAMENTO: AR ATI-PI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8" office:value-type="string" calcext:value-type="string">
            <text:p>AA.117.1.000873/17-4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A MARIA CLARA DA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4" calcext:value-type="float">
            <text:p>44</text:p>
          </table:table-cell>
          <table:table-cell table:style-name="ce18" office:value-type="string" calcext:value-type="string">
            <text:p>COMEPI – COORDENADORIA DO PROGRAMA DE MODERNIZAÇÃO E QUALIFICAÇAO DE EMPREENDIMENTOS PUBLICOS</text:p>
          </table:table-cell>
          <table:table-cell table:style-name="ce31" office:value-type="date" office:date-value="2017-05-17" calcext:value-type="date">
            <text:p>17/05/2017</text:p>
          </table:table-cell>
          <table:table-cell table:style-name="ce38" office:value-type="string" calcext:value-type="string">
            <text:p>EM ANDAMENTO: DTIC</text:p>
          </table:table-cell>
          <table:table-cell table:style-name="ce25" office:value-type="string" calcext:value-type="string">
            <text:p>DEFER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8" office:value-type="string" calcext:value-type="string">
            <text:p>AA.117.1.000393/17-94</text:p>
          </table:table-cell>
          <table:table-cell table:style-name="ce12"/>
          <table:table-cell table:style-name="ce12" office:value-type="float" office:value="18376231391" calcext:value-type="float">
            <text:p>18376231391</text:p>
          </table:table-cell>
          <table:table-cell table:style-name="ce25"/>
          <table:table-cell table:style-name="ce25" office:value-type="string" calcext:value-type="string">
            <text:p>ANTONIO LUIZ CRONEMBERGER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0" calcext:value-type="float">
            <text:p>40</text:p>
          </table:table-cell>
          <table:table-cell table:style-name="ce18" office:value-type="string" calcext:value-type="string">
            <text:p>CMTP – COMPANHIA METROPOLITANA DE TRANSPORTES PUBLICOS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8" office:value-type="string" calcext:value-type="string">
            <text:p>AA.117.1.000393/17-94</text:p>
          </table:table-cell>
          <table:table-cell table:style-name="ce12"/>
          <table:table-cell table:style-name="ce12" office:value-type="float" office:value="17228964268" calcext:value-type="float">
            <text:p>17228964268</text:p>
          </table:table-cell>
          <table:table-cell table:style-name="ce25"/>
          <table:table-cell table:style-name="ce25" office:value-type="string" calcext:value-type="string">
            <text:p>JOSE MARIA GOMES BEZER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0" calcext:value-type="float">
            <text:p>40</text:p>
          </table:table-cell>
          <table:table-cell table:style-name="ce18" office:value-type="string" calcext:value-type="string">
            <text:p>CMTP – COMPANHIA METROPOLITANA DE TRANSPORTES PUBLICOS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8" office:value-type="string" calcext:value-type="string">
            <text:p>AA.117.1.000393/17-94</text:p>
          </table:table-cell>
          <table:table-cell table:style-name="ce12" office:value-type="float" office:value="34972075000156" calcext:value-type="float">
            <text:p>34972075000156</text:p>
          </table:table-cell>
          <table:table-cell table:style-name="ce12" office:value-type="float" office:value="18376231391" calcext:value-type="float">
            <text:p>18376231391</text:p>
          </table:table-cell>
          <table:table-cell table:style-name="ce25"/>
          <table:table-cell table:style-name="ce25" office:value-type="string" calcext:value-type="string">
            <text:p>COMPANHIA METROPOLITANA DE TRANSPORTES PUBLICOS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COMPANHIA METROPOLITANA DE TRANSPORTES PUBLICOS</text:p>
          </table:table-cell>
          <table:table-cell table:style-name="ce25" office:value-type="float" office:value="40" calcext:value-type="float">
            <text:p>40</text:p>
          </table:table-cell>
          <table:table-cell table:style-name="ce18" office:value-type="string" calcext:value-type="string">
            <text:p>CMTP – COMPANHIA METROPOLITANA DE TRANSPORTES PUBLICOS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8" office:value-type="string" calcext:value-type="string">
            <text:p>AA.117.1.000396/17-1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RGE PEREIRA DOS SANTO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" calcext:value-type="float">
            <text:p>6</text:p>
          </table:table-cell>
          <table:table-cell table:style-name="ce18" office:value-type="string" calcext:value-type="string">
            <text:p>14BPMPI – 14 BATALHAO POLICIA MILITAR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8" office:value-type="string" calcext:value-type="string">
            <text:p>AA.117.1.000076/17-48</text:p>
          </table:table-cell>
          <table:table-cell table:style-name="ce12"/>
          <table:table-cell table:style-name="ce12" office:value-type="float" office:value="67436153315" calcext:value-type="float">
            <text:p>67436153315</text:p>
          </table:table-cell>
          <table:table-cell table:style-name="ce25"/>
          <table:table-cell table:style-name="ce25" office:value-type="string" calcext:value-type="string">
            <text:p>ANTONIO PACIFICO DE CASTR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9" calcext:value-type="float">
            <text:p>39</text:p>
          </table:table-cell>
          <table:table-cell table:style-name="ce18" office:value-type="string" calcext:value-type="string">
            <text:p>CIPTUR – COMPANHIA INDEPENDENTE DE POLICIAMENTO TURISTICO AJUDANCIA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8" office:value-type="string" calcext:value-type="string">
            <text:p>AA.117.1.000164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ANTONIO HORTENCIO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" calcext:value-type="float">
            <text:p>12</text:p>
          </table:table-cell>
          <table:table-cell table:style-name="ce18" office:value-type="string" calcext:value-type="string">
            <text:p>7BPMPI – 07 BATALHAO DE POLICIA MILITAR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8" office:value-type="string" calcext:value-type="string">
            <text:p>AA.117.1.000244/17-0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VANDRO GOME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" calcext:value-type="float">
            <text:p>8</text:p>
          </table:table-cell>
          <table:table-cell table:style-name="ce18" office:value-type="string" calcext:value-type="string">
            <text:p>19BPMPI – 19 BATALHAO DE POLICIA MILITAR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8" office:value-type="string" calcext:value-type="string">
            <text:p>AA.117.1.000245/17-19 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RISVALDO VIANA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" calcext:value-type="float">
            <text:p>5</text:p>
          </table:table-cell>
          <table:table-cell table:style-name="ce18" office:value-type="string" calcext:value-type="string">
            <text:p>12BPMPI – 12 BATALHAO DE POLICIA MILITAR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8" office:value-type="string" calcext:value-type="string">
            <text:p>AA.117.1.000248/17-4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TEVALDO ALV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7" calcext:value-type="float">
            <text:p>7</text:p>
          </table:table-cell>
          <table:table-cell table:style-name="ce18" office:value-type="string" calcext:value-type="string">
            <text:p>15BPMPI – 15 BATALHAO DE POLICIA MILITAR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8" office:value-type="string" calcext:value-type="string">
            <text:p>AA.117.1.000190/17-85</text:p>
          </table:table-cell>
          <table:table-cell table:style-name="ce12"/>
          <table:table-cell table:style-name="ce12" office:value-type="float" office:value="22750118387" calcext:value-type="float">
            <text:p>22750118387</text:p>
          </table:table-cell>
          <table:table-cell table:style-name="ce25"/>
          <table:table-cell table:style-name="ce25" office:value-type="string" calcext:value-type="string">
            <text:p>EDWALDO VIANA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04BPMPI – 04 BATALHAO DE POLICIA MILITAR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8" office:value-type="string" calcext:value-type="string">
            <text:p>AA.117.1.000951/17-15</text:p>
          </table:table-cell>
          <table:table-cell table:style-name="ce12"/>
          <table:table-cell table:style-name="ce12" office:value-type="float" office:value="6644210325" calcext:value-type="float">
            <text:p>6644210325</text:p>
          </table:table-cell>
          <table:table-cell table:style-name="ce25"/>
          <table:table-cell table:style-name="ce25" office:value-type="string" calcext:value-type="string">
            <text:p>ALIPIO DE SANTANA RIB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 – MINISTERIO PUBLICO DO ESTADO DO PIAUI 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VIO CARVALHO BONFIM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8" office:value-type="string" calcext:value-type="string">
            <text:p>AA.117.1.001070/17-73</text:p>
          </table:table-cell>
          <table:table-cell table:style-name="ce12"/>
          <table:table-cell table:style-name="ce12" office:value-type="string" calcext:value-type="string">
            <text:p>01488499000190</text:p>
          </table:table-cell>
          <table:table-cell table:style-name="ce18"/>
          <table:table-cell table:style-name="ce25" office:value-type="string" calcext:value-type="string">
            <text:p>CONSELHO ESCOLAR DA UNIDADE ESCOLAR FIRMINA SOBREIR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FIRMINA SOBREIRA</text:p>
          </table:table-cell>
          <table:table-cell table:style-name="ce25" office:value-type="float" office:value="45" calcext:value-type="float">
            <text:p>45</text:p>
          </table:table-cell>
          <table:table-cell table:style-name="ce18" office:value-type="string" calcext:value-type="string">
            <text:p>CONSELHO ESCOLAR DA UNIDADE ESCOLAR FIRMINA SOBREIRA</text:p>
          </table:table-cell>
          <table:table-cell table:style-name="ce31" office:value-type="string" calcext:value-type="string">
            <text:p>DEVOLVIDO</text:p>
          </table:table-cell>
          <table:table-cell table:style-name="ce38" office:value-type="string" calcext:value-type="string">
            <text:p>DEVOLVIDO</text:p>
          </table:table-cell>
          <table:table-cell table:style-name="ce25" office:value-type="string" calcext:value-type="string">
            <text:p>ENCAMINHADO COM SOLICITAÇÃO À SECRETÁRIA POR ISSO FOI DEVOLV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8" office:value-type="string" calcext:value-type="string">
            <text:p>AA.117.1.001070/17-73</text:p>
          </table:table-cell>
          <table:table-cell table:style-name="ce12"/>
          <table:table-cell table:style-name="ce12" office:value-type="string" calcext:value-type="string">
            <text:p>34283200344</text:p>
          </table:table-cell>
          <table:table-cell table:style-name="ce25"/>
          <table:table-cell table:style-name="ce25" office:value-type="string" calcext:value-type="string">
            <text:p>MARILENA MARIA TEIXEIR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5" calcext:value-type="float">
            <text:p>45</text:p>
          </table:table-cell>
          <table:table-cell table:style-name="ce18" office:value-type="string" calcext:value-type="string">
            <text:p>CONSELHO ESCOLAR DA UNIDADE ESCOLAR FIRMINA SOBREIRA</text:p>
          </table:table-cell>
          <table:table-cell table:style-name="ce31" office:value-type="string" calcext:value-type="string">
            <text:p>DEVOLVIDO</text:p>
          </table:table-cell>
          <table:table-cell table:style-name="ce38" office:value-type="string" calcext:value-type="string">
            <text:p>DEVOLVIDO</text:p>
          </table:table-cell>
          <table:table-cell table:style-name="ce25" office:value-type="string" calcext:value-type="string">
            <text:p>ENCAMINHADO COM SOLICITAÇÃO À SECRETÁRIA POR ISSO FOI DEVOLVIDO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8" office:value-type="string" calcext:value-type="string">
            <text:p>AA.117.1.001131/17-75</text:p>
          </table:table-cell>
          <table:table-cell table:style-name="ce12"/>
          <table:table-cell table:style-name="ce12" office:value-type="float" office:value="74655655887" calcext:value-type="float">
            <text:p>74655655887</text:p>
          </table:table-cell>
          <table:table-cell table:style-name="ce25"/>
          <table:table-cell table:style-name="ce25" office:value-type="string" calcext:value-type="string">
            <text:p>CEZARIO DE SOUZA CAVALCANTE NETO</text:p>
          </table:table-cell>
          <table:table-cell table:style-name="ce25" office:value-type="string" calcext:value-type="string">
            <text:p>PF-A1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8" office:value-type="string" calcext:value-type="string">
            <text:p>AA.117.1.001131/17-75</text:p>
          </table:table-cell>
          <table:table-cell table:style-name="ce12"/>
          <table:table-cell table:style-name="ce12" office:value-type="float" office:value="306645190" calcext:value-type="float">
            <text:p>306645190</text:p>
          </table:table-cell>
          <table:table-cell table:style-name="ce25"/>
          <table:table-cell table:style-name="ce25" office:value-type="string" calcext:value-type="string">
            <text:p>MACIEL FERREIRA LIMA</text:p>
          </table:table-cell>
          <table:table-cell table:style-name="ce25" office:value-type="string" calcext:value-type="string">
            <text:p>PF-A1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8" office:value-type="string" calcext:value-type="string">
            <text:p>AA.117.1.001079/17-5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ERBERT BUENOS AIRES DE CARVALHO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INSTITUTO DE TERRAS DO PIAUI</text:p>
          </table:table-cell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- INSTITUTO DE TERRAS DO PIAUI</text:p>
          </table:table-cell>
          <table:table-cell table:style-name="ce31"/>
          <table:table-cell table:style-name="ce38" office:value-type="string" calcext:value-type="string">
            <text:p>EM ANDAMENTO: AR ATI-PI</text:p>
          </table:table-cell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8" office:value-type="string" calcext:value-type="string">
            <text:p>AA.117.1.001529/17-00</text:p>
          </table:table-cell>
          <table:table-cell table:style-name="ce12"/>
          <table:table-cell table:style-name="ce12" office:value-type="float" office:value="3016964546" calcext:value-type="float">
            <text:p>3016964546</text:p>
          </table:table-cell>
          <table:table-cell table:style-name="ce25"/>
          <table:table-cell table:style-name="ce25" office:value-type="string" calcext:value-type="string">
            <text:p>GABRIELA ALMEIDA DE SANTAN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8" office:value-type="string" calcext:value-type="string">
            <text:p>AA.117.1.001529/17-00</text:p>
          </table:table-cell>
          <table:table-cell table:style-name="ce12"/>
          <table:table-cell table:style-name="ce12" office:value-type="float" office:value="27453022304" calcext:value-type="float">
            <text:p>27453022304</text:p>
          </table:table-cell>
          <table:table-cell table:style-name="ce25"/>
          <table:table-cell table:style-name="ce25" office:value-type="string" calcext:value-type="string">
            <text:p>MYRIAN GONCALVES PEREIRA DO LAG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8" office:value-type="string" calcext:value-type="string">
            <text:p>AA.117.1.001529/17-00</text:p>
          </table:table-cell>
          <table:table-cell table:style-name="ce12"/>
          <table:table-cell table:style-name="ce12" office:value-type="float" office:value="36694797753" calcext:value-type="float">
            <text:p>36694797753</text:p>
          </table:table-cell>
          <table:table-cell table:style-name="ce25"/>
          <table:table-cell table:style-name="ce25" office:value-type="string" calcext:value-type="string">
            <text:p>FERNANDO SOARES DE OLIVEIRA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8" office:value-type="string" calcext:value-type="string">
            <text:p>AA.117.1.001174/17-02</text:p>
          </table:table-cell>
          <table:table-cell table:style-name="ce12"/>
          <table:table-cell table:style-name="ce12" office:value-type="float" office:value="75140420325" calcext:value-type="float">
            <text:p>75140420325</text:p>
          </table:table-cell>
          <table:table-cell table:style-name="ce25"/>
          <table:table-cell table:style-name="ce25" office:value-type="string" calcext:value-type="string">
            <text:p>JULIANA MARTINS CARNEIRO NOL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8" office:value-type="string" calcext:value-type="string">
            <text:p>AA.117.1.001174/17-02</text:p>
          </table:table-cell>
          <table:table-cell table:style-name="ce12"/>
          <table:table-cell table:style-name="ce12" office:value-type="float" office:value="95569170391" calcext:value-type="float">
            <text:p>95569170391</text:p>
          </table:table-cell>
          <table:table-cell table:style-name="ce25"/>
          <table:table-cell table:style-name="ce25" office:value-type="string" calcext:value-type="string">
            <text:p>MARCIO GIORGI CARCARA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8" office:value-type="string" calcext:value-type="string">
            <text:p>AA.117.1.001174/17-02</text:p>
          </table:table-cell>
          <table:table-cell table:style-name="ce12"/>
          <table:table-cell table:style-name="ce12" office:value-type="float" office:value="70411786334" calcext:value-type="float">
            <text:p>70411786334</text:p>
          </table:table-cell>
          <table:table-cell table:style-name="ce25"/>
          <table:table-cell table:style-name="ce25" office:value-type="string" calcext:value-type="string">
            <text:p>VALESCA CALAND NORON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8" office:value-type="string" calcext:value-type="string">
            <text:p>AA.117.1.001174/17-02</text:p>
          </table:table-cell>
          <table:table-cell table:style-name="ce12"/>
          <table:table-cell table:style-name="ce12" office:value-type="float" office:value="44060017353" calcext:value-type="float">
            <text:p>44060017353</text:p>
          </table:table-cell>
          <table:table-cell table:style-name="ce25"/>
          <table:table-cell table:style-name="ce25" office:value-type="string" calcext:value-type="string">
            <text:p>AFONSO AROLDO FEITOSA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77451694100" calcext:value-type="float">
            <text:p>77451694100</text:p>
          </table:table-cell>
          <table:table-cell table:style-name="ce25"/>
          <table:table-cell table:style-name="ce25" office:value-type="string" calcext:value-type="string">
            <text:p>MAURICIO VERDEJO GONCALVE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15671933315" calcext:value-type="float">
            <text:p>15671933315</text:p>
          </table:table-cell>
          <table:table-cell table:style-name="ce25"/>
          <table:table-cell table:style-name="ce25" office:value-type="string" calcext:value-type="string">
            <text:p>FLAVIO TEIXEIRA DE ABREU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839144474" calcext:value-type="float">
            <text:p>839144474</text:p>
          </table:table-cell>
          <table:table-cell table:style-name="ce25"/>
          <table:table-cell table:style-name="ce25" office:value-type="string" calcext:value-type="string">
            <text:p>RICARDO DE ALMEIDA PRAD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4312466378" calcext:value-type="float">
            <text:p>4312466378</text:p>
          </table:table-cell>
          <table:table-cell table:style-name="ce25"/>
          <table:table-cell table:style-name="ce25" office:value-type="string" calcext:value-type="string">
            <text:p>VALERIA MARIA FONTENELE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5397411329" calcext:value-type="float">
            <text:p>5397411329</text:p>
          </table:table-cell>
          <table:table-cell table:style-name="ce25"/>
          <table:table-cell table:style-name="ce25" office:value-type="string" calcext:value-type="string">
            <text:p>INGRID RODRIGUES PEDR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10467599300" calcext:value-type="float">
            <text:p>10467599300</text:p>
          </table:table-cell>
          <table:table-cell table:style-name="ce25"/>
          <table:table-cell table:style-name="ce25" office:value-type="string" calcext:value-type="string">
            <text:p>JOSE HAMILTON BEZERRA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17333490300" calcext:value-type="float">
            <text:p>17333490300</text:p>
          </table:table-cell>
          <table:table-cell table:style-name="ce25"/>
          <table:table-cell table:style-name="ce25" office:value-type="string" calcext:value-type="string">
            <text:p>MARIA SOCORRO NASCIMENTO CARLOS DA CUNHA SIL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15567699387" calcext:value-type="float">
            <text:p>15567699387</text:p>
          </table:table-cell>
          <table:table-cell table:style-name="ce25"/>
          <table:table-cell table:style-name="ce25" office:value-type="string" calcext:value-type="string">
            <text:p>ARISTIDES SILVA PINH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6693156304" calcext:value-type="float">
            <text:p>6693156304</text:p>
          </table:table-cell>
          <table:table-cell table:style-name="ce25"/>
          <table:table-cell table:style-name="ce25" office:value-type="string" calcext:value-type="string">
            <text:p>ANTONIO DE PADUA FERREIRA LINHA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78623863372" calcext:value-type="float">
            <text:p>78623863372</text:p>
          </table:table-cell>
          <table:table-cell table:style-name="ce25"/>
          <table:table-cell table:style-name="ce25" office:value-type="string" calcext:value-type="string">
            <text:p>PLINIO FABRICIO DE CARVALHO FONT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8" office:value-type="string" calcext:value-type="string">
            <text:p>AA.117.1.001107/17-24</text:p>
          </table:table-cell>
          <table:table-cell table:style-name="ce12"/>
          <table:table-cell table:style-name="ce12" office:value-type="float" office:value="2720080365" calcext:value-type="float">
            <text:p>2720080365</text:p>
          </table:table-cell>
          <table:table-cell table:style-name="ce25"/>
          <table:table-cell table:style-name="ce25" office:value-type="string" calcext:value-type="string">
            <text:p>TESSIO RAUF DE CARVALHO MOU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8" office:value-type="string" calcext:value-type="string">
            <text:p>AA.117.1.001106/17-11</text:p>
          </table:table-cell>
          <table:table-cell table:style-name="ce12"/>
          <table:table-cell table:style-name="ce12" office:value-type="float" office:value="77451694100" calcext:value-type="float">
            <text:p>77451694100</text:p>
          </table:table-cell>
          <table:table-cell table:style-name="ce25"/>
          <table:table-cell table:style-name="ce25" office:value-type="string" calcext:value-type="string">
            <text:p>MAURICIO VERDEJO GONCALVE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8" office:value-type="string" calcext:value-type="string">
            <text:p>AA.117.1.001106/17-11</text:p>
          </table:table-cell>
          <table:table-cell table:style-name="ce12"/>
          <table:table-cell table:style-name="ce12" office:value-type="float" office:value="15671933315" calcext:value-type="float">
            <text:p>15671933315</text:p>
          </table:table-cell>
          <table:table-cell table:style-name="ce25"/>
          <table:table-cell table:style-name="ce25" office:value-type="string" calcext:value-type="string">
            <text:p>FLAVIO TEIXEIRA DE ABREU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8" office:value-type="string" calcext:value-type="string">
            <text:p>AA.117.1.001106/17-11</text:p>
          </table:table-cell>
          <table:table-cell table:style-name="ce12"/>
          <table:table-cell table:style-name="ce12" office:value-type="float" office:value="839144474" calcext:value-type="float">
            <text:p>839144474</text:p>
          </table:table-cell>
          <table:table-cell table:style-name="ce25"/>
          <table:table-cell table:style-name="ce25" office:value-type="string" calcext:value-type="string">
            <text:p>RICARDO DE ALMEIDA PRAD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8" office:value-type="string" calcext:value-type="string">
            <text:p>AA.117.1.001106/17-11</text:p>
          </table:table-cell>
          <table:table-cell table:style-name="ce12"/>
          <table:table-cell table:style-name="ce12" office:value-type="float" office:value="4312466378" calcext:value-type="float">
            <text:p>4312466378</text:p>
          </table:table-cell>
          <table:table-cell table:style-name="ce25"/>
          <table:table-cell table:style-name="ce25" office:value-type="string" calcext:value-type="string">
            <text:p>VALERIA MARIA FONTENELE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8" office:value-type="string" calcext:value-type="string">
            <text:p>AA.117.1.001106/17-11</text:p>
          </table:table-cell>
          <table:table-cell table:style-name="ce12"/>
          <table:table-cell table:style-name="ce12" office:value-type="float" office:value="5397411329" calcext:value-type="float">
            <text:p>5397411329</text:p>
          </table:table-cell>
          <table:table-cell table:style-name="ce25"/>
          <table:table-cell table:style-name="ce25" office:value-type="string" calcext:value-type="string">
            <text:p>INGRID RODRIGUES PEDR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43964729353" calcext:value-type="float">
            <text:p>43964729353</text:p>
          </table:table-cell>
          <table:table-cell table:style-name="ce25"/>
          <table:table-cell table:style-name="ce25" office:value-type="string" calcext:value-type="string">
            <text:p>CLAUDIO BASTOS LOP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9439925353" calcext:value-type="float">
            <text:p>39439925353</text:p>
          </table:table-cell>
          <table:table-cell table:style-name="ce25"/>
          <table:table-cell table:style-name="ce25" office:value-type="string" calcext:value-type="string">
            <text:p>ADAO DE SOUSA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67201768387" calcext:value-type="float">
            <text:p>67201768387</text:p>
          </table:table-cell>
          <table:table-cell table:style-name="ce25"/>
          <table:table-cell table:style-name="ce25" office:value-type="string" calcext:value-type="string">
            <text:p>ADILANA GOMES SOA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94197304" calcext:value-type="float">
            <text:p>194197304</text:p>
          </table:table-cell>
          <table:table-cell table:style-name="ce25"/>
          <table:table-cell table:style-name="ce25" office:value-type="string" calcext:value-type="string">
            <text:p>ALCINO DE SOUSA MARQUE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471045316" calcext:value-type="float">
            <text:p>2471045316</text:p>
          </table:table-cell>
          <table:table-cell table:style-name="ce25"/>
          <table:table-cell table:style-name="ce25" office:value-type="string" calcext:value-type="string">
            <text:p>ALESSIAN PETERSON LOPES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360324373" calcext:value-type="float">
            <text:p>2360324373</text:p>
          </table:table-cell>
          <table:table-cell table:style-name="ce25"/>
          <table:table-cell table:style-name="ce25" office:value-type="string" calcext:value-type="string">
            <text:p>ALEXANDRE CITO LOP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959868323" calcext:value-type="float">
            <text:p>2959868323</text:p>
          </table:table-cell>
          <table:table-cell table:style-name="ce25"/>
          <table:table-cell table:style-name="ce25" office:value-type="string" calcext:value-type="string">
            <text:p>ANDRESSA COSTA MARTIN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077037341" calcext:value-type="float">
            <text:p>1077037341</text:p>
          </table:table-cell>
          <table:table-cell table:style-name="ce25"/>
          <table:table-cell table:style-name="ce25" office:value-type="string" calcext:value-type="string">
            <text:p>CARLOS BRASIL SOARES DE ARAUJ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64825850359" calcext:value-type="float">
            <text:p>64825850359</text:p>
          </table:table-cell>
          <table:table-cell table:style-name="ce25"/>
          <table:table-cell table:style-name="ce25" office:value-type="string" calcext:value-type="string">
            <text:p>CARLOS FREDERICO DA SILVA BELFORT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55378315387" calcext:value-type="float">
            <text:p>55378315387</text:p>
          </table:table-cell>
          <table:table-cell table:style-name="ce25"/>
          <table:table-cell table:style-name="ce25" office:value-type="string" calcext:value-type="string">
            <text:p>CHANXERLLEY FERREIRA BRAND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88033343" calcext:value-type="float">
            <text:p>188033343</text:p>
          </table:table-cell>
          <table:table-cell table:style-name="ce25"/>
          <table:table-cell table:style-name="ce25" office:value-type="string" calcext:value-type="string">
            <text:p>CIRO LIMA PEREIRA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9769526304" calcext:value-type="float">
            <text:p>39769526304</text:p>
          </table:table-cell>
          <table:table-cell table:style-name="ce25"/>
          <table:table-cell table:style-name="ce25" office:value-type="string" calcext:value-type="string">
            <text:p>CLENILDO MOURA LUZ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81959044320" calcext:value-type="float">
            <text:p>81959044320</text:p>
          </table:table-cell>
          <table:table-cell table:style-name="ce25"/>
          <table:table-cell table:style-name="ce25" office:value-type="string" calcext:value-type="string">
            <text:p>CRISTIANO CESAR MARINHO DE CAST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082544370" calcext:value-type="float">
            <text:p>1082544370</text:p>
          </table:table-cell>
          <table:table-cell table:style-name="ce25"/>
          <table:table-cell table:style-name="ce25" office:value-type="string" calcext:value-type="string">
            <text:p>CRISTIANO RIBEIRO GONCALVES AFFONS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562245324" calcext:value-type="float">
            <text:p>562245324</text:p>
          </table:table-cell>
          <table:table-cell table:style-name="ce25"/>
          <table:table-cell table:style-name="ce25" office:value-type="string" calcext:value-type="string">
            <text:p>DANIEL ALVARES VASCONCEL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91521394334" calcext:value-type="float">
            <text:p>91521394334</text:p>
          </table:table-cell>
          <table:table-cell table:style-name="ce25"/>
          <table:table-cell table:style-name="ce25" office:value-type="string" calcext:value-type="string">
            <text:p>DANIEL MENDES LOP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87293218320" calcext:value-type="float">
            <text:p>87293218320</text:p>
          </table:table-cell>
          <table:table-cell table:style-name="ce25"/>
          <table:table-cell table:style-name="ce25" office:value-type="string" calcext:value-type="string">
            <text:p>DANILO AMORIM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91262445353" calcext:value-type="float">
            <text:p>91262445353</text:p>
          </table:table-cell>
          <table:table-cell table:style-name="ce25"/>
          <table:table-cell table:style-name="ce25" office:value-type="string" calcext:value-type="string">
            <text:p>DANILO REIS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4009903341" calcext:value-type="float">
            <text:p>4009903341</text:p>
          </table:table-cell>
          <table:table-cell table:style-name="ce25"/>
          <table:table-cell table:style-name="ce25" office:value-type="string" calcext:value-type="string">
            <text:p>DAVID FURTADO DE PAIVA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88096351320" calcext:value-type="float">
            <text:p>88096351320</text:p>
          </table:table-cell>
          <table:table-cell table:style-name="ce25"/>
          <table:table-cell table:style-name="ce25" office:value-type="string" calcext:value-type="string">
            <text:p>DHEIVID ABREU BELCH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2814194372" calcext:value-type="float">
            <text:p>32814194372</text:p>
          </table:table-cell>
          <table:table-cell table:style-name="ce25"/>
          <table:table-cell table:style-name="ce25" office:value-type="string" calcext:value-type="string">
            <text:p>DIRCEU CASTELO BRANCO ROCHA SOA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271520364" calcext:value-type="float">
            <text:p>3271520364</text:p>
          </table:table-cell>
          <table:table-cell table:style-name="ce25"/>
          <table:table-cell table:style-name="ce25" office:value-type="string" calcext:value-type="string">
            <text:p>EDUARDO GONCALVE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8484428320" calcext:value-type="float">
            <text:p>28484428320</text:p>
          </table:table-cell>
          <table:table-cell table:style-name="ce25"/>
          <table:table-cell table:style-name="ce25" office:value-type="string" calcext:value-type="string">
            <text:p>ESLEY SALES TAUMATURG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850320365" calcext:value-type="float">
            <text:p>1850320365</text:p>
          </table:table-cell>
          <table:table-cell table:style-name="ce25"/>
          <table:table-cell table:style-name="ce25" office:value-type="string" calcext:value-type="string">
            <text:p>EUDIR SIMAO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3881448349" calcext:value-type="float">
            <text:p>33881448349</text:p>
          </table:table-cell>
          <table:table-cell table:style-name="ce25"/>
          <table:table-cell table:style-name="ce25" office:value-type="string" calcext:value-type="string">
            <text:p>EURIDES DE M. LIMA SOU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42856957315" calcext:value-type="float">
            <text:p>42856957315</text:p>
          </table:table-cell>
          <table:table-cell table:style-name="ce25"/>
          <table:table-cell table:style-name="ce25" office:value-type="string" calcext:value-type="string">
            <text:p>FAUSTO FURTUNATO DA ROCH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75466163338" calcext:value-type="float">
            <text:p>75466163338</text:p>
          </table:table-cell>
          <table:table-cell table:style-name="ce25"/>
          <table:table-cell table:style-name="ce25" office:value-type="string" calcext:value-type="string">
            <text:p>FAUSTO RODRIGO PINTO DE VASCONCEL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99704994320" calcext:value-type="float">
            <text:p>99704994320</text:p>
          </table:table-cell>
          <table:table-cell table:style-name="ce25"/>
          <table:table-cell table:style-name="ce25" office:value-type="string" calcext:value-type="string">
            <text:p>FERNANDA ASSUNCAO SAMPAI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49820958334" calcext:value-type="float">
            <text:p>49820958334</text:p>
          </table:table-cell>
          <table:table-cell table:style-name="ce25"/>
          <table:table-cell table:style-name="ce25" office:value-type="string" calcext:value-type="string">
            <text:p>FRANCISCO ALVES DE OLIVEIR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9990570817" calcext:value-type="float">
            <text:p>9990570817</text:p>
          </table:table-cell>
          <table:table-cell table:style-name="ce25"/>
          <table:table-cell table:style-name="ce25" office:value-type="string" calcext:value-type="string">
            <text:p>FRANCISCO CARLOS DE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92624219315" calcext:value-type="float">
            <text:p>92624219315</text:p>
          </table:table-cell>
          <table:table-cell table:style-name="ce25"/>
          <table:table-cell table:style-name="ce25" office:value-type="string" calcext:value-type="string">
            <text:p>FRANCISCO MIGUES DE COSTA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77287240378" calcext:value-type="float">
            <text:p>77287240378</text:p>
          </table:table-cell>
          <table:table-cell table:style-name="ce25"/>
          <table:table-cell table:style-name="ce25" office:value-type="string" calcext:value-type="string">
            <text:p>FRANCISCO WILSON GOMES LE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91116481391" calcext:value-type="float">
            <text:p>91116481391</text:p>
          </table:table-cell>
          <table:table-cell table:style-name="ce25"/>
          <table:table-cell table:style-name="ce25" office:value-type="string" calcext:value-type="string">
            <text:p>FREDERICO AUGUSTO PIRES SOA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62190474353" calcext:value-type="float">
            <text:p>62190474353</text:p>
          </table:table-cell>
          <table:table-cell table:style-name="ce25"/>
          <table:table-cell table:style-name="ce25" office:value-type="string" calcext:value-type="string">
            <text:p>GERALDO DA COSTA E SOUSA NETTO CAVALCANT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8659999304" calcext:value-type="float">
            <text:p>38659999304</text:p>
          </table:table-cell>
          <table:table-cell table:style-name="ce25"/>
          <table:table-cell table:style-name="ce25" office:value-type="string" calcext:value-type="string">
            <text:p>GERALDO VAZ DE SOUS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84544239320" calcext:value-type="float">
            <text:p>84544239320</text:p>
          </table:table-cell>
          <table:table-cell table:style-name="ce25"/>
          <table:table-cell table:style-name="ce25" office:value-type="string" calcext:value-type="string">
            <text:p>GIORSAN WILKER CARDOSO RI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84460288320" calcext:value-type="float">
            <text:p>84460288320</text:p>
          </table:table-cell>
          <table:table-cell table:style-name="ce25"/>
          <table:table-cell table:style-name="ce25" office:value-type="string" calcext:value-type="string">
            <text:p>INACIO PEREIRA LIMA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97879320334" calcext:value-type="float">
            <text:p>97879320334</text:p>
          </table:table-cell>
          <table:table-cell table:style-name="ce25"/>
          <table:table-cell table:style-name="ce25" office:value-type="string" calcext:value-type="string">
            <text:p>JANIEL SERGIO DE SOUSA GUE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807828352" calcext:value-type="float">
            <text:p>1807828352</text:p>
          </table:table-cell>
          <table:table-cell table:style-name="ce25"/>
          <table:table-cell table:style-name="ce25" office:value-type="string" calcext:value-type="string">
            <text:p>JANIELTON DE SOUSA VELOS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3911037368" calcext:value-type="float">
            <text:p>33911037368</text:p>
          </table:table-cell>
          <table:table-cell table:style-name="ce25"/>
          <table:table-cell table:style-name="ce25" office:value-type="string" calcext:value-type="string">
            <text:p>JEFFERSON R. AVELI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4354542340" calcext:value-type="float">
            <text:p>4354542340</text:p>
          </table:table-cell>
          <table:table-cell table:style-name="ce25"/>
          <table:table-cell table:style-name="ce25" office:value-type="string" calcext:value-type="string">
            <text:p>JOSE ALVES TERCEIR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70349541353" calcext:value-type="float">
            <text:p>70349541353</text:p>
          </table:table-cell>
          <table:table-cell table:style-name="ce25"/>
          <table:table-cell table:style-name="ce25" office:value-type="string" calcext:value-type="string">
            <text:p>JOSE DE JESUS CARDOS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7444040397" calcext:value-type="float">
            <text:p>27444040397</text:p>
          </table:table-cell>
          <table:table-cell table:style-name="ce25"/>
          <table:table-cell table:style-name="ce25" office:value-type="string" calcext:value-type="string">
            <text:p>JOSE LUIZ DE SOUSA POR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8236960315" calcext:value-type="float">
            <text:p>18236960315</text:p>
          </table:table-cell>
          <table:table-cell table:style-name="ce25"/>
          <table:table-cell table:style-name="ce25" office:value-type="string" calcext:value-type="string">
            <text:p>JOSE LUIZ DE SOUZ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66066107372" calcext:value-type="float">
            <text:p>66066107372</text:p>
          </table:table-cell>
          <table:table-cell table:style-name="ce25"/>
          <table:table-cell table:style-name="ce25" office:value-type="string" calcext:value-type="string">
            <text:p>JOSE RIBEIRO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56476108387" calcext:value-type="float">
            <text:p>56476108387</text:p>
          </table:table-cell>
          <table:table-cell table:style-name="ce25"/>
          <table:table-cell table:style-name="ce25" office:value-type="string" calcext:value-type="string">
            <text:p>JUAREZ GONCALVES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65385306304" calcext:value-type="float">
            <text:p>65385306304</text:p>
          </table:table-cell>
          <table:table-cell table:style-name="ce25"/>
          <table:table-cell table:style-name="ce25" office:value-type="string" calcext:value-type="string">
            <text:p>JULIETA CASTELO BRANCO ISMAE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52148306" calcext:value-type="float">
            <text:p>352148306</text:p>
          </table:table-cell>
          <table:table-cell table:style-name="ce25"/>
          <table:table-cell table:style-name="ce25" office:value-type="string" calcext:value-type="string">
            <text:p>LAURENTINO BATISTA CALAND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703030304" calcext:value-type="float">
            <text:p>2703030304</text:p>
          </table:table-cell>
          <table:table-cell table:style-name="ce25"/>
          <table:table-cell table:style-name="ce25" office:value-type="string" calcext:value-type="string">
            <text:p>LIVIANE MOREIRA DE CARVALHO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133801375" calcext:value-type="float">
            <text:p>2133801375</text:p>
          </table:table-cell>
          <table:table-cell table:style-name="ce25"/>
          <table:table-cell table:style-name="ce25" office:value-type="string" calcext:value-type="string">
            <text:p>LUIS ANDREOLLI CORDEIRO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73064548387" calcext:value-type="float">
            <text:p>73064548387</text:p>
          </table:table-cell>
          <table:table-cell table:style-name="ce25"/>
          <table:table-cell table:style-name="ce25" office:value-type="string" calcext:value-type="string">
            <text:p>LUIS CARLOS MARQ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9357992812" calcext:value-type="float">
            <text:p>9357992812</text:p>
          </table:table-cell>
          <table:table-cell table:style-name="ce25"/>
          <table:table-cell table:style-name="ce25" office:value-type="string" calcext:value-type="string">
            <text:p>LUIS RICARDO GUARIEN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98387812315" calcext:value-type="float">
            <text:p>98387812315</text:p>
          </table:table-cell>
          <table:table-cell table:style-name="ce25"/>
          <table:table-cell table:style-name="ce25" office:value-type="string" calcext:value-type="string">
            <text:p>MARCELA DE SAMPAIO BRAND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2790287368" calcext:value-type="float">
            <text:p>32790287368</text:p>
          </table:table-cell>
          <table:table-cell table:style-name="ce25"/>
          <table:table-cell table:style-name="ce25" office:value-type="string" calcext:value-type="string">
            <text:p>MARCO ANTONIO GOME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478538369" calcext:value-type="float">
            <text:p>2478538369</text:p>
          </table:table-cell>
          <table:table-cell table:style-name="ce25"/>
          <table:table-cell table:style-name="ce25" office:value-type="string" calcext:value-type="string">
            <text:p>MARCOS PAULO VASCONCELOS GONCALV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9826691372" calcext:value-type="float">
            <text:p>29826691372</text:p>
          </table:table-cell>
          <table:table-cell table:style-name="ce25"/>
          <table:table-cell table:style-name="ce25" office:value-type="string" calcext:value-type="string">
            <text:p>MARCOS PIRES VILANO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8605168315" calcext:value-type="float">
            <text:p>18605168315</text:p>
          </table:table-cell>
          <table:table-cell table:style-name="ce25"/>
          <table:table-cell table:style-name="ce25" office:value-type="string" calcext:value-type="string">
            <text:p>MARCUS ANTONIO PINHEIRO DE VASCONCEL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8586546372" calcext:value-type="float">
            <text:p>18586546372</text:p>
          </table:table-cell>
          <table:table-cell table:style-name="ce25"/>
          <table:table-cell table:style-name="ce25" office:value-type="string" calcext:value-type="string">
            <text:p>MARIA DO LIVRAMENTO O. A. VILANO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699392330" calcext:value-type="float">
            <text:p>699392330</text:p>
          </table:table-cell>
          <table:table-cell table:style-name="ce25"/>
          <table:table-cell table:style-name="ce25" office:value-type="string" calcext:value-type="string">
            <text:p>MARIA ROSIMERE <text:s/>XAVIER AMAR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831244380" calcext:value-type="float">
            <text:p>831244380</text:p>
          </table:table-cell>
          <table:table-cell table:style-name="ce25"/>
          <table:table-cell table:style-name="ce25" office:value-type="string" calcext:value-type="string">
            <text:p>NELYSWELSON SILVA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9673413304" calcext:value-type="float">
            <text:p>39673413304</text:p>
          </table:table-cell>
          <table:table-cell table:style-name="ce25"/>
          <table:table-cell table:style-name="ce25" office:value-type="string" calcext:value-type="string">
            <text:p>NOELIA CRISTINA B. DE C. ME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0674530349" calcext:value-type="float">
            <text:p>30674530349</text:p>
          </table:table-cell>
          <table:table-cell table:style-name="ce25"/>
          <table:table-cell table:style-name="ce25" office:value-type="string" calcext:value-type="string">
            <text:p>ORLANDO C. M. LAG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8745647372" calcext:value-type="float">
            <text:p>28745647372</text:p>
          </table:table-cell>
          <table:table-cell table:style-name="ce25"/>
          <table:table-cell table:style-name="ce25" office:value-type="string" calcext:value-type="string">
            <text:p>PAULO HENRIQUE PINHEIRO DE VASCONCEL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1226950388" calcext:value-type="float">
            <text:p>1226950388</text:p>
          </table:table-cell>
          <table:table-cell table:style-name="ce25"/>
          <table:table-cell table:style-name="ce25" office:value-type="string" calcext:value-type="string">
            <text:p>PERICLES FREITAS AVELIN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51444070304" calcext:value-type="float">
            <text:p>51444070304</text:p>
          </table:table-cell>
          <table:table-cell table:style-name="ce25"/>
          <table:table-cell table:style-name="ce25" office:value-type="string" calcext:value-type="string">
            <text:p>RAIMUNDO JORGE ANDRADE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83400508349" calcext:value-type="float">
            <text:p>83400508349</text:p>
          </table:table-cell>
          <table:table-cell table:style-name="ce25"/>
          <table:table-cell table:style-name="ce25" office:value-type="string" calcext:value-type="string">
            <text:p>RAWLINSON MEDEIROS IBIAPIN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3986301372" calcext:value-type="float">
            <text:p>23986301372</text:p>
          </table:table-cell>
          <table:table-cell table:style-name="ce25"/>
          <table:table-cell table:style-name="ce25" office:value-type="string" calcext:value-type="string">
            <text:p>ROBERTO CARVALHO BATI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66631742315" calcext:value-type="float">
            <text:p>66631742315</text:p>
          </table:table-cell>
          <table:table-cell table:style-name="ce25"/>
          <table:table-cell table:style-name="ce25" office:value-type="string" calcext:value-type="string">
            <text:p>SAUL ASSEN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818774398" calcext:value-type="float">
            <text:p>818774398</text:p>
          </table:table-cell>
          <table:table-cell table:style-name="ce25"/>
          <table:table-cell table:style-name="ce25" office:value-type="string" calcext:value-type="string">
            <text:p>SAULO JOSE SOARES VAR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313418373" calcext:value-type="float">
            <text:p>313418373</text:p>
          </table:table-cell>
          <table:table-cell table:style-name="ce25"/>
          <table:table-cell table:style-name="ce25" office:value-type="string" calcext:value-type="string">
            <text:p>VINICIUS NORONHA DE MENEZ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2987128304" calcext:value-type="float">
            <text:p>2987128304</text:p>
          </table:table-cell>
          <table:table-cell table:style-name="ce25"/>
          <table:table-cell table:style-name="ce25" office:value-type="string" calcext:value-type="string">
            <text:p>WATERLLOO DANIEL DE SOUSA DI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8" office:value-type="string" calcext:value-type="string">
            <text:p>AA.117.1.001014/17-00</text:p>
          </table:table-cell>
          <table:table-cell table:style-name="ce12"/>
          <table:table-cell table:style-name="ce12" office:value-type="float" office:value="51442892315" calcext:value-type="float">
            <text:p>51442892315</text:p>
          </table:table-cell>
          <table:table-cell table:style-name="ce25"/>
          <table:table-cell table:style-name="ce25" office:value-type="string" calcext:value-type="string">
            <text:p>WILSON BARROS MIRAN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8" office:value-type="string" calcext:value-type="string">
            <text:p>AA.117.1.001556/17-89</text:p>
          </table:table-cell>
          <table:table-cell table:style-name="ce12"/>
          <table:table-cell table:style-name="ce12" office:value-type="float" office:value="23953896334" calcext:value-type="float">
            <text:p>23953896334</text:p>
          </table:table-cell>
          <table:table-cell table:style-name="ce25"/>
          <table:table-cell table:style-name="ce25" office:value-type="string" calcext:value-type="string">
            <text:p>ANA LUCIA NOGUEIRA DE SOUSA LE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8" office:value-type="string" calcext:value-type="string">
            <text:p>AA.117.1.001556/17-89</text:p>
          </table:table-cell>
          <table:table-cell table:style-name="ce12"/>
          <table:table-cell table:style-name="ce12" office:value-type="float" office:value="18504566315" calcext:value-type="float">
            <text:p>18504566315</text:p>
          </table:table-cell>
          <table:table-cell table:style-name="ce25"/>
          <table:table-cell table:style-name="ce25" office:value-type="string" calcext:value-type="string">
            <text:p>ANISIO SOARES BARBOS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8" office:value-type="string" calcext:value-type="string">
            <text:p>AA.117.1.001556/17-89</text:p>
          </table:table-cell>
          <table:table-cell table:style-name="ce12"/>
          <table:table-cell table:style-name="ce12" office:value-type="float" office:value="34783288372" calcext:value-type="float">
            <text:p>34783288372</text:p>
          </table:table-cell>
          <table:table-cell table:style-name="ce25"/>
          <table:table-cell table:style-name="ce25" office:value-type="string" calcext:value-type="string">
            <text:p>CARLOS JOSE QUEIROZ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8" office:value-type="string" calcext:value-type="string">
            <text:p>AA.117.1.001556/17-89</text:p>
          </table:table-cell>
          <table:table-cell table:style-name="ce12"/>
          <table:table-cell table:style-name="ce12" office:value-type="float" office:value="67321984753" calcext:value-type="float">
            <text:p>67321984753</text:p>
          </table:table-cell>
          <table:table-cell table:style-name="ce25"/>
          <table:table-cell table:style-name="ce25" office:value-type="string" calcext:value-type="string">
            <text:p>DANIEL FERREIRA MARIM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8" office:value-type="string" calcext:value-type="string">
            <text:p>AA.117.1.001556/17-89</text:p>
          </table:table-cell>
          <table:table-cell table:style-name="ce12"/>
          <table:table-cell table:style-name="ce12" office:value-type="float" office:value="21800456387" calcext:value-type="float">
            <text:p>21800456387</text:p>
          </table:table-cell>
          <table:table-cell table:style-name="ce25"/>
          <table:table-cell table:style-name="ce25" office:value-type="string" calcext:value-type="string">
            <text:p>FERNANDO JOSÉ DE SOUSA LOP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8" office:value-type="string" calcext:value-type="string">
            <text:p>AA.117.1.001556/17-89</text:p>
          </table:table-cell>
          <table:table-cell table:style-name="ce12"/>
          <table:table-cell table:style-name="ce12" office:value-type="float" office:value="6651658387" calcext:value-type="float">
            <text:p>6651658387</text:p>
          </table:table-cell>
          <table:table-cell table:style-name="ce25"/>
          <table:table-cell table:style-name="ce25" office:value-type="string" calcext:value-type="string">
            <text:p>JANIO CURY QUEIROZ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8" office:value-type="string" calcext:value-type="string">
            <text:p>AA.117.1.001556/17-89</text:p>
          </table:table-cell>
          <table:table-cell table:style-name="ce12"/>
          <table:table-cell table:style-name="ce12" office:value-type="float" office:value="5970059315" calcext:value-type="float">
            <text:p>5970059315</text:p>
          </table:table-cell>
          <table:table-cell table:style-name="ce25"/>
          <table:table-cell table:style-name="ce25" office:value-type="string" calcext:value-type="string">
            <text:p>JEOVA VIANA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8" office:value-type="string" calcext:value-type="string">
            <text:p>AA.117.1.001556/17-89</text:p>
          </table:table-cell>
          <table:table-cell table:style-name="ce12"/>
          <table:table-cell table:style-name="ce12" office:value-type="float" office:value="30526444391" calcext:value-type="float">
            <text:p>30526444391</text:p>
          </table:table-cell>
          <table:table-cell table:style-name="ce25"/>
          <table:table-cell table:style-name="ce25" office:value-type="string" calcext:value-type="string">
            <text:p>MARIA DA PAIXAO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8" office:value-type="string" calcext:value-type="string">
            <text:p>AA.117.1.001556/17-89</text:p>
          </table:table-cell>
          <table:table-cell table:style-name="ce12"/>
          <table:table-cell table:style-name="ce12" office:value-type="float" office:value="6894062315" calcext:value-type="float">
            <text:p>6894062315</text:p>
          </table:table-cell>
          <table:table-cell table:style-name="ce25"/>
          <table:table-cell table:style-name="ce25" office:value-type="string" calcext:value-type="string">
            <text:p>THELMA DO NASCIMENTO LIMA FURTA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8" office:value-type="string" calcext:value-type="string">
            <text:p>AA.117.1.001590/17-29</text:p>
          </table:table-cell>
          <table:table-cell table:style-name="ce12"/>
          <table:table-cell table:style-name="ce12" office:value-type="float" office:value="3805126379" calcext:value-type="float">
            <text:p>3805126379</text:p>
          </table:table-cell>
          <table:table-cell table:style-name="ce25"/>
          <table:table-cell table:style-name="ce25" office:value-type="string" calcext:value-type="string">
            <text:p>LUIZ AUGUSTO SOARES DOS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8" office:value-type="string" calcext:value-type="string">
            <text:p>AA.117.1.001590/17-29</text:p>
          </table:table-cell>
          <table:table-cell table:style-name="ce12"/>
          <table:table-cell table:style-name="ce12" office:value-type="float" office:value="793588537" calcext:value-type="float">
            <text:p>793588537</text:p>
          </table:table-cell>
          <table:table-cell table:style-name="ce25"/>
          <table:table-cell table:style-name="ce25" office:value-type="string" calcext:value-type="string">
            <text:p>PAULO MAURICIO ARAUJO GUSM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8" office:value-type="string" calcext:value-type="string">
            <text:p>AA.117.1.001590/17-29</text:p>
          </table:table-cell>
          <table:table-cell table:style-name="ce12"/>
          <table:table-cell table:style-name="ce12" office:value-type="float" office:value="4780457351" calcext:value-type="float">
            <text:p>4780457351</text:p>
          </table:table-cell>
          <table:table-cell table:style-name="ce25"/>
          <table:table-cell table:style-name="ce25" office:value-type="string" calcext:value-type="string">
            <text:p>RAIMUNDO WILSON PEREIRA DOS SANTO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8" office:value-type="string" calcext:value-type="string">
            <text:p>AA.117.1.001590/17-29</text:p>
          </table:table-cell>
          <table:table-cell table:style-name="ce12"/>
          <table:table-cell table:style-name="ce12" office:value-type="float" office:value="4695574357" calcext:value-type="float">
            <text:p>4695574357</text:p>
          </table:table-cell>
          <table:table-cell table:style-name="ce25"/>
          <table:table-cell table:style-name="ce25" office:value-type="string" calcext:value-type="string">
            <text:p>CLEICIANE BARBOS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8" office:value-type="string" calcext:value-type="string">
            <text:p>AA.117.1.001590/17-29</text:p>
          </table:table-cell>
          <table:table-cell table:style-name="ce12"/>
          <table:table-cell table:style-name="ce12" office:value-type="float" office:value="4056423342" calcext:value-type="float">
            <text:p>4056423342</text:p>
          </table:table-cell>
          <table:table-cell table:style-name="ce25"/>
          <table:table-cell table:style-name="ce25" office:value-type="string" calcext:value-type="string">
            <text:p>RAYANE MARVIN RIBEIRO BRI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8" office:value-type="string" calcext:value-type="string">
            <text:p>AA.117.1.001590/17-29</text:p>
          </table:table-cell>
          <table:table-cell table:style-name="ce12"/>
          <table:table-cell table:style-name="ce12" office:value-type="float" office:value="2417653311" calcext:value-type="float">
            <text:p>2417653311</text:p>
          </table:table-cell>
          <table:table-cell table:style-name="ce25"/>
          <table:table-cell table:style-name="ce25" office:value-type="string" calcext:value-type="string">
            <text:p>BEATRIZ SOUSA FONTENEL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8" office:value-type="string" calcext:value-type="string">
            <text:p>AA.117.1.001590/17-29</text:p>
          </table:table-cell>
          <table:table-cell table:style-name="ce12"/>
          <table:table-cell table:style-name="ce12" office:value-type="float" office:value="47057190344" calcext:value-type="float">
            <text:p>47057190344</text:p>
          </table:table-cell>
          <table:table-cell table:style-name="ce25"/>
          <table:table-cell table:style-name="ce25" office:value-type="string" calcext:value-type="string">
            <text:p>RICARDO LUCIO FREIRE TRIGU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8" office:value-type="string" calcext:value-type="string">
            <text:p>AA.117.1.001590/17-29</text:p>
          </table:table-cell>
          <table:table-cell table:style-name="ce12"/>
          <table:table-cell table:style-name="ce12" office:value-type="float" office:value="94932050372" calcext:value-type="float">
            <text:p>94932050372</text:p>
          </table:table-cell>
          <table:table-cell table:style-name="ce25"/>
          <table:table-cell table:style-name="ce25" office:value-type="string" calcext:value-type="string">
            <text:p>EDGAR DOS SANTOS BANDEIR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8" office:value-type="string" calcext:value-type="string">
            <text:p>AA.117.1.001561/17-34</text:p>
          </table:table-cell>
          <table:table-cell table:style-name="ce12" office:value-type="float" office:value="1605730000189" calcext:value-type="float">
            <text:p>1605730000189</text:p>
          </table:table-cell>
          <table:table-cell table:style-name="ce12" office:value-type="float" office:value="78142342391" calcext:value-type="float">
            <text:p>78142342391</text:p>
          </table:table-cell>
          <table:table-cell table:style-name="ce25"/>
          <table:table-cell table:style-name="ce25" office:value-type="string" calcext:value-type="string">
            <text:p>UNIDADE ESCOLAR GOVERNADOR ALBERTO TAVARES E SILV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UNIDADE ESCOLAR GOVERNADOR ALBERTO TAVARES E SILVA</text:p>
          </table:table-cell>
          <table:table-cell table:style-name="ce25" office:value-type="float" office:value="149" calcext:value-type="float">
            <text:p>149</text:p>
          </table:table-cell>
          <table:table-cell table:style-name="ce18" office:value-type="string" calcext:value-type="string">
            <text:p>UNIDADE ESCOLAR GOVERNADOR ALBERTO TAVARES E SILV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8" office:value-type="string" calcext:value-type="string">
            <text:p>AA.117.1.001737/17-74</text:p>
          </table:table-cell>
          <table:table-cell table:style-name="ce12"/>
          <table:table-cell table:style-name="ce12" office:value-type="float" office:value="35323418320" calcext:value-type="float">
            <text:p>35323418320</text:p>
          </table:table-cell>
          <table:table-cell table:style-name="ce25"/>
          <table:table-cell table:style-name="ce25" office:value-type="string" calcext:value-type="string">
            <text:p>LUZIJONES FELIPE DE CARVALHO FACAN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8" office:value-type="string" calcext:value-type="string">
            <text:p>AA.117.1.001737/17-74</text:p>
          </table:table-cell>
          <table:table-cell table:style-name="ce12"/>
          <table:table-cell table:style-name="ce12" office:value-type="float" office:value="2392916381" calcext:value-type="float">
            <text:p>2392916381</text:p>
          </table:table-cell>
          <table:table-cell table:style-name="ce25"/>
          <table:table-cell table:style-name="ce25" office:value-type="string" calcext:value-type="string">
            <text:p>ROSANGELA DA SILVA PEREIRA ABREU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8" office:value-type="string" calcext:value-type="string">
            <text:p>AA.117.1.001737/17-74</text:p>
          </table:table-cell>
          <table:table-cell table:style-name="ce12"/>
          <table:table-cell table:style-name="ce12" office:value-type="float" office:value="24188980320" calcext:value-type="float">
            <text:p>24188980320</text:p>
          </table:table-cell>
          <table:table-cell table:style-name="ce25"/>
          <table:table-cell table:style-name="ce25" office:value-type="string" calcext:value-type="string">
            <text:p>ANA CRISTINA MATOS SERE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8" office:value-type="string" calcext:value-type="string">
            <text:p>AA.117.1.001737/17-74</text:p>
          </table:table-cell>
          <table:table-cell table:style-name="ce12"/>
          <table:table-cell table:style-name="ce12" office:value-type="float" office:value="4723325387" calcext:value-type="float">
            <text:p>4723325387</text:p>
          </table:table-cell>
          <table:table-cell table:style-name="ce25"/>
          <table:table-cell table:style-name="ce25" office:value-type="string" calcext:value-type="string">
            <text:p>MARIA ODETE SOA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8" office:value-type="string" calcext:value-type="string">
            <text:p>AA.117.1.001737/17-74</text:p>
          </table:table-cell>
          <table:table-cell table:style-name="ce12"/>
          <table:table-cell table:style-name="ce12" office:value-type="float" office:value="13814435320" calcext:value-type="float">
            <text:p>13814435320</text:p>
          </table:table-cell>
          <table:table-cell table:style-name="ce25"/>
          <table:table-cell table:style-name="ce25" office:value-type="string" calcext:value-type="string">
            <text:p>CARLOS RUBEM CAMPOS REI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8" office:value-type="string" calcext:value-type="string">
            <text:p>AA.117.1.001682/17-30</text:p>
          </table:table-cell>
          <table:table-cell table:style-name="ce12" office:value-type="float" office:value="1837284000138" calcext:value-type="float">
            <text:p>1837284000138</text:p>
          </table:table-cell>
          <table:table-cell table:style-name="ce12" office:value-type="float" office:value="43924042349" calcext:value-type="float">
            <text:p>43924042349</text:p>
          </table:table-cell>
          <table:table-cell table:style-name="ce25"/>
          <table:table-cell table:style-name="ce25" office:value-type="string" calcext:value-type="string">
            <text:p>CARMEM CELIA RODRIGUES LUR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EPUTADO ATILA LIRA</text:p>
          </table:table-cell>
          <table:table-cell table:style-name="ce25" office:value-type="float" office:value="142" calcext:value-type="float">
            <text:p>142</text:p>
          </table:table-cell>
          <table:table-cell table:style-name="ce18" office:value-type="string" calcext:value-type="string">
            <text:p>UNIDADE ESCOLAR DEPUTADO ATILA LIR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8" office:value-type="string" calcext:value-type="string">
            <text:p>AA.117.1.001687/17-84</text:p>
          </table:table-cell>
          <table:table-cell table:style-name="ce12" office:value-type="float" office:value="9062664000150" calcext:value-type="float">
            <text:p>9062664000150</text:p>
          </table:table-cell>
          <table:table-cell table:style-name="ce12" office:value-type="float" office:value="37385372368" calcext:value-type="float">
            <text:p>37385372368</text:p>
          </table:table-cell>
          <table:table-cell table:style-name="ce25"/>
          <table:table-cell table:style-name="ce25" office:value-type="string" calcext:value-type="string">
            <text:p>DEUSILENE DE JESUS PINHEIRO COST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ANTONIO DILSON FERNANDES – ENSINO MEDIO</text:p>
          </table:table-cell>
          <table:table-cell table:style-name="ce25" office:value-type="float" office:value="139" calcext:value-type="float">
            <text:p>139</text:p>
          </table:table-cell>
          <table:table-cell table:style-name="ce18" office:value-type="string" calcext:value-type="string">
            <text:p>UNIDADE ESCOLAR ANTONIO DILSON FERNAND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8" office:value-type="string" calcext:value-type="string">
            <text:p>AA.117.1.001688/17-97</text:p>
          </table:table-cell>
          <table:table-cell table:style-name="ce12" office:value-type="float" office:value="1937396000160" calcext:value-type="float">
            <text:p>1937396000160</text:p>
          </table:table-cell>
          <table:table-cell table:style-name="ce12" office:value-type="float" office:value="91169097391" calcext:value-type="float">
            <text:p>91169097391</text:p>
          </table:table-cell>
          <table:table-cell table:style-name="ce25"/>
          <table:table-cell table:style-name="ce25" office:value-type="string" calcext:value-type="string">
            <text:p>MARCONE MARTINS DA SILV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BARAO DE GURGUEIA</text:p>
          </table:table-cell>
          <table:table-cell table:style-name="ce25" office:value-type="float" office:value="140" calcext:value-type="float">
            <text:p>140</text:p>
          </table:table-cell>
          <table:table-cell table:style-name="ce18" office:value-type="string" calcext:value-type="string">
            <text:p>UNIDADE ESCOLAR BARAO DE GURGUE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8" office:value-type="string" calcext:value-type="string">
            <text:p>AA.117.1.001689/17-02</text:p>
          </table:table-cell>
          <table:table-cell table:style-name="ce12"/>
          <table:table-cell table:style-name="ce12" office:value-type="float" office:value="49708589349" calcext:value-type="float">
            <text:p>49708589349</text:p>
          </table:table-cell>
          <table:table-cell table:style-name="ce25"/>
          <table:table-cell table:style-name="ce25" office:value-type="string" calcext:value-type="string">
            <text:p>EDILENE DA SILVA ALVES CAMP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70" calcext:value-type="float">
            <text:p>170</text:p>
          </table:table-cell>
          <table:table-cell table:style-name="ce18" office:value-type="string" calcext:value-type="string">
            <text:p>UNIDADE MISTA DE SAUDE PEDRO LOP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8" office:value-type="string" calcext:value-type="string">
            <text:p>AA.117.1.001695/17-68</text:p>
          </table:table-cell>
          <table:table-cell table:style-name="ce12"/>
          <table:table-cell table:style-name="ce12" office:value-type="float" office:value="76384810387" calcext:value-type="float">
            <text:p>76384810387</text:p>
          </table:table-cell>
          <table:table-cell table:style-name="ce25"/>
          <table:table-cell table:style-name="ce25" office:value-type="string" calcext:value-type="string">
            <text:p>MARCELO MOITA PIEROT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8" office:value-type="string" calcext:value-type="string">
            <text:p>AA.117.1.001699/17-01</text:p>
          </table:table-cell>
          <table:table-cell table:style-name="ce12" office:value-type="float" office:value="1623411000104" calcext:value-type="float">
            <text:p>1623411000104</text:p>
          </table:table-cell>
          <table:table-cell table:style-name="ce12" office:value-type="float" office:value="75107317391" calcext:value-type="float">
            <text:p>75107317391</text:p>
          </table:table-cell>
          <table:table-cell table:style-name="ce25"/>
          <table:table-cell table:style-name="ce25" office:value-type="string" calcext:value-type="string">
            <text:p>JOCIELMA DA SILVA MAGALHAE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LOURIVAL PARENTE</text:p>
          </table:table-cell>
          <table:table-cell table:style-name="ce25" office:value-type="float" office:value="151" calcext:value-type="float">
            <text:p>151</text:p>
          </table:table-cell>
          <table:table-cell table:style-name="ce18" office:value-type="string" calcext:value-type="string">
            <text:p>UNIDADE ESCOLAR LOURIVAL PARENT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8" office:value-type="string" calcext:value-type="string">
            <text:p>AA.117.1.001630/17-10</text:p>
          </table:table-cell>
          <table:table-cell table:style-name="ce12" office:value-type="float" office:value="1924358000173" calcext:value-type="float">
            <text:p>1924358000173</text:p>
          </table:table-cell>
          <table:table-cell table:style-name="ce12" office:value-type="float" office:value="1416949399" calcext:value-type="float">
            <text:p>1416949399</text:p>
          </table:table-cell>
          <table:table-cell table:style-name="ce18"/>
          <table:table-cell table:style-name="ce25" office:value-type="string" calcext:value-type="string">
            <text:p>ELSON TIAGO ALVES CARDOS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JACOB BARBOSA</text:p>
          </table:table-cell>
          <table:table-cell table:style-name="ce25" office:value-type="float" office:value="150" calcext:value-type="float">
            <text:p>150</text:p>
          </table:table-cell>
          <table:table-cell table:style-name="ce18" office:value-type="string" calcext:value-type="string">
            <text:p>UNIDADE ESCOLAR JACOB BARBOS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8" office:value-type="string" calcext:value-type="string">
            <text:p>AA.117.1.001641/17-21</text:p>
          </table:table-cell>
          <table:table-cell table:style-name="ce12" office:value-type="float" office:value="1814735000111" calcext:value-type="float">
            <text:p>1814735000111</text:p>
          </table:table-cell>
          <table:table-cell table:style-name="ce12" office:value-type="float" office:value="20026595320" calcext:value-type="float">
            <text:p>20026595320</text:p>
          </table:table-cell>
          <table:table-cell table:style-name="ce25"/>
          <table:table-cell table:style-name="ce25" office:value-type="string" calcext:value-type="string">
            <text:p>EGNALDO DA SILVA LOPE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FILINTO REGO</text:p>
          </table:table-cell>
          <table:table-cell table:style-name="ce25" office:value-type="float" office:value="148" calcext:value-type="float">
            <text:p>148</text:p>
          </table:table-cell>
          <table:table-cell table:style-name="ce18" office:value-type="string" calcext:value-type="string">
            <text:p>UNIDADE ESCOLAR FILINTO REG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8" office:value-type="string" calcext:value-type="string">
            <text:p>AA.117.1.001501/13-20</text:p>
          </table:table-cell>
          <table:table-cell table:style-name="ce12" table:number-columns-repeated="2"/>
          <table:table-cell table:style-name="ce25" table:number-columns-repeated="2"/>
          <table:table-cell table:style-name="ce25" office:value-type="string" calcext:value-type="string">
            <text:p>XXXXXX</text:p>
          </table:table-cell>
          <table:table-cell table:style-name="ce18"/>
          <table:table-cell table:style-name="ce25" office:value-type="float" office:value="74" calcext:value-type="float">
            <text:p>74</text:p>
          </table:table-cell>
          <table:table-cell table:style-name="ce18" office:value-type="string" calcext:value-type="string">
            <text:p>GAMIL – GABINETE MILITAR</text:p>
          </table:table-cell>
          <table:table-cell table:style-name="ce31" office:value-type="string" calcext:value-type="string">
            <text:p>XXXXXXXXX</text:p>
          </table:table-cell>
          <table:table-cell table:style-name="ce38" office:value-type="string" calcext:value-type="string">
            <text:p>DEVOLVIDO</text:p>
          </table:table-cell>
          <table:table-cell table:style-name="ce25" office:value-type="string" calcext:value-type="string">
            <text:p>FORNECIMENTO DE TOKEN PARA O SR. WILSON MARTINS <text:s/>GOVERNADOR DO ESTADO DO PIAUÍ 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DRIANO MORETI BATIST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A PATRICIA PAES LANDIM SALH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GELA MARTINS SOARES BARROS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TONIO WANDERLEY LEAL BRITO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ONCEICAO DE MARIA SILVA NEGREIROS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RISANTO PIMENTEL ALVES PEREIRA 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ANIEL GAZE FABRIS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ARCIO RUFINO DE HOLAND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DEBORA CUNHA VIEIRA CARDOSO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LISA CRUZ RAMOS ARCOVERDE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LIOMAR GOMES MONTEIRO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RIC LEONARDO PIRES DE MELO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ZEQUIEL CASSIANO DE BRITO EC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ERIMAR DE BRITO VIEIR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IOVANNI JERVIS DIOGENES E MEDEIROS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INUZZA ALEXANDRIA DULCETT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UMBERTO BRITO RODRIGUES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ARBAS MACHADO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EFFERSON CALUME DE OLIVEIR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CASTELO BRANCO DE VASCONCELOS NETO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TADEU DE MACEDO SILVEIR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ANTONIO SIQUEIRA DA SILV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MARTINS DE OLIVEIR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ATALIA E SILVA DE ALMENDRA FREITAS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NELSON NERY COST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HENRIQUE COUTO MACHADO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GINALDO CORREIA MOREIR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BERTO GONCALVES DE FREITAS FILHO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OGERIO NEWTON DE CARVALHO SOUS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HEILA DE ANDRADE FERREIR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ILVIO CESAR QUEIROZ COST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ULISSES BRASIL LUSTOSA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8" office:value-type="string" calcext:value-type="string">
            <text:p>AA.117.1.000253/15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ALERIA DO NASCIMENTO DINIZ BUARQUE</text:p>
          </table:table-cell>
          <table:table-cell table:style-name="ce25"/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8" office:value-type="string" calcext:value-type="string">
            <text:p>AA.117.1.000064/15-7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<text:s/>SECRETARIA DO PLANEJAMENTO</text:p>
          </table:table-cell>
          <table:table-cell table:style-name="ce25"/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8" office:value-type="string" calcext:value-type="string">
            <text:p>AA.117.1.000064/15-7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O PLANEJAMENTO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O PLANEJAMENTO</text:p>
          </table:table-cell>
          <table:table-cell table:style-name="ce25" office:value-type="float" office:value="121" calcext:value-type="float">
            <text:p>121</text:p>
          </table:table-cell>
          <table:table-cell table:style-name="ce18" office:value-type="string" calcext:value-type="string">
            <text:p>SEPLAN – SECRETARIA DO PLANEJAMENT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8" office:value-type="string" calcext:value-type="string">
            <text:p>AA.117.1.000097/15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A SAUDE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A SAUDE DO ESTADO DO PIAUI</text:p>
          </table:table-cell>
          <table:table-cell table:style-name="ce25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8" office:value-type="string" calcext:value-type="string">
            <text:p>AA.117.1.000097/15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O ESTADUAL DE SAUDE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O ESTADUAL DE SAUDE DO PIAUI</text:p>
          </table:table-cell>
          <table:table-cell table:style-name="ce25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8" office:value-type="string" calcext:value-type="string">
            <text:p>AA.117.1.000297/15-8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<text:s/>ANDRE MAURICIO DE OLIVEIRA NOGU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1" calcext:value-type="float">
            <text:p>61</text:p>
          </table:table-cell>
          <table:table-cell table:style-name="ce18" office:value-type="string" calcext:value-type="string">
            <text:p>EMATER – INSTITUTO DE ASSISTENCIA TECNICA E EXTENÇAO RU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8" office:value-type="string" calcext:value-type="string">
            <text:p>AA.117.1.000297/15-8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VINICIUS DO AMARAL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1" calcext:value-type="float">
            <text:p>61</text:p>
          </table:table-cell>
          <table:table-cell table:style-name="ce18" office:value-type="string" calcext:value-type="string">
            <text:p>EMATER – INSTITUTO DE ASSISTENCIA TECNICA E EXTENÇAO RU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8" office:value-type="string" calcext:value-type="string">
            <text:p>AA.117.1.000102/15-4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<text:s/>INSTITUTO DE ASSIST E PREVID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ASSIST E PREVID DO ESTADO DO PIAUI</text:p>
          </table:table-cell>
          <table:table-cell table:style-name="ce25" office:value-type="float" office:value="90" calcext:value-type="float">
            <text:p>90</text:p>
          </table:table-cell>
          <table:table-cell table:style-name="ce18" office:value-type="string" calcext:value-type="string">
            <text:p>IAPEP – INSTITUTO DE ASSIST E PREVID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8" office:value-type="string" calcext:value-type="string">
            <text:p>AA.117.1.000102/15-4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INSTITUTO DE ASSIST E PREVID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INSTITUTO DE ASSIST E PREVID DO ESTADO DO PIAUI</text:p>
          </table:table-cell>
          <table:table-cell table:style-name="ce25" office:value-type="float" office:value="90" calcext:value-type="float">
            <text:p>90</text:p>
          </table:table-cell>
          <table:table-cell table:style-name="ce18" office:value-type="string" calcext:value-type="string">
            <text:p>IAPEP – INSTITUTO DE ASSIST E PREVID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8" office:value-type="string" calcext:value-type="string">
            <text:p>AA.117.1.000133/15-5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ERLONG SOLANO NOGU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5" calcext:value-type="float">
            <text:p>115</text:p>
          </table:table-cell>
          <table:table-cell table:style-name="ce18" office:value-type="string" calcext:value-type="string">
            <text:p>SEGOV – PIAUI SECRETARIA DE GOVERN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8" office:value-type="string" calcext:value-type="string">
            <text:p>AA.117.1.000192/15-4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<text:s/>- FUNDAÇÃO DO DESENVOLVIMENTO DO ESPORTE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ÇÃO DO DESENVOLVIMENTO DO ESPORTE DO ESTADO DO PIAUI</text:p>
          </table:table-cell>
          <table:table-cell table:style-name="ce25" office:value-type="float" office:value="68" calcext:value-type="float">
            <text:p>68</text:p>
          </table:table-cell>
          <table:table-cell table:style-name="ce18" office:value-type="string" calcext:value-type="string">
            <text:p>FUNDESPI – FUNDAÇÃO DO DESENVOLVIMENTO DO ESPORTE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8" office:value-type="string" calcext:value-type="string">
            <text:p>AA.117.1.000192/15-4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AÇÃO DO DESENVOLVIMENTO DO ESPORTE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ÇÃO DO DESENVOLVIMENTO DO ESPORTE DO ESTADO DO PIAUI</text:p>
          </table:table-cell>
          <table:table-cell table:style-name="ce25" office:value-type="float" office:value="68" calcext:value-type="float">
            <text:p>68</text:p>
          </table:table-cell>
          <table:table-cell table:style-name="ce18" office:value-type="string" calcext:value-type="string">
            <text:p>FUNDESPI – FUNDAÇÃO DO DESENVOLVIMENTO DO ESPORTE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8" office:value-type="string" calcext:value-type="string">
            <text:p>AA.117.1.000235/15-6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2014021811442221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CULTURAL DO PIAUI</text:p>
          </table:table-cell>
          <table:table-cell table:style-name="ce25" office:value-type="float" office:value="66" calcext:value-type="float">
            <text:p>66</text:p>
          </table:table-cell>
          <table:table-cell table:style-name="ce18" office:value-type="string" calcext:value-type="string">
            <text:p>FUNDAC – FUNDACAO CULTURAL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8" office:value-type="string" calcext:value-type="string">
            <text:p>AA.117.1.000235/15-6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ACAO CULTURAL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CULTURAL DO PIAUI</text:p>
          </table:table-cell>
          <table:table-cell table:style-name="ce25" office:value-type="float" office:value="66" calcext:value-type="float">
            <text:p>66</text:p>
          </table:table-cell>
          <table:table-cell table:style-name="ce18" office:value-type="string" calcext:value-type="string">
            <text:p>FUNDAC – FUNDACAO CULTURAL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8" office:value-type="string" calcext:value-type="string">
            <text:p>AA.117.1.001817/15-0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UELY FREITAS RESEN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8" office:value-type="string" calcext:value-type="string">
            <text:p>AA.117.1.001822/15-67</text:p>
          </table:table-cell>
          <table:table-cell table:style-name="ce12"/>
          <table:table-cell table:style-name="ce12" office:value-type="float" office:value="2272873334" calcext:value-type="float">
            <text:p>2272873334</text:p>
          </table:table-cell>
          <table:table-cell table:style-name="ce25"/>
          <table:table-cell table:style-name="ce25" office:value-type="string" calcext:value-type="string">
            <text:p>MYRTES MARIA DE FREITAS E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8" office:value-type="string" calcext:value-type="string">
            <text:p>AA.117.1.001857/15-0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SECRETARIA DE DESENVOLVIMENTO ECONOMICO E TECNOLOGICO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E DESENVOLVIMENTO ECONOMICO E TECNOLOGICO</text:p>
          </table:table-cell>
          <table:table-cell table:style-name="ce25" office:value-type="float" office:value="112" calcext:value-type="float">
            <text:p>112</text:p>
          </table:table-cell>
          <table:table-cell table:style-name="ce18" office:value-type="string" calcext:value-type="string">
            <text:p>SEDET – SECRETARIA DE DESENVOLVIMENTO ECONOMICO E TECNOLOGIC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8" office:value-type="string" calcext:value-type="string">
            <text:p>AA.117.1.001857/15-0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CRETARIA DE DESENVOLVIMENTO ECONOMICO E TECNOLOGICO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E DESENVOLVIMENTO ECONOMICO E TECNOLOGICO</text:p>
          </table:table-cell>
          <table:table-cell table:style-name="ce25" office:value-type="float" office:value="112" calcext:value-type="float">
            <text:p>112</text:p>
          </table:table-cell>
          <table:table-cell table:style-name="ce18" office:value-type="string" calcext:value-type="string">
            <text:p>SEDET – SECRETARIA DE DESENVOLVIMENTO ECONOMICO E TECNOLOGIC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8" office:value-type="string" calcext:value-type="string">
            <text:p>AA.117.1.000383/16-65</text:p>
          </table:table-cell>
          <table:table-cell table:style-name="ce12" table:number-columns-repeated="2"/>
          <table:table-cell table:style-name="ce25" office:value-type="string" calcext:value-type="string">
            <text:p><text:a xlink:href="http://www.piauiloterias.pi.gov.br/" xlink:type="simple">www.piauiloterias.pi.gov.br</text:a></text:p>
          </table:table-cell>
          <table:table-cell table:style-name="ce25" office:value-type="string" calcext:value-type="string">
            <text:p>SECRETARIA DE ESTADO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 office:value-type="string" calcext:value-type="string">
            <text:p>url:<text:a xlink:href="http://www.piauiloterias.pi.gov.br/" xlink:type="simple">www.piauiloterias.pi.gov.br</text:a>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DERSON VIERA DA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RYPSON SILVA LEIT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AIO VINICIUS SOUSA E SOU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ABRIEL MARQUES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ENRIQUE DE CARVALHO NUNES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E AMERICO DA COSTA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S FERNANDO RAMOS RIBEIRO GONCALV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PAULWOK MAIA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HENRIQUE SA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8" office:value-type="string" calcext:value-type="string">
            <text:p>AA.117.1.000679/16-9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VICTOR ALVES MANE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8" office:value-type="string" calcext:value-type="string">
            <text:p>AA.117.1.001654/17-5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ANA ARAGAO DA SILVEIRA BOAVI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8" office:value-type="string" calcext:value-type="string">
            <text:p>AA.117.1.001625/15-04</text:p>
          </table:table-cell>
          <table:table-cell table:style-name="ce12" table:number-columns-repeated="2"/>
          <table:table-cell table:style-name="ce25" office:value-type="string" calcext:value-type="string">
            <text:p>relatórios.sefaz.pi.gov.br</text:p>
          </table:table-cell>
          <table:table-cell table:style-name="ce25" office:value-type="string" calcext:value-type="string">
            <text:p>SECRETARIA DE ESTADO DA FAZENDA DO ESTADO DO PIAUI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 office:value-type="string" calcext:value-type="string">
            <text:p>urk:relatorios.sefaz.pi.gov.br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8" office:value-type="string" calcext:value-type="string">
            <text:p>AA.117.1.000079/15-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FUND CENTRO DE PESQUISAS ECONOMICA E SOCIAIS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 CENTRO DE PESQUISAS ECONOMICA E SOCIAIS DO PIAUI</text:p>
          </table:table-cell>
          <table:table-cell table:style-name="ce25" office:value-type="float" office:value="28" calcext:value-type="float">
            <text:p>28</text:p>
          </table:table-cell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8" office:value-type="string" calcext:value-type="string">
            <text:p>AA.117.1.000079/15-1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UND CENTRO DE PESQUISAS ECONOMICA E SOCIAIS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 CENTRO DE PESQUISAS ECONOMICA E SOCIAIS DO PIAUI</text:p>
          </table:table-cell>
          <table:table-cell table:style-name="ce25" office:value-type="float" office:value="28" calcext:value-type="float">
            <text:p>28</text:p>
          </table:table-cell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8" office:value-type="string" calcext:value-type="string">
            <text:p>AA.117.1.010117/16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2012011813471474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AGENCIA DE DEFESA AGROPECUARIA DO PIAUI</text:p>
          </table:table-cell>
          <table:table-cell table:style-name="ce25" office:value-type="float" office:value="13" calcext:value-type="float">
            <text:p>13</text:p>
          </table:table-cell>
          <table:table-cell table:style-name="ce18" office:value-type="string" calcext:value-type="string">
            <text:p>ADAPI – AGENCIA DE DEFESA AGROPECUARIA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8" office:value-type="string" calcext:value-type="string">
            <text:p>AA.117.1.010117/16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GENCIA DE DEFESA AGROPECUARIA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AGENCIA DE DEFESA AGROPECUARIA DO PIAUI</text:p>
          </table:table-cell>
          <table:table-cell table:style-name="ce25" office:value-type="float" office:value="13" calcext:value-type="float">
            <text:p>13</text:p>
          </table:table-cell>
          <table:table-cell table:style-name="ce18" office:value-type="string" calcext:value-type="string">
            <text:p>ADAPI – AGENCIA DE DEFESA AGROPECUARIA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8" office:value-type="string" calcext:value-type="string">
            <text:p>AA.117.1.010340/16-09</text:p>
          </table:table-cell>
          <table:table-cell table:style-name="ce12"/>
          <table:table-cell table:style-name="ce12" office:value-type="float" office:value="47048832304" calcext:value-type="float">
            <text:p>47048832304</text:p>
          </table:table-cell>
          <table:table-cell table:style-name="ce25"/>
          <table:table-cell table:style-name="ce25" office:value-type="string" calcext:value-type="string">
            <text:p>FRANCISCA HILDETH LEAL EVANGELISTA NUN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77652835372" calcext:value-type="float">
            <text:p>77652835372</text:p>
          </table:table-cell>
          <table:table-cell table:style-name="ce25"/>
          <table:table-cell table:style-name="ce25" office:value-type="string" calcext:value-type="string">
            <text:p>JANAINA MOURA LIMA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22677372304" calcext:value-type="float">
            <text:p>22677372304</text:p>
          </table:table-cell>
          <table:table-cell table:style-name="ce25"/>
          <table:table-cell table:style-name="ce25" office:value-type="string" calcext:value-type="string">
            <text:p>REJANE NAPOLEAO LIMA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22790012334" calcext:value-type="float">
            <text:p>22790012334</text:p>
          </table:table-cell>
          <table:table-cell table:style-name="ce25"/>
          <table:table-cell table:style-name="ce25" office:value-type="string" calcext:value-type="string">
            <text:p>SILVANIA COELHO RIBEIRO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62158848391" calcext:value-type="float">
            <text:p>62158848391</text:p>
          </table:table-cell>
          <table:table-cell table:style-name="ce25"/>
          <table:table-cell table:style-name="ce25" office:value-type="string" calcext:value-type="string">
            <text:p>MIRLA MARQUES DA COSTA DAMASCE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43953565320" calcext:value-type="float">
            <text:p>43953565320</text:p>
          </table:table-cell>
          <table:table-cell table:style-name="ce25"/>
          <table:table-cell table:style-name="ce25" office:value-type="string" calcext:value-type="string">
            <text:p>ROSENILDA LIMA OLIVEIRA DANT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83430458315" calcext:value-type="float">
            <text:p>83430458315</text:p>
          </table:table-cell>
          <table:table-cell table:style-name="ce25"/>
          <table:table-cell table:style-name="ce25" office:value-type="string" calcext:value-type="string">
            <text:p>KARLA MARIA DE MENESES COSTA MOU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73238597353" calcext:value-type="float">
            <text:p>73238597353</text:p>
          </table:table-cell>
          <table:table-cell table:style-name="ce25"/>
          <table:table-cell table:style-name="ce25" office:value-type="string" calcext:value-type="string">
            <text:p>NILSON SANTANA DAMSCENO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8" office:value-type="string" calcext:value-type="string">
            <text:p>AA.117.1.010289/16-07</text:p>
          </table:table-cell>
          <table:table-cell table:style-name="ce12"/>
          <table:table-cell table:style-name="ce12" office:value-type="float" office:value="24059099368" calcext:value-type="float">
            <text:p>24059099368</text:p>
          </table:table-cell>
          <table:table-cell table:style-name="ce25"/>
          <table:table-cell table:style-name="ce25" office:value-type="string" calcext:value-type="string">
            <text:p>ALDEMIR LIMA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8" office:value-type="string" calcext:value-type="string">
            <text:p>AA.117.1.001736/17-61</text:p>
          </table:table-cell>
          <table:table-cell table:style-name="ce12"/>
          <table:table-cell table:style-name="ce12" office:value-type="float" office:value="10530010372" calcext:value-type="float">
            <text:p>10530010372</text:p>
          </table:table-cell>
          <table:table-cell table:style-name="ce25"/>
          <table:table-cell table:style-name="ce25" office:value-type="string" calcext:value-type="string">
            <text:p>NEUSA MARIA DUARTE PINH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style-name="ce8" office:value-type="string" calcext:value-type="string">
            <text:p>AA.117.1.001611/17-24</text:p>
          </table:table-cell>
          <table:table-cell table:style-name="ce12"/>
          <table:table-cell table:style-name="ce12" office:value-type="float" office:value="4726740300" calcext:value-type="float">
            <text:p>4726740300</text:p>
          </table:table-cell>
          <table:table-cell table:style-name="ce25"/>
          <table:table-cell table:style-name="ce25" office:value-type="string" calcext:value-type="string">
            <text:p>MANUEL DE SOUS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7" calcext:value-type="float">
            <text:p>57</text:p>
          </table:table-cell>
          <table:table-cell table:style-name="ce18" office:value-type="string" calcext:value-type="string">
            <text:p>DETRAN – DEPARTAMENTO ESTADUAL DE TRANSIT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56517130349" calcext:value-type="float">
            <text:p>56517130349</text:p>
          </table:table-cell>
          <table:table-cell table:style-name="ce25"/>
          <table:table-cell table:style-name="ce25" office:value-type="string" calcext:value-type="string">
            <text:p>LUIS ARAUJO PASS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42113784300" calcext:value-type="float">
            <text:p>42113784300</text:p>
          </table:table-cell>
          <table:table-cell table:style-name="ce25"/>
          <table:table-cell table:style-name="ce25" office:value-type="string" calcext:value-type="string">
            <text:p>ANA MARIA FORTES SAMPAIO MARTIN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61925977315" calcext:value-type="float">
            <text:p>61925977315</text:p>
          </table:table-cell>
          <table:table-cell table:style-name="ce25"/>
          <table:table-cell table:style-name="ce25" office:value-type="string" calcext:value-type="string">
            <text:p>FRANCISCO DAS CHAGAS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32741804320" calcext:value-type="float">
            <text:p>32741804320</text:p>
          </table:table-cell>
          <table:table-cell table:style-name="ce25"/>
          <table:table-cell table:style-name="ce25" office:value-type="string" calcext:value-type="string">
            <text:p>JOSE FLAVIO FURTADO MARIN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30518750310" calcext:value-type="float">
            <text:p>30518750310</text:p>
          </table:table-cell>
          <table:table-cell table:style-name="ce25"/>
          <table:table-cell table:style-name="ce25" office:value-type="string" calcext:value-type="string">
            <text:p>RUBEM BARBOSA BAR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13403230368" calcext:value-type="float">
            <text:p>13403230368</text:p>
          </table:table-cell>
          <table:table-cell table:style-name="ce25"/>
          <table:table-cell table:style-name="ce25" office:value-type="string" calcext:value-type="string">
            <text:p>JOSE RAIMUNDO SOAR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50458728420" calcext:value-type="float">
            <text:p>50458728420</text:p>
          </table:table-cell>
          <table:table-cell table:style-name="ce25"/>
          <table:table-cell table:style-name="ce25" office:value-type="string" calcext:value-type="string">
            <text:p>VENDINALDO LEITE BAR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15169812353" calcext:value-type="float">
            <text:p>15169812353</text:p>
          </table:table-cell>
          <table:table-cell table:style-name="ce25"/>
          <table:table-cell table:style-name="ce25" office:value-type="string" calcext:value-type="string">
            <text:p>MARIA DAS MERCES C DE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9891145387" calcext:value-type="float">
            <text:p>9891145387</text:p>
          </table:table-cell>
          <table:table-cell table:style-name="ce25"/>
          <table:table-cell table:style-name="ce25" office:value-type="string" calcext:value-type="string">
            <text:p>JUACELI SOARES DA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99784831872" calcext:value-type="float">
            <text:p>99784831872</text:p>
          </table:table-cell>
          <table:table-cell table:style-name="ce25"/>
          <table:table-cell table:style-name="ce25" office:value-type="string" calcext:value-type="string">
            <text:p>DEOGRACIO ARAUJO SANTAN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15257428334" calcext:value-type="float">
            <text:p>15257428334</text:p>
          </table:table-cell>
          <table:table-cell table:style-name="ce25"/>
          <table:table-cell table:style-name="ce25" office:value-type="string" calcext:value-type="string">
            <text:p>VALDOMIRO DE ARAUJO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13065998300" calcext:value-type="float">
            <text:p>13065998300</text:p>
          </table:table-cell>
          <table:table-cell table:style-name="ce25"/>
          <table:table-cell table:style-name="ce25" office:value-type="string" calcext:value-type="string">
            <text:p>MARIA DA ASSUNCAO DE CASTRO PE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13018051300" calcext:value-type="float">
            <text:p>13018051300</text:p>
          </table:table-cell>
          <table:table-cell table:style-name="ce25"/>
          <table:table-cell table:style-name="ce25" office:value-type="string" calcext:value-type="string">
            <text:p>VALDIR DE SOUSA VI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21678200387" calcext:value-type="float">
            <text:p>21678200387</text:p>
          </table:table-cell>
          <table:table-cell table:style-name="ce25"/>
          <table:table-cell table:style-name="ce25" office:value-type="string" calcext:value-type="string">
            <text:p>JURACI LEMOS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35059710300" calcext:value-type="float">
            <text:p>35059710300</text:p>
          </table:table-cell>
          <table:table-cell table:style-name="ce25"/>
          <table:table-cell table:style-name="ce25" office:value-type="string" calcext:value-type="string">
            <text:p>MARIA AURORA B DIAS MASCARENH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87147190882" calcext:value-type="float">
            <text:p>87147190882</text:p>
          </table:table-cell>
          <table:table-cell table:style-name="ce25"/>
          <table:table-cell table:style-name="ce25" office:value-type="string" calcext:value-type="string">
            <text:p>RAIMUNDO NONATO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23948540306" calcext:value-type="float">
            <text:p>23948540306</text:p>
          </table:table-cell>
          <table:table-cell table:style-name="ce25"/>
          <table:table-cell table:style-name="ce25" office:value-type="string" calcext:value-type="string">
            <text:p>EMILIANO FALCA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8" office:value-type="string" calcext:value-type="string">
            <text:p>AA.117.1.001262/17-70</text:p>
          </table:table-cell>
          <table:table-cell table:style-name="ce12"/>
          <table:table-cell table:style-name="ce12" office:value-type="float" office:value="7928009315" calcext:value-type="float">
            <text:p>7928009315</text:p>
          </table:table-cell>
          <table:table-cell table:style-name="ce25"/>
          <table:table-cell table:style-name="ce25" office:value-type="string" calcext:value-type="string">
            <text:p>MANOEL MARTINS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8" office:value-type="string" calcext:value-type="string">
            <text:p>AA.117.1.001793/17-38</text:p>
          </table:table-cell>
          <table:table-cell table:style-name="ce12"/>
          <table:table-cell table:style-name="ce12" office:value-type="float" office:value="35960450372" calcext:value-type="float">
            <text:p>35960450372</text:p>
          </table:table-cell>
          <table:table-cell table:style-name="ce25"/>
          <table:table-cell table:style-name="ce25" office:value-type="string" calcext:value-type="string">
            <text:p>RAIMUNDO AUGUSTO LIM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19893728215" calcext:value-type="float">
            <text:p>19893728215</text:p>
          </table:table-cell>
          <table:table-cell table:style-name="ce25"/>
          <table:table-cell table:style-name="ce25" office:value-type="string" calcext:value-type="string">
            <text:p>JOAO MALAT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63850990320" calcext:value-type="float">
            <text:p>63850990320</text:p>
          </table:table-cell>
          <table:table-cell table:style-name="ce25"/>
          <table:table-cell table:style-name="ce25" office:value-type="string" calcext:value-type="string">
            <text:p>RAIMUNDO NONATO RIBEIRO MARTIN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96608250304" calcext:value-type="float">
            <text:p>96608250304</text:p>
          </table:table-cell>
          <table:table-cell table:style-name="ce25"/>
          <table:table-cell table:style-name="ce25" office:value-type="string" calcext:value-type="string">
            <text:p>ADRIANO FONTENELE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24478300178" calcext:value-type="float">
            <text:p>24478300178</text:p>
          </table:table-cell>
          <table:table-cell table:style-name="ce25"/>
          <table:table-cell table:style-name="ce25" office:value-type="string" calcext:value-type="string">
            <text:p>CARLOS WASHINGTON MACHA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61803294353" calcext:value-type="float">
            <text:p>61803294353</text:p>
          </table:table-cell>
          <table:table-cell table:style-name="ce25"/>
          <table:table-cell table:style-name="ce25" office:value-type="string" calcext:value-type="string">
            <text:p>NIELSEN SILVA MENDES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7852975372" calcext:value-type="float">
            <text:p>7852975372</text:p>
          </table:table-cell>
          <table:table-cell table:style-name="ce25"/>
          <table:table-cell table:style-name="ce25" office:value-type="string" calcext:value-type="string">
            <text:p>ANTONIO DE MOURA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81913192334" calcext:value-type="float">
            <text:p>81913192334</text:p>
          </table:table-cell>
          <table:table-cell table:style-name="ce25"/>
          <table:table-cell table:style-name="ce25" office:value-type="string" calcext:value-type="string">
            <text:p>JOAO PAULO SANTIAGO SAL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7907290325" calcext:value-type="float">
            <text:p>7907290325</text:p>
          </table:table-cell>
          <table:table-cell table:style-name="ce25"/>
          <table:table-cell table:style-name="ce25" office:value-type="string" calcext:value-type="string">
            <text:p>LENIR GOMES DOS SANTOS GALV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18148352453" calcext:value-type="float">
            <text:p>18148352453</text:p>
          </table:table-cell>
          <table:table-cell table:style-name="ce25"/>
          <table:table-cell table:style-name="ce25" office:value-type="string" calcext:value-type="string">
            <text:p>FERNANDO MELO FERRO GOM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3" calcext:value-type="float">
            <text:p>1013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39450104387" calcext:value-type="float">
            <text:p>39450104387</text:p>
          </table:table-cell>
          <table:table-cell table:style-name="ce25"/>
          <table:table-cell table:style-name="ce25" office:value-type="string" calcext:value-type="string">
            <text:p>ANA ISABEL DE ALENCAR MOTA DI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20103662391" calcext:value-type="float">
            <text:p>20103662391</text:p>
          </table:table-cell>
          <table:table-cell table:style-name="ce25"/>
          <table:table-cell table:style-name="ce25" office:value-type="string" calcext:value-type="string">
            <text:p>FRANCISCO TULIO CIARLINI ME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72397747315" calcext:value-type="float">
            <text:p>72397747315</text:p>
          </table:table-cell>
          <table:table-cell table:style-name="ce25"/>
          <table:table-cell table:style-name="ce25" office:value-type="string" calcext:value-type="string">
            <text:p>LIA RAQUEL PRADO BURGOS RIBEIRO MARTIN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27325270330" calcext:value-type="float">
            <text:p>27325270330</text:p>
          </table:table-cell>
          <table:table-cell table:style-name="ce25"/>
          <table:table-cell table:style-name="ce25" office:value-type="string" calcext:value-type="string">
            <text:p>ANTONIO RODRIGUES DE MOU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64095478353" calcext:value-type="float">
            <text:p>64095478353</text:p>
          </table:table-cell>
          <table:table-cell table:style-name="ce25"/>
          <table:table-cell table:style-name="ce25" office:value-type="string" calcext:value-type="string">
            <text:p>FRANCISCO DE ASSIS RODRIGUES DE SANTIAGO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8" office:value-type="string" calcext:value-type="string">
            <text:p>AA.117.1.001033/17-08</text:p>
          </table:table-cell>
          <table:table-cell table:style-name="ce12"/>
          <table:table-cell table:style-name="ce12" office:value-type="float" office:value="47381345315" calcext:value-type="float">
            <text:p>47381345315</text:p>
          </table:table-cell>
          <table:table-cell table:style-name="ce25"/>
          <table:table-cell table:style-name="ce25" office:value-type="string" calcext:value-type="string">
            <text:p>CARLOS ROGERIO BESER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8" office:value-type="string" calcext:value-type="string">
            <text:p>AA.117.1.001026/17-24</text:p>
          </table:table-cell>
          <table:table-cell table:style-name="ce12"/>
          <table:table-cell table:style-name="ce12" office:value-type="float" office:value="67457118420" calcext:value-type="float">
            <text:p>67457118420</text:p>
          </table:table-cell>
          <table:table-cell table:style-name="ce25"/>
          <table:table-cell table:style-name="ce25" office:value-type="string" calcext:value-type="string">
            <text:p>MICHELINE RAMALHO SEREJO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8" office:value-type="string" calcext:value-type="string">
            <text:p>AA.117.1.001026/17-24</text:p>
          </table:table-cell>
          <table:table-cell table:style-name="ce12"/>
          <table:table-cell table:style-name="ce12" office:value-type="float" office:value="61813303304" calcext:value-type="float">
            <text:p>61813303304</text:p>
          </table:table-cell>
          <table:table-cell table:style-name="ce25"/>
          <table:table-cell table:style-name="ce25" office:value-type="string" calcext:value-type="string">
            <text:p>GLECIO PAULINO SETUBAL DA CUNHA E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8" office:value-type="string" calcext:value-type="string">
            <text:p>AA.117.1.001077/17-32</text:p>
          </table:table-cell>
          <table:table-cell table:style-name="ce12"/>
          <table:table-cell table:style-name="ce12" office:value-type="float" office:value="30466261349" calcext:value-type="float">
            <text:p>30466261349</text:p>
          </table:table-cell>
          <table:table-cell table:style-name="ce25"/>
          <table:table-cell table:style-name="ce25" office:value-type="string" calcext:value-type="string">
            <text:p>GIANNY VIEIRA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table:style-name="ce8" office:value-type="string" calcext:value-type="string">
            <text:p>AA.117.1.001077/17-32</text:p>
          </table:table-cell>
          <table:table-cell table:style-name="ce12"/>
          <table:table-cell table:style-name="ce12" office:value-type="float" office:value="32447523300" calcext:value-type="float">
            <text:p>32447523300</text:p>
          </table:table-cell>
          <table:table-cell table:style-name="ce25"/>
          <table:table-cell table:style-name="ce25" office:value-type="string" calcext:value-type="string">
            <text:p>ASSUERO STEVENSON PEREIRA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8" office:value-type="string" calcext:value-type="string">
            <text:p>AA.117.1.001077/17-32</text:p>
          </table:table-cell>
          <table:table-cell table:style-name="ce12"/>
          <table:table-cell table:style-name="ce12" office:value-type="float" office:value="28724232300" calcext:value-type="float">
            <text:p>28724232300</text:p>
          </table:table-cell>
          <table:table-cell table:style-name="ce25"/>
          <table:table-cell table:style-name="ce25" office:value-type="string" calcext:value-type="string">
            <text:p>JOSE SERVIO DE DEUS BAR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AA.117.1.001077/17-32</text:p>
          </table:table-cell>
          <table:table-cell table:style-name="ce12"/>
          <table:table-cell table:style-name="ce12" office:value-type="float" office:value="29353674808" calcext:value-type="float">
            <text:p>29353674808</text:p>
          </table:table-cell>
          <table:table-cell table:style-name="ce25"/>
          <table:table-cell table:style-name="ce25" office:value-type="string" calcext:value-type="string">
            <text:p>DANILO CARLOS RAMOS HENRIQ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8" office:value-type="string" calcext:value-type="string">
            <text:p>AA.117.1.001077/17-32</text:p>
          </table:table-cell>
          <table:table-cell table:style-name="ce12"/>
          <table:table-cell table:style-name="ce12" office:value-type="float" office:value="61605948349" calcext:value-type="float">
            <text:p>61605948349</text:p>
          </table:table-cell>
          <table:table-cell table:style-name="ce25"/>
          <table:table-cell table:style-name="ce25" office:value-type="string" calcext:value-type="string">
            <text:p>AVELAR MARINHO FORTES DO REG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8" office:value-type="string" calcext:value-type="string">
            <text:p>AA.117.1.001077/17-32</text:p>
          </table:table-cell>
          <table:table-cell table:style-name="ce12"/>
          <table:table-cell table:style-name="ce12" office:value-type="float" office:value="27427714334" calcext:value-type="float">
            <text:p>27427714334</text:p>
          </table:table-cell>
          <table:table-cell table:style-name="ce25"/>
          <table:table-cell table:style-name="ce25" office:value-type="string" calcext:value-type="string">
            <text:p>MARCIA AIDA DE LIM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8" office:value-type="string" calcext:value-type="string">
            <text:p>AA.117.1.001077/17-32</text:p>
          </table:table-cell>
          <table:table-cell table:style-name="ce12"/>
          <table:table-cell table:style-name="ce12" office:value-type="float" office:value="57030057953" calcext:value-type="float">
            <text:p>57030057953</text:p>
          </table:table-cell>
          <table:table-cell table:style-name="ce25"/>
          <table:table-cell table:style-name="ce25" office:value-type="string" calcext:value-type="string">
            <text:p>FLAVIO JOSE SCHAEFER FERLIN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8" office:value-type="string" calcext:value-type="string">
            <text:p>AA.117.1.001077/17-32</text:p>
          </table:table-cell>
          <table:table-cell table:style-name="ce12"/>
          <table:table-cell table:style-name="ce12" office:value-type="float" office:value="13391453320" calcext:value-type="float">
            <text:p>13391453320</text:p>
          </table:table-cell>
          <table:table-cell table:style-name="ce25"/>
          <table:table-cell table:style-name="ce25" office:value-type="string" calcext:value-type="string">
            <text:p>JOSE REINALDO LEAO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8" office:value-type="string" calcext:value-type="string">
            <text:p>AA.117.1.001077/17-32</text:p>
          </table:table-cell>
          <table:table-cell table:style-name="ce12"/>
          <table:table-cell table:style-name="ce12" office:value-type="float" office:value="67940599368" calcext:value-type="float">
            <text:p>67940599368</text:p>
          </table:table-cell>
          <table:table-cell table:style-name="ce25"/>
          <table:table-cell table:style-name="ce25" office:value-type="string" calcext:value-type="string">
            <text:p>RODRIGO ROPPI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8" office:value-type="string" calcext:value-type="string">
            <text:p>AA.117.1.001132/17-88</text:p>
          </table:table-cell>
          <table:table-cell table:style-name="ce12"/>
          <table:table-cell table:style-name="ce12" office:value-type="float" office:value="9890718391" calcext:value-type="float">
            <text:p>9890718391</text:p>
          </table:table-cell>
          <table:table-cell table:style-name="ce25"/>
          <table:table-cell table:style-name="ce25" office:value-type="string" calcext:value-type="string">
            <text:p>LUIS FRANCISCO RIB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8" office:value-type="string" calcext:value-type="string">
            <text:p>AA.117.1.001132/17-88</text:p>
          </table:table-cell>
          <table:table-cell table:style-name="ce12"/>
          <table:table-cell table:style-name="ce12" office:value-type="float" office:value="16119185372" calcext:value-type="float">
            <text:p>16119185372</text:p>
          </table:table-cell>
          <table:table-cell table:style-name="ce25"/>
          <table:table-cell table:style-name="ce25" office:value-type="string" calcext:value-type="string">
            <text:p>JOSE MARQUE LAGE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8" office:value-type="string" calcext:value-type="string">
            <text:p>AA.117.1.001132/17-88</text:p>
          </table:table-cell>
          <table:table-cell table:style-name="ce12"/>
          <table:table-cell table:style-name="ce12" office:value-type="float" office:value="56966555304" calcext:value-type="float">
            <text:p>56966555304</text:p>
          </table:table-cell>
          <table:table-cell table:style-name="ce25"/>
          <table:table-cell table:style-name="ce25" office:value-type="string" calcext:value-type="string">
            <text:p>SERGIO REIS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8" office:value-type="string" calcext:value-type="string">
            <text:p>AA.117.1.001202/17-76</text:p>
          </table:table-cell>
          <table:table-cell table:style-name="ce12"/>
          <table:table-cell table:style-name="ce12" office:value-type="float" office:value="87689863353" calcext:value-type="float">
            <text:p>87689863353</text:p>
          </table:table-cell>
          <table:table-cell table:style-name="ce25"/>
          <table:table-cell table:style-name="ce25" office:value-type="string" calcext:value-type="string">
            <text:p>ANNE CAROLINNE CARVALHO GALDI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8" office:value-type="string" calcext:value-type="string">
            <text:p>AA.117.1.001202/17-76</text:p>
          </table:table-cell>
          <table:table-cell table:style-name="ce12"/>
          <table:table-cell table:style-name="ce12" office:value-type="float" office:value="7783213391" calcext:value-type="float">
            <text:p>7783213391</text:p>
          </table:table-cell>
          <table:table-cell table:style-name="ce25"/>
          <table:table-cell table:style-name="ce25" office:value-type="string" calcext:value-type="string">
            <text:p>MARTHA CELINA DE OLIVEIRA NUN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8" office:value-type="string" calcext:value-type="string">
            <text:p>AA.117.1.001202/17-76</text:p>
          </table:table-cell>
          <table:table-cell table:style-name="ce12"/>
          <table:table-cell table:style-name="ce12" office:value-type="float" office:value="26737841368" calcext:value-type="float">
            <text:p>26737841368</text:p>
          </table:table-cell>
          <table:table-cell table:style-name="ce25"/>
          <table:table-cell table:style-name="ce25" office:value-type="string" calcext:value-type="string">
            <text:p>CRISTIANO FARIAS PEIXO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61803294353" calcext:value-type="float">
            <text:p>61803294353</text:p>
          </table:table-cell>
          <table:table-cell table:style-name="ce25"/>
          <table:table-cell table:style-name="ce25" office:value-type="string" calcext:value-type="string">
            <text:p>NIELSEN SILVA MENDES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7" calcext:value-type="float">
            <text:p>1037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67457118420" calcext:value-type="float">
            <text:p>67457118420</text:p>
          </table:table-cell>
          <table:table-cell table:style-name="ce25"/>
          <table:table-cell table:style-name="ce25" office:value-type="string" calcext:value-type="string">
            <text:p>MICHELINE RAMALHO SEREJO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37406388349" calcext:value-type="float">
            <text:p>37406388349</text:p>
          </table:table-cell>
          <table:table-cell table:style-name="ce25"/>
          <table:table-cell table:style-name="ce25" office:value-type="string" calcext:value-type="string">
            <text:p>REGIS DE MORAES MARIN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804539456" calcext:value-type="float">
            <text:p>804539456</text:p>
          </table:table-cell>
          <table:table-cell table:style-name="ce25"/>
          <table:table-cell table:style-name="ce25" office:value-type="string" calcext:value-type="string">
            <text:p>MARCIO FERNANDO MAGALHAES FRANC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43274919349" calcext:value-type="float">
            <text:p>43274919349</text:p>
          </table:table-cell>
          <table:table-cell table:style-name="ce25"/>
          <table:table-cell table:style-name="ce25" office:value-type="string" calcext:value-type="string">
            <text:p>MARLETE MARIA DA ROCHA CIPRIA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73273759372" calcext:value-type="float">
            <text:p>73273759372</text:p>
          </table:table-cell>
          <table:table-cell table:style-name="ce25"/>
          <table:table-cell table:style-name="ce25" office:value-type="string" calcext:value-type="string">
            <text:p>EDNOLIA EVANGELISTA DE ALMEI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81228660506" calcext:value-type="float">
            <text:p>81228660506</text:p>
          </table:table-cell>
          <table:table-cell table:style-name="ce25"/>
          <table:table-cell table:style-name="ce25" office:value-type="string" calcext:value-type="string">
            <text:p>LEONARDO DANTAS CERQUEIRA MONT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43043011368" calcext:value-type="float">
            <text:p>43043011368</text:p>
          </table:table-cell>
          <table:table-cell table:style-name="ce25"/>
          <table:table-cell table:style-name="ce25" office:value-type="string" calcext:value-type="string">
            <text:p>LUCIANO LOPES SAL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2055943367" calcext:value-type="float">
            <text:p>2055943367</text:p>
          </table:table-cell>
          <table:table-cell table:style-name="ce25"/>
          <table:table-cell table:style-name="ce25" office:value-type="string" calcext:value-type="string">
            <text:p>DENILSON MAGALHAES LEITE NOVA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98498363349" calcext:value-type="float">
            <text:p>98498363349</text:p>
          </table:table-cell>
          <table:table-cell table:style-name="ce25"/>
          <table:table-cell table:style-name="ce25" office:value-type="string" calcext:value-type="string">
            <text:p>JOAQUIM URQUIZA DE CARVALH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5051624316" calcext:value-type="float">
            <text:p>5051624316</text:p>
          </table:table-cell>
          <table:table-cell table:style-name="ce25"/>
          <table:table-cell table:style-name="ce25" office:value-type="string" calcext:value-type="string">
            <text:p>DANIELE GOMES DOS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3040912607" calcext:value-type="float">
            <text:p>3040912607</text:p>
          </table:table-cell>
          <table:table-cell table:style-name="ce25"/>
          <table:table-cell table:style-name="ce25" office:value-type="string" calcext:value-type="string">
            <text:p>ARI MARTINS ALVES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8" calcext:value-type="float">
            <text:p>1048</text:p>
          </table:table-cell>
          <table:table-cell table:style-name="ce8" office:value-type="string" calcext:value-type="string">
            <text:p>AA.117.1.001389/17-23</text:p>
          </table:table-cell>
          <table:table-cell table:style-name="ce12"/>
          <table:table-cell table:style-name="ce12" office:value-type="float" office:value="7852975372" calcext:value-type="float">
            <text:p>7852975372</text:p>
          </table:table-cell>
          <table:table-cell table:style-name="ce25"/>
          <table:table-cell table:style-name="ce25" office:value-type="string" calcext:value-type="string">
            <text:p>ANTONIO DE MOURA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49" calcext:value-type="float">
            <text:p>1049</text:p>
          </table:table-cell>
          <table:table-cell table:style-name="ce8" office:value-type="string" calcext:value-type="string">
            <text:p>AA.117.1.001643/17-47</text:p>
          </table:table-cell>
          <table:table-cell table:style-name="ce12"/>
          <table:table-cell table:style-name="ce12" office:value-type="float" office:value="3805126379" calcext:value-type="float">
            <text:p>3805126379</text:p>
          </table:table-cell>
          <table:table-cell table:style-name="ce25"/>
          <table:table-cell table:style-name="ce25" office:value-type="string" calcext:value-type="string">
            <text:p>PAULO JORGE BRAGA PINH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0" calcext:value-type="float">
            <text:p>1050</text:p>
          </table:table-cell>
          <table:table-cell table:style-name="ce8" office:value-type="string" calcext:value-type="string">
            <text:p>AA.117.1.001643/17-47</text:p>
          </table:table-cell>
          <table:table-cell table:style-name="ce12"/>
          <table:table-cell table:style-name="ce12" office:value-type="float" office:value="93991592304" calcext:value-type="float">
            <text:p>93991592304</text:p>
          </table:table-cell>
          <table:table-cell table:style-name="ce25"/>
          <table:table-cell table:style-name="ce25" office:value-type="string" calcext:value-type="string">
            <text:p>KEOMA SIPAUBA SAMPAI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8" office:value-type="string" calcext:value-type="string">
            <text:p>AA.117.1.001643/17-47</text:p>
          </table:table-cell>
          <table:table-cell table:style-name="ce12"/>
          <table:table-cell table:style-name="ce12" office:value-type="float" office:value="20318057387" calcext:value-type="float">
            <text:p>20318057387</text:p>
          </table:table-cell>
          <table:table-cell table:style-name="ce25"/>
          <table:table-cell table:style-name="ce25" office:value-type="string" calcext:value-type="string">
            <text:p>ANTENOR FILGUEIRAS LOB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8" office:value-type="string" calcext:value-type="string">
            <text:p>AA.117.1.001643/17-47</text:p>
          </table:table-cell>
          <table:table-cell table:style-name="ce12"/>
          <table:table-cell table:style-name="ce12" office:value-type="float" office:value="12142581315" calcext:value-type="float">
            <text:p>12142581315</text:p>
          </table:table-cell>
          <table:table-cell table:style-name="ce25"/>
          <table:table-cell table:style-name="ce25" office:value-type="string" calcext:value-type="string">
            <text:p>IVANEZ EDUARDO MACE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3" calcext:value-type="float">
            <text:p>1053</text:p>
          </table:table-cell>
          <table:table-cell table:style-name="ce8" office:value-type="string" calcext:value-type="string">
            <text:p>AA.117.1.001643/17-47</text:p>
          </table:table-cell>
          <table:table-cell table:style-name="ce12"/>
          <table:table-cell table:style-name="ce12" office:value-type="float" office:value="1340218356" calcext:value-type="float">
            <text:p>1340218356</text:p>
          </table:table-cell>
          <table:table-cell table:style-name="ce25"/>
          <table:table-cell table:style-name="ce25" office:value-type="string" calcext:value-type="string">
            <text:p>KATTYA DE CASTRO EWERTON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4" calcext:value-type="float">
            <text:p>1054</text:p>
          </table:table-cell>
          <table:table-cell table:style-name="ce8" office:value-type="string" calcext:value-type="string">
            <text:p>AA.117.1.010480/16-03</text:p>
          </table:table-cell>
          <table:table-cell table:style-name="ce12"/>
          <table:table-cell table:style-name="ce12" office:value-type="float" office:value="9948627334" calcext:value-type="float">
            <text:p>9948627334</text:p>
          </table:table-cell>
          <table:table-cell table:style-name="ce25"/>
          <table:table-cell table:style-name="ce25" office:value-type="string" calcext:value-type="string">
            <text:p>ANTONIO AUGUSTO DE SA CARDOS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3" calcext:value-type="float">
            <text:p>93</text:p>
          </table:table-cell>
          <table:table-cell table:style-name="ce18" office:value-type="string" calcext:value-type="string">
            <text:p>IDTNP – INSTITUTO DE DOENCAS TROPICAIS NATAN PORTEL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9986332320" calcext:value-type="float">
            <text:p>9986332320</text:p>
          </table:table-cell>
          <table:table-cell table:style-name="ce25"/>
          <table:table-cell table:style-name="ce25" office:value-type="string" calcext:value-type="string">
            <text:p>ARIOSVALDO RODRIGUES MONC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6" calcext:value-type="float">
            <text:p>1056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9603719315" calcext:value-type="float">
            <text:p>9603719315</text:p>
          </table:table-cell>
          <table:table-cell table:style-name="ce25"/>
          <table:table-cell table:style-name="ce25" office:value-type="string" calcext:value-type="string">
            <text:p>ARISTIDES PEREIRA DOS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38654156368" calcext:value-type="float">
            <text:p>38654156368</text:p>
          </table:table-cell>
          <table:table-cell table:style-name="ce25"/>
          <table:table-cell table:style-name="ce25" office:value-type="string" calcext:value-type="string">
            <text:p>JOSE AUGUSTO BATISTA LUSTOS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47060220372" calcext:value-type="float">
            <text:p>47060220372</text:p>
          </table:table-cell>
          <table:table-cell table:style-name="ce25"/>
          <table:table-cell table:style-name="ce25" office:value-type="string" calcext:value-type="string">
            <text:p>LOURDES STELA DE ALENCAR MOTA DI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9987592368" calcext:value-type="float">
            <text:p>9987592368</text:p>
          </table:table-cell>
          <table:table-cell table:style-name="ce25"/>
          <table:table-cell table:style-name="ce25" office:value-type="string" calcext:value-type="string">
            <text:p>NATERCIA MACEDO BAS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0" calcext:value-type="float">
            <text:p>1060</text:p>
          </table:table-cell>
          <table:table-cell table:style-name="ce8" office:value-type="string" calcext:value-type="string">
            <text:p>AA.117.1.010634/16-17</text:p>
          </table:table-cell>
          <table:table-cell table:style-name="ce12"/>
          <table:table-cell table:style-name="ce12" office:value-type="float" office:value="10530010372" calcext:value-type="float">
            <text:p>10530010372</text:p>
          </table:table-cell>
          <table:table-cell table:style-name="ce25"/>
          <table:table-cell table:style-name="ce25" office:value-type="string" calcext:value-type="string">
            <text:p>NEUSA MARIA DUARTE PINH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1" calcext:value-type="float">
            <text:p>1061</text:p>
          </table:table-cell>
          <table:table-cell table:style-name="ce8" office:value-type="string" calcext:value-type="string">
            <text:p>AA.117.1.010721/16-85</text:p>
          </table:table-cell>
          <table:table-cell table:style-name="ce12"/>
          <table:table-cell table:style-name="ce12" office:value-type="float" office:value="20067968368" calcext:value-type="float">
            <text:p>20067968368</text:p>
          </table:table-cell>
          <table:table-cell table:style-name="ce25"/>
          <table:table-cell table:style-name="ce25" office:value-type="string" calcext:value-type="string">
            <text:p>JOSE ADERSINO ALVES DE MOU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79" calcext:value-type="float">
            <text:p>79</text:p>
          </table:table-cell>
          <table:table-cell table:style-name="ce18" office:value-type="string" calcext:value-type="string">
            <text:p>HDC – HOSPITAL DIRCEU ARCOVER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2" calcext:value-type="float">
            <text:p>1062</text:p>
          </table:table-cell>
          <table:table-cell table:style-name="ce8" office:value-type="string" calcext:value-type="string">
            <text:p>AA.117.1.010721/16-85</text:p>
          </table:table-cell>
          <table:table-cell table:style-name="ce12"/>
          <table:table-cell table:style-name="ce12" office:value-type="float" office:value="83988300349" calcext:value-type="float">
            <text:p>83988300349</text:p>
          </table:table-cell>
          <table:table-cell table:style-name="ce25"/>
          <table:table-cell table:style-name="ce25" office:value-type="string" calcext:value-type="string">
            <text:p>FABIO HENRIQUE FLORES BAS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79" calcext:value-type="float">
            <text:p>79</text:p>
          </table:table-cell>
          <table:table-cell table:style-name="ce18" office:value-type="string" calcext:value-type="string">
            <text:p>HDC – HOSPITAL DIRCEU ARCOVER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8" office:value-type="string" calcext:value-type="string">
            <text:p>AA.117.1.000234/17-07</text:p>
          </table:table-cell>
          <table:table-cell table:style-name="ce12"/>
          <table:table-cell table:style-name="ce12" office:value-type="float" office:value="4052427351" calcext:value-type="float">
            <text:p>4052427351</text:p>
          </table:table-cell>
          <table:table-cell table:style-name="ce25"/>
          <table:table-cell table:style-name="ce25" office:value-type="string" calcext:value-type="string">
            <text:p>ITALO ANDRADE FERREIRA E SOU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" calcext:value-type="float">
            <text:p>11</text:p>
          </table:table-cell>
          <table:table-cell table:style-name="ce18" office:value-type="string" calcext:value-type="string">
            <text:p>3 COORDENAÇÃO REGIONAL DE SAÚ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8" office:value-type="string" calcext:value-type="string">
            <text:p>AA.117.1.000234/17-07</text:p>
          </table:table-cell>
          <table:table-cell table:style-name="ce12"/>
          <table:table-cell table:style-name="ce12" office:value-type="float" office:value="27403424387" calcext:value-type="float">
            <text:p>27403424387</text:p>
          </table:table-cell>
          <table:table-cell table:style-name="ce25"/>
          <table:table-cell table:style-name="ce25" office:value-type="string" calcext:value-type="string">
            <text:p>RAIMUNDO FRANCISCO BRITO MEDEI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" calcext:value-type="float">
            <text:p>11</text:p>
          </table:table-cell>
          <table:table-cell table:style-name="ce18" office:value-type="string" calcext:value-type="string">
            <text:p>3 COORDENAÇÃO REGIONAL DE SAÚ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8" office:value-type="string" calcext:value-type="string">
            <text:p>AA.117.1.000235/17-10</text:p>
          </table:table-cell>
          <table:table-cell table:style-name="ce12"/>
          <table:table-cell table:style-name="ce12" office:value-type="float" office:value="568456343" calcext:value-type="float">
            <text:p>568456343</text:p>
          </table:table-cell>
          <table:table-cell table:style-name="ce25"/>
          <table:table-cell table:style-name="ce25" office:value-type="string" calcext:value-type="string">
            <text:p>DANILLO MARTIN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" calcext:value-type="float">
            <text:p>3</text:p>
          </table:table-cell>
          <table:table-cell table:style-name="ce18" office:value-type="string" calcext:value-type="string">
            <text:p>10 COORDENAÇÃO REGIONAL DE SAÚ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8" office:value-type="string" calcext:value-type="string">
            <text:p>AA.117.1.000096/16-16</text:p>
          </table:table-cell>
          <table:table-cell table:style-name="ce12" office:value-type="float" office:value="422744000102" calcext:value-type="float">
            <text:p>422744000102</text:p>
          </table:table-cell>
          <table:table-cell table:style-name="ce12" office:value-type="float" office:value="10578390353" calcext:value-type="float">
            <text:p>10578390353</text:p>
          </table:table-cell>
          <table:table-cell table:style-name="ce25"/>
          <table:table-cell table:style-name="ce25" office:value-type="string" calcext:value-type="string">
            <text:p>FUNDACAO DE AMPARO A PESQUISA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DE AMPARO A PESQUISA DO ESTADO DO PIAUI</text:p>
          </table:table-cell>
          <table:table-cell table:style-name="ce25" office:value-type="float" office:value="65" calcext:value-type="float">
            <text:p>65</text:p>
          </table:table-cell>
          <table:table-cell table:style-name="ce18" office:value-type="string" calcext:value-type="string">
            <text:p>FAPEPI - FUNDAÇAO DE AMPARO A PESQUIS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8" office:value-type="string" calcext:value-type="string">
            <text:p>AA.117.1.000096/16-16</text:p>
          </table:table-cell>
          <table:table-cell table:style-name="ce12"/>
          <table:table-cell table:style-name="ce12" office:value-type="float" office:value="13012061304" calcext:value-type="float">
            <text:p>13012061304</text:p>
          </table:table-cell>
          <table:table-cell table:style-name="ce25"/>
          <table:table-cell table:style-name="ce25" office:value-type="string" calcext:value-type="string">
            <text:p>MANOEL DE SOUSA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5" calcext:value-type="float">
            <text:p>65</text:p>
          </table:table-cell>
          <table:table-cell table:style-name="ce18" office:value-type="string" calcext:value-type="string">
            <text:p>FAPEPI - FUNDAÇAO DE AMPARO A PESQUIS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8" calcext:value-type="float">
            <text:p>1068</text:p>
          </table:table-cell>
          <table:table-cell table:style-name="ce8" office:value-type="string" calcext:value-type="string">
            <text:p>AA.117.1.000160/16-58</text:p>
          </table:table-cell>
          <table:table-cell table:style-name="ce12"/>
          <table:table-cell table:style-name="ce12" office:value-type="float" office:value="8699208120" calcext:value-type="float">
            <text:p>8699208120</text:p>
          </table:table-cell>
          <table:table-cell table:style-name="ce25"/>
          <table:table-cell table:style-name="ce25" office:value-type="string" calcext:value-type="string">
            <text:p>GUILHERME CAVALCANTE DE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6" calcext:value-type="float">
            <text:p>16</text:p>
          </table:table-cell>
          <table:table-cell table:style-name="ce18" office:value-type="string" calcext:value-type="string">
            <text:p>ALEPI – ASSEMBLEIA LEGISLATIV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8" office:value-type="string" calcext:value-type="string">
            <text:p>AA.117.1.000161/16-80</text:p>
          </table:table-cell>
          <table:table-cell table:style-name="ce12"/>
          <table:table-cell table:style-name="ce12" office:value-type="float" office:value="9898719320" calcext:value-type="float">
            <text:p>9898719320</text:p>
          </table:table-cell>
          <table:table-cell table:style-name="ce25"/>
          <table:table-cell table:style-name="ce25" office:value-type="string" calcext:value-type="string">
            <text:p>THEMISTOCLES DE SAMPAIO PEREIR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6" calcext:value-type="float">
            <text:p>16</text:p>
          </table:table-cell>
          <table:table-cell table:style-name="ce18" office:value-type="string" calcext:value-type="string">
            <text:p>ALEPI – ASSEMBLEIA LEGISLATIV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0" calcext:value-type="float">
            <text:p>1070</text:p>
          </table:table-cell>
          <table:table-cell table:style-name="ce8" office:value-type="string" calcext:value-type="string">
            <text:p>AA.117.1.000185/16-02</text:p>
          </table:table-cell>
          <table:table-cell table:style-name="ce12" table:number-columns-repeated="2"/>
          <table:table-cell table:style-name="ce25" office:value-type="string" calcext:value-type="string">
            <text:p><text:a xlink:href="http://www.detran.pi.gov.br/" xlink:type="simple">www.detran.pi.gov.br</text:a></text:p>
          </table:table-cell>
          <table:table-cell table:style-name="ce25" office:value-type="string" calcext:value-type="string">
            <text:p>ARAO MARTINS DO REGO LOBAO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DEPARTAMENTO ESTADUAL DE TRANSITO DO PIAUI</text:p>
          </table:table-cell>
          <table:table-cell table:style-name="ce25" office:value-type="float" office:value="57" calcext:value-type="float">
            <text:p>57</text:p>
          </table:table-cell>
          <table:table-cell table:style-name="ce18" office:value-type="string" calcext:value-type="string">
            <text:p>DETRAN – DEPARTAMENTO ESTADUAL DE TRANSIT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1" calcext:value-type="float">
            <text:p>1071</text:p>
          </table:table-cell>
          <table:table-cell table:style-name="ce8" office:value-type="string" calcext:value-type="string">
            <text:p>AA.117.1.000007/17-57</text:p>
          </table:table-cell>
          <table:table-cell table:style-name="ce12"/>
          <table:table-cell table:style-name="ce12" office:value-type="float" office:value="33822425320" calcext:value-type="float">
            <text:p>33822425320</text:p>
          </table:table-cell>
          <table:table-cell table:style-name="ce25"/>
          <table:table-cell table:style-name="ce25" office:value-type="string" calcext:value-type="string">
            <text:p>CARLOS AUGUSTO GOMES DE SOU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5" calcext:value-type="float">
            <text:p>105</text:p>
          </table:table-cell>
          <table:table-cell table:style-name="ce18" office:value-type="string" calcext:value-type="string">
            <text:p>PMPI – POLICIA MILITAR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8" office:value-type="string" calcext:value-type="string">
            <text:p>AA.117.1.000007/17-57</text:p>
          </table:table-cell>
          <table:table-cell table:style-name="ce12"/>
          <table:table-cell table:style-name="ce12" office:value-type="float" office:value="34317848368" calcext:value-type="float">
            <text:p>34317848368</text:p>
          </table:table-cell>
          <table:table-cell table:style-name="ce25"/>
          <table:table-cell table:style-name="ce25" office:value-type="string" calcext:value-type="string">
            <text:p>LINDOMAR CASTILHO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5" calcext:value-type="float">
            <text:p>105</text:p>
          </table:table-cell>
          <table:table-cell table:style-name="ce18" office:value-type="string" calcext:value-type="string">
            <text:p>PMPI – POLICIA MILITAR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8" office:value-type="string" calcext:value-type="string">
            <text:p>AA.117.1.000007/17-57</text:p>
          </table:table-cell>
          <table:table-cell table:style-name="ce12"/>
          <table:table-cell table:style-name="ce12" office:value-type="float" office:value="43934048315" calcext:value-type="float">
            <text:p>43934048315</text:p>
          </table:table-cell>
          <table:table-cell table:style-name="ce25"/>
          <table:table-cell table:style-name="ce25" office:value-type="string" calcext:value-type="string">
            <text:p>LEANDRO DE MELO CASTELO BRAN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5" calcext:value-type="float">
            <text:p>105</text:p>
          </table:table-cell>
          <table:table-cell table:style-name="ce18" office:value-type="string" calcext:value-type="string">
            <text:p>PMPI – POLICIA MILITAR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4" calcext:value-type="float">
            <text:p>1074</text:p>
          </table:table-cell>
          <table:table-cell table:style-name="ce8" office:value-type="string" calcext:value-type="string">
            <text:p>AA.117.1.000007/17-57</text:p>
          </table:table-cell>
          <table:table-cell table:style-name="ce12"/>
          <table:table-cell table:style-name="ce12" office:value-type="float" office:value="27504760382" calcext:value-type="float">
            <text:p>27504760382</text:p>
          </table:table-cell>
          <table:table-cell table:style-name="ce25"/>
          <table:table-cell table:style-name="ce25" office:value-type="string" calcext:value-type="string">
            <text:p>MARCOS ROGERIO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5" calcext:value-type="float">
            <text:p>105</text:p>
          </table:table-cell>
          <table:table-cell table:style-name="ce18" office:value-type="string" calcext:value-type="string">
            <text:p>PMPI – POLICIA MILITAR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5" calcext:value-type="float">
            <text:p>1075</text:p>
          </table:table-cell>
          <table:table-cell table:style-name="ce8" office:value-type="string" calcext:value-type="string">
            <text:p>AA.117.1.000007/17-57</text:p>
          </table:table-cell>
          <table:table-cell table:style-name="ce12"/>
          <table:table-cell table:style-name="ce12" office:value-type="float" office:value="37386000359" calcext:value-type="float">
            <text:p>37386000359</text:p>
          </table:table-cell>
          <table:table-cell table:style-name="ce25"/>
          <table:table-cell table:style-name="ce25" office:value-type="string" calcext:value-type="string">
            <text:p>MARIA DO SOCORRO PINTO DE FARI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5" calcext:value-type="float">
            <text:p>105</text:p>
          </table:table-cell>
          <table:table-cell table:style-name="ce18" office:value-type="string" calcext:value-type="string">
            <text:p>PMPI – POLICIA MILITAR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6" calcext:value-type="float">
            <text:p>1076</text:p>
          </table:table-cell>
          <table:table-cell table:style-name="ce8" office:value-type="string" calcext:value-type="string">
            <text:p>AA.117.1.000007/17-57</text:p>
          </table:table-cell>
          <table:table-cell table:style-name="ce12"/>
          <table:table-cell table:style-name="ce12" office:value-type="float" office:value="70769400353" calcext:value-type="float">
            <text:p>70769400353</text:p>
          </table:table-cell>
          <table:table-cell table:style-name="ce25"/>
          <table:table-cell table:style-name="ce25" office:value-type="string" calcext:value-type="string">
            <text:p>EDVALDO MENDE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5" calcext:value-type="float">
            <text:p>105</text:p>
          </table:table-cell>
          <table:table-cell table:style-name="ce18" office:value-type="string" calcext:value-type="string">
            <text:p>PMPI – POLICIA MILITAR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table:style-name="ce8" office:value-type="string" calcext:value-type="string">
            <text:p>AA.117.1.000007/17-57</text:p>
          </table:table-cell>
          <table:table-cell table:style-name="ce12"/>
          <table:table-cell table:style-name="ce12" office:value-type="float" office:value="19479395215" calcext:value-type="float">
            <text:p>19479395215</text:p>
          </table:table-cell>
          <table:table-cell table:style-name="ce25"/>
          <table:table-cell table:style-name="ce25" office:value-type="string" calcext:value-type="string">
            <text:p>RONALDO CARNEIRO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5" calcext:value-type="float">
            <text:p>105</text:p>
          </table:table-cell>
          <table:table-cell table:style-name="ce18" office:value-type="string" calcext:value-type="string">
            <text:p>PMPI – POLICIA MILITAR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table:style-name="ce8" office:value-type="string" calcext:value-type="string">
            <text:p>AA.117.1.000015/17-3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GINA LOURDES C. DE ARAUJO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- INSTITUTO DE TERRA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79" calcext:value-type="float">
            <text:p>1079</text:p>
          </table:table-cell>
          <table:table-cell table:style-name="ce8" office:value-type="string" calcext:value-type="string">
            <text:p>AA.117.1.000017/17-56</text:p>
          </table:table-cell>
          <table:table-cell table:style-name="ce12"/>
          <table:table-cell table:style-name="ce12" office:value-type="float" office:value="52032620391" calcext:value-type="float">
            <text:p>52032620391</text:p>
          </table:table-cell>
          <table:table-cell table:style-name="ce25"/>
          <table:table-cell table:style-name="ce25" office:value-type="string" calcext:value-type="string">
            <text:p>LUIZ HENRIQUE SOUSA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9" calcext:value-type="float">
            <text:p>119</text:p>
          </table:table-cell>
          <table:table-cell table:style-name="ce18" office:value-type="string" calcext:value-type="string">
            <text:p>SEMAR – SECRETARIA DO MEIO AMBIENT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8" office:value-type="string" calcext:value-type="string">
            <text:p>AA.117.1.000017/17-56</text:p>
          </table:table-cell>
          <table:table-cell table:style-name="ce12"/>
          <table:table-cell table:style-name="ce12" office:value-type="float" office:value="34945814368" calcext:value-type="float">
            <text:p>34945814368</text:p>
          </table:table-cell>
          <table:table-cell table:style-name="ce25"/>
          <table:table-cell table:style-name="ce25" office:value-type="string" calcext:value-type="string">
            <text:p>ANA LUCIA FARIAS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9" calcext:value-type="float">
            <text:p>119</text:p>
          </table:table-cell>
          <table:table-cell table:style-name="ce18" office:value-type="string" calcext:value-type="string">
            <text:p>SEMAR – SECRETARIA DO MEIO AMBIENT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8" office:value-type="string" calcext:value-type="string">
            <text:p>AA.117.1.000035/17-39</text:p>
          </table:table-cell>
          <table:table-cell table:style-name="ce12"/>
          <table:table-cell table:style-name="ce12" office:value-type="float" office:value="56632550363" calcext:value-type="float">
            <text:p>56632550363</text:p>
          </table:table-cell>
          <table:table-cell table:style-name="ce25"/>
          <table:table-cell table:style-name="ce25" office:value-type="string" calcext:value-type="string">
            <text:p>ANTONIO DE OLIVEIRA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" calcext:value-type="float">
            <text:p>2</text:p>
          </table:table-cell>
          <table:table-cell table:style-name="ce18" office:value-type="string" calcext:value-type="string">
            <text:p>10 BPM – 10 BATALHAO DE POLICIA MILITAR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2" calcext:value-type="float">
            <text:p>1082</text:p>
          </table:table-cell>
          <table:table-cell table:style-name="ce8" office:value-type="string" calcext:value-type="string">
            <text:p>AA.117.1.000038/17-67</text:p>
          </table:table-cell>
          <table:table-cell table:style-name="ce12"/>
          <table:table-cell table:style-name="ce12" office:value-type="float" office:value="56608098391" calcext:value-type="float">
            <text:p>56608098391</text:p>
          </table:table-cell>
          <table:table-cell table:style-name="ce25"/>
          <table:table-cell table:style-name="ce25" office:value-type="string" calcext:value-type="string">
            <text:p>FABIO NUNEZ NOV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0" calcext:value-type="float">
            <text:p>110</text:p>
          </table:table-cell>
          <table:table-cell table:style-name="ce18" office:value-type="string" calcext:value-type="string">
            <text:p>SECULT – SECRETARIA DA CULTUR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8" office:value-type="string" calcext:value-type="string">
            <text:p>AA.117.1.000067/17-51</text:p>
          </table:table-cell>
          <table:table-cell table:style-name="ce12"/>
          <table:table-cell table:style-name="ce12" office:value-type="float" office:value="83403868320" calcext:value-type="float">
            <text:p>83403868320</text:p>
          </table:table-cell>
          <table:table-cell table:style-name="ce25"/>
          <table:table-cell table:style-name="ce25" office:value-type="string" calcext:value-type="string">
            <text:p>SIMONE PEREIRA DE FARIAS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2" calcext:value-type="float">
            <text:p>42</text:p>
          </table:table-cell>
          <table:table-cell table:style-name="ce18" office:value-type="string" calcext:value-type="string">
            <text:p>CODSOL – COORDENADORIA DE DESENVOLVIMENTO SOCIAL E LAZER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4" calcext:value-type="float">
            <text:p>1084</text:p>
          </table:table-cell>
          <table:table-cell table:style-name="ce8" office:value-type="string" calcext:value-type="string">
            <text:p>AA.117.1.000085/17-34</text:p>
          </table:table-cell>
          <table:table-cell table:style-name="ce12"/>
          <table:table-cell table:style-name="ce12" office:value-type="float" office:value="47056320358" calcext:value-type="float">
            <text:p>47056320358</text:p>
          </table:table-cell>
          <table:table-cell table:style-name="ce25"/>
          <table:table-cell table:style-name="ce25" office:value-type="string" calcext:value-type="string">
            <text:p>FABIO HENRIQUE MENDONCA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8" calcext:value-type="float">
            <text:p>38</text:p>
          </table:table-cell>
          <table:table-cell table:style-name="ce18" office:value-type="string" calcext:value-type="string">
            <text:p>SECCID – SECRETARIA DAS CIDAD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table:style-name="ce8" office:value-type="string" calcext:value-type="string">
            <text:p>AA.117.1.000085/17-34</text:p>
          </table:table-cell>
          <table:table-cell table:style-name="ce12"/>
          <table:table-cell table:style-name="ce12" office:value-type="float" office:value="70693595434" calcext:value-type="float">
            <text:p>70693595434</text:p>
          </table:table-cell>
          <table:table-cell table:style-name="ce25"/>
          <table:table-cell table:style-name="ce25" office:value-type="string" calcext:value-type="string">
            <text:p>FERNANDO LIVIA MARTINS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8" calcext:value-type="float">
            <text:p>38</text:p>
          </table:table-cell>
          <table:table-cell table:style-name="ce18" office:value-type="string" calcext:value-type="string">
            <text:p>SECCID – SECRETARIA DAS CIDAD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table:style-name="ce8" office:value-type="string" calcext:value-type="string">
            <text:p>AA.117.1.000089/17-75</text:p>
          </table:table-cell>
          <table:table-cell table:style-name="ce12"/>
          <table:table-cell table:style-name="ce12" office:value-type="float" office:value="42898994391" calcext:value-type="float">
            <text:p>42898994391</text:p>
          </table:table-cell>
          <table:table-cell table:style-name="ce25"/>
          <table:table-cell table:style-name="ce25" office:value-type="string" calcext:value-type="string">
            <text:p>HALDACI REGINA DA SILVA</text:p>
          </table:table-cell>
          <table:table-cell table:style-name="ce25" office:value-type="string" calcext:value-type="string">
            <text:p>PF-A3</text:p>
          </table:table-cell>
          <table:table-cell table:style-name="ce16"/>
          <table:table-cell table:style-name="ce25" office:value-type="float" office:value="46" calcext:value-type="float">
            <text:p>46</text:p>
          </table:table-cell>
          <table:table-cell table:style-name="ce16" office:value-type="string" calcext:value-type="string">
            <text:p>CEPMPI – COORDENACAO ESTADUAL DE POLÍTICAS PÚBLICAS PARA AS MULHER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8" office:value-type="string" calcext:value-type="string">
            <text:p>AA.117.1.000089/17-75</text:p>
          </table:table-cell>
          <table:table-cell table:style-name="ce12"/>
          <table:table-cell table:style-name="ce12" office:value-type="float" office:value="1824134380" calcext:value-type="float">
            <text:p>1824134380</text:p>
          </table:table-cell>
          <table:table-cell table:style-name="ce25"/>
          <table:table-cell table:style-name="ce25" office:value-type="string" calcext:value-type="string">
            <text:p>NAYARA JULIANA RIBEIRO DA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6" calcext:value-type="float">
            <text:p>46</text:p>
          </table:table-cell>
          <table:table-cell table:style-name="ce18" office:value-type="string" calcext:value-type="string">
            <text:p>CEPMPI – COORDENACAO ESTADUAL DE POLÍTICAS PÚBLICAS PARA AS MULHER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8" office:value-type="string" calcext:value-type="string">
            <text:p>AA.117.1.000101/17-96</text:p>
          </table:table-cell>
          <table:table-cell table:style-name="ce12"/>
          <table:table-cell table:style-name="ce12" office:value-type="float" office:value="15088696372" calcext:value-type="float">
            <text:p>15088696372</text:p>
          </table:table-cell>
          <table:table-cell table:style-name="ce25"/>
          <table:table-cell table:style-name="ce25" office:value-type="string" calcext:value-type="string">
            <text:p>CLARA FRANCISCA DOS SANTOS LE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5" calcext:value-type="float">
            <text:p>85</text:p>
          </table:table-cell>
          <table:table-cell table:style-name="ce18" office:value-type="string" calcext:value-type="string">
            <text:p>HGV – HOSPITAL GETULIO VARGA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8" office:value-type="string" calcext:value-type="string">
            <text:p>AA.117.1.000105/17-27</text:p>
          </table:table-cell>
          <table:table-cell table:style-name="ce12"/>
          <table:table-cell table:style-name="ce12" office:value-type="float" office:value="4737210315" calcext:value-type="float">
            <text:p>4737210315</text:p>
          </table:table-cell>
          <table:table-cell table:style-name="ce25"/>
          <table:table-cell table:style-name="ce25" office:value-type="string" calcext:value-type="string">
            <text:p>ROBERTO JOHN GONCALV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8" calcext:value-type="float">
            <text:p>128</text:p>
          </table:table-cell>
          <table:table-cell table:style-name="ce18" office:value-type="string" calcext:value-type="string">
            <text:p>SURPI – SUPERINTENDENCIA DE REPRESENTACAO DO PIAUI EM BRASIL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8" office:value-type="string" calcext:value-type="string">
            <text:p>AA.117.1.000105/17-27</text:p>
          </table:table-cell>
          <table:table-cell table:style-name="ce12"/>
          <table:table-cell table:style-name="ce12" office:value-type="float" office:value="9742611300" calcext:value-type="float">
            <text:p>9742611300</text:p>
          </table:table-cell>
          <table:table-cell table:style-name="ce25"/>
          <table:table-cell table:style-name="ce25" office:value-type="string" calcext:value-type="string">
            <text:p>GONCALINA COSTA ME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8" calcext:value-type="float">
            <text:p>128</text:p>
          </table:table-cell>
          <table:table-cell table:style-name="ce18" office:value-type="string" calcext:value-type="string">
            <text:p>SURPI – SUPERINTENDENCIA DE REPRESENTACAO DO PIAUI EM BRASIL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8" office:value-type="string" calcext:value-type="string">
            <text:p>AA.117.1.000106/17-30</text:p>
          </table:table-cell>
          <table:table-cell table:style-name="ce12"/>
          <table:table-cell table:style-name="ce12" office:value-type="float" office:value="47056320368" calcext:value-type="float">
            <text:p>47056320368</text:p>
          </table:table-cell>
          <table:table-cell table:style-name="ce25"/>
          <table:table-cell table:style-name="ce25" office:value-type="string" calcext:value-type="string">
            <text:p>FABIO HENRIQUE MENDONCA XAVIER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8" calcext:value-type="float">
            <text:p>38</text:p>
          </table:table-cell>
          <table:table-cell table:style-name="ce18" office:value-type="string" calcext:value-type="string">
            <text:p>SECCID – SECRETARIA DAS CIDAD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2" calcext:value-type="float">
            <text:p>1092</text:p>
          </table:table-cell>
          <table:table-cell table:style-name="ce8" office:value-type="string" calcext:value-type="string">
            <text:p>AA.117.1.000106/17-30</text:p>
          </table:table-cell>
          <table:table-cell table:style-name="ce12"/>
          <table:table-cell table:style-name="ce12" office:value-type="float" office:value="70693595434" calcext:value-type="float">
            <text:p>70693595434</text:p>
          </table:table-cell>
          <table:table-cell table:style-name="ce25"/>
          <table:table-cell table:style-name="ce25" office:value-type="string" calcext:value-type="string">
            <text:p>FERNANDO LIVIO MARTINS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8" calcext:value-type="float">
            <text:p>38</text:p>
          </table:table-cell>
          <table:table-cell table:style-name="ce18" office:value-type="string" calcext:value-type="string">
            <text:p>SECCID – SECRETARIA DAS CIDAD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3" calcext:value-type="float">
            <text:p>1093</text:p>
          </table:table-cell>
          <table:table-cell table:style-name="ce8" office:value-type="string" calcext:value-type="string">
            <text:p>AA.117.1.000128/17-53</text:p>
          </table:table-cell>
          <table:table-cell table:style-name="ce12"/>
          <table:table-cell table:style-name="ce12" office:value-type="float" office:value="25994077372" calcext:value-type="float">
            <text:p>25994077372</text:p>
          </table:table-cell>
          <table:table-cell table:style-name="ce25"/>
          <table:table-cell table:style-name="ce25" office:value-type="string" calcext:value-type="string">
            <text:p>FRANCISCO DAS CHAGAS LIM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8" office:value-type="string" calcext:value-type="string">
            <text:p>AA.117.1.000128/17-53</text:p>
          </table:table-cell>
          <table:table-cell table:style-name="ce12"/>
          <table:table-cell table:style-name="ce12" office:value-type="float" office:value="5253171398" calcext:value-type="float">
            <text:p>5253171398</text:p>
          </table:table-cell>
          <table:table-cell table:style-name="ce25"/>
          <table:table-cell table:style-name="ce25" office:value-type="string" calcext:value-type="string">
            <text:p>LUMA KARINE CARVALHO PE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8" office:value-type="string" calcext:value-type="string">
            <text:p>AA.117.1.000128/17-53</text:p>
          </table:table-cell>
          <table:table-cell table:style-name="ce12"/>
          <table:table-cell table:style-name="ce12" office:value-type="float" office:value="13895664391" calcext:value-type="float">
            <text:p>13895664391</text:p>
          </table:table-cell>
          <table:table-cell table:style-name="ce25"/>
          <table:table-cell table:style-name="ce25" office:value-type="string" calcext:value-type="string">
            <text:p>MARIA JURACI ALVES CAMA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6" calcext:value-type="float">
            <text:p>1096</text:p>
          </table:table-cell>
          <table:table-cell table:style-name="ce8" office:value-type="string" calcext:value-type="string">
            <text:p>AA.117.1.000128/17-53</text:p>
          </table:table-cell>
          <table:table-cell table:style-name="ce12"/>
          <table:table-cell table:style-name="ce12" office:value-type="float" office:value="46200584320" calcext:value-type="float">
            <text:p>46200584320</text:p>
          </table:table-cell>
          <table:table-cell table:style-name="ce25"/>
          <table:table-cell table:style-name="ce25" office:value-type="string" calcext:value-type="string">
            <text:p>PATRICIA VASCONCELOS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7" calcext:value-type="float">
            <text:p>1097</text:p>
          </table:table-cell>
          <table:table-cell table:style-name="ce8" office:value-type="string" calcext:value-type="string">
            <text:p>AA.117.1.000132/17-09</text:p>
          </table:table-cell>
          <table:table-cell table:style-name="ce12"/>
          <table:table-cell table:style-name="ce12" office:value-type="float" office:value="82810176353" calcext:value-type="float">
            <text:p>82810176353</text:p>
          </table:table-cell>
          <table:table-cell table:style-name="ce25"/>
          <table:table-cell table:style-name="ce25" office:value-type="string" calcext:value-type="string">
            <text:p>DANIELA NEVES BON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8" calcext:value-type="float">
            <text:p>1098</text:p>
          </table:table-cell>
          <table:table-cell table:style-name="ce8" office:value-type="string" calcext:value-type="string">
            <text:p>AA.117.1.000145/17-23</text:p>
          </table:table-cell>
          <table:table-cell table:style-name="ce12"/>
          <table:table-cell table:style-name="ce12" office:value-type="float" office:value="25994077372" calcext:value-type="float">
            <text:p>25994077372</text:p>
          </table:table-cell>
          <table:table-cell table:style-name="ce25"/>
          <table:table-cell table:style-name="ce25" office:value-type="string" calcext:value-type="string">
            <text:p>FRANCISCO DAS CHAGAS LIM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8" office:value-type="string" calcext:value-type="string">
            <text:p>AA.117.1.000145/17-23</text:p>
          </table:table-cell>
          <table:table-cell table:style-name="ce12"/>
          <table:table-cell table:style-name="ce12" office:value-type="float" office:value="5253171398" calcext:value-type="float">
            <text:p>5253171398</text:p>
          </table:table-cell>
          <table:table-cell table:style-name="ce25"/>
          <table:table-cell table:style-name="ce25" office:value-type="string" calcext:value-type="string">
            <text:p>LUMA KARINE CARVALHO PE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8" office:value-type="string" calcext:value-type="string">
            <text:p>AA.117.1.000145/17-23</text:p>
          </table:table-cell>
          <table:table-cell table:style-name="ce12"/>
          <table:table-cell table:style-name="ce12" office:value-type="float" office:value="13895664391" calcext:value-type="float">
            <text:p>13895664391</text:p>
          </table:table-cell>
          <table:table-cell table:style-name="ce25"/>
          <table:table-cell table:style-name="ce25" office:value-type="string" calcext:value-type="string">
            <text:p>MARIA JURACI ALVES CAMA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1" calcext:value-type="float">
            <text:p>1101</text:p>
          </table:table-cell>
          <table:table-cell table:style-name="ce8" office:value-type="string" calcext:value-type="string">
            <text:p>AA.117.1.000145/17-23</text:p>
          </table:table-cell>
          <table:table-cell table:style-name="ce12"/>
          <table:table-cell table:style-name="ce12" office:value-type="float" office:value="22802274368" calcext:value-type="float">
            <text:p>22802274368</text:p>
          </table:table-cell>
          <table:table-cell table:style-name="ce25"/>
          <table:table-cell table:style-name="ce25" office:value-type="string" calcext:value-type="string">
            <text:p>MARCOS ALBERTO ARRUDA DE FIGUEIRE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8" office:value-type="string" calcext:value-type="string">
            <text:p>AA.117.1.000145/17-23</text:p>
          </table:table-cell>
          <table:table-cell table:style-name="ce12"/>
          <table:table-cell table:style-name="ce12" office:value-type="float" office:value="46200584320" calcext:value-type="float">
            <text:p>46200584320</text:p>
          </table:table-cell>
          <table:table-cell table:style-name="ce25"/>
          <table:table-cell table:style-name="ce25" office:value-type="string" calcext:value-type="string">
            <text:p>PATRICIA VASCONCELOS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8" calcext:value-type="float">
            <text:p>108</text:p>
          </table:table-cell>
          <table:table-cell table:style-name="ce18" office:value-type="string" calcext:value-type="string">
            <text:p>SDR – SECRETARIA DE DESENVOLVI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3" calcext:value-type="float">
            <text:p>1103</text:p>
          </table:table-cell>
          <table:table-cell table:style-name="ce8" office:value-type="string" calcext:value-type="string">
            <text:p>AA.117.1.000152/17-07</text:p>
          </table:table-cell>
          <table:table-cell table:style-name="ce12"/>
          <table:table-cell table:style-name="ce12" office:value-type="float" office:value="7781059387" calcext:value-type="float">
            <text:p>7781059387</text:p>
          </table:table-cell>
          <table:table-cell table:style-name="ce25"/>
          <table:table-cell table:style-name="ce25" office:value-type="string" calcext:value-type="string">
            <text:p>IRENE FERR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7" calcext:value-type="float">
            <text:p>117</text:p>
          </table:table-cell>
          <table:table-cell table:style-name="ce18" office:value-type="string" calcext:value-type="string">
            <text:p>SEINFRA – SECRETARIA DA INFRAESTRUTUR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4" calcext:value-type="float">
            <text:p>1104</text:p>
          </table:table-cell>
          <table:table-cell table:style-name="ce8" office:value-type="string" calcext:value-type="string">
            <text:p>AA.117.1.000212/17-93</text:p>
          </table:table-cell>
          <table:table-cell table:style-name="ce12"/>
          <table:table-cell table:style-name="ce12" office:value-type="float" office:value="4357440386" calcext:value-type="float">
            <text:p>4357440386</text:p>
          </table:table-cell>
          <table:table-cell table:style-name="ce25"/>
          <table:table-cell table:style-name="ce25" office:value-type="string" calcext:value-type="string">
            <text:p>CAMIME NAMIBIA MATOS E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2" calcext:value-type="float">
            <text:p>112</text:p>
          </table:table-cell>
          <table:table-cell table:style-name="ce18" office:value-type="string" calcext:value-type="string">
            <text:p>SEDET – SECRETARIA DE DESENVOLVIMENTO ECONOMICO E TECNOLOGIC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5" calcext:value-type="float">
            <text:p>1105</text:p>
          </table:table-cell>
          <table:table-cell table:style-name="ce8" office:value-type="string" calcext:value-type="string">
            <text:p>AA.117.1.000212/17-93</text:p>
          </table:table-cell>
          <table:table-cell table:style-name="ce12"/>
          <table:table-cell table:style-name="ce12" office:value-type="float" office:value="39554031300" calcext:value-type="float">
            <text:p>39554031300</text:p>
          </table:table-cell>
          <table:table-cell table:style-name="ce25"/>
          <table:table-cell table:style-name="ce25" office:value-type="string" calcext:value-type="string">
            <text:p>JOSE ICEMAR LAVOR NERI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2" calcext:value-type="float">
            <text:p>112</text:p>
          </table:table-cell>
          <table:table-cell table:style-name="ce18" office:value-type="string" calcext:value-type="string">
            <text:p>SEDET – SECRETARIA DE DESENVOLVIMENTO ECONOMICO E TECNOLOGIC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6" calcext:value-type="float">
            <text:p>1106</text:p>
          </table:table-cell>
          <table:table-cell table:style-name="ce8" office:value-type="string" calcext:value-type="string">
            <text:p>AA.117.1.000247/17-34</text:p>
          </table:table-cell>
          <table:table-cell table:style-name="ce12"/>
          <table:table-cell table:style-name="ce12" office:value-type="float" office:value="68651759304" calcext:value-type="float">
            <text:p>68651759304</text:p>
          </table:table-cell>
          <table:table-cell table:style-name="ce25"/>
          <table:table-cell table:style-name="ce25" office:value-type="string" calcext:value-type="string">
            <text:p>PATRICIA FERREIRA MONTE FEIT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8" office:value-type="string" calcext:value-type="string">
            <text:p>AA.117.1.000260/17-73</text:p>
          </table:table-cell>
          <table:table-cell table:style-name="ce12"/>
          <table:table-cell table:style-name="ce12" office:value-type="float" office:value="34070320300" calcext:value-type="float">
            <text:p>34070320300</text:p>
          </table:table-cell>
          <table:table-cell table:style-name="ce25"/>
          <table:table-cell table:style-name="ce25" office:value-type="string" calcext:value-type="string">
            <text:p>OSITA MARIA MACHADO RIBEIRO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8" calcext:value-type="float">
            <text:p>1108</text:p>
          </table:table-cell>
          <table:table-cell table:style-name="ce8" office:value-type="string" calcext:value-type="string">
            <text:p>AA.117.1.000727/14-03</text:p>
          </table:table-cell>
          <table:table-cell table:style-name="ce12" office:value-type="float" office:value="5735244000136" calcext:value-type="float">
            <text:p>5735244000136</text:p>
          </table:table-cell>
          <table:table-cell table:style-name="ce12" office:value-type="float" office:value="42921996391" calcext:value-type="float">
            <text:p>42921996391</text:p>
          </table:table-cell>
          <table:table-cell table:style-name="ce25"/>
          <table:table-cell table:style-name="ce25" office:value-type="string" calcext:value-type="string">
            <text:p>LARISSA MAI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ESTADUAL PARA INCLUSAO DA PESSOA COM DEFICENCIA</text:p>
          </table:table-cell>
          <table:table-cell table:style-name="ce25" office:value-type="float" office:value="116" calcext:value-type="float">
            <text:p>116</text:p>
          </table:table-cell>
          <table:table-cell table:style-name="ce18" office:value-type="string" calcext:value-type="string">
            <text:p>SEID – SECRETARIA ESTADUAL PARA INCLUSAO DA PESSOA COM DEFICENC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09" calcext:value-type="float">
            <text:p>1109</text:p>
          </table:table-cell>
          <table:table-cell table:style-name="ce8" office:value-type="string" calcext:value-type="string">
            <text:p>AA.117.1.000366/15-65</text:p>
          </table:table-cell>
          <table:table-cell table:style-name="ce12" office:value-type="float" office:value="41522079000106" calcext:value-type="float">
            <text:p>41522079000106</text:p>
          </table:table-cell>
          <table:table-cell table:style-name="ce12" office:value-type="float" office:value="70086591304" calcext:value-type="float">
            <text:p>70086591304</text:p>
          </table:table-cell>
          <table:table-cell table:style-name="ce25"/>
          <table:table-cell table:style-name="ce25" office:value-type="string" calcext:value-type="string">
            <text:p>REVOGAR – INSTITUTO DE METROLOGIA DO ESTADO DO PIAUI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METROLOGIA DO ESTADO DO PIAUI</text:p>
          </table:table-cell>
          <table:table-cell table:style-name="ce25" office:value-type="float" office:value="94" calcext:value-type="float">
            <text:p>94</text:p>
          </table:table-cell>
          <table:table-cell table:style-name="ce18" office:value-type="string" calcext:value-type="string">
            <text:p>IMEPI – INSTITUTO DE METROLOGI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8" office:value-type="string" calcext:value-type="string">
            <text:p>AA.117.1.000375/15-51</text:p>
          </table:table-cell>
          <table:table-cell table:style-name="ce12"/>
          <table:table-cell table:style-name="ce12" office:value-type="float" office:value="14543540387" calcext:value-type="float">
            <text:p>14543540387</text:p>
          </table:table-cell>
          <table:table-cell table:style-name="ce25"/>
          <table:table-cell table:style-name="ce25" office:value-type="string" calcext:value-type="string">
            <text:p>MARGARETH TORRES DE ALENCAR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36" calcext:value-type="float">
            <text:p>136</text:p>
          </table:table-cell>
          <table:table-cell table:style-name="ce18" office:value-type="string" calcext:value-type="string">
            <text:p>UESPI – FUNDACAO UNIVERSIDADE ESTADUAL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8" office:value-type="string" calcext:value-type="string">
            <text:p>AA.117.1.000460/15-0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KENNEDY FEITOS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E ASSISTENCIA SOCIAL E CIDADANIA</text:p>
          </table:table-cell>
          <table:table-cell table:style-name="ce25" office:value-type="float" office:value="107" calcext:value-type="float">
            <text:p>107</text:p>
          </table:table-cell>
          <table:table-cell table:style-name="ce18" office:value-type="string" calcext:value-type="string">
            <text:p>SASC – SECRETARIA DE ASSISTENCIA SOCIAL E CIDADAN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2" calcext:value-type="float">
            <text:p>1112</text:p>
          </table:table-cell>
          <table:table-cell table:style-name="ce8" office:value-type="string" calcext:value-type="string">
            <text:p>AA.117.1.000575/15-3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SECRETARIA ESTADUAL DE TRANSPORTE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ESTADUAL DOS TRANSPORTES</text:p>
          </table:table-cell>
          <table:table-cell table:style-name="ce25" office:value-type="float" office:value="123" calcext:value-type="float">
            <text:p>123</text:p>
          </table:table-cell>
          <table:table-cell table:style-name="ce18" office:value-type="string" calcext:value-type="string">
            <text:p>SETRANS – SECRETARIA ESTADUAL DOS TRANSPORTES</text:p>
          </table:table-cell>
          <table:table-cell table:style-name="ce31" office:value-type="date" office:date-value="2015-03-18" calcext:value-type="date">
            <text:p>18/03/2015</text:p>
          </table:table-cell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3" calcext:value-type="float">
            <text:p>1113</text:p>
          </table:table-cell>
          <table:table-cell table:style-name="ce8" office:value-type="string" calcext:value-type="string">
            <text:p>AA.117.1.000302/16-5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FUNDACAO CENTRO DE PESQUISAS <text:s/>ECONOMICAS SOCIAIS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CENTRO DE PESQUISAS <text:s/>ECONOMICAS SOCIAIS DO PIAUI</text:p>
          </table:table-cell>
          <table:table-cell table:style-name="ce25" office:value-type="float" office:value="28" calcext:value-type="float">
            <text:p>28</text:p>
          </table:table-cell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8" office:value-type="string" calcext:value-type="string">
            <text:p>AA.117.1.000302/16-50</text:p>
          </table:table-cell>
          <table:table-cell table:style-name="ce12"/>
          <table:table-cell table:style-name="ce12" office:value-type="float" office:value="1076760368" calcext:value-type="float">
            <text:p>1076760368</text:p>
          </table:table-cell>
          <table:table-cell table:style-name="ce25"/>
          <table:table-cell table:style-name="ce25" office:value-type="string" calcext:value-type="string">
            <text:p>FUNDACAO CENTRO DE PESQUISAS <text:s/>ECONOMICAS SOCIAIS DO PIAUI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ACAO CENTRO DE PESQUISAS <text:s/>ECONOMICAS SOCIAIS DO PIAUI</text:p>
          </table:table-cell>
          <table:table-cell table:style-name="ce25" office:value-type="float" office:value="28" calcext:value-type="float">
            <text:p>28</text:p>
          </table:table-cell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5" calcext:value-type="float">
            <text:p>1115</text:p>
          </table:table-cell>
          <table:table-cell table:style-name="ce8" office:value-type="string" calcext:value-type="string">
            <text:p>AA.117.1.000264/17-04</text:p>
          </table:table-cell>
          <table:table-cell table:style-name="ce12"/>
          <table:table-cell table:style-name="ce12" office:value-type="float" office:value="1076760368" calcext:value-type="float">
            <text:p>1076760368</text:p>
          </table:table-cell>
          <table:table-cell table:style-name="ce25"/>
          <table:table-cell table:style-name="ce25" office:value-type="string" calcext:value-type="string">
            <text:p>ANTONIO JOSE CASTELO BRANCO DE MEDEI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8" calcext:value-type="float">
            <text:p>28</text:p>
          </table:table-cell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6" calcext:value-type="float">
            <text:p>1116</text:p>
          </table:table-cell>
          <table:table-cell table:style-name="ce8" office:value-type="string" calcext:value-type="string">
            <text:p>AA.117.1.000264/17-04</text:p>
          </table:table-cell>
          <table:table-cell table:style-name="ce12"/>
          <table:table-cell table:style-name="ce12" office:value-type="float" office:value="13915002372" calcext:value-type="float">
            <text:p>13915002372</text:p>
          </table:table-cell>
          <table:table-cell table:style-name="ce25"/>
          <table:table-cell table:style-name="ce25" office:value-type="string" calcext:value-type="string">
            <text:p>MARIA DO MONTE SERRATE CUN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8" calcext:value-type="float">
            <text:p>28</text:p>
          </table:table-cell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8" office:value-type="string" calcext:value-type="string">
            <text:p>AA.117.1.000264/17-04</text:p>
          </table:table-cell>
          <table:table-cell table:style-name="ce12"/>
          <table:table-cell table:style-name="ce12" office:value-type="float" office:value="13899010353" calcext:value-type="float">
            <text:p>13899010353</text:p>
          </table:table-cell>
          <table:table-cell table:style-name="ce25"/>
          <table:table-cell table:style-name="ce25" office:value-type="string" calcext:value-type="string">
            <text:p>MARILLAC MARIA RODRIGUES LE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8" calcext:value-type="float">
            <text:p>28</text:p>
          </table:table-cell>
          <table:table-cell table:style-name="ce18" office:value-type="string" calcext:value-type="string">
            <text:p>CEPRO – FUND CENTRO DE PESQUISAS ECONOMICA E SOCIAI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8" calcext:value-type="float">
            <text:p>1118</text:p>
          </table:table-cell>
          <table:table-cell table:style-name="ce8" office:value-type="string" calcext:value-type="string">
            <text:p>AA.117.1.000269/17-5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STANISLAU FELIP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" calcext:value-type="float">
            <text:p>9</text:p>
          </table:table-cell>
          <table:table-cell table:style-name="ce18" office:value-type="string" calcext:value-type="string">
            <text:p>20BPM – 20 BATALHAO POLICIA MILITAR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8" office:value-type="string" calcext:value-type="string">
            <text:p>AA.117.1.000270/17-72</text:p>
          </table:table-cell>
          <table:table-cell table:style-name="ce12"/>
          <table:table-cell table:style-name="ce12" office:value-type="float" office:value="78233895334" calcext:value-type="float">
            <text:p>78233895334</text:p>
          </table:table-cell>
          <table:table-cell table:style-name="ce25"/>
          <table:table-cell table:style-name="ce25" office:value-type="string" calcext:value-type="string">
            <text:p>FRANCISCO CARDOSO JAL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8" office:value-type="string" calcext:value-type="string">
            <text:p>AA.117.1.000270/17-72</text:p>
          </table:table-cell>
          <table:table-cell table:style-name="ce12"/>
          <table:table-cell table:style-name="ce12" office:value-type="float" office:value="76678323634" calcext:value-type="float">
            <text:p>76678323634</text:p>
          </table:table-cell>
          <table:table-cell table:style-name="ce25"/>
          <table:table-cell table:style-name="ce25" office:value-type="string" calcext:value-type="string">
            <text:p>KARLA CIBELE TELES DE MESQUITA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8" office:value-type="string" calcext:value-type="string">
            <text:p>AA.117.1.000287/17-30</text:p>
          </table:table-cell>
          <table:table-cell table:style-name="ce12"/>
          <table:table-cell table:style-name="ce12" office:value-type="float" office:value="85785148315" calcext:value-type="float">
            <text:p>85785148315</text:p>
          </table:table-cell>
          <table:table-cell table:style-name="ce25"/>
          <table:table-cell table:style-name="ce25" office:value-type="string" calcext:value-type="string">
            <text:p>GERMANA MELO BEZERRA DIOGENES PESSO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2" calcext:value-type="float">
            <text:p>1122</text:p>
          </table:table-cell>
          <table:table-cell table:style-name="ce8" office:value-type="string" calcext:value-type="string">
            <text:p>AA.117.1.001606/17-79</text:p>
          </table:table-cell>
          <table:table-cell table:style-name="ce12" office:value-type="float" office:value="1932088000142" calcext:value-type="float">
            <text:p>1932088000142</text:p>
          </table:table-cell>
          <table:table-cell table:style-name="ce12" office:value-type="float" office:value="33949379304" calcext:value-type="float">
            <text:p>33949379304</text:p>
          </table:table-cell>
          <table:table-cell table:style-name="ce25"/>
          <table:table-cell table:style-name="ce25" office:value-type="string" calcext:value-type="string">
            <text:p>CELIA MARIA GONCALVES SOUSA E SILVA MORAI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DA UNIDADE ESCOLAR ANTONIETA RIBEIRO MORAES</text:p>
          </table:table-cell>
          <table:table-cell table:style-name="ce25" office:value-type="float" office:value="131" calcext:value-type="float">
            <text:p>131</text:p>
          </table:table-cell>
          <table:table-cell table:style-name="ce18" office:value-type="string" calcext:value-type="string">
            <text:p>UE ANTONIETA RIBEIRO MORA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8" office:value-type="string" calcext:value-type="string">
            <text:p>AA.117.1.000290/17-70</text:p>
          </table:table-cell>
          <table:table-cell table:style-name="ce12"/>
          <table:table-cell table:style-name="ce12" office:value-type="float" office:value="666380384" calcext:value-type="float">
            <text:p>666380384</text:p>
          </table:table-cell>
          <table:table-cell table:style-name="ce25"/>
          <table:table-cell table:style-name="ce25" office:value-type="string" calcext:value-type="string">
            <text:p>LUIS ANTONIO ALV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8" calcext:value-type="float">
            <text:p>88</text:p>
          </table:table-cell>
          <table:table-cell table:style-name="ce18" office:value-type="string" calcext:value-type="string">
            <text:p>HOSPITAL REGIONAL DR. FRANCISCO AYRES CAVALCANT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4" calcext:value-type="float">
            <text:p>1124</text:p>
          </table:table-cell>
          <table:table-cell table:style-name="ce8" office:value-type="string" calcext:value-type="string">
            <text:p>AA.117.1.000293/17-01</text:p>
          </table:table-cell>
          <table:table-cell table:style-name="ce12"/>
          <table:table-cell table:style-name="ce12" office:value-type="float" office:value="71795359315" calcext:value-type="float">
            <text:p>71795359315</text:p>
          </table:table-cell>
          <table:table-cell table:style-name="ce25"/>
          <table:table-cell table:style-name="ce25" office:value-type="string" calcext:value-type="string">
            <text:p>GERALDO AMANCIO GUEDE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7" calcext:value-type="float">
            <text:p>87</text:p>
          </table:table-cell>
          <table:table-cell table:style-name="ce18" office:value-type="string" calcext:value-type="string">
            <text:p>HOSPITAL JOAO LUIZ DE MORA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8" office:value-type="string" calcext:value-type="string">
            <text:p>AA.117.1.000293/17-01</text:p>
          </table:table-cell>
          <table:table-cell table:style-name="ce12"/>
          <table:table-cell table:style-name="ce12" office:value-type="float" office:value="69258457315" calcext:value-type="float">
            <text:p>69258457315</text:p>
          </table:table-cell>
          <table:table-cell table:style-name="ce25"/>
          <table:table-cell table:style-name="ce25" office:value-type="string" calcext:value-type="string">
            <text:p>ELISANGELA LOPES DE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7" calcext:value-type="float">
            <text:p>87</text:p>
          </table:table-cell>
          <table:table-cell table:style-name="ce18" office:value-type="string" calcext:value-type="string">
            <text:p>HOSPITAL JOAO LUIZ DE MORA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6" calcext:value-type="float">
            <text:p>1126</text:p>
          </table:table-cell>
          <table:table-cell table:style-name="ce8" office:value-type="string" calcext:value-type="string">
            <text:p>AA.117.1.000302/17-8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UE CESARIO SA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7" calcext:value-type="float">
            <text:p>27</text:p>
          </table:table-cell>
          <table:table-cell table:style-name="ce18" office:value-type="string" calcext:value-type="string">
            <text:p>CEP – CENTRO DE EDUCACAO PROFISSION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8" office:value-type="string" calcext:value-type="string">
            <text:p>AA.117.1.000304/17-08</text:p>
          </table:table-cell>
          <table:table-cell table:style-name="ce12" office:value-type="float" office:value="6553556000191" calcext:value-type="float">
            <text:p>6553556000191</text:p>
          </table:table-cell>
          <table:table-cell table:style-name="ce12" office:value-type="float" office:value="42861896353" calcext:value-type="float">
            <text:p>42861896353</text:p>
          </table:table-cell>
          <table:table-cell table:style-name="ce25" office:value-type="string" calcext:value-type="string">
            <text:p>*.sefaz.pi.gov.br</text:p>
          </table:table-cell>
          <table:table-cell table:style-name="ce25" office:value-type="string" calcext:value-type="string">
            <text:p>EDUARDO FERNANDES BRITO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8" office:value-type="string" calcext:value-type="string">
            <text:p>AA.117.1.000319/17-48</text:p>
          </table:table-cell>
          <table:table-cell table:style-name="ce12"/>
          <table:table-cell table:style-name="ce12" office:value-type="float" office:value="745443303" calcext:value-type="float">
            <text:p>745443303</text:p>
          </table:table-cell>
          <table:table-cell table:style-name="ce25"/>
          <table:table-cell table:style-name="ce25" office:value-type="string" calcext:value-type="string">
            <text:p>MARCONY VIEIRA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8" calcext:value-type="float">
            <text:p>68</text:p>
          </table:table-cell>
          <table:table-cell table:style-name="ce18" office:value-type="string" calcext:value-type="string">
            <text:p>FUNDESPI – FUNDACAO DO DESENVOLVIMENTO DO ESPORTE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29" calcext:value-type="float">
            <text:p>1129</text:p>
          </table:table-cell>
          <table:table-cell table:style-name="ce8" office:value-type="string" calcext:value-type="string">
            <text:p>AA.117.1.000319/17-48</text:p>
          </table:table-cell>
          <table:table-cell table:style-name="ce12"/>
          <table:table-cell table:style-name="ce12" office:value-type="float" office:value="1583780327" calcext:value-type="float">
            <text:p>1583780327</text:p>
          </table:table-cell>
          <table:table-cell table:style-name="ce25"/>
          <table:table-cell table:style-name="ce25" office:value-type="string" calcext:value-type="string">
            <text:p>ALAN BORGES PE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8" calcext:value-type="float">
            <text:p>68</text:p>
          </table:table-cell>
          <table:table-cell table:style-name="ce18" office:value-type="string" calcext:value-type="string">
            <text:p>FUNDESPI – FUNDACAO DO DESENVOLVIMENTO DO ESPORTE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0" calcext:value-type="float">
            <text:p>1130</text:p>
          </table:table-cell>
          <table:table-cell table:style-name="ce8" office:value-type="string" calcext:value-type="string">
            <text:p>AA.117.1.000323/17-9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S LOPES FEITOS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72" calcext:value-type="float">
            <text:p>72</text:p>
          </table:table-cell>
          <table:table-cell table:style-name="ce18" office:value-type="string" calcext:value-type="string">
            <text:p>FUNPREV – FUNDACAO PIAUI PREVIDENC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1" calcext:value-type="float">
            <text:p>1131</text:p>
          </table:table-cell>
          <table:table-cell table:style-name="ce8" office:value-type="string" calcext:value-type="string">
            <text:p>AA.117.1.000327/17-21</text:p>
          </table:table-cell>
          <table:table-cell table:style-name="ce12"/>
          <table:table-cell table:style-name="ce12" office:value-type="float" office:value="18250882334" calcext:value-type="float">
            <text:p>18250882334</text:p>
          </table:table-cell>
          <table:table-cell table:style-name="ce25"/>
          <table:table-cell table:style-name="ce25" office:value-type="string" calcext:value-type="string">
            <text:p>HUMBERTO COELHO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7" calcext:value-type="float">
            <text:p>67</text:p>
          </table:table-cell>
          <table:table-cell table:style-name="ce18" office:value-type="string" calcext:value-type="string">
            <text:p>FUNDACAO ANTARES – FUNDACAO RADIO E TELEVISAO EDUCATIVA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8" office:value-type="string" calcext:value-type="string">
            <text:p>AA.117.1.000328/17-34</text:p>
          </table:table-cell>
          <table:table-cell table:style-name="ce12"/>
          <table:table-cell table:style-name="ce12" office:value-type="float" office:value="43968155300" calcext:value-type="float">
            <text:p>43968155300</text:p>
          </table:table-cell>
          <table:table-cell table:style-name="ce25"/>
          <table:table-cell table:style-name="ce25" office:value-type="string" calcext:value-type="string">
            <text:p>ANDREA MELO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3" calcext:value-type="float">
            <text:p>1133</text:p>
          </table:table-cell>
          <table:table-cell table:style-name="ce8" office:value-type="string" calcext:value-type="string">
            <text:p>AA.117.1.000343/17-99</text:p>
          </table:table-cell>
          <table:table-cell table:style-name="ce12" office:value-type="float" office:value="6553556000191" calcext:value-type="float">
            <text:p>6553556000191</text:p>
          </table:table-cell>
          <table:table-cell table:style-name="ce12" office:value-type="float" office:value="37471570334" calcext:value-type="float">
            <text:p>37471570334</text:p>
          </table:table-cell>
          <table:table-cell table:style-name="ce25" office:value-type="string" calcext:value-type="string">
            <text:p>*.sefaz.pi.gov.br</text:p>
          </table:table-cell>
          <table:table-cell table:style-name="ce25" office:value-type="string" calcext:value-type="string">
            <text:p>RICARDO REZENDE DE DEUS BARBOSA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4" calcext:value-type="float">
            <text:p>1134</text:p>
          </table:table-cell>
          <table:table-cell table:style-name="ce8" office:value-type="string" calcext:value-type="string">
            <text:p>AA.117.1.000349/17-45</text:p>
          </table:table-cell>
          <table:table-cell table:style-name="ce12"/>
          <table:table-cell table:style-name="ce12" office:value-type="float" office:value="77475054349" calcext:value-type="float">
            <text:p>77475054349</text:p>
          </table:table-cell>
          <table:table-cell table:style-name="ce25"/>
          <table:table-cell table:style-name="ce25" office:value-type="string" calcext:value-type="string">
            <text:p>KARLA ARAUJO DE ANDRADE LEIT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5" calcext:value-type="float">
            <text:p>1135</text:p>
          </table:table-cell>
          <table:table-cell table:style-name="ce8" office:value-type="string" calcext:value-type="string">
            <text:p>AA.117.1.000363/17-97</text:p>
          </table:table-cell>
          <table:table-cell table:style-name="ce12"/>
          <table:table-cell table:style-name="ce12" office:value-type="float" office:value="41164873334" calcext:value-type="float">
            <text:p>41164873334</text:p>
          </table:table-cell>
          <table:table-cell table:style-name="ce25"/>
          <table:table-cell table:style-name="ce25" office:value-type="string" calcext:value-type="string">
            <text:p>ADRIANO URSULINO DE LUCEN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" calcext:value-type="float">
            <text:p>10</text:p>
          </table:table-cell>
          <table:table-cell table:style-name="ce18" office:value-type="string" calcext:value-type="string">
            <text:p>2BPM – 2 BATALHAO DE POLICIA MILITAR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6" calcext:value-type="float">
            <text:p>1136</text:p>
          </table:table-cell>
          <table:table-cell table:style-name="ce8" office:value-type="string" calcext:value-type="string">
            <text:p>AA.117.1.000363/17-97</text:p>
          </table:table-cell>
          <table:table-cell table:style-name="ce12"/>
          <table:table-cell table:style-name="ce12" office:value-type="float" office:value="51727641353" calcext:value-type="float">
            <text:p>51727641353</text:p>
          </table:table-cell>
          <table:table-cell table:style-name="ce25"/>
          <table:table-cell table:style-name="ce25" office:value-type="string" calcext:value-type="string">
            <text:p>EDIVALDO PASCOA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" calcext:value-type="float">
            <text:p>10</text:p>
          </table:table-cell>
          <table:table-cell table:style-name="ce18" office:value-type="string" calcext:value-type="string">
            <text:p>2BPM – 2 BATALHAO DE POLICIA MILITAR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7" calcext:value-type="float">
            <text:p>1137</text:p>
          </table:table-cell>
          <table:table-cell table:style-name="ce8" office:value-type="string" calcext:value-type="string">
            <text:p>AA.117.1.000995/17-52</text:p>
          </table:table-cell>
          <table:table-cell table:style-name="ce12"/>
          <table:table-cell table:style-name="ce12" office:value-type="float" office:value="75829819368" calcext:value-type="float">
            <text:p>75829819368</text:p>
          </table:table-cell>
          <table:table-cell table:style-name="ce25"/>
          <table:table-cell table:style-name="ce25" office:value-type="string" calcext:value-type="string">
            <text:p>REVOGAR – FRANCISCO DE ASSIS OLIVEIRA COSTA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E ESTADO DA SAUDE DO PIAUI</text:p>
          </table:table-cell>
          <table:table-cell table:style-name="ce25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8" calcext:value-type="float">
            <text:p>1138</text:p>
          </table:table-cell>
          <table:table-cell table:style-name="ce8" office:value-type="string" calcext:value-type="string">
            <text:p>AA.117.1.000995/17-52</text:p>
          </table:table-cell>
          <table:table-cell table:style-name="ce12"/>
          <table:table-cell table:style-name="ce12" office:value-type="float" office:value="75829819368" calcext:value-type="float">
            <text:p>75829819368</text:p>
          </table:table-cell>
          <table:table-cell table:style-name="ce25"/>
          <table:table-cell table:style-name="ce25" office:value-type="string" calcext:value-type="string">
            <text:p>REVOGAR – FRANCISCO DE ASSIS OLIVEIRA COST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FUNDO ESTADUAL DE SAUDE DO PIAUI</text:p>
          </table:table-cell>
          <table:table-cell table:style-name="ce25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39" calcext:value-type="float">
            <text:p>1139</text:p>
          </table:table-cell>
          <table:table-cell table:style-name="ce8" office:value-type="string" calcext:value-type="string">
            <text:p>AA.117.1.000995/17-52</text:p>
          </table:table-cell>
          <table:table-cell table:style-name="ce12"/>
          <table:table-cell table:style-name="ce12" office:value-type="float" office:value="32744811300" calcext:value-type="float">
            <text:p>32744811300</text:p>
          </table:table-cell>
          <table:table-cell table:style-name="ce25"/>
          <table:table-cell table:style-name="ce25" office:value-type="string" calcext:value-type="string">
            <text:p>FLORENTINO ALVES <text:s/>VERAS NETO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SECRETARIA DE ESTADO DA SAUDE DO PIAUI</text:p>
          </table:table-cell>
          <table:table-cell table:style-name="ce25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0" calcext:value-type="float">
            <text:p>1140</text:p>
          </table:table-cell>
          <table:table-cell table:style-name="ce8" office:value-type="string" calcext:value-type="string">
            <text:p>AA.117.1.000995/17-52</text:p>
          </table:table-cell>
          <table:table-cell table:style-name="ce12"/>
          <table:table-cell table:style-name="ce12" office:value-type="float" office:value="32744811300" calcext:value-type="float">
            <text:p>32744811300</text:p>
          </table:table-cell>
          <table:table-cell table:style-name="ce25"/>
          <table:table-cell table:style-name="ce25" office:value-type="string" calcext:value-type="string">
            <text:p>FLORENTINO ALVES <text:s/>VERAS NETO</text:p>
          </table:table-cell>
          <table:table-cell table:style-name="ce25" office:value-type="string" calcext:value-type="string">
            <text:p>PJ-A3</text:p>
          </table:table-cell>
          <table:table-cell table:style-name="ce25" office:value-type="string" calcext:value-type="string">
            <text:p>FUNDO ESTADUAL DE SAUDE DO PIAUI</text:p>
          </table:table-cell>
          <table:table-cell table:style-name="ce25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1" calcext:value-type="float">
            <text:p>1141</text:p>
          </table:table-cell>
          <table:table-cell table:style-name="ce8" office:value-type="string" calcext:value-type="string">
            <text:p>AA.117.1.000995/17-52</text:p>
          </table:table-cell>
          <table:table-cell table:style-name="ce12"/>
          <table:table-cell table:style-name="ce12" office:value-type="float" office:value="32744811300" calcext:value-type="float">
            <text:p>32744811300</text:p>
          </table:table-cell>
          <table:table-cell table:style-name="ce25"/>
          <table:table-cell table:style-name="ce25" office:value-type="string" calcext:value-type="string">
            <text:p>FLORENTINO ALVES <text:s/>VERAS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2" calcext:value-type="float">
            <text:p>1142</text:p>
          </table:table-cell>
          <table:table-cell table:style-name="ce8" office:value-type="string" calcext:value-type="string">
            <text:p>AA.117.1.000367/17-14</text:p>
          </table:table-cell>
          <table:table-cell table:style-name="ce12"/>
          <table:table-cell table:style-name="ce12" office:value-type="float" office:value="61491500387" calcext:value-type="float">
            <text:p>61491500387</text:p>
          </table:table-cell>
          <table:table-cell table:style-name="ce25"/>
          <table:table-cell table:style-name="ce25" office:value-type="string" calcext:value-type="string">
            <text:p>PAULO HENRIQUE RIBEIRO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3" calcext:value-type="float">
            <text:p>1143</text:p>
          </table:table-cell>
          <table:table-cell table:style-name="ce8" office:value-type="string" calcext:value-type="string">
            <text:p>AA.117.1.000383/17-9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ANDRE ALBUQUERQUE BEZER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4" calcext:value-type="float">
            <text:p>1144</text:p>
          </table:table-cell>
          <table:table-cell table:style-name="ce8" office:value-type="string" calcext:value-type="string">
            <text:p>AA.117.1.000398/17-3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SUE CESARIO SA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7" calcext:value-type="float">
            <text:p>27</text:p>
          </table:table-cell>
          <table:table-cell table:style-name="ce18" office:value-type="string" calcext:value-type="string">
            <text:p>CEP – CENTRO DE EDUCACAO PROFISSION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5" calcext:value-type="float">
            <text:p>1145</text:p>
          </table:table-cell>
          <table:table-cell table:style-name="ce8" office:value-type="string" calcext:value-type="string">
            <text:p>AA.117.1.000415/17-05</text:p>
          </table:table-cell>
          <table:table-cell table:style-name="ce12"/>
          <table:table-cell table:style-name="ce12" office:value-type="float" office:value="31830552368" calcext:value-type="float">
            <text:p>31830552368</text:p>
          </table:table-cell>
          <table:table-cell table:style-name="ce25"/>
          <table:table-cell table:style-name="ce25" office:value-type="string" calcext:value-type="string">
            <text:p>JOSUE CESARIO SA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7" calcext:value-type="float">
            <text:p>27</text:p>
          </table:table-cell>
          <table:table-cell table:style-name="ce18" office:value-type="string" calcext:value-type="string">
            <text:p>CEP – CENTRO DE EDUCACAO PROFISSION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8" office:value-type="string" calcext:value-type="string">
            <text:p>AA.117.1.000415/17-05</text:p>
          </table:table-cell>
          <table:table-cell table:style-name="ce12"/>
          <table:table-cell table:style-name="ce12" office:value-type="float" office:value="39617521334" calcext:value-type="float">
            <text:p>39617521334</text:p>
          </table:table-cell>
          <table:table-cell table:style-name="ce25"/>
          <table:table-cell table:style-name="ce25" office:value-type="string" calcext:value-type="string">
            <text:p>ANTONIO LIMA NASCIMENTO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7" calcext:value-type="float">
            <text:p>27</text:p>
          </table:table-cell>
          <table:table-cell table:style-name="ce18" office:value-type="string" calcext:value-type="string">
            <text:p>CEP – CENTRO DE EDUCACAO PROFISSION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7" calcext:value-type="float">
            <text:p>1147</text:p>
          </table:table-cell>
          <table:table-cell table:style-name="ce8" office:value-type="string" calcext:value-type="string">
            <text:p>AA.117.1.000416/17-05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BALTAZAR RODRIGUES NOGU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" calcext:value-type="float">
            <text:p>4</text:p>
          </table:table-cell>
          <table:table-cell table:style-name="ce18" office:value-type="string" calcext:value-type="string">
            <text:p>11BPM – BATALHAO POLICIA MILITAR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8" calcext:value-type="float">
            <text:p>1148</text:p>
          </table:table-cell>
          <table:table-cell table:style-name="ce8" office:value-type="string" calcext:value-type="string">
            <text:p>AA.117.1.000421/17-60</text:p>
          </table:table-cell>
          <table:table-cell table:style-name="ce12"/>
          <table:table-cell table:style-name="ce12" office:value-type="float" office:value="24496588749" calcext:value-type="float">
            <text:p>24496588749</text:p>
          </table:table-cell>
          <table:table-cell table:style-name="ce25"/>
          <table:table-cell table:style-name="ce25" office:value-type="string" calcext:value-type="string">
            <text:p>BENEDITO DE CARVALHO 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7" calcext:value-type="float">
            <text:p>47</text:p>
          </table:table-cell>
          <table:table-cell table:style-name="ce18" office:value-type="string" calcext:value-type="string">
            <text:p>COORDENADORIA DE FOMENTO A IRRIGACA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49" calcext:value-type="float">
            <text:p>1149</text:p>
          </table:table-cell>
          <table:table-cell table:style-name="ce8" office:value-type="string" calcext:value-type="string">
            <text:p>AA.117.1.000421/17-60</text:p>
          </table:table-cell>
          <table:table-cell table:style-name="ce12"/>
          <table:table-cell table:style-name="ce12" office:value-type="float" office:value="93468644353" calcext:value-type="float">
            <text:p>93468644353</text:p>
          </table:table-cell>
          <table:table-cell table:style-name="ce25"/>
          <table:table-cell table:style-name="ce25" office:value-type="string" calcext:value-type="string">
            <text:p>ALAN BRANDAO DOS SANTOS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7" calcext:value-type="float">
            <text:p>47</text:p>
          </table:table-cell>
          <table:table-cell table:style-name="ce18" office:value-type="string" calcext:value-type="string">
            <text:p>COORDENADORIA DE FOMENTO A IRRIGACA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0" calcext:value-type="float">
            <text:p>1150</text:p>
          </table:table-cell>
          <table:table-cell table:style-name="ce8" office:value-type="string" calcext:value-type="string">
            <text:p>AA.117.1.000425/17-04</text:p>
          </table:table-cell>
          <table:table-cell table:style-name="ce12"/>
          <table:table-cell table:style-name="ce12" office:value-type="float" office:value="39617521334" calcext:value-type="float">
            <text:p>39617521334</text:p>
          </table:table-cell>
          <table:table-cell table:style-name="ce25"/>
          <table:table-cell table:style-name="ce25" office:value-type="string" calcext:value-type="string">
            <text:p>ANTONIO LIMA NASCIMENT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7" calcext:value-type="float">
            <text:p>27</text:p>
          </table:table-cell>
          <table:table-cell table:style-name="ce18" office:value-type="string" calcext:value-type="string">
            <text:p>CEP – CENTRO DE EDUCACAO PROFISSION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1" calcext:value-type="float">
            <text:p>1151</text:p>
          </table:table-cell>
          <table:table-cell table:style-name="ce8" office:value-type="string" calcext:value-type="string">
            <text:p>AA.117.1.000427/17-17</text:p>
          </table:table-cell>
          <table:table-cell table:style-name="ce12"/>
          <table:table-cell table:style-name="ce12" office:value-type="float" office:value="65970861391" calcext:value-type="float">
            <text:p>65970861391</text:p>
          </table:table-cell>
          <table:table-cell table:style-name="ce25"/>
          <table:table-cell table:style-name="ce25" office:value-type="string" calcext:value-type="string">
            <text:p>RICARDO MENDES DE ALMEI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8" office:value-type="string" calcext:value-type="string">
            <text:p>AA.117.1.000427/17-17</text:p>
          </table:table-cell>
          <table:table-cell table:style-name="ce12"/>
          <table:table-cell table:style-name="ce12" office:value-type="float" office:value="72790458391" calcext:value-type="float">
            <text:p>72790458391</text:p>
          </table:table-cell>
          <table:table-cell table:style-name="ce25"/>
          <table:table-cell table:style-name="ce25" office:value-type="string" calcext:value-type="string">
            <text:p>VALTERES VELOSO DOS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2" calcext:value-type="float">
            <text:p>122</text:p>
          </table:table-cell>
          <table:table-cell table:style-name="ce18" office:value-type="string" calcext:value-type="string">
            <text:p>SESAPI – SECRETARIA DE ESTADO DA SAU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8" office:value-type="string" calcext:value-type="string">
            <text:p>AA.117.1.001315/15-39</text:p>
          </table:table-cell>
          <table:table-cell table:style-name="ce12" office:value-type="float" office:value="6857213000110" calcext:value-type="float">
            <text:p>6857213000110</text:p>
          </table:table-cell>
          <table:table-cell table:style-name="ce12" office:value-type="float" office:value="46327622372" calcext:value-type="float">
            <text:p>46327622372</text:p>
          </table:table-cell>
          <table:table-cell table:style-name="ce25"/>
          <table:table-cell table:style-name="ce25" office:value-type="string" calcext:value-type="string">
            <text:p>REVOGAR – MARCOS STEINER RODRIGUES MESQUIT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ASSIST E PREVID DO ESTADO DO PIAUI</text:p>
          </table:table-cell>
          <table:table-cell table:style-name="ce25" office:value-type="float" office:value="91" calcext:value-type="float">
            <text:p>91</text:p>
          </table:table-cell>
          <table:table-cell table:style-name="ce18" office:value-type="string" calcext:value-type="string">
            <text:p>IASPI – INSTITUTO DE ASSIST E PREVID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4" calcext:value-type="float">
            <text:p>1154</text:p>
          </table:table-cell>
          <table:table-cell table:style-name="ce8" office:value-type="string" calcext:value-type="string">
            <text:p>AA.117.1.001927/15-09</text:p>
          </table:table-cell>
          <table:table-cell table:style-name="ce12" office:value-type="float" office:value="22821131000172" calcext:value-type="float">
            <text:p>22821131000172</text:p>
          </table:table-cell>
          <table:table-cell table:style-name="ce12" office:value-type="float" office:value="83403868320" calcext:value-type="float">
            <text:p>83403868320</text:p>
          </table:table-cell>
          <table:table-cell table:style-name="ce25"/>
          <table:table-cell table:style-name="ce25" office:value-type="string" calcext:value-type="string">
            <text:p>SIMONE PEREIRA DE FARIAS ARAUJ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DENADORIAA DE DESELVOLVIMENTO SOCIAL E LAZER</text:p>
          </table:table-cell>
          <table:table-cell table:style-name="ce25" office:value-type="float" office:value="42" calcext:value-type="float">
            <text:p>42</text:p>
          </table:table-cell>
          <table:table-cell table:style-name="ce18" office:value-type="string" calcext:value-type="string">
            <text:p>CDSOL – COODENADORIAA DE DESELVOLVIMENTO SOCIAL E LAZER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5" calcext:value-type="float">
            <text:p>1155</text:p>
          </table:table-cell>
          <table:table-cell table:style-name="ce8" office:value-type="string" calcext:value-type="string">
            <text:p>AA.117.1.000867/16-55</text:p>
          </table:table-cell>
          <table:table-cell table:style-name="ce12"/>
          <table:table-cell table:style-name="ce12" office:value-type="float" office:value="72982659387" calcext:value-type="float">
            <text:p>72982659387</text:p>
          </table:table-cell>
          <table:table-cell table:style-name="ce25"/>
          <table:table-cell table:style-name="ce25" office:value-type="string" calcext:value-type="string">
            <text:p>LARISSA GONCALVES MENDES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6" calcext:value-type="float">
            <text:p>16</text:p>
          </table:table-cell>
          <table:table-cell table:style-name="ce18" office:value-type="string" calcext:value-type="string">
            <text:p>ALEPI – ASSEMBLEIA LEGISLATIV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6" calcext:value-type="float">
            <text:p>1156</text:p>
          </table:table-cell>
          <table:table-cell table:style-name="ce8" office:value-type="string" calcext:value-type="string">
            <text:p>AA.117.1.000867/16-55</text:p>
          </table:table-cell>
          <table:table-cell table:style-name="ce12"/>
          <table:table-cell table:style-name="ce12" office:value-type="float" office:value="8699208120" calcext:value-type="float">
            <text:p>8699208120</text:p>
          </table:table-cell>
          <table:table-cell table:style-name="ce25"/>
          <table:table-cell table:style-name="ce25" office:value-type="string" calcext:value-type="string">
            <text:p>REVOGAR – GUILHERME CAVALCANTE DE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6" calcext:value-type="float">
            <text:p>16</text:p>
          </table:table-cell>
          <table:table-cell table:style-name="ce18" office:value-type="string" calcext:value-type="string">
            <text:p>ALEPI – ASSEMBLEIA LEGISLATIV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7" calcext:value-type="float">
            <text:p>1157</text:p>
          </table:table-cell>
          <table:table-cell table:style-name="ce8" office:value-type="string" calcext:value-type="string">
            <text:p>AA.117.1.000923/16-0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TEREZA CARDOSO DE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8" calcext:value-type="float">
            <text:p>118</text:p>
          </table:table-cell>
          <table:table-cell table:style-name="ce18" office:value-type="string" calcext:value-type="string">
            <text:p>SEJUS – SECRETARIA DE ESTADO DA JUST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8" calcext:value-type="float">
            <text:p>1158</text:p>
          </table:table-cell>
          <table:table-cell table:style-name="ce8" office:value-type="string" calcext:value-type="string">
            <text:p>AA.117.1.000923/16-0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GINALDO CORREIA MOREIR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8" calcext:value-type="float">
            <text:p>118</text:p>
          </table:table-cell>
          <table:table-cell table:style-name="ce18" office:value-type="string" calcext:value-type="string">
            <text:p>SEJUS – SECRETARIA DE ESTADO DA JUST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59" calcext:value-type="float">
            <text:p>1159</text:p>
          </table:table-cell>
          <table:table-cell table:style-name="ce8" office:value-type="string" calcext:value-type="string">
            <text:p>AA.117.1.000923/16-0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 AURELIO COSTA CAVALCANTI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8" calcext:value-type="float">
            <text:p>118</text:p>
          </table:table-cell>
          <table:table-cell table:style-name="ce18" office:value-type="string" calcext:value-type="string">
            <text:p>SEJUS – SECRETARIA DE ESTADO DA JUST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0" calcext:value-type="float">
            <text:p>1160</text:p>
          </table:table-cell>
          <table:table-cell table:style-name="ce8" office:value-type="string" calcext:value-type="string">
            <text:p>AA.117.1.000923/16-0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COS AURELIO DA FONSEC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8" calcext:value-type="float">
            <text:p>118</text:p>
          </table:table-cell>
          <table:table-cell table:style-name="ce18" office:value-type="string" calcext:value-type="string">
            <text:p>SEJUS – SECRETARIA DE ESTADO DA JUST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1" calcext:value-type="float">
            <text:p>1161</text:p>
          </table:table-cell>
          <table:table-cell table:style-name="ce8" office:value-type="string" calcext:value-type="string">
            <text:p>AA.117.1.000923/16-0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ALTER QUEIROZ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8" calcext:value-type="float">
            <text:p>118</text:p>
          </table:table-cell>
          <table:table-cell table:style-name="ce18" office:value-type="string" calcext:value-type="string">
            <text:p>SEJUS – SECRETARIA DE ESTADO DA JUST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2" calcext:value-type="float">
            <text:p>1162</text:p>
          </table:table-cell>
          <table:table-cell table:style-name="ce8" office:value-type="string" calcext:value-type="string">
            <text:p>AA.117.1.000923/16-0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O SOCORRO CALDAS TRINDADE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8" calcext:value-type="float">
            <text:p>118</text:p>
          </table:table-cell>
          <table:table-cell table:style-name="ce18" office:value-type="string" calcext:value-type="string">
            <text:p>SEJUS – SECRETARIA DE ESTADO DA JUST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3" calcext:value-type="float">
            <text:p>1163</text:p>
          </table:table-cell>
          <table:table-cell table:style-name="ce8" office:value-type="string" calcext:value-type="string">
            <text:p>AA.117.1.010090/16-3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EDA LOPES GALDI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4" calcext:value-type="float">
            <text:p>1164</text:p>
          </table:table-cell>
          <table:table-cell table:style-name="ce8" office:value-type="string" calcext:value-type="string">
            <text:p>AA.117.1.010090/16-3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LEX GALVAO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5" calcext:value-type="float">
            <text:p>1165</text:p>
          </table:table-cell>
          <table:table-cell table:style-name="ce8" office:value-type="string" calcext:value-type="string">
            <text:p>AA.117.1.010090/16-3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IOVANA PORTELA DE CARVALHO BRANDIM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6" calcext:value-type="float">
            <text:p>1166</text:p>
          </table:table-cell>
          <table:table-cell table:style-name="ce8" office:value-type="string" calcext:value-type="string">
            <text:p>AA.117.1.010277/16-80</text:p>
          </table:table-cell>
          <table:table-cell table:style-name="ce12"/>
          <table:table-cell table:style-name="ce12" office:value-type="float" office:value="571939325" calcext:value-type="float">
            <text:p>571939325</text:p>
          </table:table-cell>
          <table:table-cell table:style-name="ce25"/>
          <table:table-cell table:style-name="ce25" office:value-type="string" calcext:value-type="string">
            <text:p>GISELA MENDES LOP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7" calcext:value-type="float">
            <text:p>1167</text:p>
          </table:table-cell>
          <table:table-cell table:style-name="ce8" office:value-type="string" calcext:value-type="string">
            <text:p>AA.117.1.010299/16-06</text:p>
          </table:table-cell>
          <table:table-cell table:style-name="ce12"/>
          <table:table-cell table:style-name="ce12" office:value-type="float" office:value="27342098884" calcext:value-type="float">
            <text:p>27342098884</text:p>
          </table:table-cell>
          <table:table-cell table:style-name="ce25"/>
          <table:table-cell table:style-name="ce25" office:value-type="string" calcext:value-type="string">
            <text:p>REVOGAR – <text:s/>JULIANO DE OLIVEIRA LEONE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8" calcext:value-type="float">
            <text:p>1168</text:p>
          </table:table-cell>
          <table:table-cell table:style-name="ce8" office:value-type="string" calcext:value-type="string">
            <text:p>AA.117.1.010299/16-06</text:p>
          </table:table-cell>
          <table:table-cell table:style-name="ce12"/>
          <table:table-cell table:style-name="ce12" office:value-type="float" office:value="27342098884" calcext:value-type="float">
            <text:p>27342098884</text:p>
          </table:table-cell>
          <table:table-cell table:style-name="ce25"/>
          <table:table-cell table:style-name="ce25" office:value-type="string" calcext:value-type="string">
            <text:p>JULIANO DE OLIVEIRA LEONE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69" calcext:value-type="float">
            <text:p>1169</text:p>
          </table:table-cell>
          <table:table-cell table:style-name="ce8" office:value-type="string" calcext:value-type="string">
            <text:p>AA.117.1.010355/16-51</text:p>
          </table:table-cell>
          <table:table-cell table:style-name="ce12"/>
          <table:table-cell table:style-name="ce12" office:value-type="float" office:value="64392759334" calcext:value-type="float">
            <text:p>64392759334</text:p>
          </table:table-cell>
          <table:table-cell table:style-name="ce25"/>
          <table:table-cell table:style-name="ce25" office:value-type="string" calcext:value-type="string">
            <text:p>ANGELA MARTINS SOARES BAR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72101911353" calcext:value-type="float">
            <text:p>72101911353</text:p>
          </table:table-cell>
          <table:table-cell table:style-name="ce25"/>
          <table:table-cell table:style-name="ce25" office:value-type="string" calcext:value-type="string">
            <text:p>MARIA DO SOCORRO VIEIRA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35068256315" calcext:value-type="float">
            <text:p>35068256315</text:p>
          </table:table-cell>
          <table:table-cell table:style-name="ce25"/>
          <table:table-cell table:style-name="ce25" office:value-type="string" calcext:value-type="string">
            <text:p>LUCIMARY MACEDO V MARTIN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2" calcext:value-type="float">
            <text:p>1172</text:p>
          </table:table-cell>
          <table:table-cell table:style-name="ce8" office:value-type="string" calcext:value-type="string">
            <text:p>AA.117.1.010377/16-75</text:p>
          </table:table-cell>
          <table:table-cell table:style-name="ce12"/>
          <table:table-cell table:style-name="ce12" office:value-type="float" office:value="5200180368" calcext:value-type="float">
            <text:p>5200180368</text:p>
          </table:table-cell>
          <table:table-cell table:style-name="ce25"/>
          <table:table-cell table:style-name="ce25" office:value-type="string" calcext:value-type="string">
            <text:p>ALFREDO IRAPUA R ME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3" calcext:value-type="float">
            <text:p>1173</text:p>
          </table:table-cell>
          <table:table-cell table:style-name="ce8" office:value-type="string" calcext:value-type="string">
            <text:p>AA.117.1.010425/16-40</text:p>
          </table:table-cell>
          <table:table-cell table:style-name="ce12"/>
          <table:table-cell table:style-name="ce12" office:value-type="float" office:value="37466453368" calcext:value-type="float">
            <text:p>37466453368</text:p>
          </table:table-cell>
          <table:table-cell table:style-name="ce25"/>
          <table:table-cell table:style-name="ce25" office:value-type="string" calcext:value-type="string">
            <text:p>JULIANA MARIA M LOBAO DA ROCH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4" calcext:value-type="float">
            <text:p>1174</text:p>
          </table:table-cell>
          <table:table-cell table:style-name="ce8" office:value-type="string" calcext:value-type="string">
            <text:p>AA.117.1.010425/16-40</text:p>
          </table:table-cell>
          <table:table-cell table:style-name="ce12"/>
          <table:table-cell table:style-name="ce12" office:value-type="float" office:value="34294600349" calcext:value-type="float">
            <text:p>34294600349</text:p>
          </table:table-cell>
          <table:table-cell table:style-name="ce25"/>
          <table:table-cell table:style-name="ce25" office:value-type="string" calcext:value-type="string">
            <text:p>FLAVIO CHAIB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8" office:value-type="string" calcext:value-type="string">
            <text:p>AA.117.1.010472/16-17</text:p>
          </table:table-cell>
          <table:table-cell table:style-name="ce12"/>
          <table:table-cell table:style-name="ce12" office:value-type="float" office:value="5376947300" calcext:value-type="float">
            <text:p>5376947300</text:p>
          </table:table-cell>
          <table:table-cell table:style-name="ce25"/>
          <table:table-cell table:style-name="ce25" office:value-type="string" calcext:value-type="string">
            <text:p>MARIA SUELI COELHO QUIDUT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6" calcext:value-type="float">
            <text:p>36</text:p>
          </table:table-cell>
          <table:table-cell table:style-name="ce18" office:value-type="string" calcext:value-type="string">
            <text:p>CGE – CONTROL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6" calcext:value-type="float">
            <text:p>1176</text:p>
          </table:table-cell>
          <table:table-cell table:style-name="ce8" office:value-type="string" calcext:value-type="string">
            <text:p>AA.117.1.010488/16-72</text:p>
          </table:table-cell>
          <table:table-cell table:style-name="ce12"/>
          <table:table-cell table:style-name="ce12" office:value-type="float" office:value="69571970344" calcext:value-type="float">
            <text:p>69571970344</text:p>
          </table:table-cell>
          <table:table-cell table:style-name="ce25"/>
          <table:table-cell table:style-name="ce25" office:value-type="string" calcext:value-type="string">
            <text:p>GINA LAIS REIS FERRO QUIRI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8" office:value-type="string" calcext:value-type="string">
            <text:p>AA.117.1.010500/16-93</text:p>
          </table:table-cell>
          <table:table-cell table:style-name="ce12"/>
          <table:table-cell table:style-name="ce12" office:value-type="float" office:value="77290186320" calcext:value-type="float">
            <text:p>77290186320</text:p>
          </table:table-cell>
          <table:table-cell table:style-name="ce25"/>
          <table:table-cell table:style-name="ce25" office:value-type="string" calcext:value-type="string">
            <text:p>IGO CASTELO BRANCO DE SAMPAI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8" calcext:value-type="float">
            <text:p>1178</text:p>
          </table:table-cell>
          <table:table-cell table:style-name="ce8" office:value-type="string" calcext:value-type="string">
            <text:p>AA.117.1.010535/16-34</text:p>
          </table:table-cell>
          <table:table-cell table:style-name="ce12"/>
          <table:table-cell table:style-name="ce12" office:value-type="float" office:value="92224199520" calcext:value-type="float">
            <text:p>92224199520</text:p>
          </table:table-cell>
          <table:table-cell table:style-name="ce25"/>
          <table:table-cell table:style-name="ce25" office:value-type="string" calcext:value-type="string">
            <text:p>GLICIA RODRIGUES BATISTA MARTIN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79" calcext:value-type="float">
            <text:p>1179</text:p>
          </table:table-cell>
          <table:table-cell table:style-name="ce8" office:value-type="string" calcext:value-type="string">
            <text:p>AA.117.1.000418/17-20</text:p>
          </table:table-cell>
          <table:table-cell table:style-name="ce12"/>
          <table:table-cell table:style-name="ce12" office:value-type="float" office:value="28389271320" calcext:value-type="float">
            <text:p>28389271320</text:p>
          </table:table-cell>
          <table:table-cell table:style-name="ce25"/>
          <table:table-cell table:style-name="ce25" office:value-type="string" calcext:value-type="string">
            <text:p>ROBERIO ASLAY DE ARAUJO BAR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9" calcext:value-type="float">
            <text:p>119</text:p>
          </table:table-cell>
          <table:table-cell table:style-name="ce18" office:value-type="string" calcext:value-type="string">
            <text:p>SEMAR – SECRETARIA DO MEIO AMBIENT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8" office:value-type="string" calcext:value-type="string">
            <text:p>AA.117.1.010554/16-2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ABIO DE HOLANDA MONT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1" calcext:value-type="float">
            <text:p>1181</text:p>
          </table:table-cell>
          <table:table-cell table:style-name="ce8" office:value-type="string" calcext:value-type="string">
            <text:p>AA.117.1.010554/16-2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IOVANA PORTELA DE CARVALHO BRANDIM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8" office:value-type="string" calcext:value-type="string">
            <text:p>AA.117.1.010554/16-2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KATIA MARIA DE MOURA VASCONCELOS LE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3" calcext:value-type="float">
            <text:p>1183</text:p>
          </table:table-cell>
          <table:table-cell table:style-name="ce8" office:value-type="string" calcext:value-type="string">
            <text:p>AA.117.1.010554/16-2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EDA LOPES GALDI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4" calcext:value-type="float">
            <text:p>1184</text:p>
          </table:table-cell>
          <table:table-cell table:style-name="ce8" office:value-type="string" calcext:value-type="string">
            <text:p>AA.117.1.010554/16-2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E LOURDES TERTO MAD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5" calcext:value-type="float">
            <text:p>1185</text:p>
          </table:table-cell>
          <table:table-cell table:style-name="ce8" office:value-type="string" calcext:value-type="string">
            <text:p>AA.117.1.010572/16-02</text:p>
          </table:table-cell>
          <table:table-cell table:style-name="ce12"/>
          <table:table-cell table:style-name="ce12" office:value-type="float" office:value="77290186320" calcext:value-type="float">
            <text:p>77290186320</text:p>
          </table:table-cell>
          <table:table-cell table:style-name="ce25"/>
          <table:table-cell table:style-name="ce25" office:value-type="string" calcext:value-type="string">
            <text:p>IGO CASTELO BRANCO DE SAMPAI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6" calcext:value-type="float">
            <text:p>1186</text:p>
          </table:table-cell>
          <table:table-cell table:style-name="ce8" office:value-type="string" calcext:value-type="string">
            <text:p>AA.117.1.010584/16-27</text:p>
          </table:table-cell>
          <table:table-cell table:style-name="ce12"/>
          <table:table-cell table:style-name="ce12" office:value-type="float" office:value="13863282353" calcext:value-type="float">
            <text:p>13863282353</text:p>
          </table:table-cell>
          <table:table-cell table:style-name="ce25"/>
          <table:table-cell table:style-name="ce25" office:value-type="string" calcext:value-type="string">
            <text:p>NELSON NERY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7" calcext:value-type="float">
            <text:p>1187</text:p>
          </table:table-cell>
          <table:table-cell table:style-name="ce8" office:value-type="string" calcext:value-type="string">
            <text:p>AA.117.1.010595/16-39</text:p>
          </table:table-cell>
          <table:table-cell table:style-name="ce12"/>
          <table:table-cell table:style-name="ce12" office:value-type="float" office:value="48928070449" calcext:value-type="float">
            <text:p>48928070449</text:p>
          </table:table-cell>
          <table:table-cell table:style-name="ce25"/>
          <table:table-cell table:style-name="ce25" office:value-type="string" calcext:value-type="string">
            <text:p>FERNANDO JUFAT CAVALCANTI DA FONSEC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8" calcext:value-type="float">
            <text:p>1188</text:p>
          </table:table-cell>
          <table:table-cell table:style-name="ce8" office:value-type="string" calcext:value-type="string">
            <text:p>AA.117.1.010595/16-39</text:p>
          </table:table-cell>
          <table:table-cell table:style-name="ce12"/>
          <table:table-cell table:style-name="ce12" office:value-type="float" office:value="30505526387" calcext:value-type="float">
            <text:p>30505526387</text:p>
          </table:table-cell>
          <table:table-cell table:style-name="ce25"/>
          <table:table-cell table:style-name="ce25" office:value-type="string" calcext:value-type="string">
            <text:p>MARIA DAS GRAÇAS MORAES M RAM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89" calcext:value-type="float">
            <text:p>1189</text:p>
          </table:table-cell>
          <table:table-cell table:style-name="ce8" office:value-type="string" calcext:value-type="string">
            <text:p>AA.117.1.010608/16-50</text:p>
          </table:table-cell>
          <table:table-cell table:style-name="ce12"/>
          <table:table-cell table:style-name="ce12" office:value-type="float" office:value="18108032334" calcext:value-type="float">
            <text:p>18108032334</text:p>
          </table:table-cell>
          <table:table-cell table:style-name="ce25"/>
          <table:table-cell table:style-name="ce25" office:value-type="string" calcext:value-type="string">
            <text:p>ELENITA MUNIZ DE DEU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5" calcext:value-type="float">
            <text:p>125</text:p>
          </table:table-cell>
          <table:table-cell table:style-name="ce18" office:value-type="string" calcext:value-type="string">
            <text:p>SETUR – SECRETARIA DO TURISM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0" calcext:value-type="float">
            <text:p>1190</text:p>
          </table:table-cell>
          <table:table-cell table:style-name="ce8" office:value-type="string" calcext:value-type="string">
            <text:p>AA.117.1.010626/16-33</text:p>
          </table:table-cell>
          <table:table-cell table:style-name="ce12"/>
          <table:table-cell table:style-name="ce12" office:value-type="float" office:value="1158159374" calcext:value-type="float">
            <text:p>1158159374</text:p>
          </table:table-cell>
          <table:table-cell table:style-name="ce25"/>
          <table:table-cell table:style-name="ce25" office:value-type="string" calcext:value-type="string">
            <text:p>DANIEL CARVALHO OLIVEIRA VALENT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8" calcext:value-type="float">
            <text:p>118</text:p>
          </table:table-cell>
          <table:table-cell table:style-name="ce18" office:value-type="string" calcext:value-type="string">
            <text:p>SEJUS – SECRETARIA DE ESTADO DA JUST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8" office:value-type="string" calcext:value-type="string">
            <text:p>AA.117.1.010655/16-28</text:p>
          </table:table-cell>
          <table:table-cell table:style-name="ce12"/>
          <table:table-cell table:style-name="ce12" office:value-type="float" office:value="37472429368" calcext:value-type="float">
            <text:p>37472429368</text:p>
          </table:table-cell>
          <table:table-cell table:style-name="ce25"/>
          <table:table-cell table:style-name="ce25" office:value-type="string" calcext:value-type="string">
            <text:p>ARIANE SIDIA BENIGNO SILVA FELIP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5" calcext:value-type="float">
            <text:p>115</text:p>
          </table:table-cell>
          <table:table-cell table:style-name="ce18" office:value-type="string" calcext:value-type="string">
            <text:p>SEGOV – PIAUI SECRETARIA DE GOVERN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8" office:value-type="string" calcext:value-type="string">
            <text:p>AA.117.1.010664/16-14</text:p>
          </table:table-cell>
          <table:table-cell table:style-name="ce12"/>
          <table:table-cell table:style-name="ce12" office:value-type="float" office:value="55442749320" calcext:value-type="float">
            <text:p>55442749320</text:p>
          </table:table-cell>
          <table:table-cell table:style-name="ce25"/>
          <table:table-cell table:style-name="ce25" office:value-type="string" calcext:value-type="string">
            <text:p>MARIA AUXILIADORA RODRIGUES DE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0" calcext:value-type="float">
            <text:p>80</text:p>
          </table:table-cell>
          <table:table-cell table:style-name="ce18" office:value-type="string" calcext:value-type="string">
            <text:p>HEDA – HOSPITAL ESTADUAL DIRCEU ARCOVERD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3" calcext:value-type="float">
            <text:p>1193</text:p>
          </table:table-cell>
          <table:table-cell table:style-name="ce8" office:value-type="string" calcext:value-type="string">
            <text:p>AA.117.1.010667/16-4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CERTIFICADO DIGITAL 13573034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8" office:value-type="string" calcext:value-type="string">
            <text:p>AA.117.1.010675/16-26</text:p>
          </table:table-cell>
          <table:table-cell table:style-name="ce12"/>
          <table:table-cell table:style-name="ce12" office:value-type="float" office:value="24496588749" calcext:value-type="float">
            <text:p>24496588749</text:p>
          </table:table-cell>
          <table:table-cell table:style-name="ce25"/>
          <table:table-cell table:style-name="ce25" office:value-type="string" calcext:value-type="string">
            <text:p>BENEDITO DE CARVALHO 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7" calcext:value-type="float">
            <text:p>47</text:p>
          </table:table-cell>
          <table:table-cell table:style-name="ce18" office:value-type="string" calcext:value-type="string">
            <text:p>COORDENADORIA DE FOMENTO A IRRIGACA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5" calcext:value-type="float">
            <text:p>1195</text:p>
          </table:table-cell>
          <table:table-cell table:style-name="ce8" office:value-type="string" calcext:value-type="string">
            <text:p>AA.117.1.010675/16-26</text:p>
          </table:table-cell>
          <table:table-cell table:style-name="ce12"/>
          <table:table-cell table:style-name="ce12" office:value-type="float" office:value="93468644353" calcext:value-type="float">
            <text:p>93468644353</text:p>
          </table:table-cell>
          <table:table-cell table:style-name="ce25"/>
          <table:table-cell table:style-name="ce25" office:value-type="string" calcext:value-type="string">
            <text:p>ALAN BRANDAO DOS SANTOS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7" calcext:value-type="float">
            <text:p>47</text:p>
          </table:table-cell>
          <table:table-cell table:style-name="ce18" office:value-type="string" calcext:value-type="string">
            <text:p>COORDENADORIA DE FOMENTO A IRRIGACA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6" calcext:value-type="float">
            <text:p>1196</text:p>
          </table:table-cell>
          <table:table-cell table:style-name="ce8" office:value-type="string" calcext:value-type="string">
            <text:p>AA.117.1.010688/16-53</text:p>
          </table:table-cell>
          <table:table-cell table:style-name="ce12"/>
          <table:table-cell table:style-name="ce12" office:value-type="float" office:value="90066154472" calcext:value-type="float">
            <text:p>90066154472</text:p>
          </table:table-cell>
          <table:table-cell table:style-name="ce25"/>
          <table:table-cell table:style-name="ce25" office:value-type="string" calcext:value-type="string">
            <text:p>RALPH WEBSTER CAVALCANTE TRAJA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77" calcext:value-type="float">
            <text:p>77</text:p>
          </table:table-cell>
          <table:table-cell table:style-name="ce18" office:value-type="string" calcext:value-type="string">
            <text:p>HAA – HOSPITAL AREOLINO DE ABREU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7" calcext:value-type="float">
            <text:p>1197</text:p>
          </table:table-cell>
          <table:table-cell table:style-name="ce8" office:value-type="string" calcext:value-type="string">
            <text:p>AA.117.1.010688/16-53</text:p>
          </table:table-cell>
          <table:table-cell table:style-name="ce12"/>
          <table:table-cell table:style-name="ce12" office:value-type="float" office:value="21742669387" calcext:value-type="float">
            <text:p>21742669387</text:p>
          </table:table-cell>
          <table:table-cell table:style-name="ce25"/>
          <table:table-cell table:style-name="ce25" office:value-type="string" calcext:value-type="string">
            <text:p>CARMEM CELIA DE MORAIS DE SOUSA UCHO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77" calcext:value-type="float">
            <text:p>77</text:p>
          </table:table-cell>
          <table:table-cell table:style-name="ce18" office:value-type="string" calcext:value-type="string">
            <text:p>HAA – HOSPITAL AREOLINO DE ABREU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8" office:value-type="string" calcext:value-type="string">
            <text:p>AA.117.1.010688/16-53</text:p>
          </table:table-cell>
          <table:table-cell table:style-name="ce12"/>
          <table:table-cell table:style-name="ce12" office:value-type="float" office:value="20802692320" calcext:value-type="float">
            <text:p>20802692320</text:p>
          </table:table-cell>
          <table:table-cell table:style-name="ce25"/>
          <table:table-cell table:style-name="ce25" office:value-type="string" calcext:value-type="string">
            <text:p>ANTONIO DE LEM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77" calcext:value-type="float">
            <text:p>77</text:p>
          </table:table-cell>
          <table:table-cell table:style-name="ce18" office:value-type="string" calcext:value-type="string">
            <text:p>HAA – HOSPITAL AREOLINO DE ABREU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199" calcext:value-type="float">
            <text:p>1199</text:p>
          </table:table-cell>
          <table:table-cell table:style-name="ce8" office:value-type="string" calcext:value-type="string">
            <text:p>AA.117.1.010692/16-0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SASC – FRANCISCO GUEDES ALCOFORADO FILHO????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ECRETARIA DE ASSISTENCIA SOCIAL E CIDADANIA</text:p>
          </table:table-cell>
          <table:table-cell table:style-name="ce25" office:value-type="float" office:value="107" calcext:value-type="float">
            <text:p>107</text:p>
          </table:table-cell>
          <table:table-cell table:style-name="ce18" office:value-type="string" calcext:value-type="string">
            <text:p>SASC – SECRETARIA DE ASSISTENCIA SOCIAL E CIDADAN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8" office:value-type="string" calcext:value-type="string">
            <text:p>AA.117.1.010692/16-0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KENNEDY FEIT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7" calcext:value-type="float">
            <text:p>107</text:p>
          </table:table-cell>
          <table:table-cell table:style-name="ce18" office:value-type="string" calcext:value-type="string">
            <text:p>SASC – SECRETARIA DE ASSISTENCIA SOCIAL E CIDADAN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8" office:value-type="string" calcext:value-type="string">
            <text:p>AA.117.1.010695/16-24</text:p>
          </table:table-cell>
          <table:table-cell table:style-name="ce12"/>
          <table:table-cell table:style-name="ce12" office:value-type="float" office:value="3862264319" calcext:value-type="float">
            <text:p>3862264319</text:p>
          </table:table-cell>
          <table:table-cell table:style-name="ce25"/>
          <table:table-cell table:style-name="ce25" office:value-type="string" calcext:value-type="string">
            <text:p>MARCOS VINICIUS DO AMARAL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1" calcext:value-type="float">
            <text:p>61</text:p>
          </table:table-cell>
          <table:table-cell table:style-name="ce18" office:value-type="string" calcext:value-type="string">
            <text:p>EMATER – INSTITUTO DE ASSISTENCIA TECNICA E EXTENÇA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2" calcext:value-type="float">
            <text:p>1202</text:p>
          </table:table-cell>
          <table:table-cell table:style-name="ce8" office:value-type="string" calcext:value-type="string">
            <text:p>AA.117.1.010695/16-24</text:p>
          </table:table-cell>
          <table:table-cell table:style-name="ce12"/>
          <table:table-cell table:style-name="ce12" office:value-type="float" office:value="20041004353" calcext:value-type="float">
            <text:p>20041004353</text:p>
          </table:table-cell>
          <table:table-cell table:style-name="ce25"/>
          <table:table-cell table:style-name="ce25" office:value-type="string" calcext:value-type="string">
            <text:p>MARTA REGINA LEAL CATUNDA MARTIN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1" calcext:value-type="float">
            <text:p>61</text:p>
          </table:table-cell>
          <table:table-cell table:style-name="ce18" office:value-type="string" calcext:value-type="string">
            <text:p>EMATER – INSTITUTO DE ASSISTENCIA TECNICA E EXTENÇA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3" calcext:value-type="float">
            <text:p>1203</text:p>
          </table:table-cell>
          <table:table-cell table:style-name="ce8" office:value-type="string" calcext:value-type="string">
            <text:p>AA.117.1.010697/16-40</text:p>
          </table:table-cell>
          <table:table-cell table:style-name="ce12"/>
          <table:table-cell table:style-name="ce12" office:value-type="float" office:value="15030792368" calcext:value-type="float">
            <text:p>15030792368</text:p>
          </table:table-cell>
          <table:table-cell table:style-name="ce25"/>
          <table:table-cell table:style-name="ce25" office:value-type="string" calcext:value-type="string">
            <text:p>MARIA DOS REMEDIOS CARVALHO RODRIG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7" calcext:value-type="float">
            <text:p>117</text:p>
          </table:table-cell>
          <table:table-cell table:style-name="ce18" office:value-type="string" calcext:value-type="string">
            <text:p>SEINFRA – SECRETARIA DA INFRAESTRUTUR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4" calcext:value-type="float">
            <text:p>1204</text:p>
          </table:table-cell>
          <table:table-cell table:style-name="ce8" office:value-type="string" calcext:value-type="string">
            <text:p>AA.117.1.010704/16-05</text:p>
          </table:table-cell>
          <table:table-cell table:style-name="ce12"/>
          <table:table-cell table:style-name="ce12" office:value-type="float" office:value="88040755387" calcext:value-type="float">
            <text:p>88040755387</text:p>
          </table:table-cell>
          <table:table-cell table:style-name="ce25"/>
          <table:table-cell table:style-name="ce25" office:value-type="string" calcext:value-type="string">
            <text:p>DANIELE AMORIM AI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1" calcext:value-type="float">
            <text:p>91</text:p>
          </table:table-cell>
          <table:table-cell table:style-name="ce18" office:value-type="string" calcext:value-type="string">
            <text:p>IASP – INSTITUTO DE ASSIST E PREVID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8" office:value-type="string" calcext:value-type="string">
            <text:p>AA.117.1.010704/16-05</text:p>
          </table:table-cell>
          <table:table-cell table:style-name="ce12"/>
          <table:table-cell table:style-name="ce12" office:value-type="float" office:value="804348359" calcext:value-type="float">
            <text:p>804348359</text:p>
          </table:table-cell>
          <table:table-cell table:style-name="ce25"/>
          <table:table-cell table:style-name="ce25" office:value-type="string" calcext:value-type="string">
            <text:p>RODRIGO RIBEIRO COSTA CAVALCANTE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1" calcext:value-type="float">
            <text:p>91</text:p>
          </table:table-cell>
          <table:table-cell table:style-name="ce18" office:value-type="string" calcext:value-type="string">
            <text:p>IASP – INSTITUTO DE ASSIST E PREVID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6" calcext:value-type="float">
            <text:p>1206</text:p>
          </table:table-cell>
          <table:table-cell table:style-name="ce8" office:value-type="string" calcext:value-type="string">
            <text:p>AA.117.1.010707/16-33</text:p>
          </table:table-cell>
          <table:table-cell table:style-name="ce12"/>
          <table:table-cell table:style-name="ce12" office:value-type="float" office:value="13264702304" calcext:value-type="float">
            <text:p>13264702304</text:p>
          </table:table-cell>
          <table:table-cell table:style-name="ce25"/>
          <table:table-cell table:style-name="ce25" office:value-type="string" calcext:value-type="string">
            <text:p>CRISTOVAM COLOMBO DOS SANTOS CRUZ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8" office:value-type="string" calcext:value-type="string">
            <text:p>AA.117.1.010707/16-33</text:p>
          </table:table-cell>
          <table:table-cell table:style-name="ce12"/>
          <table:table-cell table:style-name="ce12" office:value-type="float" office:value="5722069841" calcext:value-type="float">
            <text:p>5722069841</text:p>
          </table:table-cell>
          <table:table-cell table:style-name="ce25"/>
          <table:table-cell table:style-name="ce25" office:value-type="string" calcext:value-type="string">
            <text:p>ANTONIO LUIZ SOARES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8" office:value-type="string" calcext:value-type="string">
            <text:p>AA.117.1.010707/16-33</text:p>
          </table:table-cell>
          <table:table-cell table:style-name="ce12"/>
          <table:table-cell table:style-name="ce12" office:value-type="float" office:value="18344887372" calcext:value-type="float">
            <text:p>18344887372</text:p>
          </table:table-cell>
          <table:table-cell table:style-name="ce25"/>
          <table:table-cell table:style-name="ce25" office:value-type="string" calcext:value-type="string">
            <text:p>ROGERIA ROCHA FERRER POMPEU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8" office:value-type="string" calcext:value-type="string">
            <text:p>AA.117.1.010709/16-59</text:p>
          </table:table-cell>
          <table:table-cell table:style-name="ce12"/>
          <table:table-cell table:style-name="ce12" office:value-type="float" office:value="34945814368" calcext:value-type="float">
            <text:p>34945814368</text:p>
          </table:table-cell>
          <table:table-cell table:style-name="ce25"/>
          <table:table-cell table:style-name="ce25" office:value-type="string" calcext:value-type="string">
            <text:p>ANA LUCIA FARIAS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9" calcext:value-type="float">
            <text:p>119</text:p>
          </table:table-cell>
          <table:table-cell table:style-name="ce18" office:value-type="string" calcext:value-type="string">
            <text:p>SEMAR – SECRETARIA DO MEIO AMBIENT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8" office:value-type="string" calcext:value-type="string">
            <text:p>AA.117.1.010718/16-45</text:p>
          </table:table-cell>
          <table:table-cell table:style-name="ce12"/>
          <table:table-cell table:style-name="ce12" office:value-type="float" office:value="30975964372" calcext:value-type="float">
            <text:p>30975964372</text:p>
          </table:table-cell>
          <table:table-cell table:style-name="ce25"/>
          <table:table-cell table:style-name="ce25" office:value-type="string" calcext:value-type="string">
            <text:p>ARAO MARTINS DO REGO LOB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7" calcext:value-type="float">
            <text:p>57</text:p>
          </table:table-cell>
          <table:table-cell table:style-name="ce18" office:value-type="string" calcext:value-type="string">
            <text:p>DETRAN – DEPARTAMENTO ESTADUAL DE TRANSIT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8" office:value-type="string" calcext:value-type="string">
            <text:p>AA.117.1.010718/16-45</text:p>
          </table:table-cell>
          <table:table-cell table:style-name="ce12"/>
          <table:table-cell table:style-name="ce12" office:value-type="float" office:value="4858873390" calcext:value-type="float">
            <text:p>4858873390</text:p>
          </table:table-cell>
          <table:table-cell table:style-name="ce25"/>
          <table:table-cell table:style-name="ce25" office:value-type="string" calcext:value-type="string">
            <text:p>GRAZIELE QUEIROZ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7" calcext:value-type="float">
            <text:p>57</text:p>
          </table:table-cell>
          <table:table-cell table:style-name="ce18" office:value-type="string" calcext:value-type="string">
            <text:p>DETRAN – DEPARTAMENTO ESTADUAL DE TRANSIT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8" office:value-type="string" calcext:value-type="string">
            <text:p>AA.117.1.010722/16-9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IOVANA PORTELA DE CARVALHO BRANDIM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3" calcext:value-type="float">
            <text:p>1213</text:p>
          </table:table-cell>
          <table:table-cell table:style-name="ce8" office:value-type="string" calcext:value-type="string">
            <text:p>AA.117.1.010722/16-9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EDA LOPES GALDIN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4" calcext:value-type="float">
            <text:p>1214</text:p>
          </table:table-cell>
          <table:table-cell table:style-name="ce8" office:value-type="string" calcext:value-type="string">
            <text:p>AA.117.1.010722/16-9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DE LOURDES TERTO MAD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8" office:value-type="string" calcext:value-type="string">
            <text:p>AA.117.1.010739/16-56</text:p>
          </table:table-cell>
          <table:table-cell table:style-name="ce12"/>
          <table:table-cell table:style-name="ce12" office:value-type="float" office:value="1138976342" calcext:value-type="float">
            <text:p>1138976342</text:p>
          </table:table-cell>
          <table:table-cell table:style-name="ce25"/>
          <table:table-cell table:style-name="ce25" office:value-type="string" calcext:value-type="string">
            <text:p>IZABEL RODRIGU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8" office:value-type="string" calcext:value-type="string">
            <text:p>AA.117.1.010739/16-56</text:p>
          </table:table-cell>
          <table:table-cell table:style-name="ce12"/>
          <table:table-cell table:style-name="ce12" office:value-type="float" office:value="2129872328" calcext:value-type="float">
            <text:p>2129872328</text:p>
          </table:table-cell>
          <table:table-cell table:style-name="ce25"/>
          <table:table-cell table:style-name="ce25" office:value-type="string" calcext:value-type="string">
            <text:p>MARCOS AURELIO ROCHA DE MIRAN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8" office:value-type="string" calcext:value-type="string">
            <text:p>AA.117.1.010740/16-70</text:p>
          </table:table-cell>
          <table:table-cell table:style-name="ce12"/>
          <table:table-cell table:style-name="ce12" office:value-type="float" office:value="9742611300" calcext:value-type="float">
            <text:p>9742611300</text:p>
          </table:table-cell>
          <table:table-cell table:style-name="ce25"/>
          <table:table-cell table:style-name="ce25" office:value-type="string" calcext:value-type="string">
            <text:p>GONCALINA COSTA ME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8" calcext:value-type="float">
            <text:p>128</text:p>
          </table:table-cell>
          <table:table-cell table:style-name="ce18" office:value-type="string" calcext:value-type="string">
            <text:p>SURPI – SUPERINTENDENCIA DE REPRESENTACAO DO PIAUI EM BRASIL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8" office:value-type="string" calcext:value-type="string">
            <text:p>AA.117.1.010741/16-8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S FERNANDO RAMOS RIBEIRO GONCALV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8" office:value-type="string" calcext:value-type="string">
            <text:p>AA.117.1.010743/16-01</text:p>
          </table:table-cell>
          <table:table-cell table:style-name="ce12"/>
          <table:table-cell table:style-name="ce12" office:value-type="float" office:value="18378749304" calcext:value-type="float">
            <text:p>18378749304</text:p>
          </table:table-cell>
          <table:table-cell table:style-name="ce25"/>
          <table:table-cell table:style-name="ce25" office:value-type="string" calcext:value-type="string">
            <text:p>RAIMUNDO NONATO FARIAS TRIG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5" calcext:value-type="float">
            <text:p>15</text:p>
          </table:table-cell>
          <table:table-cell table:style-name="ce18" office:value-type="string" calcext:value-type="string">
            <text:p>AGESPISA – AGUAS E ESGOTOS DO PIAUI S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8" office:value-type="string" calcext:value-type="string">
            <text:p>AA.117.1.010743/16-01</text:p>
          </table:table-cell>
          <table:table-cell table:style-name="ce12"/>
          <table:table-cell table:style-name="ce12" office:value-type="float" office:value="30479592349" calcext:value-type="float">
            <text:p>30479592349</text:p>
          </table:table-cell>
          <table:table-cell table:style-name="ce25"/>
          <table:table-cell table:style-name="ce25" office:value-type="string" calcext:value-type="string">
            <text:p>ANTONIO FRANCISCO VARAND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5" calcext:value-type="float">
            <text:p>15</text:p>
          </table:table-cell>
          <table:table-cell table:style-name="ce18" office:value-type="string" calcext:value-type="string">
            <text:p>AGESPISA – AGUAS E ESGOTOS DO PIAUI S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8" office:value-type="string" calcext:value-type="string">
            <text:p>AA.117.1.010746/16-27</text:p>
          </table:table-cell>
          <table:table-cell table:style-name="ce12"/>
          <table:table-cell table:style-name="ce12" office:value-type="float" office:value="10578390353" calcext:value-type="float">
            <text:p>10578390353</text:p>
          </table:table-cell>
          <table:table-cell table:style-name="ce25"/>
          <table:table-cell table:style-name="ce25" office:value-type="string" calcext:value-type="string">
            <text:p>FRANCISCO GUEDES ALCOFORAD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5" calcext:value-type="float">
            <text:p>65</text:p>
          </table:table-cell>
          <table:table-cell table:style-name="ce18" office:value-type="string" calcext:value-type="string">
            <text:p>FAPEPI - FUNDAÇAO DE AMPARO A PESQUIS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2" calcext:value-type="float">
            <text:p>1222</text:p>
          </table:table-cell>
          <table:table-cell table:style-name="ce8" office:value-type="string" calcext:value-type="string">
            <text:p>AA.117.1.010751/16-8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RYPSON SILVA LEIT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3" calcext:value-type="float">
            <text:p>1223</text:p>
          </table:table-cell>
          <table:table-cell table:style-name="ce8" office:value-type="string" calcext:value-type="string">
            <text:p>AA.117.1.010751/16-8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DERSON VIEIRA DA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8" office:value-type="string" calcext:value-type="string">
            <text:p>AA.117.1.010751/16-8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CAIO VINICIUS SOUSA E SOU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5" calcext:value-type="float">
            <text:p>1225</text:p>
          </table:table-cell>
          <table:table-cell table:style-name="ce8" office:value-type="string" calcext:value-type="string">
            <text:p>AA.117.1.010751/16-8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NA LINA BRITO CAVALCANTE E MENES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6" calcext:value-type="float">
            <text:p>1226</text:p>
          </table:table-cell>
          <table:table-cell table:style-name="ce8" office:value-type="string" calcext:value-type="string">
            <text:p>AA.117.1.010751/16-8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VICTOR ALVES MANE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7" calcext:value-type="float">
            <text:p>1227</text:p>
          </table:table-cell>
          <table:table-cell table:style-name="ce8" office:value-type="string" calcext:value-type="string">
            <text:p>AA.117.1.010761/16-81</text:p>
          </table:table-cell>
          <table:table-cell table:style-name="ce12"/>
          <table:table-cell table:style-name="ce12" office:value-type="float" office:value="22728538549" calcext:value-type="float">
            <text:p>22728538549</text:p>
          </table:table-cell>
          <table:table-cell table:style-name="ce25"/>
          <table:table-cell table:style-name="ce25" office:value-type="string" calcext:value-type="string">
            <text:p>LUIS COELHO DA LUZ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0" calcext:value-type="float">
            <text:p>120</text:p>
          </table:table-cell>
          <table:table-cell table:style-name="ce18" office:value-type="string" calcext:value-type="string">
            <text:p>SEMINPER – SECRETARIA DE MINERACAO PETROLE E ENERGIAS RENOVAVEI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8" office:value-type="string" calcext:value-type="string">
            <text:p>AA.117.1.010761/16-81</text:p>
          </table:table-cell>
          <table:table-cell table:style-name="ce12"/>
          <table:table-cell table:style-name="ce12" office:value-type="float" office:value="28788338304" calcext:value-type="float">
            <text:p>28788338304</text:p>
          </table:table-cell>
          <table:table-cell table:style-name="ce25"/>
          <table:table-cell table:style-name="ce25" office:value-type="string" calcext:value-type="string">
            <text:p>ALEXANDRE JOSE DA SILVEIR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0" calcext:value-type="float">
            <text:p>120</text:p>
          </table:table-cell>
          <table:table-cell table:style-name="ce18" office:value-type="string" calcext:value-type="string">
            <text:p>SEMINPER – SECRETARIA DE MINERACAO PETROLE E ENERGIAS RENOVAVEI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8" office:value-type="string" calcext:value-type="string">
            <text:p>AA.117.1.010791/16-89</text:p>
          </table:table-cell>
          <table:table-cell table:style-name="ce12"/>
          <table:table-cell table:style-name="ce12" office:value-type="float" office:value="42105560334" calcext:value-type="float">
            <text:p>42105560334</text:p>
          </table:table-cell>
          <table:table-cell table:style-name="ce25"/>
          <table:table-cell table:style-name="ce25" office:value-type="string" calcext:value-type="string">
            <text:p>REJANE RIBEIRO SOUSA DI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3" calcext:value-type="float">
            <text:p>113</text:p>
          </table:table-cell>
          <table:table-cell table:style-name="ce18" office:value-type="string" calcext:value-type="string">
            <text:p>SEDUC – SECRETARIA DE EDUCAÇÃ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8" office:value-type="string" calcext:value-type="string">
            <text:p>AA.117.1.000431/17-60</text:p>
          </table:table-cell>
          <table:table-cell table:style-name="ce12"/>
          <table:table-cell table:style-name="ce12" office:value-type="float" office:value="78012120372" calcext:value-type="float">
            <text:p>78012120372</text:p>
          </table:table-cell>
          <table:table-cell table:style-name="ce25"/>
          <table:table-cell table:style-name="ce25" office:value-type="string" calcext:value-type="string">
            <text:p>ERIC LEONARDO PIRES DE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8" office:value-type="string" calcext:value-type="string">
            <text:p>AA.117.1.000432/17-72</text:p>
          </table:table-cell>
          <table:table-cell table:style-name="ce12" office:value-type="float" office:value="9034960000147" calcext:value-type="float">
            <text:p>9034960000147</text:p>
          </table:table-cell>
          <table:table-cell table:style-name="ce12" office:value-type="float" office:value="27382435334" calcext:value-type="float">
            <text:p>27382435334</text:p>
          </table:table-cell>
          <table:table-cell table:style-name="ce25"/>
          <table:table-cell table:style-name="ce25" office:value-type="string" calcext:value-type="string">
            <text:p>JURACI FILHO LEITE SANTAN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DESENVOLVIMENTO DO PIAUÍ IDEPI</text:p>
          </table:table-cell>
          <table:table-cell table:style-name="ce25" office:value-type="float" office:value="92" calcext:value-type="float">
            <text:p>92</text:p>
          </table:table-cell>
          <table:table-cell table:style-name="ce18" office:value-type="string" calcext:value-type="string">
            <text:p>IDEPI – INSTITUTO DE DESENVOLVIMENTO DO PIAUÍ IDEP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2" calcext:value-type="float">
            <text:p>1232</text:p>
          </table:table-cell>
          <table:table-cell table:style-name="ce9" office:value-type="string" calcext:value-type="string">
            <text:p>AA.117.1.000475/17-00</text:p>
          </table:table-cell>
          <table:table-cell table:style-name="ce12"/>
          <table:table-cell table:style-name="ce12" office:value-type="float" office:value="80047653353" calcext:value-type="float">
            <text:p>80047653353</text:p>
          </table:table-cell>
          <table:table-cell table:style-name="ce25"/>
          <table:table-cell table:style-name="ce25" office:value-type="string" calcext:value-type="string">
            <text:p>ALESSANDRO ANDRADE SPINDOL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3" calcext:value-type="float">
            <text:p>1233</text:p>
          </table:table-cell>
          <table:table-cell table:style-name="ce9" office:value-type="string" calcext:value-type="string">
            <text:p>AA.117.1.000475/17-00</text:p>
          </table:table-cell>
          <table:table-cell table:style-name="ce12"/>
          <table:table-cell table:style-name="ce12" office:value-type="float" office:value="4737989304" calcext:value-type="float">
            <text:p>4737989304</text:p>
          </table:table-cell>
          <table:table-cell table:style-name="ce25"/>
          <table:table-cell table:style-name="ce25" office:value-type="string" calcext:value-type="string">
            <text:p>VALTEMBERG DE BRITO FIRME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4" calcext:value-type="float">
            <text:p>1234</text:p>
          </table:table-cell>
          <table:table-cell table:style-name="ce8" office:value-type="string" calcext:value-type="string">
            <text:p>AA.117.1.000435/17-03</text:p>
          </table:table-cell>
          <table:table-cell table:style-name="ce12" office:value-type="float" office:value="13089639000137" calcext:value-type="float">
            <text:p>13089639000137</text:p>
          </table:table-cell>
          <table:table-cell table:style-name="ce12" office:value-type="float" office:value="2219539300" calcext:value-type="float">
            <text:p>2219539300</text:p>
          </table:table-cell>
          <table:table-cell table:style-name="ce25"/>
          <table:table-cell table:style-name="ce25" office:value-type="string" calcext:value-type="string">
            <text:p>VICENTE GOMES DA SILV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A JUVENTUDE DO ESTADO DO PIAUI</text:p>
          </table:table-cell>
          <table:table-cell table:style-name="ce25" office:value-type="float" office:value="43" calcext:value-type="float">
            <text:p>43</text:p>
          </table:table-cell>
          <table:table-cell table:style-name="ce18" office:value-type="string" calcext:value-type="string">
            <text:p>COJUV – COORDENADORIA DA JUVENTUDE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5" calcext:value-type="float">
            <text:p>1235</text:p>
          </table:table-cell>
          <table:table-cell table:style-name="ce8" office:value-type="string" calcext:value-type="string">
            <text:p>AA.117.1.000481/17-65</text:p>
          </table:table-cell>
          <table:table-cell table:style-name="ce12"/>
          <table:table-cell table:style-name="ce12" office:value-type="float" office:value="65198980315" calcext:value-type="float">
            <text:p>65198980315</text:p>
          </table:table-cell>
          <table:table-cell table:style-name="ce25"/>
          <table:table-cell table:style-name="ce25" office:value-type="string" calcext:value-type="string">
            <text:p>LUCIANA MOREIRA RAMOS DE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6" calcext:value-type="float">
            <text:p>1236</text:p>
          </table:table-cell>
          <table:table-cell table:style-name="ce8" office:value-type="string" calcext:value-type="string">
            <text:p>AA.117.1.000502/17-6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VINICIUS PONTES DO NASCIMEN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6" calcext:value-type="float">
            <text:p>86</text:p>
          </table:table-cell>
          <table:table-cell table:style-name="ce18" office:value-type="string" calcext:value-type="string">
            <text:p>HILP – HOSPITAL INFANTIL LUCIDIO PORTEL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2826157418" calcext:value-type="float">
            <text:p>2826157418</text:p>
          </table:table-cell>
          <table:table-cell table:style-name="ce25"/>
          <table:table-cell table:style-name="ce25" office:value-type="string" calcext:value-type="string">
            <text:p>ANA PAULA MATTOS MO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8" calcext:value-type="float">
            <text:p>1238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64392759334" calcext:value-type="float">
            <text:p>64392759334</text:p>
          </table:table-cell>
          <table:table-cell table:style-name="ce25"/>
          <table:table-cell table:style-name="ce25" office:value-type="string" calcext:value-type="string">
            <text:p>ANGELA MARTINS SOARES BAR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39" calcext:value-type="float">
            <text:p>1239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75459248353" calcext:value-type="float">
            <text:p>75459248353</text:p>
          </table:table-cell>
          <table:table-cell table:style-name="ce25"/>
          <table:table-cell table:style-name="ce25" office:value-type="string" calcext:value-type="string">
            <text:p>ANTONIO CAETANO DE OLIVEIR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52773612434" calcext:value-type="float">
            <text:p>52773612434</text:p>
          </table:table-cell>
          <table:table-cell table:style-name="ce25"/>
          <table:table-cell table:style-name="ce25" office:value-type="string" calcext:value-type="string">
            <text:p>ANTONIO WANDERLEY LEAL BRI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47405740391" calcext:value-type="float">
            <text:p>47405740391</text:p>
          </table:table-cell>
          <table:table-cell table:style-name="ce25"/>
          <table:table-cell table:style-name="ce25" office:value-type="string" calcext:value-type="string">
            <text:p>ARILSON PEREIRA MALAQUI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2" calcext:value-type="float">
            <text:p>1242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84552433334" calcext:value-type="float">
            <text:p>84552433334</text:p>
          </table:table-cell>
          <table:table-cell table:style-name="ce25"/>
          <table:table-cell table:style-name="ce25" office:value-type="string" calcext:value-type="string">
            <text:p>CARLA YASCAR BENTO FEITOSA BELCH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3" calcext:value-type="float">
            <text:p>1243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73787370382" calcext:value-type="float">
            <text:p>73787370382</text:p>
          </table:table-cell>
          <table:table-cell table:style-name="ce25"/>
          <table:table-cell table:style-name="ce25" office:value-type="string" calcext:value-type="string">
            <text:p>CHRISTIANA GOMES MARTINS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4" calcext:value-type="float">
            <text:p>1244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27489795320" calcext:value-type="float">
            <text:p>27489795320</text:p>
          </table:table-cell>
          <table:table-cell table:style-name="ce25"/>
          <table:table-cell table:style-name="ce25" office:value-type="string" calcext:value-type="string">
            <text:p>CONCEICAO DE MARIA SILVA NEGREI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62901346391" calcext:value-type="float">
            <text:p>62901346391</text:p>
          </table:table-cell>
          <table:table-cell table:style-name="ce25"/>
          <table:table-cell table:style-name="ce25" office:value-type="string" calcext:value-type="string">
            <text:p>CYNTYA TEREZA SOUSA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6" calcext:value-type="float">
            <text:p>1246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1557738521" calcext:value-type="float">
            <text:p>1557738521</text:p>
          </table:table-cell>
          <table:table-cell table:style-name="ce25"/>
          <table:table-cell table:style-name="ce25" office:value-type="string" calcext:value-type="string">
            <text:p>DAYSE DOS SANTOS MARQ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7" calcext:value-type="float">
            <text:p>1247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46829113334" calcext:value-type="float">
            <text:p>46829113334</text:p>
          </table:table-cell>
          <table:table-cell table:style-name="ce25"/>
          <table:table-cell table:style-name="ce25" office:value-type="string" calcext:value-type="string">
            <text:p>DANIEL GRAZE FABRI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8" calcext:value-type="float">
            <text:p>1248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1951128303" calcext:value-type="float">
            <text:p>1951128303</text:p>
          </table:table-cell>
          <table:table-cell table:style-name="ce25"/>
          <table:table-cell table:style-name="ce25" office:value-type="string" calcext:value-type="string">
            <text:p>DAYANA SAMPAIO MENDES MAGALHA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80737722304" calcext:value-type="float">
            <text:p>80737722304</text:p>
          </table:table-cell>
          <table:table-cell table:style-name="ce25"/>
          <table:table-cell table:style-name="ce25" office:value-type="string" calcext:value-type="string">
            <text:p>DEBORA CUNHA VIEIRA CARDOS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43473113387" calcext:value-type="float">
            <text:p>43473113387</text:p>
          </table:table-cell>
          <table:table-cell table:style-name="ce25"/>
          <table:table-cell table:style-name="ce25" office:value-type="string" calcext:value-type="string">
            <text:p>ELIOMAR GOMES MONT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82174938391" calcext:value-type="float">
            <text:p>82174938391</text:p>
          </table:table-cell>
          <table:table-cell table:style-name="ce25"/>
          <table:table-cell table:style-name="ce25" office:value-type="string" calcext:value-type="string">
            <text:p>ELISA CRUZ RAMOS ARCOVER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20006055320" calcext:value-type="float">
            <text:p>20006055320</text:p>
          </table:table-cell>
          <table:table-cell table:style-name="ce25"/>
          <table:table-cell table:style-name="ce25" office:value-type="string" calcext:value-type="string">
            <text:p>ELIZABETH MARIA MEMORIA AGUIA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8" office:value-type="string" calcext:value-type="string">
            <text:p>AA.117.1.000506/17-04</text:p>
          </table:table-cell>
          <table:table-cell table:style-name="ce12"/>
          <table:table-cell table:style-name="ce12" office:value-type="float" office:value="86093452387" calcext:value-type="float">
            <text:p>86093452387</text:p>
          </table:table-cell>
          <table:table-cell table:style-name="ce25"/>
          <table:table-cell table:style-name="ce25" office:value-type="string" calcext:value-type="string">
            <text:p>ELEEN CARLA GOMES BRAND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4" calcext:value-type="float">
            <text:p>1254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33204447863" calcext:value-type="float">
            <text:p>33204447863</text:p>
          </table:table-cell>
          <table:table-cell table:style-name="ce25"/>
          <table:table-cell table:style-name="ce25" office:value-type="string" calcext:value-type="string">
            <text:p>PRISCILA GIMENES DO NASCIMENTO GODOI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5" calcext:value-type="float">
            <text:p>1255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81534698515" calcext:value-type="float">
            <text:p>81534698515</text:p>
          </table:table-cell>
          <table:table-cell table:style-name="ce25"/>
          <table:table-cell table:style-name="ce25" office:value-type="string" calcext:value-type="string">
            <text:p>PRISCILA POEGERE RODRIGUES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6" calcext:value-type="float">
            <text:p>1256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6603599368" calcext:value-type="float">
            <text:p>6603599368</text:p>
          </table:table-cell>
          <table:table-cell table:style-name="ce25"/>
          <table:table-cell table:style-name="ce25" office:value-type="string" calcext:value-type="string">
            <text:p>REGINALDO CORREIA MO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1019002360" calcext:value-type="float">
            <text:p>1019002360</text:p>
          </table:table-cell>
          <table:table-cell table:style-name="ce25"/>
          <table:table-cell table:style-name="ce25" office:value-type="string" calcext:value-type="string">
            <text:p>RICARDO MOURA MARIN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8" calcext:value-type="float">
            <text:p>1258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310398398" calcext:value-type="float">
            <text:p>310398398</text:p>
          </table:table-cell>
          <table:table-cell table:style-name="ce25"/>
          <table:table-cell table:style-name="ce25" office:value-type="string" calcext:value-type="string">
            <text:p>ROBERTH RIOS MAGALHAE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55339875334" calcext:value-type="float">
            <text:p>55339875334</text:p>
          </table:table-cell>
          <table:table-cell table:style-name="ce25"/>
          <table:table-cell table:style-name="ce25" office:value-type="string" calcext:value-type="string">
            <text:p>ROOSEVELT FURTADO DE VASCONCELOS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13863142349" calcext:value-type="float">
            <text:p>13863142349</text:p>
          </table:table-cell>
          <table:table-cell table:style-name="ce25"/>
          <table:table-cell table:style-name="ce25" office:value-type="string" calcext:value-type="string">
            <text:p>ROGERIO NEWTON DE CARVALHO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1" calcext:value-type="float">
            <text:p>1261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22765484368" calcext:value-type="float">
            <text:p>22765484368</text:p>
          </table:table-cell>
          <table:table-cell table:style-name="ce25"/>
          <table:table-cell table:style-name="ce25" office:value-type="string" calcext:value-type="string">
            <text:p>ROBERTO GONCALVES DE FREITAS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2" calcext:value-type="float">
            <text:p>1262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38747090359" calcext:value-type="float">
            <text:p>38747090359</text:p>
          </table:table-cell>
          <table:table-cell table:style-name="ce25"/>
          <table:table-cell table:style-name="ce25" office:value-type="string" calcext:value-type="string">
            <text:p>SARA MARIA ARAUJO ME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3" calcext:value-type="float">
            <text:p>1263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73765511315" calcext:value-type="float">
            <text:p>73765511315</text:p>
          </table:table-cell>
          <table:table-cell table:style-name="ce25"/>
          <table:table-cell table:style-name="ce25" office:value-type="string" calcext:value-type="string">
            <text:p>SARAH VIEIRA MIRANDA LAGES CAVALCANTI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4" calcext:value-type="float">
            <text:p>1264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68000723387" calcext:value-type="float">
            <text:p>68000723387</text:p>
          </table:table-cell>
          <table:table-cell table:style-name="ce25"/>
          <table:table-cell table:style-name="ce25" office:value-type="string" calcext:value-type="string">
            <text:p>SILVIO CESAR QUEIROZ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5" calcext:value-type="float">
            <text:p>1265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18427642334" calcext:value-type="float">
            <text:p>18427642334</text:p>
          </table:table-cell>
          <table:table-cell table:style-name="ce25"/>
          <table:table-cell table:style-name="ce25" office:value-type="string" calcext:value-type="string">
            <text:p>ULISSES BRASIL LUST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80772943320" calcext:value-type="float">
            <text:p>80772943320</text:p>
          </table:table-cell>
          <table:table-cell table:style-name="ce25"/>
          <table:table-cell table:style-name="ce25" office:value-type="string" calcext:value-type="string">
            <text:p>VIVIANE PINHEIRO PIRES SETUBA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7" calcext:value-type="float">
            <text:p>1267</text:p>
          </table:table-cell>
          <table:table-cell table:style-name="ce8" office:value-type="string" calcext:value-type="string">
            <text:p>AA.117.1.000512/17-60</text:p>
          </table:table-cell>
          <table:table-cell table:style-name="ce12"/>
          <table:table-cell table:style-name="ce12" office:value-type="float" office:value="89978471391" calcext:value-type="float">
            <text:p>89978471391</text:p>
          </table:table-cell>
          <table:table-cell table:style-name="ce25"/>
          <table:table-cell table:style-name="ce25" office:value-type="string" calcext:value-type="string">
            <text:p>WENIA DA SILVA MOU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8" calcext:value-type="float">
            <text:p>1268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27342098884" calcext:value-type="float">
            <text:p>27342098884</text:p>
          </table:table-cell>
          <table:table-cell table:style-name="ce25"/>
          <table:table-cell table:style-name="ce25" office:value-type="string" calcext:value-type="string">
            <text:p>JULIANO DE OLIVEIRA LEONE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69" calcext:value-type="float">
            <text:p>1269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77475054349" calcext:value-type="float">
            <text:p>77475054349</text:p>
          </table:table-cell>
          <table:table-cell table:style-name="ce25"/>
          <table:table-cell table:style-name="ce25" office:value-type="string" calcext:value-type="string">
            <text:p>KARLA ARAUJO DE ANDRADE LEIT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77170300397" calcext:value-type="float">
            <text:p>77170300397</text:p>
          </table:table-cell>
          <table:table-cell table:style-name="ce25"/>
          <table:table-cell table:style-name="ce25" office:value-type="string" calcext:value-type="string">
            <text:p>KLESIA PAIVA MELO DE MORAI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62724541391" calcext:value-type="float">
            <text:p>62724541391</text:p>
          </table:table-cell>
          <table:table-cell table:style-name="ce25"/>
          <table:table-cell table:style-name="ce25" office:value-type="string" calcext:value-type="string">
            <text:p>LEANDRO FERRAZ DAMASCENO RIB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2" calcext:value-type="float">
            <text:p>1272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984827340" calcext:value-type="float">
            <text:p>984827340</text:p>
          </table:table-cell>
          <table:table-cell table:style-name="ce25"/>
          <table:table-cell table:style-name="ce25" office:value-type="string" calcext:value-type="string">
            <text:p>LEONARDO FONSECA BARB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6226415495" calcext:value-type="float">
            <text:p>6226415495</text:p>
          </table:table-cell>
          <table:table-cell table:style-name="ce25"/>
          <table:table-cell table:style-name="ce25" office:value-type="string" calcext:value-type="string">
            <text:p>LIVIA DE OLIVEIRA REVORE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4" calcext:value-type="float">
            <text:p>1274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36434590768" calcext:value-type="float">
            <text:p>36434590768</text:p>
          </table:table-cell>
          <table:table-cell table:style-name="ce25"/>
          <table:table-cell table:style-name="ce25" office:value-type="string" calcext:value-type="string">
            <text:p>LUIS ALVINO MARQUES PE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85241164391" calcext:value-type="float">
            <text:p>85241164391</text:p>
          </table:table-cell>
          <table:table-cell table:style-name="ce25"/>
          <table:table-cell table:style-name="ce25" office:value-type="string" calcext:value-type="string">
            <text:p>MANOEL MESQUITA DE ARAUJ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81274165334" calcext:value-type="float">
            <text:p>81274165334</text:p>
          </table:table-cell>
          <table:table-cell table:style-name="ce25"/>
          <table:table-cell table:style-name="ce25" office:value-type="string" calcext:value-type="string">
            <text:p>MARCOS MARTIN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22695818300" calcext:value-type="float">
            <text:p>22695818300</text:p>
          </table:table-cell>
          <table:table-cell table:style-name="ce25"/>
          <table:table-cell table:style-name="ce25" office:value-type="string" calcext:value-type="string">
            <text:p>MARCOS ANTONIO SIQU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8" calcext:value-type="float">
            <text:p>1278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4422335405" calcext:value-type="float">
            <text:p>4422335405</text:p>
          </table:table-cell>
          <table:table-cell table:style-name="ce25"/>
          <table:table-cell table:style-name="ce25" office:value-type="string" calcext:value-type="string">
            <text:p>MARCEL JOFFILY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50880950315" calcext:value-type="float">
            <text:p>50880950315</text:p>
          </table:table-cell>
          <table:table-cell table:style-name="ce25"/>
          <table:table-cell table:style-name="ce25" office:value-type="string" calcext:value-type="string">
            <text:p>MARKOS MAGNONI VARAO RIB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2272873391" calcext:value-type="float">
            <text:p>2272873391</text:p>
          </table:table-cell>
          <table:table-cell table:style-name="ce25"/>
          <table:table-cell table:style-name="ce25" office:value-type="string" calcext:value-type="string">
            <text:p>MYRTES MARIA DE FREITAS E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1" calcext:value-type="float">
            <text:p>1281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99325810387" calcext:value-type="float">
            <text:p>99325810387</text:p>
          </table:table-cell>
          <table:table-cell table:style-name="ce25"/>
          <table:table-cell table:style-name="ce25" office:value-type="string" calcext:value-type="string">
            <text:p>NATALIA E SILVA DE ALMENDRA FREITAS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2" calcext:value-type="float">
            <text:p>1282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13863282353" calcext:value-type="float">
            <text:p>13863282353</text:p>
          </table:table-cell>
          <table:table-cell table:style-name="ce25"/>
          <table:table-cell table:style-name="ce25" office:value-type="string" calcext:value-type="string">
            <text:p>NELSON NERY COST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3" calcext:value-type="float">
            <text:p>1283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47567228491" calcext:value-type="float">
            <text:p>47567228491</text:p>
          </table:table-cell>
          <table:table-cell table:style-name="ce25"/>
          <table:table-cell table:style-name="ce25" office:value-type="string" calcext:value-type="string">
            <text:p>NORMA BRANDAO DE LAVENERE MACHADO DANT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4" calcext:value-type="float">
            <text:p>1284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74710621349" calcext:value-type="float">
            <text:p>74710621349</text:p>
          </table:table-cell>
          <table:table-cell table:style-name="ce25"/>
          <table:table-cell table:style-name="ce25" office:value-type="string" calcext:value-type="string">
            <text:p>OMAR DOS SANTOS ROCH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5" calcext:value-type="float">
            <text:p>1285</text:p>
          </table:table-cell>
          <table:table-cell table:style-name="ce8" office:value-type="string" calcext:value-type="string">
            <text:p>AA.117.1.000513/17-72</text:p>
          </table:table-cell>
          <table:table-cell table:style-name="ce12"/>
          <table:table-cell table:style-name="ce12" office:value-type="float" office:value="82925887368" calcext:value-type="float">
            <text:p>82925887368</text:p>
          </table:table-cell>
          <table:table-cell table:style-name="ce25"/>
          <table:table-cell table:style-name="ce25" office:value-type="string" calcext:value-type="string">
            <text:p>PAULA BATIST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6" calcext:value-type="float">
            <text:p>1286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67803547320" calcext:value-type="float">
            <text:p>67803547320</text:p>
          </table:table-cell>
          <table:table-cell table:style-name="ce25"/>
          <table:table-cell table:style-name="ce25" office:value-type="string" calcext:value-type="string">
            <text:p>ERISVALDO MARQUES DOS REI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7" calcext:value-type="float">
            <text:p>1287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47048832304" calcext:value-type="float">
            <text:p>47048832304</text:p>
          </table:table-cell>
          <table:table-cell table:style-name="ce25"/>
          <table:table-cell table:style-name="ce25" office:value-type="string" calcext:value-type="string">
            <text:p>FRANCISCA HILDETH LEAL EVANGELISTA NUN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8" calcext:value-type="float">
            <text:p>1288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6647960368" calcext:value-type="float">
            <text:p>6647960368</text:p>
          </table:table-cell>
          <table:table-cell table:style-name="ce25"/>
          <table:table-cell table:style-name="ce25" office:value-type="string" calcext:value-type="string">
            <text:p>FRANCISCO DE JESUS BARB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93156014320" calcext:value-type="float">
            <text:p>93156014320</text:p>
          </table:table-cell>
          <table:table-cell table:style-name="ce25"/>
          <table:table-cell table:style-name="ce25" office:value-type="string" calcext:value-type="string">
            <text:p>GERSON HENRIQUE SILVA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83943722368" calcext:value-type="float">
            <text:p>83943722368</text:p>
          </table:table-cell>
          <table:table-cell table:style-name="ce25"/>
          <table:table-cell table:style-name="ce25" office:value-type="string" calcext:value-type="string">
            <text:p>GILMARA GUIMARAES BEZERRA PESSO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61435686349" calcext:value-type="float">
            <text:p>61435686349</text:p>
          </table:table-cell>
          <table:table-cell table:style-name="ce25"/>
          <table:table-cell table:style-name="ce25" office:value-type="string" calcext:value-type="string">
            <text:p>GINUZZA ALEXANDRIA DULCETT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2" calcext:value-type="float">
            <text:p>1292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3555691406" calcext:value-type="float">
            <text:p>3555691406</text:p>
          </table:table-cell>
          <table:table-cell table:style-name="ce25"/>
          <table:table-cell table:style-name="ce25" office:value-type="string" calcext:value-type="string">
            <text:p>HARADJA MICHELLINY FIGUEIREDO FREITAS FREITAG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3" calcext:value-type="float">
            <text:p>1293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2426402490" calcext:value-type="float">
            <text:p>2426402490</text:p>
          </table:table-cell>
          <table:table-cell table:style-name="ce25"/>
          <table:table-cell table:style-name="ce25" office:value-type="string" calcext:value-type="string">
            <text:p>GIOVANNI JERVIS DIOGENES E MEDEI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4" calcext:value-type="float">
            <text:p>1294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45269262304" calcext:value-type="float">
            <text:p>45269262304</text:p>
          </table:table-cell>
          <table:table-cell table:style-name="ce25"/>
          <table:table-cell table:style-name="ce25" office:value-type="string" calcext:value-type="string">
            <text:p>HUMBERTO BRITO RODRIGU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5" calcext:value-type="float">
            <text:p>1295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77290186320" calcext:value-type="float">
            <text:p>77290186320</text:p>
          </table:table-cell>
          <table:table-cell table:style-name="ce25"/>
          <table:table-cell table:style-name="ce25" office:value-type="string" calcext:value-type="string">
            <text:p>IGO CASTELO BRANCO DE SAMPAI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70783527349" calcext:value-type="float">
            <text:p>70783527349</text:p>
          </table:table-cell>
          <table:table-cell table:style-name="ce25"/>
          <table:table-cell table:style-name="ce25" office:value-type="string" calcext:value-type="string">
            <text:p>IRANI ALBUQUERQUE DE BRI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7" calcext:value-type="float">
            <text:p>1297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47227931668" calcext:value-type="float">
            <text:p>47227931668</text:p>
          </table:table-cell>
          <table:table-cell table:style-name="ce25"/>
          <table:table-cell table:style-name="ce25" office:value-type="string" calcext:value-type="string">
            <text:p>JARBAS MACHA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8" calcext:value-type="float">
            <text:p>1298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35285109363" calcext:value-type="float">
            <text:p>35285109363</text:p>
          </table:table-cell>
          <table:table-cell table:style-name="ce25"/>
          <table:table-cell table:style-name="ce25" office:value-type="string" calcext:value-type="string">
            <text:p>JEFFERSON CALUME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299" calcext:value-type="float">
            <text:p>1299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90917944372" calcext:value-type="float">
            <text:p>90917944372</text:p>
          </table:table-cell>
          <table:table-cell table:style-name="ce25"/>
          <table:table-cell table:style-name="ce25" office:value-type="string" calcext:value-type="string">
            <text:p>JEIKO LEAL MELO HOHMANN BRIT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39733564320" calcext:value-type="float">
            <text:p>39733564320</text:p>
          </table:table-cell>
          <table:table-cell table:style-name="ce25"/>
          <table:table-cell table:style-name="ce25" office:value-type="string" calcext:value-type="string">
            <text:p>JOACY VANDRO MIRANDA E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1" calcext:value-type="float">
            <text:p>1301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84254360363" calcext:value-type="float">
            <text:p>84254360363</text:p>
          </table:table-cell>
          <table:table-cell table:style-name="ce25"/>
          <table:table-cell table:style-name="ce25" office:value-type="string" calcext:value-type="string">
            <text:p>JOAO BATISTA VIANA DO LAG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2" calcext:value-type="float">
            <text:p>1302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7758987320" calcext:value-type="float">
            <text:p>7758987320</text:p>
          </table:table-cell>
          <table:table-cell table:style-name="ce25"/>
          <table:table-cell table:style-name="ce25" office:value-type="string" calcext:value-type="string">
            <text:p>JOSE TADEU DE MACEDO SIL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3" calcext:value-type="float">
            <text:p>1303</text:p>
          </table:table-cell>
          <table:table-cell table:style-name="ce8" office:value-type="string" calcext:value-type="string">
            <text:p>AA.117.1.000514/17-85</text:p>
          </table:table-cell>
          <table:table-cell table:style-name="ce12"/>
          <table:table-cell table:style-name="ce12" office:value-type="float" office:value="7899114349" calcext:value-type="float">
            <text:p>7899114349</text:p>
          </table:table-cell>
          <table:table-cell table:style-name="ce25"/>
          <table:table-cell table:style-name="ce25" office:value-type="string" calcext:value-type="string">
            <text:p>JOSE WELIGTON DE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4" calcext:value-type="float">
            <text:p>1304</text:p>
          </table:table-cell>
          <table:table-cell table:style-name="ce8" office:value-type="string" calcext:value-type="string">
            <text:p>AA.117.1.000551/17-53</text:p>
          </table:table-cell>
          <table:table-cell table:style-name="ce12"/>
          <table:table-cell table:style-name="ce12" office:value-type="float" office:value="33842272472" calcext:value-type="float">
            <text:p>33842272472</text:p>
          </table:table-cell>
          <table:table-cell table:style-name="ce25"/>
          <table:table-cell table:style-name="ce25" office:value-type="string" calcext:value-type="string">
            <text:p>GILBERTO GOMES DE MEDEIR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8" calcext:value-type="float">
            <text:p>48</text:p>
          </table:table-cell>
          <table:table-cell table:style-name="ce18" office:value-type="string" calcext:value-type="string">
            <text:p>SANEAMENTO RURAL – COORDENADORIA DE FOMENTO AO SANEAMENTO RUR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5" calcext:value-type="float">
            <text:p>1305</text:p>
          </table:table-cell>
          <table:table-cell table:style-name="ce8" office:value-type="string" calcext:value-type="string">
            <text:p>AA.117.1.000581/17-50</text:p>
          </table:table-cell>
          <table:table-cell table:style-name="ce12"/>
          <table:table-cell table:style-name="ce12" office:value-type="float" office:value="35244844334" calcext:value-type="float">
            <text:p>35244844334</text:p>
          </table:table-cell>
          <table:table-cell table:style-name="ce25"/>
          <table:table-cell table:style-name="ce25" office:value-type="string" calcext:value-type="string">
            <text:p>ROGERIO ARAUJO DE CAST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89" calcext:value-type="float">
            <text:p>89</text:p>
          </table:table-cell>
          <table:table-cell table:style-name="ce18" office:value-type="string" calcext:value-type="string">
            <text:p>HRSJCF – HOSPITAL REGIONAL JOSE CANDIDO FERRAZ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6" calcext:value-type="float">
            <text:p>1306</text:p>
          </table:table-cell>
          <table:table-cell table:style-name="ce8" office:value-type="string" calcext:value-type="string">
            <text:p>AA.117.1.000615/17-83</text:p>
          </table:table-cell>
          <table:table-cell table:style-name="ce12"/>
          <table:table-cell table:style-name="ce12" office:value-type="float" office:value="24580520378" calcext:value-type="float">
            <text:p>24580520378</text:p>
          </table:table-cell>
          <table:table-cell table:style-name="ce25"/>
          <table:table-cell table:style-name="ce25" office:value-type="string" calcext:value-type="string">
            <text:p>JOAO RODRIGUES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9" calcext:value-type="float">
            <text:p>19</text:p>
          </table:table-cell>
          <table:table-cell table:style-name="ce18" office:value-type="string" calcext:value-type="string">
            <text:p>CCOM – COORDENADORIA DE COMUNICACAO SOCI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7" calcext:value-type="float">
            <text:p>1307</text:p>
          </table:table-cell>
          <table:table-cell table:style-name="ce8" office:value-type="string" calcext:value-type="string">
            <text:p>AA.117.1.000615/17-83</text:p>
          </table:table-cell>
          <table:table-cell table:style-name="ce12"/>
          <table:table-cell table:style-name="ce12" office:value-type="float" office:value="21744033315" calcext:value-type="float">
            <text:p>21744033315</text:p>
          </table:table-cell>
          <table:table-cell table:style-name="ce25"/>
          <table:table-cell table:style-name="ce25" office:value-type="string" calcext:value-type="string">
            <text:p>PAULO CESAR MENESES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9" calcext:value-type="float">
            <text:p>19</text:p>
          </table:table-cell>
          <table:table-cell table:style-name="ce18" office:value-type="string" calcext:value-type="string">
            <text:p>CCOM – COORDENADORIA DE COMUNICACAO SOCI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8" calcext:value-type="float">
            <text:p>1308</text:p>
          </table:table-cell>
          <table:table-cell table:style-name="ce8" office:value-type="string" calcext:value-type="string">
            <text:p>AA.117.1.000632/17-53</text:p>
          </table:table-cell>
          <table:table-cell table:style-name="ce12" office:value-type="float" office:value="422744000102" calcext:value-type="float">
            <text:p>422744000102</text:p>
          </table:table-cell>
          <table:table-cell table:style-name="ce12" office:value-type="float" office:value="10578390353" calcext:value-type="float">
            <text:p>10578390353</text:p>
          </table:table-cell>
          <table:table-cell table:style-name="ce25"/>
          <table:table-cell table:style-name="ce25" office:value-type="string" calcext:value-type="string">
            <text:p>FRANCISCO GUEDES ALCOFORADO FILH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FUNDAÇAO DE AMPARO A PESQUISA DO ESTADO DO PIAUI</text:p>
          </table:table-cell>
          <table:table-cell table:style-name="ce25" office:value-type="float" office:value="65" calcext:value-type="float">
            <text:p>65</text:p>
          </table:table-cell>
          <table:table-cell table:style-name="ce18" office:value-type="string" calcext:value-type="string">
            <text:p>FAPEPI - FUNDAÇAO DE AMPARO A PESQUIS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09" calcext:value-type="float">
            <text:p>1309</text:p>
          </table:table-cell>
          <table:table-cell table:style-name="ce8" office:value-type="string" calcext:value-type="string">
            <text:p>AA.117.1.000768/17-05</text:p>
          </table:table-cell>
          <table:table-cell table:style-name="ce12" office:value-type="float" office:value="27446972000160" calcext:value-type="float">
            <text:p>27446972000160</text:p>
          </table:table-cell>
          <table:table-cell table:style-name="ce12"/>
          <table:table-cell table:style-name="ce25"/>
          <table:table-cell table:style-name="ce25" office:value-type="string" calcext:value-type="string">
            <text:p>LUIZ GONZAGA PAES LANDIM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EAGRO – COORDENADORIA DO AGRONEGOCIO E DOS CERRADOS</text:p>
          </table:table-cell>
          <table:table-cell table:style-name="ce25" office:value-type="float" office:value="21" calcext:value-type="float">
            <text:p>21</text:p>
          </table:table-cell>
          <table:table-cell table:style-name="ce18" office:value-type="string" calcext:value-type="string">
            <text:p>COORDENADORIA DO AGRONEGOCIO E DOS CERRADO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8" office:value-type="string" calcext:value-type="string">
            <text:p>AA.117.1.000794/17-69</text:p>
          </table:table-cell>
          <table:table-cell table:style-name="ce12" office:value-type="float" office:value="9034960000147" calcext:value-type="float">
            <text:p>9034960000147</text:p>
          </table:table-cell>
          <table:table-cell table:style-name="ce12" office:value-type="float" office:value="35236647304" calcext:value-type="float">
            <text:p>35236647304</text:p>
          </table:table-cell>
          <table:table-cell table:style-name="ce25"/>
          <table:table-cell table:style-name="ce25" office:value-type="string" calcext:value-type="string">
            <text:p>GERALDO MAGELA BARROS AGUIAR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DESENVOLVIMENTO DO PIAUÍ IDEPI</text:p>
          </table:table-cell>
          <table:table-cell table:style-name="ce25" office:value-type="float" office:value="92" calcext:value-type="float">
            <text:p>92</text:p>
          </table:table-cell>
          <table:table-cell table:style-name="ce18" office:value-type="string" calcext:value-type="string">
            <text:p>IDEPI – INSTITUTO DE DESENVOLVIMENTO DO PIAUÍ IDEP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1" calcext:value-type="float">
            <text:p>1311</text:p>
          </table:table-cell>
          <table:table-cell table:style-name="ce8" office:value-type="string" calcext:value-type="string">
            <text:p>AA.117.1.000807/17-80</text:p>
          </table:table-cell>
          <table:table-cell table:style-name="ce12" office:value-type="float" office:value="27431461000175" calcext:value-type="float">
            <text:p>27431461000175</text:p>
          </table:table-cell>
          <table:table-cell table:style-name="ce12" office:value-type="float" office:value="4244978321" calcext:value-type="float">
            <text:p>4244978321</text:p>
          </table:table-cell>
          <table:table-cell table:style-name="ce25"/>
          <table:table-cell table:style-name="ce25" office:value-type="string" calcext:value-type="string">
            <text:p>LEONARDO SOBRAL SANTO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O PROGRAMA DE COMBATE A POBREZA RURAL</text:p>
          </table:table-cell>
          <table:table-cell table:style-name="ce25" office:value-type="float" office:value="20" calcext:value-type="float">
            <text:p>20</text:p>
          </table:table-cell>
          <table:table-cell table:style-name="ce18" office:value-type="string" calcext:value-type="string">
            <text:p>CCPR – COORDENADORIA DO PROGRAMA DE COMBATE A POBREZA RU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2" calcext:value-type="float">
            <text:p>1312</text:p>
          </table:table-cell>
          <table:table-cell table:style-name="ce8" office:value-type="string" calcext:value-type="string">
            <text:p>AA.117.1.000821/17-22</text:p>
          </table:table-cell>
          <table:table-cell table:style-name="ce12"/>
          <table:table-cell table:style-name="ce12" office:value-type="float" office:value="1654922366" calcext:value-type="float">
            <text:p>1654922366</text:p>
          </table:table-cell>
          <table:table-cell table:style-name="ce25"/>
          <table:table-cell table:style-name="ce25" office:value-type="string" calcext:value-type="string">
            <text:p>TALITA REGINA BARBOSA FEIT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69" calcext:value-type="float">
            <text:p>169</text:p>
          </table:table-cell>
          <table:table-cell table:style-name="ce18" office:value-type="string" calcext:value-type="string">
            <text:p>UNIDADE INTEGRADA DO MOCAMBINH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3" calcext:value-type="float">
            <text:p>1313</text:p>
          </table:table-cell>
          <table:table-cell table:style-name="ce8" office:value-type="string" calcext:value-type="string">
            <text:p>AA.117.1.000828/17-91</text:p>
          </table:table-cell>
          <table:table-cell table:style-name="ce12" office:value-type="float" office:value="27431506000101" calcext:value-type="float">
            <text:p>27431506000101</text:p>
          </table:table-cell>
          <table:table-cell table:style-name="ce12" office:value-type="float" office:value="56584369315" calcext:value-type="float">
            <text:p>56584369315</text:p>
          </table:table-cell>
          <table:table-cell table:style-name="ce25"/>
          <table:table-cell table:style-name="ce25" office:value-type="string" calcext:value-type="string">
            <text:p>MARLLOS ROSSANO RIBEIRO GONCALVES DE SAMPAI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O PROGRAMA MAIS VIDA COM CIDADANIA <text:s/>PARA O IDOSO</text:p>
          </table:table-cell>
          <table:table-cell table:style-name="ce25" office:value-type="float" office:value="55" calcext:value-type="float">
            <text:p>55</text:p>
          </table:table-cell>
          <table:table-cell table:style-name="ce18" office:value-type="string" calcext:value-type="string">
            <text:p>CVCI - COORDENADORIA DO PROGRAMA MAIS VIDA COM CIDADANIA <text:s/>PARA O IDOS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4" calcext:value-type="float">
            <text:p>1314</text:p>
          </table:table-cell>
          <table:table-cell table:style-name="ce8" office:value-type="string" calcext:value-type="string">
            <text:p>AA.117.1.000828/17-91</text:p>
          </table:table-cell>
          <table:table-cell table:style-name="ce12"/>
          <table:table-cell table:style-name="ce12" office:value-type="float" office:value="56584369315" calcext:value-type="float">
            <text:p>56584369315</text:p>
          </table:table-cell>
          <table:table-cell table:style-name="ce25"/>
          <table:table-cell table:style-name="ce25" office:value-type="string" calcext:value-type="string">
            <text:p>MARLLOS ROSSANO RIBEIRO GONCALVES DE SAMPAI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5" calcext:value-type="float">
            <text:p>55</text:p>
          </table:table-cell>
          <table:table-cell table:style-name="ce18" office:value-type="string" calcext:value-type="string">
            <text:p>CVCI - COORDENADORIA DO PROGRAMA MAIS VIDA COM CIDADANIA <text:s/>PARA O IDOS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5" calcext:value-type="float">
            <text:p>1315</text:p>
          </table:table-cell>
          <table:table-cell table:style-name="ce8" office:value-type="string" calcext:value-type="string">
            <text:p>AA.117.1.000844/17-59</text:p>
          </table:table-cell>
          <table:table-cell table:style-name="ce12"/>
          <table:table-cell table:style-name="ce12" office:value-type="float" office:value="1849783357" calcext:value-type="float">
            <text:p>1849783357</text:p>
          </table:table-cell>
          <table:table-cell table:style-name="ce25"/>
          <table:table-cell table:style-name="ce25" office:value-type="string" calcext:value-type="string">
            <text:p>CAMILA DAMASCENO CAVALCANTE CASTELO BRAN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6" calcext:value-type="float">
            <text:p>1316</text:p>
          </table:table-cell>
          <table:table-cell table:style-name="ce8" office:value-type="string" calcext:value-type="string">
            <text:p>AA.117.1.000845/17-61</text:p>
          </table:table-cell>
          <table:table-cell table:style-name="ce12"/>
          <table:table-cell table:style-name="ce12" office:value-type="float" office:value="16029224387" calcext:value-type="float">
            <text:p>16029224387</text:p>
          </table:table-cell>
          <table:table-cell table:style-name="ce25"/>
          <table:table-cell table:style-name="ce25" office:value-type="string" calcext:value-type="string">
            <text:p>FRANCISCO DE MACED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1" calcext:value-type="float">
            <text:p>101</text:p>
          </table:table-cell>
          <table:table-cell table:style-name="ce18" office:value-type="string" calcext:value-type="string">
            <text:p>MDER – MATERNIDADE DONA EVANGELINA ROS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7" calcext:value-type="float">
            <text:p>1317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EVALDO MARTINS ROSAL PADU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8" calcext:value-type="float">
            <text:p>1318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ENRY MARINHO NERY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19" calcext:value-type="float">
            <text:p>1319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HUMBERTO DA COSTA AZEVE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EULALIO DE PADU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1" calcext:value-type="float">
            <text:p>1321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AO MARCELLO MADEIRA DE VASCONCEL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ORGE LUCAS DE SOUSA LEAL LOP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3" calcext:value-type="float">
            <text:p>1323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PAULO FERDINAND FERNANDES LOPES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4" calcext:value-type="float">
            <text:p>1324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AUL EMMANUEL DE MELO FERREIRA PINHEIRO ALVES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5" calcext:value-type="float">
            <text:p>1325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ERGIO SOUSA SIL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6" calcext:value-type="float">
            <text:p>1326</text:p>
          </table:table-cell>
          <table:table-cell table:style-name="ce8" office:value-type="string" calcext:value-type="string">
            <text:p>AA.117.1.000911/17-19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KILDERE RONNE DE CARVALHO SOU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7" calcext:value-type="float">
            <text:p>1327</text:p>
          </table:table-cell>
          <table:table-cell table:style-name="ce8" office:value-type="string" calcext:value-type="string">
            <text:p>AA.117.1.000898/17-95</text:p>
          </table:table-cell>
          <table:table-cell table:style-name="ce12"/>
          <table:table-cell table:style-name="ce12" office:value-type="float" office:value="21684260310" calcext:value-type="float">
            <text:p>21684260310</text:p>
          </table:table-cell>
          <table:table-cell table:style-name="ce25"/>
          <table:table-cell table:style-name="ce25" office:value-type="string" calcext:value-type="string">
            <text:p>MARIA DE FATIMA DE A GONCALV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8" calcext:value-type="float">
            <text:p>1328</text:p>
          </table:table-cell>
          <table:table-cell table:style-name="ce8" office:value-type="string" calcext:value-type="string">
            <text:p>AA.117.1.000898/17-95</text:p>
          </table:table-cell>
          <table:table-cell table:style-name="ce12"/>
          <table:table-cell table:style-name="ce12" office:value-type="float" office:value="3248146583" calcext:value-type="float">
            <text:p>3248146583</text:p>
          </table:table-cell>
          <table:table-cell table:style-name="ce25"/>
          <table:table-cell table:style-name="ce25" office:value-type="string" calcext:value-type="string">
            <text:p>MATHEUS CORTES C DE ANDRAD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29" calcext:value-type="float">
            <text:p>1329</text:p>
          </table:table-cell>
          <table:table-cell table:style-name="ce8" office:value-type="string" calcext:value-type="string">
            <text:p>AA.117.1.000898/17-95</text:p>
          </table:table-cell>
          <table:table-cell table:style-name="ce12"/>
          <table:table-cell table:style-name="ce12" office:value-type="float" office:value="28741340310" calcext:value-type="float">
            <text:p>28741340310</text:p>
          </table:table-cell>
          <table:table-cell table:style-name="ce25"/>
          <table:table-cell table:style-name="ce25" office:value-type="string" calcext:value-type="string">
            <text:p>JAQUELINE RODRIGUE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0" calcext:value-type="float">
            <text:p>1330</text:p>
          </table:table-cell>
          <table:table-cell table:style-name="ce8" office:value-type="string" calcext:value-type="string">
            <text:p>AA.117.1.000898/17-95</text:p>
          </table:table-cell>
          <table:table-cell table:style-name="ce12"/>
          <table:table-cell table:style-name="ce12" office:value-type="float" office:value="13164732368" calcext:value-type="float">
            <text:p>13164732368</text:p>
          </table:table-cell>
          <table:table-cell table:style-name="ce25"/>
          <table:table-cell table:style-name="ce25" office:value-type="string" calcext:value-type="string">
            <text:p>VERONICA ALMEIDA DE DEU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1" calcext:value-type="float">
            <text:p>1331</text:p>
          </table:table-cell>
          <table:table-cell table:style-name="ce8" office:value-type="string" calcext:value-type="string">
            <text:p>AA.117.1.000909/17-9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TERESA DE ALBUQUERQUE SOARES ANTUNES CORREI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2" calcext:value-type="float">
            <text:p>1332</text:p>
          </table:table-cell>
          <table:table-cell table:style-name="ce8" office:value-type="string" calcext:value-type="string">
            <text:p>AA.117.1.000916/17-62</text:p>
          </table:table-cell>
          <table:table-cell table:style-name="ce12" office:value-type="float" office:value="6690994000100" calcext:value-type="float">
            <text:p>6690994000100</text:p>
          </table:table-cell>
          <table:table-cell table:style-name="ce12" office:value-type="float" office:value="1104394308" calcext:value-type="float">
            <text:p>1104394308</text:p>
          </table:table-cell>
          <table:table-cell table:style-name="ce25" office:value-type="string" calcext:value-type="string">
            <text:p>piauidigital.pi.gov.br</text:p>
          </table:table-cell>
          <table:table-cell table:style-name="ce25" office:value-type="string" calcext:value-type="string">
            <text:p>RAFAEL SAMPAIO OLIVEIRA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JUNTA COMERCIAL DO ESTADO</text:p>
          </table:table-cell>
          <table:table-cell table:style-name="ce25" office:value-type="float" office:value="98" calcext:value-type="float">
            <text:p>98</text:p>
          </table:table-cell>
          <table:table-cell table:style-name="ce18" office:value-type="string" calcext:value-type="string">
            <text:p>JUCEPI – JUNTA COMERCIAL DO ESTAD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3" calcext:value-type="float">
            <text:p>1333</text:p>
          </table:table-cell>
          <table:table-cell table:style-name="ce8" office:value-type="string" calcext:value-type="string">
            <text:p>AA.117.1.000993/17-37</text:p>
          </table:table-cell>
          <table:table-cell table:style-name="ce12"/>
          <table:table-cell table:style-name="ce12" office:value-type="float" office:value="70345830300" calcext:value-type="float">
            <text:p>70345830300</text:p>
          </table:table-cell>
          <table:table-cell table:style-name="ce25"/>
          <table:table-cell table:style-name="ce25" office:value-type="string" calcext:value-type="string">
            <text:p>JOAO BORGES DE C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4" calcext:value-type="float">
            <text:p>1334</text:p>
          </table:table-cell>
          <table:table-cell table:style-name="ce8" office:value-type="string" calcext:value-type="string">
            <text:p>AA.117.1.000993/17-37</text:p>
          </table:table-cell>
          <table:table-cell table:style-name="ce12"/>
          <table:table-cell table:style-name="ce12" office:value-type="float" office:value="82865523349" calcext:value-type="float">
            <text:p>82865523349</text:p>
          </table:table-cell>
          <table:table-cell table:style-name="ce25"/>
          <table:table-cell table:style-name="ce25" office:value-type="string" calcext:value-type="string">
            <text:p>AUGUSTO TEIXEIRA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5" calcext:value-type="float">
            <text:p>1335</text:p>
          </table:table-cell>
          <table:table-cell table:style-name="ce8" office:value-type="string" calcext:value-type="string">
            <text:p>AA.117.1.000993/17-37</text:p>
          </table:table-cell>
          <table:table-cell table:style-name="ce12"/>
          <table:table-cell table:style-name="ce12" office:value-type="float" office:value="28725719300" calcext:value-type="float">
            <text:p>28725719300</text:p>
          </table:table-cell>
          <table:table-cell table:style-name="ce25"/>
          <table:table-cell table:style-name="ce25" office:value-type="string" calcext:value-type="string">
            <text:p>IRA DE SOUSA PIMENTEL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6" calcext:value-type="float">
            <text:p>1336</text:p>
          </table:table-cell>
          <table:table-cell table:style-name="ce8" office:value-type="string" calcext:value-type="string">
            <text:p>AA.117.1.000993/17-37</text:p>
          </table:table-cell>
          <table:table-cell table:style-name="ce12"/>
          <table:table-cell table:style-name="ce12" office:value-type="float" office:value="30649536304" calcext:value-type="float">
            <text:p>30649536304</text:p>
          </table:table-cell>
          <table:table-cell table:style-name="ce25"/>
          <table:table-cell table:style-name="ce25" office:value-type="string" calcext:value-type="string">
            <text:p>REJANE CAVALCANTE BOT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7" calcext:value-type="float">
            <text:p>1337</text:p>
          </table:table-cell>
          <table:table-cell table:style-name="ce8" office:value-type="string" calcext:value-type="string">
            <text:p>AA.117.1.001039/17-51</text:p>
          </table:table-cell>
          <table:table-cell table:style-name="ce12" office:value-type="float" office:value="6553553000191" calcext:value-type="float">
            <text:p>6553553000191</text:p>
          </table:table-cell>
          <table:table-cell table:style-name="ce12" office:value-type="float" office:value="37471570334" calcext:value-type="float">
            <text:p>37471570334</text:p>
          </table:table-cell>
          <table:table-cell table:style-name="ce25" office:value-type="string" calcext:value-type="string">
            <text:p>*.sefaz.pi.gov.br</text:p>
          </table:table-cell>
          <table:table-cell table:style-name="ce25" office:value-type="string" calcext:value-type="string">
            <text:p>RICARDO REZENDE DE DEUS BARBOSA</text:p>
          </table:table-cell>
          <table:table-cell table:style-name="ce25" office:value-type="string" calcext:value-type="string">
            <text:p>EQP-A1</text:p>
          </table:table-cell>
          <table:table-cell table:style-name="ce18" office:value-type="string" calcext:value-type="string">
            <text:p>SECRETARIA DA FAZENDA DO ESTADO DO PIAUI</text:p>
          </table:table-cell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8" calcext:value-type="float">
            <text:p>1338</text:p>
          </table:table-cell>
          <table:table-cell table:style-name="ce8" office:value-type="string" calcext:value-type="string">
            <text:p>AA.117.1.001038/17-49</text:p>
          </table:table-cell>
          <table:table-cell table:style-name="ce12" office:value-type="float" office:value="27653544000120" calcext:value-type="float">
            <text:p>27653544000120</text:p>
          </table:table-cell>
          <table:table-cell table:style-name="ce12"/>
          <table:table-cell table:style-name="ce25"/>
          <table:table-cell table:style-name="ce25" office:value-type="string" calcext:value-type="string">
            <text:p>PAULO ROBERTO DE OLIVEIRA SANTO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E GESTAO DE RECURSOS HIDRICOS</text:p>
          </table:table-cell>
          <table:table-cell table:style-name="ce25" office:value-type="float" office:value="54" calcext:value-type="float">
            <text:p>54</text:p>
          </table:table-cell>
          <table:table-cell table:style-name="ce18" office:value-type="string" calcext:value-type="string">
            <text:p>CRH – COORDENADORIA DE GESTAO DE RECURSOS HIDRICO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39" calcext:value-type="float">
            <text:p>1339</text:p>
          </table:table-cell>
          <table:table-cell table:style-name="ce8" office:value-type="string" calcext:value-type="string">
            <text:p>AA.117.1.001079/17-5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REVOGAR – 13359345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INSTITUTO DE TERRA DO PIAUI – INTERPI</text:p>
          </table:table-cell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- INSTITUTO DE TERRA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0" calcext:value-type="float">
            <text:p>1340</text:p>
          </table:table-cell>
          <table:table-cell table:style-name="ce8" office:value-type="string" calcext:value-type="string">
            <text:p>AA.117.1.001091/17-84</text:p>
          </table:table-cell>
          <table:table-cell table:style-name="ce12" office:value-type="float" office:value="27643367000180" calcext:value-type="float">
            <text:p>27643367000180</text:p>
          </table:table-cell>
          <table:table-cell table:style-name="ce12" office:value-type="float" office:value="1804998311" calcext:value-type="float">
            <text:p>1804998311</text:p>
          </table:table-cell>
          <table:table-cell table:style-name="ce25"/>
          <table:table-cell table:style-name="ce25" office:value-type="string" calcext:value-type="string">
            <text:p>STANLEY FREIRE COSTA E SILV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O PROGRAMA DE APOIO A PSICULTURA</text:p>
          </table:table-cell>
          <table:table-cell table:style-name="ce25" office:value-type="float" office:value="50" calcext:value-type="float">
            <text:p>50</text:p>
          </table:table-cell>
          <table:table-cell table:style-name="ce18" office:value-type="string" calcext:value-type="string">
            <text:p>COORDENADORIA DO PROGRAMA DE APOIO A PSICULTUR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1" calcext:value-type="float">
            <text:p>1341</text:p>
          </table:table-cell>
          <table:table-cell table:style-name="ce8" office:value-type="string" calcext:value-type="string">
            <text:p>AA.117.1.001095/17-15</text:p>
          </table:table-cell>
          <table:table-cell table:style-name="ce12"/>
          <table:table-cell table:style-name="ce12" office:value-type="float" office:value="30646227300" calcext:value-type="float">
            <text:p>30646227300</text:p>
          </table:table-cell>
          <table:table-cell table:style-name="ce25"/>
          <table:table-cell table:style-name="ce25" office:value-type="string" calcext:value-type="string">
            <text:p>GILBERTO OLIVEIRA D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2" calcext:value-type="float">
            <text:p>1342</text:p>
          </table:table-cell>
          <table:table-cell table:style-name="ce8" office:value-type="string" calcext:value-type="string">
            <text:p>AA.117.1.001113/17-92</text:p>
          </table:table-cell>
          <table:table-cell table:style-name="ce12"/>
          <table:table-cell table:style-name="ce12" office:value-type="float" office:value="18406297387" calcext:value-type="float">
            <text:p>18406297387</text:p>
          </table:table-cell>
          <table:table-cell table:style-name="ce25"/>
          <table:table-cell table:style-name="ce25" office:value-type="string" calcext:value-type="string">
            <text:p>PAULO ROBERTO DE OLIVEIRA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4" calcext:value-type="float">
            <text:p>54</text:p>
          </table:table-cell>
          <table:table-cell table:style-name="ce18" office:value-type="string" calcext:value-type="string">
            <text:p>CRH – COORDENADORIA DE GESTAO DE RECURSOS HIDRICO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8" office:value-type="string" calcext:value-type="string">
            <text:p>AA.117.1.001085/17-16</text:p>
          </table:table-cell>
          <table:table-cell table:style-name="ce12" office:value-type="float" office:value="27446978000138" calcext:value-type="float">
            <text:p>27446978000138</text:p>
          </table:table-cell>
          <table:table-cell table:style-name="ce12" office:value-type="float" office:value="18376711334" calcext:value-type="float">
            <text:p>18376711334</text:p>
          </table:table-cell>
          <table:table-cell table:style-name="ce25"/>
          <table:table-cell table:style-name="ce25" office:value-type="string" calcext:value-type="string">
            <text:p>MARIO ANGELO DE MENESES SOUSA</text:p>
          </table:table-cell>
          <table:table-cell table:style-name="ce25"/>
          <table:table-cell table:style-name="ce25" office:value-type="string" calcext:value-type="string">
            <text:p>COORDENADORIA DO PROGRAMA DE EDUCACAO POR MEIO DE MEDIACOES TECNOLOGICA</text:p>
          </table:table-cell>
          <table:table-cell table:style-name="ce25" office:value-type="float" office:value="51" calcext:value-type="float">
            <text:p>51</text:p>
          </table:table-cell>
          <table:table-cell table:style-name="ce18" office:value-type="string" calcext:value-type="string">
            <text:p>COORDENADORIA DO PROGRAMA DE EDUCACAO POR MEIO DE MEDIACOES TECNOLOG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4" calcext:value-type="float">
            <text:p>1344</text:p>
          </table:table-cell>
          <table:table-cell table:style-name="ce8" office:value-type="string" calcext:value-type="string">
            <text:p>AA.117.1.001097/17-30</text:p>
          </table:table-cell>
          <table:table-cell table:style-name="ce12"/>
          <table:table-cell table:style-name="ce12" office:value-type="float" office:value="71919139320" calcext:value-type="float">
            <text:p>71919139320</text:p>
          </table:table-cell>
          <table:table-cell table:style-name="ce25"/>
          <table:table-cell table:style-name="ce25" office:value-type="string" calcext:value-type="string">
            <text:p>MARIVALDO DE OLIVEIRA ME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36" calcext:value-type="float">
            <text:p>136</text:p>
          </table:table-cell>
          <table:table-cell table:style-name="ce18" office:value-type="string" calcext:value-type="string">
            <text:p>UESPI – FUNDACAO UNIVERSIDADE ESTADUAL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5" calcext:value-type="float">
            <text:p>1345</text:p>
          </table:table-cell>
          <table:table-cell table:style-name="ce8" office:value-type="string" calcext:value-type="string">
            <text:p>AA.117.1.001098/17-43</text:p>
          </table:table-cell>
          <table:table-cell table:style-name="ce12"/>
          <table:table-cell table:style-name="ce12" office:value-type="float" office:value="49166646634" calcext:value-type="float">
            <text:p>49166646634</text:p>
          </table:table-cell>
          <table:table-cell table:style-name="ce25"/>
          <table:table-cell table:style-name="ce25" office:value-type="string" calcext:value-type="string">
            <text:p>MAURO SERGIO GUIMARAES REZENDE</text:p>
          </table:table-cell>
          <table:table-cell table:style-name="ce25" office:value-type="string" calcext:value-type="string">
            <text:p>PF-A1</text:p>
          </table:table-cell>
          <table:table-cell table:style-name="ce18"/>
          <table:table-cell table:style-name="ce25" office:value-type="float" office:value="63" calcext:value-type="float">
            <text:p>63</text:p>
          </table:table-cell>
          <table:table-cell table:style-name="ce18" office:value-type="string" calcext:value-type="string">
            <text:p>ESCOLA TECNICA ESTADUAL DE TEATRO PROF JOSE GOMES CAMPO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6" calcext:value-type="float">
            <text:p>1346</text:p>
          </table:table-cell>
          <table:table-cell table:style-name="ce8" office:value-type="string" calcext:value-type="string">
            <text:p>AA.117.1.001161/17-72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KEILA MARTINS PAZ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8" office:value-type="string" calcext:value-type="string">
            <text:p>AA.117.1.001210/17-50</text:p>
          </table:table-cell>
          <table:table-cell table:style-name="ce12" office:value-type="float" office:value="10323414000105" calcext:value-type="float">
            <text:p>10323414000105</text:p>
          </table:table-cell>
          <table:table-cell table:style-name="ce12" office:value-type="float" office:value="83893580344" calcext:value-type="float">
            <text:p>83893580344</text:p>
          </table:table-cell>
          <table:table-cell table:style-name="ce25"/>
          <table:table-cell table:style-name="ce25" office:value-type="string" calcext:value-type="string">
            <text:p>MIQUEIAS ALVES DE OLIVEIR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PROF MOACI MADEIRA CAMPOS</text:p>
          </table:table-cell>
          <table:table-cell table:style-name="ce25" office:value-type="float" office:value="30" calcext:value-type="float">
            <text:p>30</text:p>
          </table:table-cell>
          <table:table-cell table:style-name="ce18" office:value-type="string" calcext:value-type="string">
            <text:p>CETI – MOACI MADEIRA CAMPO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8" calcext:value-type="float">
            <text:p>1348</text:p>
          </table:table-cell>
          <table:table-cell table:style-name="ce8" office:value-type="string" calcext:value-type="string">
            <text:p>AA.117.1.001216/17-06</text:p>
          </table:table-cell>
          <table:table-cell table:style-name="ce12" office:value-type="float" office:value="1928918000168" calcext:value-type="float">
            <text:p>1928918000168</text:p>
          </table:table-cell>
          <table:table-cell table:style-name="ce12" office:value-type="float" office:value="48208787353" calcext:value-type="float">
            <text:p>48208787353</text:p>
          </table:table-cell>
          <table:table-cell table:style-name="ce25"/>
          <table:table-cell table:style-name="ce25" office:value-type="string" calcext:value-type="string">
            <text:p>MARIA ANTONIA DE SOUSA ROS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DOMINGOS ALVES DA COSTA</text:p>
          </table:table-cell>
          <table:table-cell table:style-name="ce25" office:value-type="float" office:value="132" calcext:value-type="float">
            <text:p>132</text:p>
          </table:table-cell>
          <table:table-cell table:style-name="ce18" office:value-type="string" calcext:value-type="string">
            <text:p>UE DOMINGOS COST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8" office:value-type="string" calcext:value-type="string">
            <text:p>AA.117.1.001222/17-74</text:p>
          </table:table-cell>
          <table:table-cell table:style-name="ce12" office:value-type="float" office:value="6535751000199" calcext:value-type="float">
            <text:p>6535751000199</text:p>
          </table:table-cell>
          <table:table-cell table:style-name="ce12" office:value-type="float" office:value="42866367391" calcext:value-type="float">
            <text:p>42866367391</text:p>
          </table:table-cell>
          <table:table-cell table:style-name="ce25"/>
          <table:table-cell table:style-name="ce25" office:value-type="string" calcext:value-type="string">
            <text:p>JOSE DIAS DE CASTRO NET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DEPARTAMENTO DE ESTRADAS DE RODAGEM DO PAIUI</text:p>
          </table:table-cell>
          <table:table-cell table:style-name="ce25" office:value-type="float" office:value="56" calcext:value-type="float">
            <text:p>56</text:p>
          </table:table-cell>
          <table:table-cell table:style-name="ce18" office:value-type="string" calcext:value-type="string">
            <text:p>DER – DEPARTAMENTO DE ESTRADAS DE RODAGEM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0" calcext:value-type="float">
            <text:p>1350</text:p>
          </table:table-cell>
          <table:table-cell table:style-name="ce8" office:value-type="string" calcext:value-type="string">
            <text:p>AA.117.1.001222/17-74</text:p>
          </table:table-cell>
          <table:table-cell table:style-name="ce12"/>
          <table:table-cell table:style-name="ce12" office:value-type="float" office:value="42866367391" calcext:value-type="float">
            <text:p>42866367391</text:p>
          </table:table-cell>
          <table:table-cell table:style-name="ce25"/>
          <table:table-cell table:style-name="ce25" office:value-type="string" calcext:value-type="string">
            <text:p>JOSE DIAS DE CASTRO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6" calcext:value-type="float">
            <text:p>56</text:p>
          </table:table-cell>
          <table:table-cell table:style-name="ce18" office:value-type="string" calcext:value-type="string">
            <text:p>DER – DEPARTAMENTO DE ESTRADAS DE RODAGEM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8" office:value-type="string" calcext:value-type="string">
            <text:p>AA.117.1.001222/17-74</text:p>
          </table:table-cell>
          <table:table-cell table:style-name="ce12"/>
          <table:table-cell table:style-name="ce12" office:value-type="float" office:value="28652924368" calcext:value-type="float">
            <text:p>28652924368</text:p>
          </table:table-cell>
          <table:table-cell table:style-name="ce25"/>
          <table:table-cell table:style-name="ce25" office:value-type="string" calcext:value-type="string">
            <text:p>TAISY RIVANY SALMITO MARTINS NUN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6" calcext:value-type="float">
            <text:p>56</text:p>
          </table:table-cell>
          <table:table-cell table:style-name="ce18" office:value-type="string" calcext:value-type="string">
            <text:p>DER – DEPARTAMENTO DE ESTRADAS DE RODAGEM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2" calcext:value-type="float">
            <text:p>1352</text:p>
          </table:table-cell>
          <table:table-cell table:style-name="ce8" office:value-type="string" calcext:value-type="string">
            <text:p>AA.117.1.001050/17-75</text:p>
          </table:table-cell>
          <table:table-cell table:style-name="ce12"/>
          <table:table-cell table:style-name="ce12" office:value-type="float" office:value="30671981315" calcext:value-type="float">
            <text:p>30671981315</text:p>
          </table:table-cell>
          <table:table-cell table:style-name="ce25"/>
          <table:table-cell table:style-name="ce25" office:value-type="string" calcext:value-type="string">
            <text:p>HERBERT BUENOS AIRES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6" calcext:value-type="float">
            <text:p>96</text:p>
          </table:table-cell>
          <table:table-cell table:style-name="ce18" office:value-type="string" calcext:value-type="string">
            <text:p>INTERPI - INSTITUTO DE TERRAS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3" calcext:value-type="float">
            <text:p>1353</text:p>
          </table:table-cell>
          <table:table-cell table:style-name="ce8" office:value-type="string" calcext:value-type="string">
            <text:p>AA.117.1.001213/17-88</text:p>
          </table:table-cell>
          <table:table-cell table:style-name="ce12"/>
          <table:table-cell table:style-name="ce12" office:value-type="float" office:value="9986332320" calcext:value-type="float">
            <text:p>9986332320</text:p>
          </table:table-cell>
          <table:table-cell table:style-name="ce25"/>
          <table:table-cell table:style-name="ce25" office:value-type="string" calcext:value-type="string">
            <text:p>ARIOSVALDO RODRIGUES MOCA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8" office:value-type="string" calcext:value-type="string">
            <text:p>AA.117.1.001227/17-18</text:p>
          </table:table-cell>
          <table:table-cell table:style-name="ce12"/>
          <table:table-cell table:style-name="ce12" office:value-type="float" office:value="33850739368" calcext:value-type="float">
            <text:p>33850739368</text:p>
          </table:table-cell>
          <table:table-cell table:style-name="ce25"/>
          <table:table-cell table:style-name="ce25" office:value-type="string" calcext:value-type="string">
            <text:p>JOAO DA CRUZ DE SOUSA N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7" calcext:value-type="float">
            <text:p>57</text:p>
          </table:table-cell>
          <table:table-cell table:style-name="ce18" office:value-type="string" calcext:value-type="string">
            <text:p>DETRAN – DEPARTAMENTO ESTADUAL DE TRANSIT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8" office:value-type="string" calcext:value-type="string">
            <text:p>AA.117.1.001280/17-53</text:p>
          </table:table-cell>
          <table:table-cell table:style-name="ce12"/>
          <table:table-cell table:style-name="ce12" office:value-type="float" office:value="28786726315" calcext:value-type="float">
            <text:p>28786726315</text:p>
          </table:table-cell>
          <table:table-cell table:style-name="ce25"/>
          <table:table-cell table:style-name="ce25" office:value-type="string" calcext:value-type="string">
            <text:p>RAIMUNDO ERNALDO GOMES VAL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7" calcext:value-type="float">
            <text:p>67</text:p>
          </table:table-cell>
          <table:table-cell table:style-name="ce18" office:value-type="string" calcext:value-type="string">
            <text:p>FUNDACAO ANTARES – FUNDACAO RADIO E TELEVISAO EDUCATIVA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6" calcext:value-type="float">
            <text:p>1356</text:p>
          </table:table-cell>
          <table:table-cell table:style-name="ce8" office:value-type="string" calcext:value-type="string">
            <text:p>AA.117.1.001280/17-53</text:p>
          </table:table-cell>
          <table:table-cell table:style-name="ce12"/>
          <table:table-cell table:style-name="ce12" office:value-type="float" office:value="87975220310" calcext:value-type="float">
            <text:p>87975220310</text:p>
          </table:table-cell>
          <table:table-cell table:style-name="ce25"/>
          <table:table-cell table:style-name="ce25" office:value-type="string" calcext:value-type="string">
            <text:p>IGOR CARVALHO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67" calcext:value-type="float">
            <text:p>67</text:p>
          </table:table-cell>
          <table:table-cell table:style-name="ce18" office:value-type="string" calcext:value-type="string">
            <text:p>FUNDACAO ANTARES – FUNDACAO RADIO E TELEVISAO EDUCATIVA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7" calcext:value-type="float">
            <text:p>1357</text:p>
          </table:table-cell>
          <table:table-cell table:style-name="ce8" office:value-type="string" calcext:value-type="string">
            <text:p>AA.117.1.001276/17-00</text:p>
          </table:table-cell>
          <table:table-cell table:style-name="ce12"/>
          <table:table-cell table:style-name="ce12" office:value-type="float" office:value="8090034730" calcext:value-type="float">
            <text:p>8090034730</text:p>
          </table:table-cell>
          <table:table-cell table:style-name="ce25"/>
          <table:table-cell table:style-name="ce25" office:value-type="string" calcext:value-type="string">
            <text:p>ROBERTO SANTUCH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8" calcext:value-type="float">
            <text:p>1358</text:p>
          </table:table-cell>
          <table:table-cell table:style-name="ce8" office:value-type="string" calcext:value-type="string">
            <text:p>AA.117.1.001312/17-60</text:p>
          </table:table-cell>
          <table:table-cell table:style-name="ce12"/>
          <table:table-cell table:style-name="ce12" office:value-type="float" office:value="48196533500" calcext:value-type="float">
            <text:p>48196533500</text:p>
          </table:table-cell>
          <table:table-cell table:style-name="ce25"/>
          <table:table-cell table:style-name="ce25" office:value-type="string" calcext:value-type="string">
            <text:p>CLESIO TEIXEIRA COE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59" calcext:value-type="float">
            <text:p>1359</text:p>
          </table:table-cell>
          <table:table-cell table:style-name="ce8" office:value-type="string" calcext:value-type="string">
            <text:p>AA.117.1.000926/17-61</text:p>
          </table:table-cell>
          <table:table-cell table:style-name="ce12" office:value-type="float" office:value="1868048000148" calcext:value-type="float">
            <text:p>1868048000148</text:p>
          </table:table-cell>
          <table:table-cell table:style-name="ce12" office:value-type="float" office:value="34941495349" calcext:value-type="float">
            <text:p>34941495349</text:p>
          </table:table-cell>
          <table:table-cell table:style-name="ce25"/>
          <table:table-cell table:style-name="ce25" office:value-type="string" calcext:value-type="string">
            <text:p>ANTONIO LINDOMAR NEVES</text:p>
          </table:table-cell>
          <table:table-cell table:style-name="ce25" office:value-type="string" calcext:value-type="string">
            <text:p>PF-A3</text:p>
          </table:table-cell>
          <table:table-cell table:style-name="ce18" office:value-type="string" calcext:value-type="string">
            <text:p>CONSELHO ESCOLAR CAIC JOAO MENDES OLIMPIO DE MELO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string" calcext:value-type="string">
            <text:p>CEFTI – JOAO MENDES OLIMPIO DE MEL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8" office:value-type="string" calcext:value-type="string">
            <text:p>AA.117.1.001358/17-13</text:p>
          </table:table-cell>
          <table:table-cell table:style-name="ce12" office:value-type="float" office:value="1632096000173" calcext:value-type="float">
            <text:p>1632096000173</text:p>
          </table:table-cell>
          <table:table-cell table:style-name="ce12" office:value-type="float" office:value="18138470372" calcext:value-type="float">
            <text:p>18138470372</text:p>
          </table:table-cell>
          <table:table-cell table:style-name="ce25"/>
          <table:table-cell table:style-name="ce25" office:value-type="string" calcext:value-type="string">
            <text:p>MARIA DO PERPETUO SOCORRO SILVA RIBEIR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NAIR GONCALVES</text:p>
          </table:table-cell>
          <table:table-cell table:style-name="ce25" office:value-type="float" office:value="158" calcext:value-type="float">
            <text:p>158</text:p>
          </table:table-cell>
          <table:table-cell table:style-name="ce18" office:value-type="string" calcext:value-type="string">
            <text:p>UNIDADE ESCOLAR NAIR GONCALV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1" calcext:value-type="float">
            <text:p>1361</text:p>
          </table:table-cell>
          <table:table-cell table:style-name="ce8" office:value-type="string" calcext:value-type="string">
            <text:p>AA.117.1.001358/17-13</text:p>
          </table:table-cell>
          <table:table-cell table:style-name="ce12"/>
          <table:table-cell table:style-name="ce12" office:value-type="float" office:value="18138470372" calcext:value-type="float">
            <text:p>18138470372</text:p>
          </table:table-cell>
          <table:table-cell table:style-name="ce25"/>
          <table:table-cell table:style-name="ce25" office:value-type="string" calcext:value-type="string">
            <text:p>MARIA DO PERPETUO SOCORRO SILVA RIB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58" calcext:value-type="float">
            <text:p>158</text:p>
          </table:table-cell>
          <table:table-cell table:style-name="ce18" office:value-type="string" calcext:value-type="string">
            <text:p>UNIDADE ESCOLAR NAIR GONCALV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2" calcext:value-type="float">
            <text:p>1362</text:p>
          </table:table-cell>
          <table:table-cell table:style-name="ce8" office:value-type="string" calcext:value-type="string">
            <text:p>AA.117.1.001317/17-04</text:p>
          </table:table-cell>
          <table:table-cell table:style-name="ce12" office:value-type="float" office:value="27643130000107" calcext:value-type="float">
            <text:p>27643130000107</text:p>
          </table:table-cell>
          <table:table-cell table:style-name="ce12" office:value-type="float" office:value="13390716300" calcext:value-type="float">
            <text:p>13390716300</text:p>
          </table:table-cell>
          <table:table-cell table:style-name="ce25"/>
          <table:table-cell table:style-name="ce25" office:value-type="string" calcext:value-type="string">
            <text:p>NERINILZO SOARES DOS SANTOS LIM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O PROGRAMA DE INFRAESTRUTURA AEROPORTUARIA</text:p>
          </table:table-cell>
          <table:table-cell table:style-name="ce25" office:value-type="float" office:value="38" calcext:value-type="float">
            <text:p>38</text:p>
          </table:table-cell>
          <table:table-cell table:style-name="ce18" office:value-type="string" calcext:value-type="string">
            <text:p>CPINFRAA – COORDENADORIA DO PROGRAMA DE INFRAESTRUTURA AEROPORTUAR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3" calcext:value-type="float">
            <text:p>1363</text:p>
          </table:table-cell>
          <table:table-cell table:style-name="ce8" office:value-type="string" calcext:value-type="string">
            <text:p>AA.117.1.001317/17-04</text:p>
          </table:table-cell>
          <table:table-cell table:style-name="ce12"/>
          <table:table-cell table:style-name="ce12" office:value-type="float" office:value="13390716300" calcext:value-type="float">
            <text:p>13390716300</text:p>
          </table:table-cell>
          <table:table-cell table:style-name="ce25"/>
          <table:table-cell table:style-name="ce25" office:value-type="string" calcext:value-type="string">
            <text:p>NERINILZO SOARES DOS SANTOS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8" calcext:value-type="float">
            <text:p>38</text:p>
          </table:table-cell>
          <table:table-cell table:style-name="ce18" office:value-type="string" calcext:value-type="string">
            <text:p>CPINFRAA – COORDENADORIA DO PROGRAMA DE INFRAESTRUTURA AEROPORTUAR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4" calcext:value-type="float">
            <text:p>1364</text:p>
          </table:table-cell>
          <table:table-cell table:style-name="ce8" office:value-type="string" calcext:value-type="string">
            <text:p>AA.117.1.001338/17-15</text:p>
          </table:table-cell>
          <table:table-cell table:style-name="ce12" office:value-type="float" office:value="1591264000120" calcext:value-type="float">
            <text:p>1591264000120</text:p>
          </table:table-cell>
          <table:table-cell table:style-name="ce12"/>
          <table:table-cell table:style-name="ce25"/>
          <table:table-cell table:style-name="ce25" office:value-type="string" calcext:value-type="string">
            <text:p>MARIA DO SOCORRO CASTRO SOARES ABREU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 ESC DR AGNELO PEREIRA DA SILVA</text:p>
          </table:table-cell>
          <table:table-cell table:style-name="ce25" office:value-type="float" office:value="144" calcext:value-type="float">
            <text:p>144</text:p>
          </table:table-cell>
          <table:table-cell table:style-name="ce18" office:value-type="string" calcext:value-type="string">
            <text:p>UNIDADE ESCOLAR DR AGNELO PEREIRA DA SILV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5" calcext:value-type="float">
            <text:p>1365</text:p>
          </table:table-cell>
          <table:table-cell table:style-name="ce8" office:value-type="string" calcext:value-type="string">
            <text:p>AA.117.1.001398/17-10</text:p>
          </table:table-cell>
          <table:table-cell table:style-name="ce12"/>
          <table:table-cell table:style-name="ce12" office:value-type="float" office:value="92224199520" calcext:value-type="float">
            <text:p>92224199520</text:p>
          </table:table-cell>
          <table:table-cell table:style-name="ce25"/>
          <table:table-cell table:style-name="ce25" office:value-type="string" calcext:value-type="string">
            <text:p>GLICIA RODRIGUES BATISTA MARTIN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8" office:value-type="string" calcext:value-type="string">
            <text:p>AA.117.1.001412/17-56</text:p>
          </table:table-cell>
          <table:table-cell table:style-name="ce12" office:value-type="float" office:value="8571315000109" calcext:value-type="float">
            <text:p>8571315000109</text:p>
          </table:table-cell>
          <table:table-cell table:style-name="ce12" office:value-type="float" office:value="18344429315" calcext:value-type="float">
            <text:p>18344429315</text:p>
          </table:table-cell>
          <table:table-cell table:style-name="ce25"/>
          <table:table-cell table:style-name="ce25" office:value-type="string" calcext:value-type="string">
            <text:p>MARIA ADELICE DE FREITAS SILV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E ENSINO PROFISSIONAL EM SAUDE</text:p>
          </table:table-cell>
          <table:table-cell table:style-name="ce25" office:value-type="float" office:value="157" calcext:value-type="float">
            <text:p>157</text:p>
          </table:table-cell>
          <table:table-cell table:style-name="ce18" office:value-type="string" calcext:value-type="string">
            <text:p>ECEEPS – MONSENHOR JOSE LUIZ BARBOSA CORTEZ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8" office:value-type="string" calcext:value-type="string">
            <text:p>AA.117.1.001442/17-53</text:p>
          </table:table-cell>
          <table:table-cell table:style-name="ce12" office:value-type="float" office:value="1591265000110" calcext:value-type="float">
            <text:p>1591265000110</text:p>
          </table:table-cell>
          <table:table-cell table:style-name="ce12" office:value-type="float" office:value="95663088334" calcext:value-type="float">
            <text:p>95663088334</text:p>
          </table:table-cell>
          <table:table-cell table:style-name="ce25"/>
          <table:table-cell table:style-name="ce25" office:value-type="string" calcext:value-type="string">
            <text:p>REJANE DA SILVA COELH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 ESC PROF PINHEIRO MACHADO</text:p>
          </table:table-cell>
          <table:table-cell table:style-name="ce25" office:value-type="float" office:value="33" calcext:value-type="float">
            <text:p>33</text:p>
          </table:table-cell>
          <table:table-cell table:style-name="ce18" office:value-type="string" calcext:value-type="string">
            <text:p>CETI – PROFESSOR PINHEIRO MACHAD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8" office:value-type="string" calcext:value-type="string">
            <text:p>AA.117.1.001444/17-79</text:p>
          </table:table-cell>
          <table:table-cell table:style-name="ce12"/>
          <table:table-cell table:style-name="ce12" office:value-type="float" office:value="97515574372" calcext:value-type="float">
            <text:p>97515574372</text:p>
          </table:table-cell>
          <table:table-cell table:style-name="ce25"/>
          <table:table-cell table:style-name="ce25" office:value-type="string" calcext:value-type="string">
            <text:p>ANDREY NOBRE TUPINAMB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69" calcext:value-type="float">
            <text:p>1369</text:p>
          </table:table-cell>
          <table:table-cell table:style-name="ce8" office:value-type="string" calcext:value-type="string">
            <text:p>AA.117.1.001469/17-10</text:p>
          </table:table-cell>
          <table:table-cell table:style-name="ce12" office:value-type="float" office:value="6164140000181" calcext:value-type="float">
            <text:p>6164140000181</text:p>
          </table:table-cell>
          <table:table-cell table:style-name="ce12" office:value-type="float" office:value="75958910353" calcext:value-type="float">
            <text:p>75958910353</text:p>
          </table:table-cell>
          <table:table-cell table:style-name="ce25"/>
          <table:table-cell table:style-name="ce25" office:value-type="string" calcext:value-type="string">
            <text:p>MARIA JOSE VIANA DA SILV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PROFESSOR ANTONIO TARCISIO PEREIRA E SILVA</text:p>
          </table:table-cell>
          <table:table-cell table:style-name="ce25" office:value-type="float" office:value="31" calcext:value-type="float">
            <text:p>31</text:p>
          </table:table-cell>
          <table:table-cell table:style-name="ce18" office:value-type="string" calcext:value-type="string">
            <text:p>CETI – PROF ANTONIO TARCISO PEREIRA E SILV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8" office:value-type="string" calcext:value-type="string">
            <text:p>AA.117.1.001469/17-10</text:p>
          </table:table-cell>
          <table:table-cell table:style-name="ce12"/>
          <table:table-cell table:style-name="ce12" office:value-type="float" office:value="87686627349" calcext:value-type="float">
            <text:p>87686627349</text:p>
          </table:table-cell>
          <table:table-cell table:style-name="ce25"/>
          <table:table-cell table:style-name="ce25" office:value-type="string" calcext:value-type="string">
            <text:p>ALEXANDRA CAMPELO VI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1" calcext:value-type="float">
            <text:p>31</text:p>
          </table:table-cell>
          <table:table-cell table:style-name="ce18" office:value-type="string" calcext:value-type="string">
            <text:p>CETI – PROF ANTONIO TARCISO PEREIRA E SILV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8" office:value-type="string" calcext:value-type="string">
            <text:p>AA.117.1.001203/17-89</text:p>
          </table:table-cell>
          <table:table-cell table:style-name="ce12" office:value-type="float" office:value="1663751000150" calcext:value-type="float">
            <text:p>1663751000150</text:p>
          </table:table-cell>
          <table:table-cell table:style-name="ce12" office:value-type="float" office:value="45107980325" calcext:value-type="float">
            <text:p>45107980325</text:p>
          </table:table-cell>
          <table:table-cell table:style-name="ce25"/>
          <table:table-cell table:style-name="ce25" office:value-type="string" calcext:value-type="string">
            <text:p>ARIADNA GONCALVES CAVALCANTE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CETI SOLANGE SINIMBU VIANA AREA LEAO</text:p>
          </table:table-cell>
          <table:table-cell table:style-name="ce25" office:value-type="float" office:value="35" calcext:value-type="float">
            <text:p>35</text:p>
          </table:table-cell>
          <table:table-cell table:style-name="ce18" office:value-type="string" calcext:value-type="string">
            <text:p>CETI – SOLANGE VIAN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2" calcext:value-type="float">
            <text:p>1372</text:p>
          </table:table-cell>
          <table:table-cell table:style-name="ce8" office:value-type="string" calcext:value-type="string">
            <text:p>AA.117.1.001484/17-75</text:p>
          </table:table-cell>
          <table:table-cell table:style-name="ce12" office:value-type="float" office:value="1632096000173" calcext:value-type="float">
            <text:p>1632096000173</text:p>
          </table:table-cell>
          <table:table-cell table:style-name="ce12" office:value-type="float" office:value="18138470372" calcext:value-type="float">
            <text:p>18138470372</text:p>
          </table:table-cell>
          <table:table-cell table:style-name="ce25"/>
          <table:table-cell table:style-name="ce25" office:value-type="string" calcext:value-type="string">
            <text:p>MARIA DO PERPETUO SOCORRO SILVA RIBEIR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NAIR GONCALVES</text:p>
          </table:table-cell>
          <table:table-cell table:style-name="ce25" office:value-type="float" office:value="158" calcext:value-type="float">
            <text:p>158</text:p>
          </table:table-cell>
          <table:table-cell table:style-name="ce18" office:value-type="string" calcext:value-type="string">
            <text:p>UNIDADE ESCOLAR NAIR GONCALV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3" calcext:value-type="float">
            <text:p>1373</text:p>
          </table:table-cell>
          <table:table-cell table:style-name="ce8" office:value-type="string" calcext:value-type="string">
            <text:p>AA.117.1.001484/17-75</text:p>
          </table:table-cell>
          <table:table-cell table:style-name="ce12"/>
          <table:table-cell table:style-name="ce12" office:value-type="float" office:value="18138470372" calcext:value-type="float">
            <text:p>18138470372</text:p>
          </table:table-cell>
          <table:table-cell table:style-name="ce25"/>
          <table:table-cell table:style-name="ce25" office:value-type="string" calcext:value-type="string">
            <text:p>MARIA DO PERPETUO SOCORRO SILVA RIB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58" calcext:value-type="float">
            <text:p>158</text:p>
          </table:table-cell>
          <table:table-cell table:style-name="ce18" office:value-type="string" calcext:value-type="string">
            <text:p>UNIDADE ESCOLAR NAIR GONCALV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4" calcext:value-type="float">
            <text:p>1374</text:p>
          </table:table-cell>
          <table:table-cell table:style-name="ce8" office:value-type="string" calcext:value-type="string">
            <text:p>AA.117.1.001499/17-18</text:p>
          </table:table-cell>
          <table:table-cell table:style-name="ce12"/>
          <table:table-cell table:style-name="ce12" office:value-type="float" office:value="18189776304" calcext:value-type="float">
            <text:p>18189776304</text:p>
          </table:table-cell>
          <table:table-cell table:style-name="ce25"/>
          <table:table-cell table:style-name="ce25" office:value-type="string" calcext:value-type="string">
            <text:p>GERIMAR DE BRITO VI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8" office:value-type="string" calcext:value-type="string">
            <text:p>AA.117.1.001526/17-81</text:p>
          </table:table-cell>
          <table:table-cell table:style-name="ce12" office:value-type="float" office:value="1605733000112" calcext:value-type="float">
            <text:p>1605733000112</text:p>
          </table:table-cell>
          <table:table-cell table:style-name="ce12" office:value-type="float" office:value="28754212391" calcext:value-type="float">
            <text:p>28754212391</text:p>
          </table:table-cell>
          <table:table-cell table:style-name="ce25"/>
          <table:table-cell table:style-name="ce25" office:value-type="string" calcext:value-type="string">
            <text:p>JANDIRA MARIA SANTANA NUNE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 <text:s/>E JOAO EMILIO FALCAO COSTA</text:p>
          </table:table-cell>
          <table:table-cell table:style-name="ce25" office:value-type="float" office:value="130" calcext:value-type="float">
            <text:p>130</text:p>
          </table:table-cell>
          <table:table-cell table:style-name="ce18" office:value-type="string" calcext:value-type="string">
            <text:p>UE <text:s/>JOAO EMILIO FALCAO COST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6" calcext:value-type="float">
            <text:p>1376</text:p>
          </table:table-cell>
          <table:table-cell table:style-name="ce8" office:value-type="string" calcext:value-type="string">
            <text:p>AA.117.1.001504/17-68</text:p>
          </table:table-cell>
          <table:table-cell table:style-name="ce12" office:value-type="float" office:value="1663751000150" calcext:value-type="float">
            <text:p>1663751000150</text:p>
          </table:table-cell>
          <table:table-cell table:style-name="ce12" office:value-type="float" office:value="45107980325" calcext:value-type="float">
            <text:p>45107980325</text:p>
          </table:table-cell>
          <table:table-cell table:style-name="ce25"/>
          <table:table-cell table:style-name="ce25" office:value-type="string" calcext:value-type="string">
            <text:p>ARIADNA GONCALVES CAVALCANTE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CETI SOLANGE SINIMBU VIANA AREA LEAO</text:p>
          </table:table-cell>
          <table:table-cell table:style-name="ce25" office:value-type="float" office:value="35" calcext:value-type="float">
            <text:p>35</text:p>
          </table:table-cell>
          <table:table-cell table:style-name="ce18" office:value-type="string" calcext:value-type="string">
            <text:p>CETI – SOLANGE VIAN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7" calcext:value-type="float">
            <text:p>1377</text:p>
          </table:table-cell>
          <table:table-cell table:style-name="ce8" office:value-type="string" calcext:value-type="string">
            <text:p>AA.117.1.001535/17-78</text:p>
          </table:table-cell>
          <table:table-cell table:style-name="ce12" office:value-type="float" office:value="1996922000163" calcext:value-type="float">
            <text:p>1996922000163</text:p>
          </table:table-cell>
          <table:table-cell table:style-name="ce12" office:value-type="float" office:value="66182603372" calcext:value-type="float">
            <text:p>66182603372</text:p>
          </table:table-cell>
          <table:table-cell table:style-name="ce25"/>
          <table:table-cell table:style-name="ce25" office:value-type="string" calcext:value-type="string">
            <text:p>MARIA VALDILEIDE <text:s/>DA SILVA</text:p>
          </table:table-cell>
          <table:table-cell table:style-name="ce25" office:value-type="string" calcext:value-type="string">
            <text:p>PJ-A3</text:p>
          </table:table-cell>
          <table:table-cell table:style-name="ce18"/>
          <table:table-cell table:style-name="ce25" office:value-type="float" office:value="138" calcext:value-type="float">
            <text:p>138</text:p>
          </table:table-cell>
          <table:table-cell table:style-name="ce18" office:value-type="string" calcext:value-type="string">
            <text:p>UNIDADE ESCOLAR AMANDO MOUR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8" calcext:value-type="float">
            <text:p>1378</text:p>
          </table:table-cell>
          <table:table-cell table:style-name="ce8" office:value-type="string" calcext:value-type="string">
            <text:p>AA.117.1.001545/17-77</text:p>
          </table:table-cell>
          <table:table-cell table:style-name="ce12" office:value-type="float" office:value="1663752000103" calcext:value-type="float">
            <text:p>1663752000103</text:p>
          </table:table-cell>
          <table:table-cell table:style-name="ce12" office:value-type="float" office:value="18123023391" calcext:value-type="float">
            <text:p>18123023391</text:p>
          </table:table-cell>
          <table:table-cell table:style-name="ce25"/>
          <table:table-cell table:style-name="ce25" office:value-type="string" calcext:value-type="string">
            <text:p>MARIA DAS GRACAS SILVA NAZARENO</text:p>
          </table:table-cell>
          <table:table-cell table:style-name="ce25" office:value-type="string" calcext:value-type="string">
            <text:p>PJ-A1</text:p>
          </table:table-cell>
          <table:table-cell table:style-name="ce18" office:value-type="string" calcext:value-type="string">
            <text:p>CONSELHO ESCOLAR UNIDADE ESCOLAR DUQE DE CAXIAS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string" calcext:value-type="string">
            <text:p>CETI – DUQUE DE CAXIA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79" calcext:value-type="float">
            <text:p>1379</text:p>
          </table:table-cell>
          <table:table-cell table:style-name="ce8" office:value-type="string" calcext:value-type="string">
            <text:p>AA.117.1.001575/17-74</text:p>
          </table:table-cell>
          <table:table-cell table:style-name="ce12"/>
          <table:table-cell table:style-name="ce12" office:value-type="float" office:value="49826492353" calcext:value-type="float">
            <text:p>49826492353</text:p>
          </table:table-cell>
          <table:table-cell table:style-name="ce25"/>
          <table:table-cell table:style-name="ce25" office:value-type="string" calcext:value-type="string">
            <text:p>REGINALDO COSTA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4" calcext:value-type="float">
            <text:p>4</text:p>
          </table:table-cell>
          <table:table-cell table:style-name="ce18" office:value-type="string" calcext:value-type="string">
            <text:p>11BPM – BATALHAO POLICIA MILITAR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8" office:value-type="string" calcext:value-type="string">
            <text:p>AA.117.1.001588/17-04</text:p>
          </table:table-cell>
          <table:table-cell table:style-name="ce12" office:value-type="float" office:value="27643130000107" calcext:value-type="float">
            <text:p>27643130000107</text:p>
          </table:table-cell>
          <table:table-cell table:style-name="ce12"/>
          <table:table-cell table:style-name="ce25"/>
          <table:table-cell table:style-name="ce25" office:value-type="string" calcext:value-type="string">
            <text:p>NERINILZO SOARES DOS SANTOS LIM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O PROGRAMA DE INFRAESTRUTURA AEROPORTUARIA</text:p>
          </table:table-cell>
          <table:table-cell table:style-name="ce25" office:value-type="float" office:value="37" calcext:value-type="float">
            <text:p>37</text:p>
          </table:table-cell>
          <table:table-cell table:style-name="ce18" office:value-type="string" calcext:value-type="string">
            <text:p>CIAERO – COORDENADORIA DO PROGRAMA DE INFRAESTRUTURA AEROPORTUAR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1" calcext:value-type="float">
            <text:p>1381</text:p>
          </table:table-cell>
          <table:table-cell table:style-name="ce8" office:value-type="string" calcext:value-type="string">
            <text:p>AA.117.1.001588/17-04</text:p>
          </table:table-cell>
          <table:table-cell table:style-name="ce12"/>
          <table:table-cell table:style-name="ce12" office:value-type="float" office:value="18596533320" calcext:value-type="float">
            <text:p>18596533320</text:p>
          </table:table-cell>
          <table:table-cell table:style-name="ce25"/>
          <table:table-cell table:style-name="ce25" office:value-type="string" calcext:value-type="string">
            <text:p>NILSON CORDEIRO FER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7" calcext:value-type="float">
            <text:p>37</text:p>
          </table:table-cell>
          <table:table-cell table:style-name="ce18" office:value-type="string" calcext:value-type="string">
            <text:p>CIAERO – COORDENADORIA DO PROGRAMA DE INFRAESTRUTURA AEROPORTUARI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2" calcext:value-type="float">
            <text:p>1382</text:p>
          </table:table-cell>
          <table:table-cell table:style-name="ce8" office:value-type="string" calcext:value-type="string">
            <text:p>AA.117.1.001593/17-57</text:p>
          </table:table-cell>
          <table:table-cell table:style-name="ce12" office:value-type="float" office:value="1658623000119" calcext:value-type="float">
            <text:p>1658623000119</text:p>
          </table:table-cell>
          <table:table-cell table:style-name="ce12" office:value-type="float" office:value="34127844353" calcext:value-type="float">
            <text:p>34127844353</text:p>
          </table:table-cell>
          <table:table-cell table:style-name="ce25"/>
          <table:table-cell table:style-name="ce25" office:value-type="string" calcext:value-type="string">
            <text:p>FERDINAN FRANCISCO DO NASCIMENT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PROF. JOCA VIEIRA</text:p>
          </table:table-cell>
          <table:table-cell table:style-name="ce25" office:value-type="float" office:value="160" calcext:value-type="float">
            <text:p>160</text:p>
          </table:table-cell>
          <table:table-cell table:style-name="ce18" office:value-type="string" calcext:value-type="string">
            <text:p>UNIDADE ESCOLAR PROFESSOR JOCA VIEIR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3" calcext:value-type="float">
            <text:p>1383</text:p>
          </table:table-cell>
          <table:table-cell table:style-name="ce8" office:value-type="string" calcext:value-type="string">
            <text:p>AA.117.1.001668/17-99</text:p>
          </table:table-cell>
          <table:table-cell table:style-name="ce12"/>
          <table:table-cell table:style-name="ce12" office:value-type="float" office:value="49001558372" calcext:value-type="float">
            <text:p>49001558372</text:p>
          </table:table-cell>
          <table:table-cell table:style-name="ce25"/>
          <table:table-cell table:style-name="ce25" office:value-type="string" calcext:value-type="string">
            <text:p>SANDRA ALVES DOS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4" calcext:value-type="float">
            <text:p>1384</text:p>
          </table:table-cell>
          <table:table-cell table:style-name="ce8" office:value-type="string" calcext:value-type="string">
            <text:p>AA.117.1.001668/17-99</text:p>
          </table:table-cell>
          <table:table-cell table:style-name="ce12"/>
          <table:table-cell table:style-name="ce12" office:value-type="float" office:value="30680298304" calcext:value-type="float">
            <text:p>30680298304</text:p>
          </table:table-cell>
          <table:table-cell table:style-name="ce25"/>
          <table:table-cell table:style-name="ce25" office:value-type="string" calcext:value-type="string">
            <text:p>ANTONIO NUNES NUNES PE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6" calcext:value-type="float">
            <text:p>126</text:p>
          </table:table-cell>
          <table:table-cell table:style-name="ce18" office:value-type="string" calcext:value-type="string">
            <text:p>SSP – SECRETARIA DE SEGURANCA PUBLIC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5" calcext:value-type="float">
            <text:p>1385</text:p>
          </table:table-cell>
          <table:table-cell table:style-name="ce8" office:value-type="string" calcext:value-type="string">
            <text:p>AA.117.1.001674/17-57</text:p>
          </table:table-cell>
          <table:table-cell table:style-name="ce12" office:value-type="float" office:value="6317590000167" calcext:value-type="float">
            <text:p>6317590000167</text:p>
          </table:table-cell>
          <table:table-cell table:style-name="ce12" office:value-type="float" office:value="63733480325" calcext:value-type="float">
            <text:p>63733480325</text:p>
          </table:table-cell>
          <table:table-cell table:style-name="ce25"/>
          <table:table-cell table:style-name="ce25" office:value-type="string" calcext:value-type="string">
            <text:p>LUIZA PAULA CASTRO DE ABREU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HILTON LEITE DE CARVALHO</text:p>
          </table:table-cell>
          <table:table-cell table:style-name="ce25" office:value-type="float" office:value="135" calcext:value-type="float">
            <text:p>135</text:p>
          </table:table-cell>
          <table:table-cell table:style-name="ce18" office:value-type="string" calcext:value-type="string">
            <text:p>UEHLC – UNIDADE ESCOLAR HILTON LEITE DE CARAVALH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8" office:value-type="string" calcext:value-type="string">
            <text:p>AA.117.1.001624/17-51</text:p>
          </table:table-cell>
          <table:table-cell table:style-name="ce12" office:value-type="float" office:value="1875940000197" calcext:value-type="float">
            <text:p>1875940000197</text:p>
          </table:table-cell>
          <table:table-cell table:style-name="ce12" office:value-type="float" office:value="61944629300" calcext:value-type="float">
            <text:p>61944629300</text:p>
          </table:table-cell>
          <table:table-cell table:style-name="ce25"/>
          <table:table-cell table:style-name="ce25" office:value-type="string" calcext:value-type="string">
            <text:p>GISELE FEITOSA SILVA ABREU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DR. NORONHA FILHO</text:p>
          </table:table-cell>
          <table:table-cell table:style-name="ce25" office:value-type="float" office:value="145" calcext:value-type="float">
            <text:p>145</text:p>
          </table:table-cell>
          <table:table-cell table:style-name="ce18" office:value-type="string" calcext:value-type="string">
            <text:p>UNIDADE ESCOLAR DR ANTONIO NORONHA FILH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7" calcext:value-type="float">
            <text:p>1387</text:p>
          </table:table-cell>
          <table:table-cell table:style-name="ce8" office:value-type="string" calcext:value-type="string">
            <text:p>AA.117.1.001730/17-05</text:p>
          </table:table-cell>
          <table:table-cell table:style-name="ce12"/>
          <table:table-cell table:style-name="ce12" office:value-type="float" office:value="77763653353" calcext:value-type="float">
            <text:p>77763653353</text:p>
          </table:table-cell>
          <table:table-cell table:style-name="ce25"/>
          <table:table-cell table:style-name="ce25" office:value-type="string" calcext:value-type="string">
            <text:p>AFONSO LIMA DA CRUZ JUNIO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8" calcext:value-type="float">
            <text:p>1388</text:p>
          </table:table-cell>
          <table:table-cell table:style-name="ce8" office:value-type="string" calcext:value-type="string">
            <text:p>AA.117.1.001756/17-60</text:p>
          </table:table-cell>
          <table:table-cell table:style-name="ce12" office:value-type="float" office:value="10213484000100" calcext:value-type="float">
            <text:p>10213484000100</text:p>
          </table:table-cell>
          <table:table-cell table:style-name="ce12" office:value-type="float" office:value="26823446315" calcext:value-type="float">
            <text:p>26823446315</text:p>
          </table:table-cell>
          <table:table-cell table:style-name="ce25"/>
          <table:table-cell table:style-name="ce25" office:value-type="string" calcext:value-type="string">
            <text:p>MARIA DO SOCORRO DE SOUSA FONSEC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DOM HELDER CAMARA</text:p>
          </table:table-cell>
          <table:table-cell table:style-name="ce25" office:value-type="float" office:value="143" calcext:value-type="float">
            <text:p>143</text:p>
          </table:table-cell>
          <table:table-cell table:style-name="ce18" office:value-type="string" calcext:value-type="string">
            <text:p>UNIDADE ESCOLAR DOM HELDER CAMAR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89" calcext:value-type="float">
            <text:p>1389</text:p>
          </table:table-cell>
          <table:table-cell table:style-name="ce8" office:value-type="string" calcext:value-type="string">
            <text:p>AA.117.1.001760/17-02</text:p>
          </table:table-cell>
          <table:table-cell table:style-name="ce12" office:value-type="float" office:value="10862972000149" calcext:value-type="float">
            <text:p>10862972000149</text:p>
          </table:table-cell>
          <table:table-cell table:style-name="ce12" office:value-type="float" office:value="1354333390" calcext:value-type="float">
            <text:p>1354333390</text:p>
          </table:table-cell>
          <table:table-cell table:style-name="ce25"/>
          <table:table-cell table:style-name="ce25" office:value-type="string" calcext:value-type="string">
            <text:p>PABLO DIEGO CAMPOS DE OLIVEIR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GOVERNADOR PEDRO FREITAS</text:p>
          </table:table-cell>
          <table:table-cell table:style-name="ce25" office:value-type="float" office:value="133" calcext:value-type="float">
            <text:p>133</text:p>
          </table:table-cell>
          <table:table-cell table:style-name="ce18" office:value-type="string" calcext:value-type="string">
            <text:p>UE GOV PEDRO FREITA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0" calcext:value-type="float">
            <text:p>1390</text:p>
          </table:table-cell>
          <table:table-cell table:style-name="ce8" office:value-type="string" calcext:value-type="string">
            <text:p>AA.117.1.001763/17-30</text:p>
          </table:table-cell>
          <table:table-cell table:style-name="ce12"/>
          <table:table-cell table:style-name="ce12" office:value-type="float" office:value="65198980315" calcext:value-type="float">
            <text:p>65198980315</text:p>
          </table:table-cell>
          <table:table-cell table:style-name="ce25"/>
          <table:table-cell table:style-name="ce25" office:value-type="string" calcext:value-type="string">
            <text:p>LUCIANA MOREIRA RAMOS DE ARAUJ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1" calcext:value-type="float">
            <text:p>1391</text:p>
          </table:table-cell>
          <table:table-cell table:style-name="ce8" office:value-type="string" calcext:value-type="string">
            <text:p>AA.117.1.001477/17-07</text:p>
          </table:table-cell>
          <table:table-cell table:style-name="ce12"/>
          <table:table-cell table:style-name="ce12" office:value-type="float" office:value="3159374408" calcext:value-type="float">
            <text:p>3159374408</text:p>
          </table:table-cell>
          <table:table-cell table:style-name="ce25"/>
          <table:table-cell table:style-name="ce25" office:value-type="string" calcext:value-type="string">
            <text:p>AUREA EMILIA BEZERRA MADRUGA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2" calcext:value-type="float">
            <text:p>1392</text:p>
          </table:table-cell>
          <table:table-cell table:style-name="ce8" office:value-type="string" calcext:value-type="string">
            <text:p>AA.117.1.001477/17-07</text:p>
          </table:table-cell>
          <table:table-cell table:style-name="ce12"/>
          <table:table-cell table:style-name="ce12" office:value-type="float" office:value="28801261349" calcext:value-type="float">
            <text:p>28801261349</text:p>
          </table:table-cell>
          <table:table-cell table:style-name="ce25"/>
          <table:table-cell table:style-name="ce25" office:value-type="string" calcext:value-type="string">
            <text:p>LIANA MARIA MELO LAG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3" calcext:value-type="float">
            <text:p>1393</text:p>
          </table:table-cell>
          <table:table-cell table:style-name="ce8" office:value-type="string" calcext:value-type="string">
            <text:p>AA.117.1.001477/17-07</text:p>
          </table:table-cell>
          <table:table-cell table:style-name="ce12"/>
          <table:table-cell table:style-name="ce12" office:value-type="float" office:value="663207398" calcext:value-type="float">
            <text:p>663207398</text:p>
          </table:table-cell>
          <table:table-cell table:style-name="ce25"/>
          <table:table-cell table:style-name="ce25" office:value-type="string" calcext:value-type="string">
            <text:p>GABRIELLA PRADO ALBUQUERQUE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4" calcext:value-type="float">
            <text:p>1394</text:p>
          </table:table-cell>
          <table:table-cell table:style-name="ce8" office:value-type="string" calcext:value-type="string">
            <text:p>AA.117.1.001477/17-07</text:p>
          </table:table-cell>
          <table:table-cell table:style-name="ce12"/>
          <table:table-cell table:style-name="ce12" office:value-type="float" office:value="69076200149" calcext:value-type="float">
            <text:p>69076200149</text:p>
          </table:table-cell>
          <table:table-cell table:style-name="ce25"/>
          <table:table-cell table:style-name="ce25" office:value-type="string" calcext:value-type="string">
            <text:p>JOAO BATISTA DE CASTR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8" office:value-type="string" calcext:value-type="string">
            <text:p>AA.117.1.001477/17-07</text:p>
          </table:table-cell>
          <table:table-cell table:style-name="ce12"/>
          <table:table-cell table:style-name="ce12" office:value-type="float" office:value="15641945315" calcext:value-type="float">
            <text:p>15641945315</text:p>
          </table:table-cell>
          <table:table-cell table:style-name="ce25"/>
          <table:table-cell table:style-name="ce25" office:value-type="string" calcext:value-type="string">
            <text:p>TERESINHA DE JESUS MOURA BORGES CAMP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6" calcext:value-type="float">
            <text:p>1396</text:p>
          </table:table-cell>
          <table:table-cell table:style-name="ce8" office:value-type="string" calcext:value-type="string">
            <text:p>AA.117.1.001477/17-07</text:p>
          </table:table-cell>
          <table:table-cell table:style-name="ce12"/>
          <table:table-cell table:style-name="ce12" office:value-type="float" office:value="14543230353" calcext:value-type="float">
            <text:p>14543230353</text:p>
          </table:table-cell>
          <table:table-cell table:style-name="ce25"/>
          <table:table-cell table:style-name="ce25" office:value-type="string" calcext:value-type="string">
            <text:p>JOAO PEREIRA DA SILVA</text:p>
          </table:table-cell>
          <table:table-cell table:style-name="ce26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7" calcext:value-type="float">
            <text:p>1397</text:p>
          </table:table-cell>
          <table:table-cell table:style-name="ce8" office:value-type="string" calcext:value-type="string">
            <text:p>AA.117.1.001477/17-07</text:p>
          </table:table-cell>
          <table:table-cell table:style-name="ce12"/>
          <table:table-cell table:style-name="ce12" office:value-type="float" office:value="41192990315" calcext:value-type="float">
            <text:p>41192990315</text:p>
          </table:table-cell>
          <table:table-cell table:style-name="ce25"/>
          <table:table-cell table:style-name="ce25" office:value-type="string" calcext:value-type="string">
            <text:p>ANTONIO CHARLES RIBEIRO DE ALMEIDA</text:p>
          </table:table-cell>
          <table:table-cell table:style-name="ce26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8" calcext:value-type="float">
            <text:p>1398</text:p>
          </table:table-cell>
          <table:table-cell table:style-name="ce8" office:value-type="string" calcext:value-type="string">
            <text:p>AA.117.1.001786/17-67</text:p>
          </table:table-cell>
          <table:table-cell table:style-name="ce12"/>
          <table:table-cell table:style-name="ce12" office:value-type="float" office:value="90917944372" calcext:value-type="float">
            <text:p>90917944372</text:p>
          </table:table-cell>
          <table:table-cell table:style-name="ce25"/>
          <table:table-cell table:style-name="ce25" office:value-type="string" calcext:value-type="string">
            <text:p>JEIKO LEAL MELO HOHMANN BRITTO</text:p>
          </table:table-cell>
          <table:table-cell table:style-name="ce26" office:value-type="string" calcext:value-type="string">
            <text:p>PF-A3</text:p>
          </table:table-cell>
          <table:table-cell table:style-name="ce18"/>
          <table:table-cell table:style-name="ce26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399" calcext:value-type="float">
            <text:p>1399</text:p>
          </table:table-cell>
          <table:table-cell table:style-name="ce8" office:value-type="string" calcext:value-type="string">
            <text:p>AA.117.1.001794/17-40</text:p>
          </table:table-cell>
          <table:table-cell table:style-name="ce12" office:value-type="float" office:value="1636831000117" calcext:value-type="float">
            <text:p>1636831000117</text:p>
          </table:table-cell>
          <table:table-cell table:style-name="ce12" office:value-type="float" office:value="53718445387" calcext:value-type="float">
            <text:p>53718445387</text:p>
          </table:table-cell>
          <table:table-cell table:style-name="ce25"/>
          <table:table-cell table:style-name="ce25" office:value-type="string" calcext:value-type="string">
            <text:p>CARLISE FERREIRA GONCALVE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JOSE CAMILO DA SILVEIRA FILHO</text:p>
          </table:table-cell>
          <table:table-cell table:style-name="ce25" office:value-type="float" office:value="134" calcext:value-type="float">
            <text:p>134</text:p>
          </table:table-cell>
          <table:table-cell table:style-name="ce18" office:value-type="string" calcext:value-type="string">
            <text:p>UE PROF JOSE CAMILO DA SILVEIRA FILH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8" office:value-type="string" calcext:value-type="string">
            <text:p>AA.117.1.001816/17-59</text:p>
          </table:table-cell>
          <table:table-cell table:style-name="ce12"/>
          <table:table-cell table:style-name="ce12" office:value-type="float" office:value="52773612434" calcext:value-type="float">
            <text:p>52773612434</text:p>
          </table:table-cell>
          <table:table-cell table:style-name="ce25"/>
          <table:table-cell table:style-name="ce25" office:value-type="string" calcext:value-type="string">
            <text:p>ANTONIO WANDERLEY LEAL BRITO</text:p>
          </table:table-cell>
          <table:table-cell table:style-name="ce26" office:value-type="string" calcext:value-type="string">
            <text:p>PF-A3</text:p>
          </table:table-cell>
          <table:table-cell table:style-name="ce18"/>
          <table:table-cell table:style-name="ce26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1" calcext:value-type="float">
            <text:p>1401</text:p>
          </table:table-cell>
          <table:table-cell table:style-name="ce8" office:value-type="string" calcext:value-type="string">
            <text:p>AA.117.1.001789/17-95</text:p>
          </table:table-cell>
          <table:table-cell table:style-name="ce12" office:value-type="float" office:value="27431461000175" calcext:value-type="float">
            <text:p>27431461000175</text:p>
          </table:table-cell>
          <table:table-cell table:style-name="ce12" office:value-type="float" office:value="4244978321" calcext:value-type="float">
            <text:p>4244978321</text:p>
          </table:table-cell>
          <table:table-cell table:style-name="ce25"/>
          <table:table-cell table:style-name="ce25" office:value-type="string" calcext:value-type="string">
            <text:p>LEONARDO SOBRAL SANTO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O PROGRAMA DE COMBATE A POBREZA RURAL</text:p>
          </table:table-cell>
          <table:table-cell table:style-name="ce25" office:value-type="float" office:value="20" calcext:value-type="float">
            <text:p>20</text:p>
          </table:table-cell>
          <table:table-cell table:style-name="ce18" office:value-type="string" calcext:value-type="string">
            <text:p>CCPR – COORDENADORIA DO PROGRAMA DE COMBATE A POBREZA RU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8" office:value-type="string" calcext:value-type="string">
            <text:p>AA.117.1.001789/17-95</text:p>
          </table:table-cell>
          <table:table-cell table:style-name="ce12"/>
          <table:table-cell table:style-name="ce12" office:value-type="float" office:value="4244978321" calcext:value-type="float">
            <text:p>4244978321</text:p>
          </table:table-cell>
          <table:table-cell table:style-name="ce25"/>
          <table:table-cell table:style-name="ce25" office:value-type="string" calcext:value-type="string">
            <text:p>LEONARDO SOBRAL SANTOS</text:p>
          </table:table-cell>
          <table:table-cell table:style-name="ce26" office:value-type="string" calcext:value-type="string">
            <text:p>PF-A3</text:p>
          </table:table-cell>
          <table:table-cell table:style-name="ce18"/>
          <table:table-cell table:style-name="ce26" office:value-type="float" office:value="20" calcext:value-type="float">
            <text:p>20</text:p>
          </table:table-cell>
          <table:table-cell table:style-name="ce18" office:value-type="string" calcext:value-type="string">
            <text:p>CCPR – COORDENADORIA DO PROGRAMA DE COMBATE A POBREZA RUAL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8" office:value-type="string" calcext:value-type="string">
            <text:p>AA.117.1.001790/17-0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Z GONZAGA PAES LANDIM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21" calcext:value-type="float">
            <text:p>21</text:p>
          </table:table-cell>
          <table:table-cell table:style-name="ce18" office:value-type="string" calcext:value-type="string">
            <text:p>CEAGRO – COORDENADORIA DO AGRONEGOCIO E DOS CERRADO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8" office:value-type="string" calcext:value-type="string">
            <text:p>AA.117.1.001790/17-00</text:p>
          </table:table-cell>
          <table:table-cell table:style-name="ce12" office:value-type="float" office:value="1699912000166" calcext:value-type="float">
            <text:p>1699912000166</text:p>
          </table:table-cell>
          <table:table-cell table:style-name="ce12" office:value-type="float" office:value="28719689349" calcext:value-type="float">
            <text:p>28719689349</text:p>
          </table:table-cell>
          <table:table-cell table:style-name="ce25"/>
          <table:table-cell table:style-name="ce25" office:value-type="string" calcext:value-type="string">
            <text:p>DORIS MARIA GOMES ASSUNCAO 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MARECHAL RONDON</text:p>
          </table:table-cell>
          <table:table-cell table:style-name="ce25" office:value-type="float" office:value="154" calcext:value-type="float">
            <text:p>154</text:p>
          </table:table-cell>
          <table:table-cell table:style-name="ce18" office:value-type="string" calcext:value-type="string">
            <text:p>UNIDADE ESCOLAR MARECHAL RONDON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8" office:value-type="string" calcext:value-type="string">
            <text:p>AA.117.1.001801/17-0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ERNANI DE CASTRO ALCANTARA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8" office:value-type="string" calcext:value-type="string">
            <text:p>AA.117.1.001801/17-0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LAVIO FELIPE CARVALHO CASTELO BRAN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8" office:value-type="string" calcext:value-type="string">
            <text:p>AA.117.1.001801/17-0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MARIA CREUZA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8" calcext:value-type="float">
            <text:p>1408</text:p>
          </table:table-cell>
          <table:table-cell table:style-name="ce8" office:value-type="string" calcext:value-type="string">
            <text:p>AA.117.1.001801/17-0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WAGNER LIMA FER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09" calcext:value-type="float">
            <text:p>1409</text:p>
          </table:table-cell>
          <table:table-cell table:style-name="ce8" office:value-type="string" calcext:value-type="string">
            <text:p>AA.117.1.001801/17-06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UIZ CARLOS MELO DO LAG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8" office:value-type="string" calcext:value-type="string">
            <text:p>AA.117.1.001839/17-85</text:p>
          </table:table-cell>
          <table:table-cell table:style-name="ce12" office:value-type="float" office:value="1628388000132" calcext:value-type="float">
            <text:p>1628388000132</text:p>
          </table:table-cell>
          <table:table-cell table:style-name="ce12" office:value-type="float" office:value="26071061334" calcext:value-type="float">
            <text:p>26071061334</text:p>
          </table:table-cell>
          <table:table-cell table:style-name="ce25"/>
          <table:table-cell table:style-name="ce25" office:value-type="string" calcext:value-type="string">
            <text:p>ANA LUCIA FRANCA FERRO RIOTINT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DR FONTES IBIAPINA</text:p>
          </table:table-cell>
          <table:table-cell table:style-name="ce25" office:value-type="float" office:value="146" calcext:value-type="float">
            <text:p>146</text:p>
          </table:table-cell>
          <table:table-cell table:style-name="ce18" office:value-type="string" calcext:value-type="string">
            <text:p>UNIDADE ESCOLAR DR. FONTES IBIAPIN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1" calcext:value-type="float">
            <text:p>1411</text:p>
          </table:table-cell>
          <table:table-cell table:style-name="ce8" office:value-type="string" calcext:value-type="string">
            <text:p>AA.117.1.001845/17-43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GABRIEL KUBRUSLY GONCALV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8" office:value-type="string" calcext:value-type="string">
            <text:p>AA.117.1.001859/17-83</text:p>
          </table:table-cell>
          <table:table-cell table:style-name="ce12" office:value-type="float" office:value="1896286000106" calcext:value-type="float">
            <text:p>1896286000106</text:p>
          </table:table-cell>
          <table:table-cell table:style-name="ce12" office:value-type="float" office:value="46244760344" calcext:value-type="float">
            <text:p>46244760344</text:p>
          </table:table-cell>
          <table:table-cell table:style-name="ce25"/>
          <table:table-cell table:style-name="ce25" office:value-type="string" calcext:value-type="string">
            <text:p>GARDENIA FERREIRA DE FREITAS AMORIM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TERESINHA NUNES</text:p>
          </table:table-cell>
          <table:table-cell table:style-name="ce25" office:value-type="float" office:value="167" calcext:value-type="float">
            <text:p>167</text:p>
          </table:table-cell>
          <table:table-cell table:style-name="ce18" office:value-type="string" calcext:value-type="string">
            <text:p>UNIDADE ESCOLAR TERESINHA NUN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8" office:value-type="string" calcext:value-type="string">
            <text:p>AA.117.1.001863/17-26</text:p>
          </table:table-cell>
          <table:table-cell table:style-name="ce12" office:value-type="float" office:value="16612702000166" calcext:value-type="float">
            <text:p>16612702000166</text:p>
          </table:table-cell>
          <table:table-cell table:style-name="ce12" office:value-type="float" office:value="32752075391" calcext:value-type="float">
            <text:p>32752075391</text:p>
          </table:table-cell>
          <table:table-cell table:style-name="ce25"/>
          <table:table-cell table:style-name="ce25" office:value-type="string" calcext:value-type="string">
            <text:p>MARIA MADALENA DA SILVA CELESTIN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RUY LEITE BERGER FILHO</text:p>
          </table:table-cell>
          <table:table-cell table:style-name="ce25" office:value-type="float" office:value="24" calcext:value-type="float">
            <text:p>24</text:p>
          </table:table-cell>
          <table:table-cell table:style-name="ce18" office:value-type="string" calcext:value-type="string">
            <text:p>CEEP – PROFESSOR RUY LEITE BERGER FILH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8" office:value-type="string" calcext:value-type="string">
            <text:p>AA.117.1.001864/17-39</text:p>
          </table:table-cell>
          <table:table-cell table:style-name="ce12" office:value-type="float" office:value="9660401000142" calcext:value-type="float">
            <text:p>9660401000142</text:p>
          </table:table-cell>
          <table:table-cell table:style-name="ce12" office:value-type="float" office:value="66442117391" calcext:value-type="float">
            <text:p>66442117391</text:p>
          </table:table-cell>
          <table:table-cell table:style-name="ce25"/>
          <table:table-cell table:style-name="ce25" office:value-type="string" calcext:value-type="string">
            <text:p>LUCILENE BATISTA DA SILVA 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LUCAS MEIRELES</text:p>
          </table:table-cell>
          <table:table-cell table:style-name="ce25" office:value-type="float" office:value="152" calcext:value-type="float">
            <text:p>152</text:p>
          </table:table-cell>
          <table:table-cell table:style-name="ce18" office:value-type="string" calcext:value-type="string">
            <text:p>UNIDADE ESCOLAR LUCAS MEIREL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8" office:value-type="string" calcext:value-type="string">
            <text:p>AA.117.1.001865/17-41</text:p>
          </table:table-cell>
          <table:table-cell table:style-name="ce12"/>
          <table:table-cell table:style-name="ce12" office:value-type="float" office:value="39788121349" calcext:value-type="float">
            <text:p>39788121349</text:p>
          </table:table-cell>
          <table:table-cell table:style-name="ce25"/>
          <table:table-cell table:style-name="ce25" office:value-type="string" calcext:value-type="string">
            <text:p>MARIA CRISTINA LAGES REBELLO CASTELO BRANC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style-name="ce8" office:value-type="string" calcext:value-type="string">
            <text:p>AA.117.1.001865/17-41</text:p>
          </table:table-cell>
          <table:table-cell table:style-name="ce12"/>
          <table:table-cell table:style-name="ce12" office:value-type="float" office:value="10621245372" calcext:value-type="float">
            <text:p>10621245372</text:p>
          </table:table-cell>
          <table:table-cell table:style-name="ce25"/>
          <table:table-cell table:style-name="ce25" office:value-type="string" calcext:value-type="string">
            <text:p>SAVINA AMALIA MARINHO MAGALHA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8" office:value-type="string" calcext:value-type="string">
            <text:p>AA.117.1.001865/17-41</text:p>
          </table:table-cell>
          <table:table-cell table:style-name="ce12"/>
          <table:table-cell table:style-name="ce12" office:value-type="float" office:value="34294600349" calcext:value-type="float">
            <text:p>34294600349</text:p>
          </table:table-cell>
          <table:table-cell table:style-name="ce25"/>
          <table:table-cell table:style-name="ce25" office:value-type="string" calcext:value-type="string">
            <text:p>FLAVIO CHAIB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8" calcext:value-type="float">
            <text:p>1418</text:p>
          </table:table-cell>
          <table:table-cell table:style-name="ce8" office:value-type="string" calcext:value-type="string">
            <text:p>AA.117.1.001729/17-90</text:p>
          </table:table-cell>
          <table:table-cell table:style-name="ce12"/>
          <table:table-cell table:style-name="ce12" office:value-type="float" office:value="36171794368" calcext:value-type="float">
            <text:p>36171794368</text:p>
          </table:table-cell>
          <table:table-cell table:style-name="ce25"/>
          <table:table-cell table:style-name="ce25" office:value-type="string" calcext:value-type="string">
            <text:p>DIOGENES SAMPAIO PINT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FERDINAND FREITAS</text:p>
          </table:table-cell>
          <table:table-cell table:style-name="ce25" office:value-type="float" office:value="147" calcext:value-type="float">
            <text:p>147</text:p>
          </table:table-cell>
          <table:table-cell table:style-name="ce18" office:value-type="string" calcext:value-type="string">
            <text:p>UNIDADE ESCOLAR FERDINAND FREITA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8" office:value-type="string" calcext:value-type="string">
            <text:p>AA.117.1.001889/17-80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LORENA PORTELA TEIX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8" office:value-type="string" calcext:value-type="string">
            <text:p>AA.117.1.001877/17-66</text:p>
          </table:table-cell>
          <table:table-cell table:style-name="ce12"/>
          <table:table-cell table:style-name="ce12" office:value-type="float" office:value="62779664304" calcext:value-type="float">
            <text:p>62779664304</text:p>
          </table:table-cell>
          <table:table-cell table:style-name="ce25"/>
          <table:table-cell table:style-name="ce25" office:value-type="string" calcext:value-type="string">
            <text:p>RAFAEL MAIA NOGU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8" office:value-type="string" calcext:value-type="string">
            <text:p>AA.117.1.001877/17-66</text:p>
          </table:table-cell>
          <table:table-cell table:style-name="ce12"/>
          <table:table-cell table:style-name="ce12" office:value-type="float" office:value="414847385" calcext:value-type="float">
            <text:p>414847385</text:p>
          </table:table-cell>
          <table:table-cell table:style-name="ce25"/>
          <table:table-cell table:style-name="ce25" office:value-type="string" calcext:value-type="string">
            <text:p>RICHARDSON SOARES MOUSINHO</text:p>
          </table:table-cell>
          <table:table-cell table:style-name="ce26" office:value-type="string" calcext:value-type="string">
            <text:p>PF-A3</text:p>
          </table:table-cell>
          <table:table-cell table:style-name="ce18"/>
          <table:table-cell table:style-name="ce26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2" calcext:value-type="float">
            <text:p>1422</text:p>
          </table:table-cell>
          <table:table-cell table:style-name="ce8" office:value-type="string" calcext:value-type="string">
            <text:p>AA.117.1.001877/17-66</text:p>
          </table:table-cell>
          <table:table-cell table:style-name="ce12"/>
          <table:table-cell table:style-name="ce12" office:value-type="float" office:value="3622703334" calcext:value-type="float">
            <text:p>3622703334</text:p>
          </table:table-cell>
          <table:table-cell table:style-name="ce25"/>
          <table:table-cell table:style-name="ce25" office:value-type="string" calcext:value-type="string">
            <text:p>TERESINHA DE JESUS MARQUES</text:p>
          </table:table-cell>
          <table:table-cell table:style-name="ce26" office:value-type="string" calcext:value-type="string">
            <text:p>PF-A3</text:p>
          </table:table-cell>
          <table:table-cell table:style-name="ce18"/>
          <table:table-cell table:style-name="ce26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3" calcext:value-type="float">
            <text:p>1423</text:p>
          </table:table-cell>
          <table:table-cell table:style-name="ce8" office:value-type="string" calcext:value-type="string">
            <text:p>AA.117.1.001882/17-11</text:p>
          </table:table-cell>
          <table:table-cell table:style-name="ce12" office:value-type="float" office:value="5831725000145" calcext:value-type="float">
            <text:p>5831725000145</text:p>
          </table:table-cell>
          <table:table-cell table:style-name="ce12" office:value-type="float" office:value="21714100359" calcext:value-type="float">
            <text:p>21714100359</text:p>
          </table:table-cell>
          <table:table-cell table:style-name="ce25"/>
          <table:table-cell table:style-name="ce25" office:value-type="string" calcext:value-type="string">
            <text:p>MARILENE RODRIGUES SANTAN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MARCOS PARENTE</text:p>
          </table:table-cell>
          <table:table-cell table:style-name="ce25" office:value-type="float" office:value="153" calcext:value-type="float">
            <text:p>153</text:p>
          </table:table-cell>
          <table:table-cell table:style-name="ce18" office:value-type="string" calcext:value-type="string">
            <text:p>UNIDADE ESCOLAR MARCOS PARENT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4" calcext:value-type="float">
            <text:p>1424</text:p>
          </table:table-cell>
          <table:table-cell table:style-name="ce8" office:value-type="string" calcext:value-type="string">
            <text:p>AA.117.1.001880/17-09</text:p>
          </table:table-cell>
          <table:table-cell table:style-name="ce12" office:value-type="float" office:value="1628388000132" calcext:value-type="float">
            <text:p>1628388000132</text:p>
          </table:table-cell>
          <table:table-cell table:style-name="ce12" office:value-type="float" office:value="26071061334" calcext:value-type="float">
            <text:p>26071061334</text:p>
          </table:table-cell>
          <table:table-cell table:style-name="ce25"/>
          <table:table-cell table:style-name="ce25" office:value-type="string" calcext:value-type="string">
            <text:p>ANA LUCIA FRANCA FERRO RIOTINT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DR FONTES IBIAPINA</text:p>
          </table:table-cell>
          <table:table-cell table:style-name="ce25" office:value-type="float" office:value="146" calcext:value-type="float">
            <text:p>146</text:p>
          </table:table-cell>
          <table:table-cell table:style-name="ce18" office:value-type="string" calcext:value-type="string">
            <text:p>UNIDADE ESCOLAR DR. FONTES IBIAPIN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5" calcext:value-type="float">
            <text:p>1425</text:p>
          </table:table-cell>
          <table:table-cell table:style-name="ce8" office:value-type="string" calcext:value-type="string">
            <text:p>AA.117.1.001900/17-99</text:p>
          </table:table-cell>
          <table:table-cell table:style-name="ce12"/>
          <table:table-cell table:style-name="ce12" office:value-type="float" office:value="68502915304" calcext:value-type="float">
            <text:p>68502915304</text:p>
          </table:table-cell>
          <table:table-cell table:style-name="ce25"/>
          <table:table-cell table:style-name="ce25" office:value-type="string" calcext:value-type="string">
            <text:p>MARIA DO SOCORRO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6" calcext:value-type="float">
            <text:p>1426</text:p>
          </table:table-cell>
          <table:table-cell table:style-name="ce8" office:value-type="string" calcext:value-type="string">
            <text:p>AA.117.1.001900/17-99</text:p>
          </table:table-cell>
          <table:table-cell table:style-name="ce12"/>
          <table:table-cell table:style-name="ce12" office:value-type="float" office:value="4015394828" calcext:value-type="float">
            <text:p>4015394828</text:p>
          </table:table-cell>
          <table:table-cell table:style-name="ce25"/>
          <table:table-cell table:style-name="ce25" office:value-type="string" calcext:value-type="string">
            <text:p>JOAO FORTUNATO ZANOVELL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7" calcext:value-type="float">
            <text:p>1427</text:p>
          </table:table-cell>
          <table:table-cell table:style-name="ce8" office:value-type="string" calcext:value-type="string">
            <text:p>AA.117.1.001914/17-29</text:p>
          </table:table-cell>
          <table:table-cell table:style-name="ce12" office:value-type="float" office:value="2488194000141" calcext:value-type="float">
            <text:p>2488194000141</text:p>
          </table:table-cell>
          <table:table-cell table:style-name="ce12" office:value-type="float" office:value="76672395334" calcext:value-type="float">
            <text:p>76672395334</text:p>
          </table:table-cell>
          <table:table-cell table:style-name="ce25"/>
          <table:table-cell table:style-name="ce25" office:value-type="string" calcext:value-type="string">
            <text:p>JOAO BATISTA RODRIGUES VIEIRA PASSO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CEL. ANTONIO VITORIO DE SOUSA</text:p>
          </table:table-cell>
          <table:table-cell table:style-name="ce25" office:value-type="float" office:value="141" calcext:value-type="float">
            <text:p>141</text:p>
          </table:table-cell>
          <table:table-cell table:style-name="ce18" office:value-type="string" calcext:value-type="string">
            <text:p>UNIDADE ESCOLAR CORONEL ANTONIO VITORIO DE SOUS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8" calcext:value-type="float">
            <text:p>1428</text:p>
          </table:table-cell>
          <table:table-cell table:style-name="ce8" office:value-type="string" calcext:value-type="string">
            <text:p>AA.117.1.001915/17-31</text:p>
          </table:table-cell>
          <table:table-cell table:style-name="ce12" office:value-type="float" office:value="1924388000180" calcext:value-type="float">
            <text:p>1924388000180</text:p>
          </table:table-cell>
          <table:table-cell table:style-name="ce12" office:value-type="float" office:value="76672395334" calcext:value-type="float">
            <text:p>76672395334</text:p>
          </table:table-cell>
          <table:table-cell table:style-name="ce25"/>
          <table:table-cell table:style-name="ce25" office:value-type="string" calcext:value-type="string">
            <text:p>JOAO BATISTA RODRIGUES VIEIRA PASSO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ACRISIO VERAS</text:p>
          </table:table-cell>
          <table:table-cell table:style-name="ce25" office:value-type="float" office:value="23" calcext:value-type="float">
            <text:p>23</text:p>
          </table:table-cell>
          <table:table-cell table:style-name="ce18" office:value-type="string" calcext:value-type="string">
            <text:p>CEEP – CENTRO ESTADUAL DE EDUCACAO PROFISSIONAL ACRISIO VERA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29" calcext:value-type="float">
            <text:p>1429</text:p>
          </table:table-cell>
          <table:table-cell table:style-name="ce9" office:value-type="string" calcext:value-type="string">
            <text:p>AA.117.1.001929/17-71</text:p>
          </table:table-cell>
          <table:table-cell table:style-name="ce12"/>
          <table:table-cell table:style-name="ce12" office:value-type="float" office:value="370209354" calcext:value-type="float">
            <text:p>370209354</text:p>
          </table:table-cell>
          <table:table-cell table:style-name="ce25"/>
          <table:table-cell table:style-name="ce25" office:value-type="string" calcext:value-type="string">
            <text:p>GILSON SOUZA DOS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9" office:value-type="string" calcext:value-type="string">
            <text:p>AA.117.1.001929/17-71</text:p>
          </table:table-cell>
          <table:table-cell table:style-name="ce12"/>
          <table:table-cell table:style-name="ce12" office:value-type="float" office:value="20823096300" calcext:value-type="float">
            <text:p>20823096300</text:p>
          </table:table-cell>
          <table:table-cell table:style-name="ce25"/>
          <table:table-cell table:style-name="ce25" office:value-type="string" calcext:value-type="string">
            <text:p>LUIZ GONZAGA REBEL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1" calcext:value-type="float">
            <text:p>1431</text:p>
          </table:table-cell>
          <table:table-cell table:style-name="ce9" office:value-type="string" calcext:value-type="string">
            <text:p>AA.117.1.001929/17-71</text:p>
          </table:table-cell>
          <table:table-cell table:style-name="ce12"/>
          <table:table-cell table:style-name="ce12" office:value-type="float" office:value="1769221301" calcext:value-type="float">
            <text:p>1769221301</text:p>
          </table:table-cell>
          <table:table-cell table:style-name="ce25"/>
          <table:table-cell table:style-name="ce25" office:value-type="string" calcext:value-type="string">
            <text:p>ROSELAINE SILVA DE LIM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2" calcext:value-type="float">
            <text:p>1432</text:p>
          </table:table-cell>
          <table:table-cell table:style-name="ce9" office:value-type="string" calcext:value-type="string">
            <text:p>AA.117.1.001929/17-71</text:p>
          </table:table-cell>
          <table:table-cell table:style-name="ce12"/>
          <table:table-cell table:style-name="ce12" office:value-type="float" office:value="71074147391" calcext:value-type="float">
            <text:p>71074147391</text:p>
          </table:table-cell>
          <table:table-cell table:style-name="ce25"/>
          <table:table-cell table:style-name="ce25" office:value-type="string" calcext:value-type="string">
            <text:p>JOSE WILLIAM PEREIRA LUZ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3" calcext:value-type="float">
            <text:p>1433</text:p>
          </table:table-cell>
          <table:table-cell table:style-name="ce9" office:value-type="string" calcext:value-type="string">
            <text:p>AA.117.1.001929/17-71</text:p>
          </table:table-cell>
          <table:table-cell table:style-name="ce12"/>
          <table:table-cell table:style-name="ce12" office:value-type="float" office:value="34310762387" calcext:value-type="float">
            <text:p>34310762387</text:p>
          </table:table-cell>
          <table:table-cell table:style-name="ce25"/>
          <table:table-cell table:style-name="ce25" office:value-type="string" calcext:value-type="string">
            <text:p>NATERCIA RIBEIRO FERNAND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4" calcext:value-type="float">
            <text:p>1434</text:p>
          </table:table-cell>
          <table:table-cell table:style-name="ce9" office:value-type="string" calcext:value-type="string">
            <text:p>AA.117.1.001929/17-71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JACKSON WILLIAN DOURADO GUIMARA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5" calcext:value-type="float">
            <text:p>1435</text:p>
          </table:table-cell>
          <table:table-cell table:style-name="ce8" office:value-type="string" calcext:value-type="string">
            <text:p>AA.117.1.001941/17-00</text:p>
          </table:table-cell>
          <table:table-cell table:style-name="ce12" office:value-type="float" office:value="1656316000107" calcext:value-type="float">
            <text:p>1656316000107</text:p>
          </table:table-cell>
          <table:table-cell table:style-name="ce12" office:value-type="float" office:value="30495156353" calcext:value-type="float">
            <text:p>30495156353</text:p>
          </table:table-cell>
          <table:table-cell table:style-name="ce25"/>
          <table:table-cell table:style-name="ce25" office:value-type="string" calcext:value-type="string">
            <text:p>FRANCISCA MERCIA SOARES DE CARVALH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PROFESSORA MERCEDES</text:p>
          </table:table-cell>
          <table:table-cell table:style-name="ce25" office:value-type="float" office:value="163" calcext:value-type="float">
            <text:p>163</text:p>
          </table:table-cell>
          <table:table-cell table:style-name="ce18" office:value-type="string" calcext:value-type="string">
            <text:p>UNIDADE ESCOLAR PROFESSORA MERCEDES COST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6" calcext:value-type="float">
            <text:p>1436</text:p>
          </table:table-cell>
          <table:table-cell table:style-name="ce8" office:value-type="string" calcext:value-type="string">
            <text:p>AA.117.1.001946/17-41</text:p>
          </table:table-cell>
          <table:table-cell table:style-name="ce12"/>
          <table:table-cell table:style-name="ce12" office:value-type="float" office:value="1543770584" calcext:value-type="float">
            <text:p>1543770584</text:p>
          </table:table-cell>
          <table:table-cell table:style-name="ce25"/>
          <table:table-cell table:style-name="ce25" office:value-type="string" calcext:value-type="string">
            <text:p>MARCIO RODRIGO DE ARAUJO SOUZ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36" calcext:value-type="float">
            <text:p>36</text:p>
          </table:table-cell>
          <table:table-cell table:style-name="ce18" office:value-type="string" calcext:value-type="string">
            <text:p>CGE – CONTROL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8" office:value-type="string" calcext:value-type="string">
            <text:p>AA.117.1.001948/17-67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SOCRATES DE ARAUJO BAS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8" calcext:value-type="float">
            <text:p>1438</text:p>
          </table:table-cell>
          <table:table-cell table:style-name="ce8" office:value-type="string" calcext:value-type="string">
            <text:p>AA.117.1.001924/17-2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JORDAO COSTA SILV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SUPERINTENDENCIA DE DESENVOLVIMENTO DO ARTESANATO PIAUIENSE</text:p>
          </table:table-cell>
          <table:table-cell table:style-name="ce25" office:value-type="float" office:value="127" calcext:value-type="float">
            <text:p>127</text:p>
          </table:table-cell>
          <table:table-cell table:style-name="ce18" office:value-type="string" calcext:value-type="string">
            <text:p>SUDARPI – SUPERINTENDENCIA DE DESENVOLVIMENTO DO ARTESANATO PIAUIENSE</text:p>
          </table:table-cell>
          <table:table-cell table:style-name="ce31"/>
          <table:table-cell table:style-name="ce38"/>
          <table:table-cell table:style-name="ce25" office:value-type="string" calcext:value-type="string">
            <text:p>NÃO FOI EMITIDO – FILIAL DA SECULT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39" calcext:value-type="float">
            <text:p>1439</text:p>
          </table:table-cell>
          <table:table-cell table:style-name="ce8" office:value-type="string" calcext:value-type="string">
            <text:p>AA.117.1.002024/17-90</text:p>
          </table:table-cell>
          <table:table-cell table:style-name="ce12"/>
          <table:table-cell table:style-name="ce12" office:value-type="float" office:value="1119203376" calcext:value-type="float">
            <text:p>1119203376</text:p>
          </table:table-cell>
          <table:table-cell table:style-name="ce25"/>
          <table:table-cell table:style-name="ce25" office:value-type="string" calcext:value-type="string">
            <text:p>HUMBERTO DA COSTA AZEVE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8" office:value-type="string" calcext:value-type="string">
            <text:p>AA.117.1.002024/17-90</text:p>
          </table:table-cell>
          <table:table-cell table:style-name="ce12"/>
          <table:table-cell table:style-name="ce12" office:value-type="float" office:value="66216362372" calcext:value-type="float">
            <text:p>66216362372</text:p>
          </table:table-cell>
          <table:table-cell table:style-name="ce25"/>
          <table:table-cell table:style-name="ce25" office:value-type="string" calcext:value-type="string">
            <text:p>JOAO EULALIO DE PADUA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1" calcext:value-type="float">
            <text:p>1441</text:p>
          </table:table-cell>
          <table:table-cell table:style-name="ce8" office:value-type="string" calcext:value-type="string">
            <text:p>AA.117.1.002024/17-90</text:p>
          </table:table-cell>
          <table:table-cell table:style-name="ce12"/>
          <table:table-cell table:style-name="ce12" office:value-type="float" office:value="67680860300" calcext:value-type="float">
            <text:p>67680860300</text:p>
          </table:table-cell>
          <table:table-cell table:style-name="ce25"/>
          <table:table-cell table:style-name="ce25" office:value-type="string" calcext:value-type="string">
            <text:p>MAURICIO CEZAR ARAUJO FORT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2" calcext:value-type="float">
            <text:p>1442</text:p>
          </table:table-cell>
          <table:table-cell table:style-name="ce8" office:value-type="string" calcext:value-type="string">
            <text:p>AA.117.1.002024/17-90</text:p>
          </table:table-cell>
          <table:table-cell table:style-name="ce12"/>
          <table:table-cell table:style-name="ce12" office:value-type="float" office:value="1000504336" calcext:value-type="float">
            <text:p>1000504336</text:p>
          </table:table-cell>
          <table:table-cell table:style-name="ce25"/>
          <table:table-cell table:style-name="ce25" office:value-type="string" calcext:value-type="string">
            <text:p>FAGNER JOSE DA SILVA SANTO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8" office:value-type="string" calcext:value-type="string">
            <text:p>AA.117.1.002024/17-90</text:p>
          </table:table-cell>
          <table:table-cell table:style-name="ce12"/>
          <table:table-cell table:style-name="ce12" office:value-type="float" office:value="1898553394" calcext:value-type="float">
            <text:p>1898553394</text:p>
          </table:table-cell>
          <table:table-cell table:style-name="ce25"/>
          <table:table-cell table:style-name="ce25" office:value-type="string" calcext:value-type="string">
            <text:p>DANILO MENDES DE SANTAN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8" office:value-type="string" calcext:value-type="string">
            <text:p>AA.117.1.002024/17-90</text:p>
          </table:table-cell>
          <table:table-cell table:style-name="ce12"/>
          <table:table-cell table:style-name="ce12" office:value-type="float" office:value="1859127371" calcext:value-type="float">
            <text:p>1859127371</text:p>
          </table:table-cell>
          <table:table-cell table:style-name="ce25"/>
          <table:table-cell table:style-name="ce25" office:value-type="string" calcext:value-type="string">
            <text:p>GABRIEL KUBRUSLY GONCALV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8" office:value-type="string" calcext:value-type="string">
            <text:p>AA.117.1.002024/17-90</text:p>
          </table:table-cell>
          <table:table-cell table:style-name="ce12"/>
          <table:table-cell table:style-name="ce12" office:value-type="float" office:value="95258280349" calcext:value-type="float">
            <text:p>95258280349</text:p>
          </table:table-cell>
          <table:table-cell table:style-name="ce25"/>
          <table:table-cell table:style-name="ce25" office:value-type="string" calcext:value-type="string">
            <text:p>HENRY MARINHO NERY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8" office:value-type="string" calcext:value-type="string">
            <text:p>AA.117.1.002024/17-90</text:p>
          </table:table-cell>
          <table:table-cell table:style-name="ce12"/>
          <table:table-cell table:style-name="ce12" office:value-type="float" office:value="1225678382" calcext:value-type="float">
            <text:p>1225678382</text:p>
          </table:table-cell>
          <table:table-cell table:style-name="ce25"/>
          <table:table-cell table:style-name="ce25" office:value-type="string" calcext:value-type="string">
            <text:p>SAUL EMMANUEL DE MELO FERREIRA PINHEIRO ALVES 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4" calcext:value-type="float">
            <text:p>104</text:p>
          </table:table-cell>
          <table:table-cell table:style-name="ce18" office:value-type="string" calcext:value-type="string">
            <text:p>PGE – PROCURADORIA GERAL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7" calcext:value-type="float">
            <text:p>1447</text:p>
          </table:table-cell>
          <table:table-cell table:style-name="ce8" office:value-type="string" calcext:value-type="string">
            <text:p>AA.117.1.002176/17-00</text:p>
          </table:table-cell>
          <table:table-cell table:style-name="ce53" office:value-type="float" office:value="1493461000106" calcext:value-type="float">
            <text:p>1493461000106</text:p>
          </table:table-cell>
          <table:table-cell table:style-name="ce53" office:value-type="float" office:value="21814724320" calcext:value-type="float">
            <text:p>21814724320</text:p>
          </table:table-cell>
          <table:table-cell table:style-name="ce25"/>
          <table:table-cell table:style-name="ce25" office:value-type="string" calcext:value-type="string">
            <text:p>FRANCISCA LUZIMAR NUNES BEZERR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UNIDADE ESCOLAR PROFESSOR PIRES DE CASTRO</text:p>
          </table:table-cell>
          <table:table-cell table:style-name="ce25" office:value-type="float" office:value="161" calcext:value-type="float">
            <text:p>161</text:p>
          </table:table-cell>
          <table:table-cell table:style-name="ce18" office:value-type="string" calcext:value-type="string">
            <text:p>UNIDADE ESCOLAR PROFESSOR PIRES DE CASTR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8" calcext:value-type="float">
            <text:p>1448</text:p>
          </table:table-cell>
          <table:table-cell table:style-name="ce8" office:value-type="string" calcext:value-type="string">
            <text:p>AA.117.1.002220/17-30</text:p>
          </table:table-cell>
          <table:table-cell table:style-name="ce53" office:value-type="float" office:value="1789311000144" calcext:value-type="float">
            <text:p>1789311000144</text:p>
          </table:table-cell>
          <table:table-cell table:style-name="ce53" office:value-type="float" office:value="15935868334" calcext:value-type="float">
            <text:p>15935868334</text:p>
          </table:table-cell>
          <table:table-cell table:style-name="ce25"/>
          <table:table-cell table:style-name="ce25" office:value-type="string" calcext:value-type="string">
            <text:p>LUIZ AVILINO LOPES DOS REI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ETI – PROFESSOR MILTON AGUIAR</text:p>
          </table:table-cell>
          <table:table-cell table:style-name="ce25" office:value-type="float" office:value="32" calcext:value-type="float">
            <text:p>32</text:p>
          </table:table-cell>
          <table:table-cell table:style-name="ce18" office:value-type="string" calcext:value-type="string">
            <text:p>CETI – PROFESSOR MILTON AGUIAR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49" calcext:value-type="float">
            <text:p>1449</text:p>
          </table:table-cell>
          <table:table-cell table:style-name="ce8" office:value-type="string" calcext:value-type="string">
            <text:p>AA.117.1.002213/17-60</text:p>
          </table:table-cell>
          <table:table-cell table:style-name="ce12" office:value-type="float" office:value="1858871000103" calcext:value-type="float">
            <text:p>1858871000103</text:p>
          </table:table-cell>
          <table:table-cell table:style-name="ce12" office:value-type="float" office:value="39509800325" calcext:value-type="float">
            <text:p>39509800325</text:p>
          </table:table-cell>
          <table:table-cell table:style-name="ce25"/>
          <table:table-cell table:style-name="ce25" office:value-type="string" calcext:value-type="string">
            <text:p>FRANCISCO CARLOS BARBOSA DE SOUS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UNIDADE ESCOLAR MARIA DINA SOARES</text:p>
          </table:table-cell>
          <table:table-cell table:style-name="ce25" office:value-type="float" office:value="155" calcext:value-type="float">
            <text:p>155</text:p>
          </table:table-cell>
          <table:table-cell table:style-name="ce18" office:value-type="string" calcext:value-type="string">
            <text:p>UNIDADE ESCOLAR MARIA DINA SOARE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8" office:value-type="string" calcext:value-type="string">
            <text:p>AA.117.1.002214/17-72</text:p>
          </table:table-cell>
          <table:table-cell table:style-name="ce12"/>
          <table:table-cell table:style-name="ce12" office:value-type="float" office:value="37240897320" calcext:value-type="float">
            <text:p>37240897320</text:p>
          </table:table-cell>
          <table:table-cell table:style-name="ce25"/>
          <table:table-cell table:style-name="ce25" office:value-type="string" calcext:value-type="string">
            <text:p>MARIA DO SOCORRO DE S.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1" calcext:value-type="float">
            <text:p>1451</text:p>
          </table:table-cell>
          <table:table-cell table:style-name="ce8" office:value-type="string" calcext:value-type="string">
            <text:p>AA.117.1.002214/17-72</text:p>
          </table:table-cell>
          <table:table-cell table:style-name="ce12"/>
          <table:table-cell table:style-name="ce12" office:value-type="float" office:value="22807624391" calcext:value-type="float">
            <text:p>22807624391</text:p>
          </table:table-cell>
          <table:table-cell table:style-name="ce25"/>
          <table:table-cell table:style-name="ce25" office:value-type="string" calcext:value-type="string">
            <text:p>ASSUNCAO DE MARIA MENDONCA FREITA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2" calcext:value-type="float">
            <text:p>1452</text:p>
          </table:table-cell>
          <table:table-cell table:style-name="ce8" office:value-type="string" calcext:value-type="string">
            <text:p>AA.117.1.002214/17-72</text:p>
          </table:table-cell>
          <table:table-cell table:style-name="ce12"/>
          <table:table-cell table:style-name="ce12" office:value-type="float" office:value="34966099315" calcext:value-type="float">
            <text:p>34966099315</text:p>
          </table:table-cell>
          <table:table-cell table:style-name="ce25"/>
          <table:table-cell table:style-name="ce25" office:value-type="string" calcext:value-type="string">
            <text:p>EDILENE PIRES NUN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8" office:value-type="string" calcext:value-type="string">
            <text:p>AA.117.1.002184/17-80</text:p>
          </table:table-cell>
          <table:table-cell table:style-name="ce12" office:value-type="float" office:value="8571315000109" calcext:value-type="float">
            <text:p>8571315000109</text:p>
          </table:table-cell>
          <table:table-cell table:style-name="ce12" office:value-type="float" office:value="37488864387" calcext:value-type="float">
            <text:p>37488864387</text:p>
          </table:table-cell>
          <table:table-cell table:style-name="ce25"/>
          <table:table-cell table:style-name="ce25" office:value-type="string" calcext:value-type="string">
            <text:p>PEDRO MUNIZ DE SOUS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PROFISSIONAL EM SAÚDE</text:p>
          </table:table-cell>
          <table:table-cell table:style-name="ce25" office:value-type="float" office:value="157" calcext:value-type="float">
            <text:p>157</text:p>
          </table:table-cell>
          <table:table-cell table:style-name="ce18" office:value-type="string" calcext:value-type="string">
            <text:p>UNIDADE ESCOLAR MONSENHOR JOSE LUIZ BARBOSA CORTEZ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4" calcext:value-type="float">
            <text:p>1454</text:p>
          </table:table-cell>
          <table:table-cell table:style-name="ce8" office:value-type="string" calcext:value-type="string">
            <text:p>AA.117.1.002188/17-11</text:p>
          </table:table-cell>
          <table:table-cell table:style-name="ce12"/>
          <table:table-cell table:style-name="ce12" office:value-type="float" office:value="20006055320" calcext:value-type="float">
            <text:p>20006055320</text:p>
          </table:table-cell>
          <table:table-cell table:style-name="ce25"/>
          <table:table-cell table:style-name="ce25" office:value-type="string" calcext:value-type="string">
            <text:p>ELIZABETH MARIA MEMORIA AGUIAR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5" calcext:value-type="float">
            <text:p>1455</text:p>
          </table:table-cell>
          <table:table-cell table:style-name="ce8" office:value-type="string" calcext:value-type="string">
            <text:p>AA.117.1.002189/17-24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FRANCISCO JORDAO COSTA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27" calcext:value-type="float">
            <text:p>127</text:p>
          </table:table-cell>
          <table:table-cell table:style-name="ce18" office:value-type="string" calcext:value-type="string">
            <text:p>SUDARPI – SUPERINTENDENCIA DE DESENVOLVIMENTO DO ARTESANATO PIAUIENSE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6" calcext:value-type="float">
            <text:p>1456</text:p>
          </table:table-cell>
          <table:table-cell table:style-name="ce8" office:value-type="string" calcext:value-type="string">
            <text:p>AA.117.1.002195/17-32</text:p>
          </table:table-cell>
          <table:table-cell table:style-name="ce12" office:value-type="float" office:value="1878507000105" calcext:value-type="float">
            <text:p>1878507000105</text:p>
          </table:table-cell>
          <table:table-cell table:style-name="ce12" office:value-type="float" office:value="65805070391" calcext:value-type="float">
            <text:p>65805070391</text:p>
          </table:table-cell>
          <table:table-cell table:style-name="ce25"/>
          <table:table-cell table:style-name="ce25" office:value-type="string" calcext:value-type="string">
            <text:p>FRANCISCO JAIRY BARBOSA DE MESQUITA</text:p>
          </table:table-cell>
          <table:table-cell table:style-name="ce25" office:value-type="string" calcext:value-type="string">
            <text:p>PF-A3</text:p>
          </table:table-cell>
          <table:table-cell table:style-name="ce18" office:value-type="string" calcext:value-type="string">
            <text:p>CONSELHO ESCOLAR DA UNIDADE ESCOLAR RAIMUNDO PESSOA</text:p>
          </table:table-cell>
          <table:table-cell table:style-name="ce25" office:value-type="float" office:value="164" calcext:value-type="float">
            <text:p>164</text:p>
          </table:table-cell>
          <table:table-cell table:style-name="ce18" office:value-type="string" calcext:value-type="string">
            <text:p>UNIDADE ESCOLAR RAIMUNDO PESSO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7" calcext:value-type="float">
            <text:p>1457</text:p>
          </table:table-cell>
          <table:table-cell table:style-name="ce8" office:value-type="string" calcext:value-type="string">
            <text:p>AA.117.1.002210/17-31</text:p>
          </table:table-cell>
          <table:table-cell table:style-name="ce12" office:value-type="float" office:value="1857338000127" calcext:value-type="float">
            <text:p>1857338000127</text:p>
          </table:table-cell>
          <table:table-cell table:style-name="ce12" office:value-type="float" office:value="49879596315" calcext:value-type="float">
            <text:p>49879596315</text:p>
          </table:table-cell>
          <table:table-cell table:style-name="ce25"/>
          <table:table-cell table:style-name="ce25" office:value-type="string" calcext:value-type="string">
            <text:p>ANTONIO PAIXAO RODRIGUES DE OLIVEIR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O RIO GRANDE DO NORTE</text:p>
          </table:table-cell>
          <table:table-cell table:style-name="ce25" office:value-type="float" office:value="165" calcext:value-type="float">
            <text:p>165</text:p>
          </table:table-cell>
          <table:table-cell table:style-name="ce18" office:value-type="string" calcext:value-type="string">
            <text:p>UNIDADE ESCOLAR SEBASTIAO SOARES RIBEIR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8" calcext:value-type="float">
            <text:p>1458</text:p>
          </table:table-cell>
          <table:table-cell table:style-name="ce8" office:value-type="string" calcext:value-type="string">
            <text:p>AA.117.1.002206/17-99</text:p>
          </table:table-cell>
          <table:table-cell table:style-name="ce12"/>
          <table:table-cell table:style-name="ce12" office:value-type="float" office:value="984827340" calcext:value-type="float">
            <text:p>984827340</text:p>
          </table:table-cell>
          <table:table-cell table:style-name="ce25"/>
          <table:table-cell table:style-name="ce25" office:value-type="string" calcext:value-type="string">
            <text:p>LEONARDO FONSECA BARBO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59" calcext:value-type="float">
            <text:p>1459</text:p>
          </table:table-cell>
          <table:table-cell table:style-name="ce8" office:value-type="string" calcext:value-type="string">
            <text:p>AA.117.1.002177/17-00</text:p>
          </table:table-cell>
          <table:table-cell table:style-name="ce53" office:value-type="float" office:value="1493461000106" calcext:value-type="float">
            <text:p>1493461000106</text:p>
          </table:table-cell>
          <table:table-cell table:style-name="ce12"/>
          <table:table-cell table:style-name="ce25" table:number-columns-repeated="3"/>
          <table:table-cell table:style-name="ce18"/>
          <table:table-cell table:style-name="ce25" office:value-type="float" office:value="161" calcext:value-type="float">
            <text:p>161</text:p>
          </table:table-cell>
          <table:table-cell table:style-name="ce18" office:value-type="string" calcext:value-type="string">
            <text:p>UNIDADE ESCOLAR PROFESSOR PIRES DE CASTRO</text:p>
          </table:table-cell>
          <table:table-cell table:style-name="ce31"/>
          <table:table-cell table:style-name="ce38"/>
          <table:table-cell table:style-name="ce25" office:value-type="string" calcext:value-type="string">
            <text:p>SOLICITA APENAS A CRIAÇÃO DE E-MAIL</text:p>
          </table:table-cell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8" office:value-type="string" calcext:value-type="string">
            <text:p>AA.117.1.002183/17-78</text:p>
          </table:table-cell>
          <table:table-cell table:style-name="ce12" office:value-type="float" office:value="9537413000184" calcext:value-type="float">
            <text:p>9537413000184</text:p>
          </table:table-cell>
          <table:table-cell table:style-name="ce12" office:value-type="float" office:value="55325351320" calcext:value-type="float">
            <text:p>55325351320</text:p>
          </table:table-cell>
          <table:table-cell table:style-name="ce25"/>
          <table:table-cell table:style-name="ce25" office:value-type="string" calcext:value-type="string">
            <text:p>CONCEICAO DE MARIA SANTO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PADRE LUIDINO DI GUIDI</text:p>
          </table:table-cell>
          <table:table-cell table:style-name="ce25" office:value-type="float" office:value="159" calcext:value-type="float">
            <text:p>159</text:p>
          </table:table-cell>
          <table:table-cell table:style-name="ce18" office:value-type="string" calcext:value-type="string">
            <text:p>UNIDADE ESCOLAR PADRE LUIDINO DI GUID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1" calcext:value-type="float">
            <text:p>1461</text:p>
          </table:table-cell>
          <table:table-cell table:style-name="ce8" office:value-type="string" calcext:value-type="string">
            <text:p>AA.117.1.002174/17-81</text:p>
          </table:table-cell>
          <table:table-cell table:style-name="ce12"/>
          <table:table-cell table:style-name="ce12" office:value-type="float" office:value="49810081391" calcext:value-type="float">
            <text:p>49810081391</text:p>
          </table:table-cell>
          <table:table-cell table:style-name="ce25"/>
          <table:table-cell table:style-name="ce25" office:value-type="string" calcext:value-type="string">
            <text:p>ALEXANDRE CHRISTIAN DE JESUS NOLET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2" calcext:value-type="float">
            <text:p>1462</text:p>
          </table:table-cell>
          <table:table-cell table:style-name="ce8" office:value-type="string" calcext:value-type="string">
            <text:p>AA.117.1.002151/17-65</text:p>
          </table:table-cell>
          <table:table-cell table:style-name="ce12" office:value-type="float" office:value="1796497000169" calcext:value-type="float">
            <text:p>1796497000169</text:p>
          </table:table-cell>
          <table:table-cell table:style-name="ce12" office:value-type="float" office:value="18216172826" calcext:value-type="float">
            <text:p>18216172826</text:p>
          </table:table-cell>
          <table:table-cell table:style-name="ce25"/>
          <table:table-cell table:style-name="ce25" office:value-type="string" calcext:value-type="string">
            <text:p>CARLOS EDUARDO SOARES RODRIGUE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PROF RALDIR CAVALCANTE BASTOS</text:p>
          </table:table-cell>
          <table:table-cell table:style-name="ce25" office:value-type="float" office:value="34" calcext:value-type="float">
            <text:p>34</text:p>
          </table:table-cell>
          <table:table-cell table:style-name="ce18" office:value-type="string" calcext:value-type="string">
            <text:p>CETI – PROFESSOR RALDIR CAVALCANTE BASTO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3" calcext:value-type="float">
            <text:p>1463</text:p>
          </table:table-cell>
          <table:table-cell table:style-name="ce8" office:value-type="string" calcext:value-type="string">
            <text:p>AA.117.1.002006/17-08</text:p>
          </table:table-cell>
          <table:table-cell table:style-name="ce12" table:number-columns-repeated="2"/>
          <table:table-cell table:style-name="ce25"/>
          <table:table-cell table:style-name="ce25" office:value-type="string" calcext:value-type="string">
            <text:p>AILMA DO NASCIMENTO SILV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36" calcext:value-type="float">
            <text:p>136</text:p>
          </table:table-cell>
          <table:table-cell table:style-name="ce18" office:value-type="string" calcext:value-type="string">
            <text:p>UESPI – FUNDACAO UNIVERSIDADE ESTADUAL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4" calcext:value-type="float">
            <text:p>1464</text:p>
          </table:table-cell>
          <table:table-cell table:style-name="ce8" office:value-type="string" calcext:value-type="string">
            <text:p>AA.117.1.002007/17-10</text:p>
          </table:table-cell>
          <table:table-cell table:style-name="ce12" office:value-type="float" office:value="1958270000172" calcext:value-type="float">
            <text:p>1958270000172</text:p>
          </table:table-cell>
          <table:table-cell table:style-name="ce12" office:value-type="float" office:value="30588260363" calcext:value-type="float">
            <text:p>30588260363</text:p>
          </table:table-cell>
          <table:table-cell table:style-name="ce25"/>
          <table:table-cell table:style-name="ce25" office:value-type="string" calcext:value-type="string">
            <text:p>PAULO AFONSO DE MIRAND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SILVESTRE ROCHA</text:p>
          </table:table-cell>
          <table:table-cell table:style-name="ce25" office:value-type="float" office:value="166" calcext:value-type="float">
            <text:p>166</text:p>
          </table:table-cell>
          <table:table-cell table:style-name="ce18" office:value-type="string" calcext:value-type="string">
            <text:p>UNIDADE ESCOLAR SILVESTRE ROCH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5" calcext:value-type="float">
            <text:p>1465</text:p>
          </table:table-cell>
          <table:table-cell table:style-name="ce8" office:value-type="string" calcext:value-type="string">
            <text:p>AA.117.1.002008/17-23</text:p>
          </table:table-cell>
          <table:table-cell table:style-name="ce12"/>
          <table:table-cell table:style-name="ce12" office:value-type="float" office:value="28626869304" calcext:value-type="float">
            <text:p>28626869304</text:p>
          </table:table-cell>
          <table:table-cell table:style-name="ce25"/>
          <table:table-cell table:style-name="ce25" office:value-type="string" calcext:value-type="string">
            <text:p>SEVERO MARIA EULALIO FI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6" calcext:value-type="float">
            <text:p>1466</text:p>
          </table:table-cell>
          <table:table-cell table:style-name="ce8" office:value-type="string" calcext:value-type="string">
            <text:p>AA.117.1.002015/17-07</text:p>
          </table:table-cell>
          <table:table-cell table:style-name="ce12"/>
          <table:table-cell table:style-name="ce12" office:value-type="float" office:value="32741804320" calcext:value-type="float">
            <text:p>32741804320</text:p>
          </table:table-cell>
          <table:table-cell table:style-name="ce25"/>
          <table:table-cell table:style-name="ce25" office:value-type="string" calcext:value-type="string">
            <text:p>JOSE FLAVIO FURTADO MARIN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7" calcext:value-type="float">
            <text:p>1467</text:p>
          </table:table-cell>
          <table:table-cell table:style-name="ce8" office:value-type="string" calcext:value-type="string">
            <text:p>AA.117.1.002018/17-22</text:p>
          </table:table-cell>
          <table:table-cell table:style-name="ce12" office:value-type="float" office:value="1574027000150" calcext:value-type="float">
            <text:p>1574027000150</text:p>
          </table:table-cell>
          <table:table-cell table:style-name="ce12" office:value-type="float" office:value="38689235353" calcext:value-type="float">
            <text:p>38689235353</text:p>
          </table:table-cell>
          <table:table-cell table:style-name="ce25"/>
          <table:table-cell table:style-name="ce25" office:value-type="string" calcext:value-type="string">
            <text:p>ELISNETE GOMES DA SILVA SANTO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EPUTADO TERTULIANO MILTON BRANDAO</text:p>
          </table:table-cell>
          <table:table-cell table:style-name="ce25" office:value-type="float" office:value="168" calcext:value-type="float">
            <text:p>168</text:p>
          </table:table-cell>
          <table:table-cell table:style-name="ce18" office:value-type="string" calcext:value-type="string">
            <text:p>UNIDADE ESCOLAR TERTULIANO MILTON BRANDA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8" office:value-type="string" calcext:value-type="string">
            <text:p>AA.117.1.002050/17-57</text:p>
          </table:table-cell>
          <table:table-cell table:style-name="ce12" office:value-type="float" office:value="191688200010" calcext:value-type="float">
            <text:p>191688200010</text:p>
          </table:table-cell>
          <table:table-cell table:style-name="ce12" office:value-type="float" office:value="84217294387" calcext:value-type="float">
            <text:p>84217294387</text:p>
          </table:table-cell>
          <table:table-cell table:style-name="ce25"/>
          <table:table-cell table:style-name="ce25" office:value-type="string" calcext:value-type="string">
            <text:p>NEILIA DUARTE DOS SANTOS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MARIO RAULINO</text:p>
          </table:table-cell>
          <table:table-cell table:style-name="ce25" office:value-type="float" office:value="156" calcext:value-type="float">
            <text:p>156</text:p>
          </table:table-cell>
          <table:table-cell table:style-name="ce18" office:value-type="string" calcext:value-type="string">
            <text:p>UNIDADE ESCOLAR MARIO RAULINO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69" calcext:value-type="float">
            <text:p>1469</text:p>
          </table:table-cell>
          <table:table-cell table:style-name="ce8" office:value-type="string" calcext:value-type="string">
            <text:p>AA.117.1.002080/17-54</text:p>
          </table:table-cell>
          <table:table-cell table:style-name="ce12" office:value-type="float" office:value="27446972000160" calcext:value-type="float">
            <text:p>27446972000160</text:p>
          </table:table-cell>
          <table:table-cell table:style-name="ce12" office:value-type="float" office:value="5011655334" calcext:value-type="float">
            <text:p>5011655334</text:p>
          </table:table-cell>
          <table:table-cell table:style-name="ce25"/>
          <table:table-cell table:style-name="ce25" office:value-type="string" calcext:value-type="string">
            <text:p>LUIZ GONZAGA PAES LANDIM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ORDENADORIA DO PROGRAMA DO AGRONEGOCIO E DOS CERRADOS</text:p>
          </table:table-cell>
          <table:table-cell table:style-name="ce25" office:value-type="float" office:value="21" calcext:value-type="float">
            <text:p>21</text:p>
          </table:table-cell>
          <table:table-cell table:style-name="ce18" office:value-type="string" calcext:value-type="string">
            <text:p>CEAGRO – COORDENADORIA DO AGRONEGOCIO E DOS CERRADOS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style-name="ce8" office:value-type="string" calcext:value-type="string">
            <text:p>AA.117.1.002093/17-81</text:p>
          </table:table-cell>
          <table:table-cell table:style-name="ce12"/>
          <table:table-cell table:style-name="ce12" office:value-type="float" office:value="62724541391" calcext:value-type="float">
            <text:p>62724541391</text:p>
          </table:table-cell>
          <table:table-cell table:style-name="ce25"/>
          <table:table-cell table:style-name="ce25" office:value-type="string" calcext:value-type="string">
            <text:p>LEANDRO FERRAZ DAMASCENO RIB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1" calcext:value-type="float">
            <text:p>1471</text:p>
          </table:table-cell>
          <table:table-cell table:style-name="ce8" office:value-type="string" calcext:value-type="string">
            <text:p>AA.117.1.002094/17-94</text:p>
          </table:table-cell>
          <table:table-cell table:style-name="ce12"/>
          <table:table-cell table:style-name="ce12" office:value-type="float" office:value="43968155300" calcext:value-type="float">
            <text:p>43968155300</text:p>
          </table:table-cell>
          <table:table-cell table:style-name="ce25"/>
          <table:table-cell table:style-name="ce25" office:value-type="string" calcext:value-type="string">
            <text:p>ANDREA MELO DE CARVALH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2" calcext:value-type="float">
            <text:p>1472</text:p>
          </table:table-cell>
          <table:table-cell table:style-name="ce9" office:value-type="string" calcext:value-type="string">
            <text:p>AA.117.1.002095/17-00</text:p>
          </table:table-cell>
          <table:table-cell table:style-name="ce12" office:value-type="float" office:value="1928920000137" calcext:value-type="float">
            <text:p>1928920000137</text:p>
          </table:table-cell>
          <table:table-cell table:style-name="ce12" office:value-type="float" office:value="57761353387" calcext:value-type="float">
            <text:p>57761353387</text:p>
          </table:table-cell>
          <table:table-cell table:style-name="ce25"/>
          <table:table-cell table:style-name="ce25" office:value-type="string" calcext:value-type="string">
            <text:p>JOAO NONATO DA SILVA FILHO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ALTINA PESTANA</text:p>
          </table:table-cell>
          <table:table-cell table:style-name="ce25" office:value-type="float" office:value="137" calcext:value-type="float">
            <text:p>137</text:p>
          </table:table-cell>
          <table:table-cell table:style-name="ce18" office:value-type="string" calcext:value-type="string">
            <text:p>UNIDADE ESCOLAR ALTINA PESTAN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3" calcext:value-type="float">
            <text:p>1473</text:p>
          </table:table-cell>
          <table:table-cell table:style-name="ce8" office:value-type="string" calcext:value-type="string">
            <text:p>AA.117.1.002099/17-38</text:p>
          </table:table-cell>
          <table:table-cell table:style-name="ce12"/>
          <table:table-cell table:style-name="ce12" office:value-type="float" office:value="42101980304" calcext:value-type="float">
            <text:p>42101980304</text:p>
          </table:table-cell>
          <table:table-cell table:style-name="ce25"/>
          <table:table-cell table:style-name="ce25" office:value-type="string" calcext:value-type="string">
            <text:p>CHRISTIANE CARVALHO FONTENELLE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4" calcext:value-type="float">
            <text:p>1474</text:p>
          </table:table-cell>
          <table:table-cell table:style-name="ce8" office:value-type="string" calcext:value-type="string">
            <text:p>AA.117.1.002099/17-38</text:p>
          </table:table-cell>
          <table:table-cell table:style-name="ce12"/>
          <table:table-cell table:style-name="ce12" office:value-type="float" office:value="24093947368" calcext:value-type="float">
            <text:p>24093947368</text:p>
          </table:table-cell>
          <table:table-cell table:style-name="ce25"/>
          <table:table-cell table:style-name="ce25" office:value-type="string" calcext:value-type="string">
            <text:p>SOLANGE DE FATIMA VI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14" calcext:value-type="float">
            <text:p>114</text:p>
          </table:table-cell>
          <table:table-cell table:style-name="ce18" office:value-type="string" calcext:value-type="string">
            <text:p>SEFAZ – SECRETARIA DE ESTADO DA FAZEND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5" calcext:value-type="float">
            <text:p>1475</text:p>
          </table:table-cell>
          <table:table-cell table:style-name="ce8" office:value-type="string" calcext:value-type="string">
            <text:p>AA.117.1.002107/17-06</text:p>
          </table:table-cell>
          <table:table-cell table:style-name="ce12"/>
          <table:table-cell table:style-name="ce12" office:value-type="float" office:value="22634851391" calcext:value-type="float">
            <text:p>22634851391</text:p>
          </table:table-cell>
          <table:table-cell table:style-name="ce25"/>
          <table:table-cell table:style-name="ce25" office:value-type="string" calcext:value-type="string">
            <text:p>ESPEDITO RODRIGUES DE OLIV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4" calcext:value-type="float">
            <text:p>94</text:p>
          </table:table-cell>
          <table:table-cell table:style-name="ce18" office:value-type="string" calcext:value-type="string">
            <text:p>IMEPI – INSTITUTO DE METROLOGI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6" calcext:value-type="float">
            <text:p>1476</text:p>
          </table:table-cell>
          <table:table-cell table:style-name="ce8" office:value-type="string" calcext:value-type="string">
            <text:p>AA.117.1.002107/17-06</text:p>
          </table:table-cell>
          <table:table-cell table:style-name="ce12"/>
          <table:table-cell table:style-name="ce12" office:value-type="float" office:value="61821632320" calcext:value-type="float">
            <text:p>61821632320</text:p>
          </table:table-cell>
          <table:table-cell table:style-name="ce25"/>
          <table:table-cell table:style-name="ce25" office:value-type="string" calcext:value-type="string">
            <text:p>RANILSON DA CUNHA CONRAD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94" calcext:value-type="float">
            <text:p>94</text:p>
          </table:table-cell>
          <table:table-cell table:style-name="ce18" office:value-type="string" calcext:value-type="string">
            <text:p>IMEPI – INSTITUTO DE METROLOGI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7" calcext:value-type="float">
            <text:p>1477</text:p>
          </table:table-cell>
          <table:table-cell table:style-name="ce8" office:value-type="string" calcext:value-type="string">
            <text:p>AA.117.1.002026/17-06</text:p>
          </table:table-cell>
          <table:table-cell table:style-name="ce12" office:value-type="float" office:value="1896284000109" calcext:value-type="float">
            <text:p>1896284000109</text:p>
          </table:table-cell>
          <table:table-cell table:style-name="ce12" office:value-type="float" office:value="1835218385" calcext:value-type="float">
            <text:p>1835218385</text:p>
          </table:table-cell>
          <table:table-cell table:style-name="ce25"/>
          <table:table-cell table:style-name="ce25" office:value-type="string" calcext:value-type="string">
            <text:p>KARLIANE LIMA FREIRE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PROFESSORA ELIZA SOUSA</text:p>
          </table:table-cell>
          <table:table-cell table:style-name="ce25" office:value-type="float" office:value="162" calcext:value-type="float">
            <text:p>162</text:p>
          </table:table-cell>
          <table:table-cell table:style-name="ce18" office:value-type="string" calcext:value-type="string">
            <text:p>UNIDADE ESCOLAR PROFESSORA ELIZA SOUS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8" calcext:value-type="float">
            <text:p>1478</text:p>
          </table:table-cell>
          <table:table-cell table:style-name="ce8" office:value-type="string" calcext:value-type="string">
            <text:p>AA.117.1.002042/17-73</text:p>
          </table:table-cell>
          <table:table-cell table:style-name="ce12"/>
          <table:table-cell table:style-name="ce12" office:value-type="float" office:value="942784316" calcext:value-type="float">
            <text:p>942784316</text:p>
          </table:table-cell>
          <table:table-cell table:style-name="ce25"/>
          <table:table-cell table:style-name="ce25" office:value-type="string" calcext:value-type="string">
            <text:p>MARCELLY SANTOS DE SOUS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8" office:value-type="string" calcext:value-type="string">
            <text:p>AA.117.1.002042/17-73</text:p>
          </table:table-cell>
          <table:table-cell table:style-name="ce12"/>
          <table:table-cell table:style-name="ce12" office:value-type="float" office:value="7295172300" calcext:value-type="float">
            <text:p>7295172300</text:p>
          </table:table-cell>
          <table:table-cell table:style-name="ce25"/>
          <table:table-cell table:style-name="ce25" office:value-type="string" calcext:value-type="string">
            <text:p>EDUARDO FERREIRA LOPES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59" calcext:value-type="float">
            <text:p>59</text:p>
          </table:table-cell>
          <table:table-cell table:style-name="ce18" office:value-type="string" calcext:value-type="string">
            <text:p>DPG – DEFENSORIA PUBLICA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8" office:value-type="string" calcext:value-type="string">
            <text:p>AA.117.1.001976/17-49</text:p>
          </table:table-cell>
          <table:table-cell table:style-name="ce12"/>
          <table:table-cell table:style-name="ce12" office:value-type="float" office:value="96527900104" calcext:value-type="float">
            <text:p>96527900104</text:p>
          </table:table-cell>
          <table:table-cell table:style-name="ce25"/>
          <table:table-cell table:style-name="ce25" office:value-type="string" calcext:value-type="string">
            <text:p>ANGELA BORGES DE MOU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1" calcext:value-type="float">
            <text:p>1481</text:p>
          </table:table-cell>
          <table:table-cell table:style-name="ce8" office:value-type="string" calcext:value-type="string">
            <text:p>AA.117.1.001976/17-49</text:p>
          </table:table-cell>
          <table:table-cell table:style-name="ce12"/>
          <table:table-cell table:style-name="ce12" office:value-type="float" office:value="68991029868" calcext:value-type="float">
            <text:p>68991029868</text:p>
          </table:table-cell>
          <table:table-cell table:style-name="ce25"/>
          <table:table-cell table:style-name="ce25" office:value-type="string" calcext:value-type="string">
            <text:p>MANOEL DE BARROS MONTEIRO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2" calcext:value-type="float">
            <text:p>1482</text:p>
          </table:table-cell>
          <table:table-cell table:style-name="ce8" office:value-type="string" calcext:value-type="string">
            <text:p>AA.117.1.001976/17-49</text:p>
          </table:table-cell>
          <table:table-cell table:style-name="ce12"/>
          <table:table-cell table:style-name="ce12" office:value-type="float" office:value="93224630310" calcext:value-type="float">
            <text:p>93224630310</text:p>
          </table:table-cell>
          <table:table-cell table:style-name="ce25"/>
          <table:table-cell table:style-name="ce25" office:value-type="string" calcext:value-type="string">
            <text:p>ANA SOBREIRA BOTELHO MOREIRA</text:p>
          </table:table-cell>
          <table:table-cell table:style-name="ce25" office:value-type="string" calcext:value-type="string">
            <text:p>PF-A3</text:p>
          </table:table-cell>
          <table:table-cell table:style-name="ce18"/>
          <table:table-cell table:style-name="ce25" office:value-type="float" office:value="102" calcext:value-type="float">
            <text:p>102</text:p>
          </table:table-cell>
          <table:table-cell table:style-name="ce18" office:value-type="string" calcext:value-type="string">
            <text:p>MPPI – MINISTÉRIO PUBLICO DO ESTADO DO PIAUI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3" calcext:value-type="float">
            <text:p>1483</text:p>
          </table:table-cell>
          <table:table-cell table:style-name="ce8" office:value-type="string" calcext:value-type="string">
            <text:p>AA.117.1.002219/17-16</text:p>
          </table:table-cell>
          <table:table-cell table:style-name="ce12" office:value-type="float" office:value="1605735000101" calcext:value-type="float">
            <text:p>1605735000101</text:p>
          </table:table-cell>
          <table:table-cell table:style-name="ce12" office:value-type="float" office:value="45056790397" calcext:value-type="float">
            <text:p>45056790397</text:p>
          </table:table-cell>
          <table:table-cell table:style-name="ce25"/>
          <table:table-cell table:style-name="ce25" office:value-type="string" calcext:value-type="string">
            <text:p>JULIO CESAR MENDES DE MOURA</text:p>
          </table:table-cell>
          <table:table-cell table:style-name="ce25" office:value-type="string" calcext:value-type="string">
            <text:p>PJ-A1</text:p>
          </table:table-cell>
          <table:table-cell table:style-name="ce18" office:value-type="string" calcext:value-type="string">
            <text:p>CONSELHO ESCOLAR CEJA PROFESSORA SHIRLEY COSTA E SILVA</text:p>
          </table:table-cell>
          <table:table-cell table:style-name="ce25" office:value-type="float" office:value="26" calcext:value-type="float">
            <text:p>26</text:p>
          </table:table-cell>
          <table:table-cell table:style-name="ce18" office:value-type="string" calcext:value-type="string">
            <text:p>CEJA – PROFESSORA SHIRLEY COSTA E SILVA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4" calcext:value-type="float">
            <text:p>1484</text:p>
          </table:table-cell>
          <table:table-cell table:style-name="ce8" office:value-type="string" calcext:value-type="string">
            <text:p>AA.117.1.002233/17-68</text:p>
          </table:table-cell>
          <table:table-cell table:style-name="ce12" office:value-type="float" office:value="1818594000105" calcext:value-type="float">
            <text:p>1818594000105</text:p>
          </table:table-cell>
          <table:table-cell table:style-name="ce12" office:value-type="float" office:value="45423440378" calcext:value-type="float">
            <text:p>45423440378</text:p>
          </table:table-cell>
          <table:table-cell table:style-name="ce25"/>
          <table:table-cell table:style-name="ce25" office:value-type="string" calcext:value-type="string">
            <text:p>TELMA MARIA DO NASCIMENTO VIANA</text:p>
          </table:table-cell>
          <table:table-cell table:style-name="ce25" office:value-type="string" calcext:value-type="string">
            <text:p>PJ-A3</text:p>
          </table:table-cell>
          <table:table-cell table:style-name="ce18" office:value-type="string" calcext:value-type="string">
            <text:p>CONSELHO ESCOLAR DA UNIDADE ESCOLAR PAULO FERRAZ</text:p>
          </table:table-cell>
          <table:table-cell table:style-name="ce25" office:value-type="float" office:value="172" calcext:value-type="float">
            <text:p>172</text:p>
          </table:table-cell>
          <table:table-cell table:style-name="ce18" office:value-type="string" calcext:value-type="string">
            <text:p>UNIDADE ESCOLAR PAULO FERRAZ</text:p>
          </table:table-cell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7" calcext:value-type="float">
            <text:p>148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8" calcext:value-type="float">
            <text:p>148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89" calcext:value-type="float">
            <text:p>148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1" calcext:value-type="float">
            <text:p>149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2" calcext:value-type="float">
            <text:p>149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3" calcext:value-type="float">
            <text:p>149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4" calcext:value-type="float">
            <text:p>149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5" calcext:value-type="float">
            <text:p>149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7" calcext:value-type="float">
            <text:p>149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8" calcext:value-type="float">
            <text:p>149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499" calcext:value-type="float">
            <text:p>149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1" calcext:value-type="float">
            <text:p>150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2" calcext:value-type="float">
            <text:p>151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3" calcext:value-type="float">
            <text:p>151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4" calcext:value-type="float">
            <text:p>151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5" calcext:value-type="float">
            <text:p>151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6" calcext:value-type="float">
            <text:p>151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7" calcext:value-type="float">
            <text:p>151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8" calcext:value-type="float">
            <text:p>151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19" calcext:value-type="float">
            <text:p>151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1" calcext:value-type="float">
            <text:p>152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3" calcext:value-type="float">
            <text:p>152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4" calcext:value-type="float">
            <text:p>152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5" calcext:value-type="float">
            <text:p>152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6" calcext:value-type="float">
            <text:p>152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7" calcext:value-type="float">
            <text:p>152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8" calcext:value-type="float">
            <text:p>152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29" calcext:value-type="float">
            <text:p>152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1" calcext:value-type="float">
            <text:p>153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2" calcext:value-type="float">
            <text:p>153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3" calcext:value-type="float">
            <text:p>153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4" calcext:value-type="float">
            <text:p>153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5" calcext:value-type="float">
            <text:p>153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6" calcext:value-type="float">
            <text:p>153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7" calcext:value-type="float">
            <text:p>153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8" calcext:value-type="float">
            <text:p>153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39" calcext:value-type="float">
            <text:p>153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1" calcext:value-type="float">
            <text:p>154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2" calcext:value-type="float">
            <text:p>154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3" calcext:value-type="float">
            <text:p>154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4" calcext:value-type="float">
            <text:p>154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5" calcext:value-type="float">
            <text:p>154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6" calcext:value-type="float">
            <text:p>154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7" calcext:value-type="float">
            <text:p>154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8" calcext:value-type="float">
            <text:p>154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49" calcext:value-type="float">
            <text:p>154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1" calcext:value-type="float">
            <text:p>155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2" calcext:value-type="float">
            <text:p>155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3" calcext:value-type="float">
            <text:p>155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4" calcext:value-type="float">
            <text:p>155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5" calcext:value-type="float">
            <text:p>155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6" calcext:value-type="float">
            <text:p>155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7" calcext:value-type="float">
            <text:p>155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8" calcext:value-type="float">
            <text:p>155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59" calcext:value-type="float">
            <text:p>155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1" calcext:value-type="float">
            <text:p>156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2" calcext:value-type="float">
            <text:p>156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3" calcext:value-type="float">
            <text:p>156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4" calcext:value-type="float">
            <text:p>156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5" calcext:value-type="float">
            <text:p>156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6" calcext:value-type="float">
            <text:p>156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7" calcext:value-type="float">
            <text:p>156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8" calcext:value-type="float">
            <text:p>156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69" calcext:value-type="float">
            <text:p>156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1" calcext:value-type="float">
            <text:p>157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2" calcext:value-type="float">
            <text:p>157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3" calcext:value-type="float">
            <text:p>157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4" calcext:value-type="float">
            <text:p>157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5" calcext:value-type="float">
            <text:p>157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6" calcext:value-type="float">
            <text:p>157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7" calcext:value-type="float">
            <text:p>157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8" calcext:value-type="float">
            <text:p>157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79" calcext:value-type="float">
            <text:p>157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1" calcext:value-type="float">
            <text:p>158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2" calcext:value-type="float">
            <text:p>158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3" calcext:value-type="float">
            <text:p>158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4" calcext:value-type="float">
            <text:p>158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5" calcext:value-type="float">
            <text:p>158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6" calcext:value-type="float">
            <text:p>158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7" calcext:value-type="float">
            <text:p>158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8" calcext:value-type="float">
            <text:p>158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89" calcext:value-type="float">
            <text:p>158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1" calcext:value-type="float">
            <text:p>159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3" calcext:value-type="float">
            <text:p>159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4" calcext:value-type="float">
            <text:p>159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5" calcext:value-type="float">
            <text:p>159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6" calcext:value-type="float">
            <text:p>159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7" calcext:value-type="float">
            <text:p>159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8" calcext:value-type="float">
            <text:p>159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599" calcext:value-type="float">
            <text:p>159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2" calcext:value-type="float">
            <text:p>1602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3" calcext:value-type="float">
            <text:p>1603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4" calcext:value-type="float">
            <text:p>1604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5" calcext:value-type="float">
            <text:p>1605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6" calcext:value-type="float">
            <text:p>1606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7" calcext:value-type="float">
            <text:p>1607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8" calcext:value-type="float">
            <text:p>1608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09" calcext:value-type="float">
            <text:p>1609</text:p>
          </table:table-cell>
          <table:table-cell table:style-name="ce8"/>
          <table:table-cell table:style-name="ce12" table:number-columns-repeated="2"/>
          <table:table-cell table:style-name="ce25" table:number-columns-repeated="3"/>
          <table:table-cell table:style-name="ce18"/>
          <table:table-cell table:style-name="ce25"/>
          <table:table-cell table:style-name="ce18"/>
          <table:table-cell table:style-name="ce31"/>
          <table:table-cell table:style-name="ce38"/>
          <table:table-cell table:style-name="ce25"/>
          <table:table-cell table:style-name="ce3" table:number-columns-repeated="1003"/>
          <table:table-cell table:number-columns-repeated="8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10"/>
          <table:table-cell table:style-name="ce13" table:number-columns-repeated="2"/>
          <table:table-cell table:style-name="ce27" table:number-columns-repeated="3"/>
          <table:table-cell table:style-name="ce20"/>
          <table:table-cell table:style-name="ce27"/>
          <table:table-cell table:style-name="ce20"/>
          <table:table-cell table:style-name="ce33"/>
          <table:table-cell table:style-name="ce39"/>
          <table:table-cell table:style-name="ce27"/>
          <table:table-cell table:style-name="ce3" table:number-columns-repeated="1003"/>
          <table:table-cell table:number-columns-repeated="8"/>
        </table:table-row>
        <table:table-row table:style-name="ro1" table:number-rows-repeated="65199">
          <table:table-cell table:style-name="ce3"/>
          <table:table-cell table:style-name="ce11"/>
          <table:table-cell table:style-name="ce3" table:number-columns-repeated="8"/>
          <table:table-cell table:style-name="ce34"/>
          <table:table-cell table:style-name="ce3" table:number-columns-repeated="1005"/>
          <table:table-cell table:number-columns-repeated="8"/>
        </table:table-row>
        <table:table-row table:style-name="ro1" table:number-rows-repeated="9817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Geral.A1:Geral.M104857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date-style style:name="N10108" number:language="pt" number:country="BR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07:35:36.8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Windows_x86 LibreOffice_project/50d9bf2b0a79cdb85a3814b592608037a682059d</meta:generator>
    <meta:editing-cycles>519</meta:editing-cycles>
    <meta:editing-duration>P1DT11H48M47S</meta:editing-duration>
    <meta:creation-date>2017-08-04T08:52:41.586000000</meta:creation-date>
    <dc:date>2017-11-10T08:02:41.041000000</dc:date>
    <meta:document-statistic meta:table-count="1" meta:cell-count="11801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